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Bitstream Vera Serif1" svg:font-family="'Bitstream Vera Serif'"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7.3188in" style:rel-width="100%" table:align="left"/>
    </style:style>
    <style:style style:name="Table1.A" style:family="table-column">
      <style:table-column-properties style:column-width="7.3188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7.3188in" style:rel-width="100%" table:align="left"/>
    </style:style>
    <style:style style:name="Table2.A" style:family="table-column">
      <style:table-column-properties style:column-width="7.3188in" style:rel-column-width="65535*"/>
    </style:style>
    <style:style style:name="Table2.A1" style:family="table-cell">
      <style:table-cell-properties style:vertical-align="middle" fo:background-color="#ddddee">
        <style:background-image/>
      </style:table-cell-properties>
    </style:style>
    <style:style style:name="Table3" style:family="table">
      <style:table-properties style:width="7.3188in" style:rel-width="100%" table:align="left"/>
    </style:style>
    <style:style style:name="Table3.A" style:family="table-column">
      <style:table-column-properties style:column-width="7.3188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7.3188in" style:rel-width="100%" table:align="left"/>
    </style:style>
    <style:style style:name="Table4.A" style:family="table-column">
      <style:table-column-properties style:column-width="7.3188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7.3188in" style:rel-width="100%" table:align="left"/>
    </style:style>
    <style:style style:name="Table5.A" style:family="table-column">
      <style:table-column-properties style:column-width="7.3188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7.3188in" style:rel-width="100%" table:align="left"/>
    </style:style>
    <style:style style:name="Table6.A" style:family="table-column">
      <style:table-column-properties style:column-width="7.3188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7.3188in" style:rel-width="100%" table:align="left"/>
    </style:style>
    <style:style style:name="Table7.A" style:family="table-column">
      <style:table-column-properties style:column-width="7.3188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7.3188in" style:rel-width="100%" table:align="left"/>
    </style:style>
    <style:style style:name="Table8.A" style:family="table-column">
      <style:table-column-properties style:column-width="7.3188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7.3188in" style:rel-width="100%" table:align="left"/>
    </style:style>
    <style:style style:name="Table9.A" style:family="table-column">
      <style:table-column-properties style:column-width="7.3188in" style:rel-column-width="65535*"/>
    </style:style>
    <style:style style:name="Table9.A1" style:family="table-cell">
      <style:table-cell-properties style:vertical-align="middle" fo:background-color="#ddddee">
        <style:background-image/>
      </style:table-cell-properties>
    </style:style>
    <style:style style:name="Table10" style:family="table">
      <style:table-properties style:width="7.3188in" style:rel-width="100%" table:align="left"/>
    </style:style>
    <style:style style:name="Table10.A" style:family="table-column">
      <style:table-column-properties style:column-width="7.3188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7.3188in" style:rel-width="100%" table:align="left"/>
    </style:style>
    <style:style style:name="Table11.A" style:family="table-column">
      <style:table-column-properties style:column-width="7.3188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7.3188in" style:rel-width="100%" table:align="left"/>
    </style:style>
    <style:style style:name="Table12.A" style:family="table-column">
      <style:table-column-properties style:column-width="7.3188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7.3188in" style:rel-width="100%" table:align="left"/>
    </style:style>
    <style:style style:name="Table13.A" style:family="table-column">
      <style:table-column-properties style:column-width="7.3188in" style:rel-column-width="65535*"/>
    </style:style>
    <style:style style:name="Table13.A1" style:family="table-cell">
      <style:table-cell-properties style:vertical-align="middle" fo:background-color="#ddddee">
        <style:background-image/>
      </style:table-cell-properties>
    </style:style>
    <style:style style:name="Table14" style:family="table">
      <style:table-properties style:width="7.3188in" style:rel-width="100%" table:align="left"/>
    </style:style>
    <style:style style:name="Table14.A" style:family="table-column">
      <style:table-column-properties style:column-width="7.3188in" style:rel-column-width="65535*"/>
    </style:style>
    <style:style style:name="Table14.A1" style:family="table-cell">
      <style:table-cell-properties style:vertical-align="middle" fo:background-color="#ddddee">
        <style:background-image/>
      </style:table-cell-properties>
    </style:style>
    <style:style style:name="Table15" style:family="table">
      <style:table-properties style:width="7.3188in" style:rel-width="100%" table:align="left"/>
    </style:style>
    <style:style style:name="Table15.A" style:family="table-column">
      <style:table-column-properties style:column-width="7.3188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7.3188in" style:rel-width="100%" table:align="left"/>
    </style:style>
    <style:style style:name="Table16.A" style:family="table-column">
      <style:table-column-properties style:column-width="7.3188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7.3188in" style:rel-width="100%" table:align="left"/>
    </style:style>
    <style:style style:name="Table17.A" style:family="table-column">
      <style:table-column-properties style:column-width="7.3188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7.3188in" style:rel-width="100%" table:align="left"/>
    </style:style>
    <style:style style:name="Table18.A" style:family="table-column">
      <style:table-column-properties style:column-width="7.3188in" style:rel-column-width="65535*"/>
    </style:style>
    <style:style style:name="Table18.A1" style:family="table-cell">
      <style:table-cell-properties style:vertical-align="middle" fo:background-color="#ddddee">
        <style:background-image/>
      </style:table-cell-properties>
    </style:style>
    <style:style style:name="Table19" style:family="table">
      <style:table-properties style:width="7.3188in" style:rel-width="100%" table:align="left"/>
    </style:style>
    <style:style style:name="Table19.A" style:family="table-column">
      <style:table-column-properties style:column-width="7.3188in" style:rel-column-width="65535*"/>
    </style:style>
    <style:style style:name="Table19.A1" style:family="table-cell">
      <style:table-cell-properties style:vertical-align="middle" fo:background-color="#ddddee">
        <style:background-image/>
      </style:table-cell-properties>
    </style:style>
    <style:style style:name="Table20" style:family="table">
      <style:table-properties style:width="7.3188in" style:rel-width="100%" table:align="left"/>
    </style:style>
    <style:style style:name="Table20.A" style:family="table-column">
      <style:table-column-properties style:column-width="7.3188in" style:rel-column-width="65535*"/>
    </style:style>
    <style:style style:name="Table20.A1" style:family="table-cell">
      <style:table-cell-properties style:vertical-align="middle" fo:background-color="#ddddee">
        <style:background-image/>
      </style:table-cell-properties>
    </style:style>
    <style:style style:name="Table21" style:family="table">
      <style:table-properties style:width="7.3188in" style:rel-width="100%" table:align="left"/>
    </style:style>
    <style:style style:name="Table21.A" style:family="table-column">
      <style:table-column-properties style:column-width="7.3188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7.3188in" style:rel-width="100%" table:align="left"/>
    </style:style>
    <style:style style:name="Table22.A" style:family="table-column">
      <style:table-column-properties style:column-width="7.3188in" style:rel-column-width="65535*"/>
    </style:style>
    <style:style style:name="Table22.A1" style:family="table-cell">
      <style:table-cell-properties style:vertical-align="middle" fo:background-color="#ddddee">
        <style:background-image/>
      </style:table-cell-properties>
    </style:style>
    <style:style style:name="Table23" style:family="table">
      <style:table-properties style:width="7.3188in" style:rel-width="100%" table:align="left"/>
    </style:style>
    <style:style style:name="Table23.A" style:family="table-column">
      <style:table-column-properties style:column-width="7.3188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7.3188in" style:rel-width="100%" table:align="left"/>
    </style:style>
    <style:style style:name="Table24.A" style:family="table-column">
      <style:table-column-properties style:column-width="7.3188in" style:rel-column-width="65535*"/>
    </style:style>
    <style:style style:name="Table24.A1" style:family="table-cell">
      <style:table-cell-properties style:vertical-align="middle" fo:background-color="#ddddee">
        <style:background-image/>
      </style:table-cell-properties>
    </style:style>
    <style:style style:name="Table25" style:family="table">
      <style:table-properties style:width="7.3188in" style:rel-width="100%" table:align="left"/>
    </style:style>
    <style:style style:name="Table25.A" style:family="table-column">
      <style:table-column-properties style:column-width="7.3188in" style:rel-column-width="65535*"/>
    </style:style>
    <style:style style:name="Table25.A1" style:family="table-cell">
      <style:table-cell-properties style:vertical-align="middle" fo:background-color="#ddddee">
        <style:background-image/>
      </style:table-cell-properties>
    </style:style>
    <style:style style:name="Table26" style:family="table">
      <style:table-properties style:width="7.3188in" style:rel-width="100%" table:align="left"/>
    </style:style>
    <style:style style:name="Table26.A" style:family="table-column">
      <style:table-column-properties style:column-width="7.3188in" style:rel-column-width="65535*"/>
    </style:style>
    <style:style style:name="Table26.A1" style:family="table-cell">
      <style:table-cell-properties style:vertical-align="middle" fo:background-color="#ddddee">
        <style:background-image/>
      </style:table-cell-properties>
    </style:style>
    <style:style style:name="Table27" style:family="table">
      <style:table-properties style:width="7.3188in" style:rel-width="100%" table:align="left"/>
    </style:style>
    <style:style style:name="Table27.A" style:family="table-column">
      <style:table-column-properties style:column-width="7.3188in" style:rel-column-width="65535*"/>
    </style:style>
    <style:style style:name="Table27.A1" style:family="table-cell">
      <style:table-cell-properties style:vertical-align="middle" fo:background-color="#ddddee">
        <style:background-image/>
      </style:table-cell-properties>
    </style:style>
    <style:style style:name="Table28" style:family="table">
      <style:table-properties style:width="7.3188in" style:rel-width="100%" table:align="left"/>
    </style:style>
    <style:style style:name="Table28.A" style:family="table-column">
      <style:table-column-properties style:column-width="7.3188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7.3188in" style:rel-width="100%" table:align="left"/>
    </style:style>
    <style:style style:name="Table29.A" style:family="table-column">
      <style:table-column-properties style:column-width="7.3188in" style:rel-column-width="65535*"/>
    </style:style>
    <style:style style:name="Table29.A1" style:family="table-cell">
      <style:table-cell-properties style:vertical-align="middle" fo:background-color="#ddddee">
        <style:background-image/>
      </style:table-cell-properties>
    </style:style>
    <style:style style:name="Table30" style:family="table">
      <style:table-properties style:width="7.3188in" style:rel-width="100%" table:align="left"/>
    </style:style>
    <style:style style:name="Table30.A" style:family="table-column">
      <style:table-column-properties style:column-width="7.3188in" style:rel-column-width="65535*"/>
    </style:style>
    <style:style style:name="Table30.A1" style:family="table-cell">
      <style:table-cell-properties style:vertical-align="middle" fo:background-color="#ddddee">
        <style:background-image/>
      </style:table-cell-properties>
    </style:style>
    <style:style style:name="Table31" style:family="table">
      <style:table-properties style:width="7.3188in" style:rel-width="100%" table:align="left"/>
    </style:style>
    <style:style style:name="Table31.A" style:family="table-column">
      <style:table-column-properties style:column-width="7.3188in" style:rel-column-width="65535*"/>
    </style:style>
    <style:style style:name="Table31.A1" style:family="table-cell">
      <style:table-cell-properties style:vertical-align="middle" fo:background-color="#ddddee">
        <style:background-image/>
      </style:table-cell-properties>
    </style:style>
    <style:style style:name="Table32" style:family="table">
      <style:table-properties style:width="7.3188in" style:rel-width="100%" table:align="left"/>
    </style:style>
    <style:style style:name="Table32.A" style:family="table-column">
      <style:table-column-properties style:column-width="7.3188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7.3188in" style:rel-width="100%" table:align="left"/>
    </style:style>
    <style:style style:name="Table33.A" style:family="table-column">
      <style:table-column-properties style:column-width="7.3188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7.3188in" style:rel-width="100%" table:align="left"/>
    </style:style>
    <style:style style:name="Table34.A" style:family="table-column">
      <style:table-column-properties style:column-width="7.3188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7.3188in" style:rel-width="100%" table:align="left"/>
    </style:style>
    <style:style style:name="Table35.A" style:family="table-column">
      <style:table-column-properties style:column-width="7.3188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7.3188in" style:rel-width="100%" table:align="left"/>
    </style:style>
    <style:style style:name="Table36.A" style:family="table-column">
      <style:table-column-properties style:column-width="7.3188in" style:rel-column-width="65535*"/>
    </style:style>
    <style:style style:name="Table36.A1" style:family="table-cell">
      <style:table-cell-properties style:vertical-align="middle" fo:background-color="#ddddee">
        <style:background-image/>
      </style:table-cell-properties>
    </style:style>
    <style:style style:name="Table37" style:family="table">
      <style:table-properties style:width="7.3188in" style:rel-width="100%" table:align="left"/>
    </style:style>
    <style:style style:name="Table37.A" style:family="table-column">
      <style:table-column-properties style:column-width="7.3188in" style:rel-column-width="65535*"/>
    </style:style>
    <style:style style:name="Table37.A1" style:family="table-cell">
      <style:table-cell-properties style:vertical-align="middle" fo:background-color="#ddddee">
        <style:background-image/>
      </style:table-cell-properties>
    </style:style>
    <style:style style:name="Table38" style:family="table">
      <style:table-properties style:width="7.3188in" style:rel-width="100%" table:align="left"/>
    </style:style>
    <style:style style:name="Table38.A" style:family="table-column">
      <style:table-column-properties style:column-width="7.3188in" style:rel-column-width="65535*"/>
    </style:style>
    <style:style style:name="Table38.A1" style:family="table-cell">
      <style:table-cell-properties style:vertical-align="middle" fo:background-color="#ddddee">
        <style:background-image/>
      </style:table-cell-properties>
    </style:style>
    <style:style style:name="Table39" style:family="table">
      <style:table-properties style:width="7.3188in" style:rel-width="100%" table:align="left"/>
    </style:style>
    <style:style style:name="Table39.A" style:family="table-column">
      <style:table-column-properties style:column-width="7.3188in" style:rel-column-width="65535*"/>
    </style:style>
    <style:style style:name="Table39.A1" style:family="table-cell">
      <style:table-cell-properties style:vertical-align="middle" fo:background-color="#ddddee">
        <style:background-image/>
      </style:table-cell-properties>
    </style:style>
    <style:style style:name="Table40" style:family="table">
      <style:table-properties style:width="7.3188in" style:rel-width="100%" table:align="left"/>
    </style:style>
    <style:style style:name="Table40.A" style:family="table-column">
      <style:table-column-properties style:column-width="7.3188in" style:rel-column-width="65535*"/>
    </style:style>
    <style:style style:name="Table40.A1" style:family="table-cell">
      <style:table-cell-properties style:vertical-align="middle" fo:background-color="#ddddee">
        <style:background-image/>
      </style:table-cell-properties>
    </style:style>
    <style:style style:name="Table41" style:family="table">
      <style:table-properties style:width="7.3188in" style:rel-width="100%" table:align="left"/>
    </style:style>
    <style:style style:name="Table41.A" style:family="table-column">
      <style:table-column-properties style:column-width="7.3188in" style:rel-column-width="65535*"/>
    </style:style>
    <style:style style:name="Table41.A1" style:family="table-cell">
      <style:table-cell-properties style:vertical-align="middle" fo:background-color="#ddddee">
        <style:background-image/>
      </style:table-cell-properties>
    </style:style>
    <style:style style:name="Table42" style:family="table">
      <style:table-properties style:width="7.3188in" style:rel-width="100%" table:align="left"/>
    </style:style>
    <style:style style:name="Table42.A" style:family="table-column">
      <style:table-column-properties style:column-width="7.3188in" style:rel-column-width="65535*"/>
    </style:style>
    <style:style style:name="Table42.A1" style:family="table-cell">
      <style:table-cell-properties style:vertical-align="middle" fo:background-color="#ddddee">
        <style:background-image/>
      </style:table-cell-properties>
    </style:style>
    <style:style style:name="Table43" style:family="table">
      <style:table-properties style:width="7.3188in" style:rel-width="100%" table:align="left"/>
    </style:style>
    <style:style style:name="Table43.A" style:family="table-column">
      <style:table-column-properties style:column-width="7.3188in" style:rel-column-width="65535*"/>
    </style:style>
    <style:style style:name="Table43.A1" style:family="table-cell">
      <style:table-cell-properties style:vertical-align="middle" fo:background-color="#ddddee">
        <style:background-image/>
      </style:table-cell-properties>
    </style:style>
    <style:style style:name="Table44" style:family="table">
      <style:table-properties style:width="7.3188in" style:rel-width="100%" table:align="left"/>
    </style:style>
    <style:style style:name="Table44.A" style:family="table-column">
      <style:table-column-properties style:column-width="7.3188in" style:rel-column-width="65535*"/>
    </style:style>
    <style:style style:name="Table44.A1" style:family="table-cell">
      <style:table-cell-properties style:vertical-align="middle" fo:background-color="#ddddee">
        <style:background-image/>
      </style:table-cell-properties>
    </style:style>
    <style:style style:name="Table45" style:family="table">
      <style:table-properties style:width="7.3188in" style:rel-width="100%" table:align="left"/>
    </style:style>
    <style:style style:name="Table45.A" style:family="table-column">
      <style:table-column-properties style:column-width="7.3188in" style:rel-column-width="65535*"/>
    </style:style>
    <style:style style:name="Table45.A1" style:family="table-cell">
      <style:table-cell-properties style:vertical-align="middle" fo:background-color="#ddddee">
        <style:background-image/>
      </style:table-cell-properties>
    </style:style>
    <style:style style:name="Table46" style:family="table">
      <style:table-properties style:width="7.3188in" style:rel-width="100%" fo:margin-left="0.491in" table:align="left"/>
    </style:style>
    <style:style style:name="Table46.A" style:family="table-column">
      <style:table-column-properties style:column-width="7.3188in" style:rel-column-width="65535*"/>
    </style:style>
    <style:style style:name="Table46.A1" style:family="table-cell">
      <style:table-cell-properties style:vertical-align="middle" fo:background-color="#ddddee">
        <style:background-image/>
      </style:table-cell-properties>
    </style:style>
    <style:style style:name="Table47" style:family="table">
      <style:table-properties style:width="7.3188in" style:rel-width="100%" fo:margin-left="0.491in" table:align="left"/>
    </style:style>
    <style:style style:name="Table47.A" style:family="table-column">
      <style:table-column-properties style:column-width="7.3188in" style:rel-column-width="65535*"/>
    </style:style>
    <style:style style:name="Table47.A1" style:family="table-cell">
      <style:table-cell-properties style:vertical-align="middle" fo:background-color="#ddddee">
        <style:background-image/>
      </style:table-cell-properties>
    </style:style>
    <style:style style:name="Table48" style:family="table">
      <style:table-properties style:width="7.3188in" style:rel-width="100%" fo:margin-left="0.491in" table:align="left"/>
    </style:style>
    <style:style style:name="Table48.A" style:family="table-column">
      <style:table-column-properties style:column-width="7.3188in" style:rel-column-width="65535*"/>
    </style:style>
    <style:style style:name="Table48.A1" style:family="table-cell">
      <style:table-cell-properties style:vertical-align="middle" fo:background-color="#ddddee">
        <style:background-image/>
      </style:table-cell-properties>
    </style:style>
    <style:style style:name="Table49" style:family="table">
      <style:table-properties style:width="7.3188in" style:rel-width="100%" fo:margin-left="0.491in" table:align="left"/>
    </style:style>
    <style:style style:name="Table49.A" style:family="table-column">
      <style:table-column-properties style:column-width="7.3188in" style:rel-column-width="65535*"/>
    </style:style>
    <style:style style:name="Table49.A1" style:family="table-cell">
      <style:table-cell-properties style:vertical-align="middle" fo:background-color="#ddddee">
        <style:background-image/>
      </style:table-cell-properties>
    </style:style>
    <style:style style:name="Table50" style:family="table">
      <style:table-properties style:width="7.3188in" style:rel-width="100%" table:align="left"/>
    </style:style>
    <style:style style:name="Table50.A" style:family="table-column">
      <style:table-column-properties style:column-width="7.3188in" style:rel-column-width="65535*"/>
    </style:style>
    <style:style style:name="Table50.A1" style:family="table-cell">
      <style:table-cell-properties style:vertical-align="middle" fo:background-color="#ddddee">
        <style:background-image/>
      </style:table-cell-properties>
    </style:style>
    <style:style style:name="Table51" style:family="table">
      <style:table-properties style:width="7.3188in" style:rel-width="100%" table:align="left"/>
    </style:style>
    <style:style style:name="Table51.A" style:family="table-column">
      <style:table-column-properties style:column-width="7.3188in" style:rel-column-width="65535*"/>
    </style:style>
    <style:style style:name="Table51.A1" style:family="table-cell">
      <style:table-cell-properties style:vertical-align="middle" fo:background-color="#ddddee">
        <style:background-image/>
      </style:table-cell-properties>
    </style:style>
    <style:style style:name="P1" style:family="paragraph" style:parent-style-name="Text_20_body">
      <style:text-properties style:font-name="Bitstream Vera Serif1"/>
    </style:style>
    <style:style style:name="P2" style:family="paragraph" style:parent-style-name="Text_20_body">
      <style:paragraph-properties fo:text-align="center" style:justify-single-word="false"/>
      <style:text-properties style:font-name="Bitstream Vera Serif1" fo:font-weight="bold"/>
    </style:style>
    <style:style style:name="P3" style:family="paragraph" style:parent-style-name="Text_20_body">
      <style:paragraph-properties fo:margin-top="0in" fo:margin-bottom="0in"/>
    </style:style>
    <style:style style:name="P4" style:family="paragraph" style:parent-style-name="Text_20_body">
      <style:paragraph-properties fo:margin-top="0in" fo:margin-bottom="0in"/>
      <style:text-properties style:font-name="Bitstream Vera Serif1"/>
    </style:style>
    <style:style style:name="P5" style:family="paragraph" style:parent-style-name="Horizontal_20_Line">
      <style:text-properties style:font-name="Bitstream Vera Serif1"/>
    </style:style>
    <style:style style:name="P6" style:family="paragraph" style:parent-style-name="Preformatted_20_Text">
      <style:text-properties style:font-name="Bitstream Vera Serif1"/>
    </style:style>
    <style:style style:name="P7" style:family="paragraph" style:parent-style-name="Preformatted_20_Text">
      <style:paragraph-properties fo:margin-top="0in" fo:margin-bottom="0.1965in"/>
      <style:text-properties style:font-name="Bitstream Vera Serif1"/>
    </style:style>
    <style:style style:name="P8" style:family="paragraph" style:parent-style-name="Header">
      <style:paragraph-properties fo:margin-left="0in" fo:margin-right="0in" fo:text-indent="0in" style:auto-text-indent="false"/>
    </style:style>
    <style:style style:name="P9" style:family="paragraph" style:parent-style-name="Contents_20_3">
      <style:paragraph-properties>
        <style:tab-stops>
          <style:tab-stop style:position="6.9256in" style:type="right" style:leader-style="dotted" style:leader-text="."/>
        </style:tab-stops>
      </style:paragraph-properties>
    </style:style>
    <style:style style:name="P10" style:family="paragraph" style:parent-style-name="Contents_20_2">
      <style:paragraph-properties>
        <style:tab-stops>
          <style:tab-stop style:position="7.122in" style:type="right" style:leader-style="dotted" style:leader-text="."/>
        </style:tab-stops>
      </style:paragraph-properties>
    </style:style>
    <style:style style:name="P11" style:family="paragraph" style:parent-style-name="Heading_20_2">
      <style:text-properties style:font-name="Bitstream Vera Serif1"/>
    </style:style>
    <style:style style:name="P12" style:family="paragraph" style:parent-style-name="Heading_20_5">
      <style:text-properties style:font-name="Bitstream Vera Serif1"/>
    </style:style>
    <style:style style:name="P13" style:family="paragraph" style:parent-style-name="Heading_20_6">
      <style:text-properties style:font-name="Bitstream Vera Serif1"/>
    </style:style>
    <style:style style:name="P14" style:family="paragraph" style:parent-style-name="Contents_20_6">
      <style:paragraph-properties>
        <style:tab-stops>
          <style:tab-stop style:position="6.3362in" style:type="right" style:leader-style="dotted" style:leader-text="."/>
        </style:tab-stops>
      </style:paragraph-properties>
    </style:style>
    <style:style style:name="P15" style:family="paragraph" style:parent-style-name="Heading_20_3">
      <style:text-properties style:font-name="Bitstream Vera Serif1"/>
    </style:style>
    <style:style style:name="P16" style:family="paragraph" style:parent-style-name="Text_20_body">
      <style:text-properties style:font-name="Bitstream Vera Serif1"/>
    </style:style>
    <style:style style:name="P17" style:family="paragraph" style:parent-style-name="Text_20_body" style:list-style-name="L1">
      <style:text-properties style:font-name="Bitstream Vera Serif1"/>
    </style:style>
    <style:style style:name="P18" style:family="paragraph" style:parent-style-name="Text_20_body" style:list-style-name="L2">
      <style:text-properties style:font-name="Bitstream Vera Serif1"/>
    </style:style>
    <style:style style:name="P19" style:family="paragraph" style:parent-style-name="Text_20_body" style:list-style-name="L4">
      <style:text-properties style:font-name="Bitstream Vera Serif1"/>
    </style:style>
    <style:style style:name="P20" style:family="paragraph" style:parent-style-name="Text_20_body" style:list-style-name="L5">
      <style:text-properties style:font-name="Bitstream Vera Serif1"/>
    </style:style>
    <style:style style:name="P21" style:family="paragraph" style:parent-style-name="Text_20_body" style:list-style-name="L7">
      <style:text-properties style:font-name="Bitstream Vera Serif1"/>
    </style:style>
    <style:style style:name="P22" style:family="paragraph" style:parent-style-name="Text_20_body" style:list-style-name="L8">
      <style:text-properties style:font-name="Bitstream Vera Serif1"/>
    </style:style>
    <style:style style:name="P23" style:family="paragraph" style:parent-style-name="Text_20_body" style:list-style-name="L10">
      <style:text-properties style:font-name="Bitstream Vera Serif1"/>
    </style:style>
    <style:style style:name="P24" style:family="paragraph" style:parent-style-name="Text_20_body" style:list-style-name="L11">
      <style:text-properties style:font-name="Bitstream Vera Serif1"/>
    </style:style>
    <style:style style:name="P25" style:family="paragraph" style:parent-style-name="Text_20_body" style:list-style-name="L12">
      <style:text-properties style:font-name="Bitstream Vera Serif1"/>
    </style:style>
    <style:style style:name="P26" style:family="paragraph" style:parent-style-name="Text_20_body" style:list-style-name="L13">
      <style:text-properties style:font-name="Bitstream Vera Serif1"/>
    </style:style>
    <style:style style:name="P27" style:family="paragraph" style:parent-style-name="Text_20_body" style:list-style-name="L14">
      <style:text-properties style:font-name="Bitstream Vera Serif1"/>
    </style:style>
    <style:style style:name="P28" style:family="paragraph" style:parent-style-name="Text_20_body" style:list-style-name="L15">
      <style:text-properties style:font-name="Bitstream Vera Serif1"/>
    </style:style>
    <style:style style:name="P29" style:family="paragraph" style:parent-style-name="Text_20_body" style:list-style-name="L16">
      <style:text-properties style:font-name="Bitstream Vera Serif1"/>
    </style:style>
    <style:style style:name="P30" style:family="paragraph" style:parent-style-name="Text_20_body" style:list-style-name="L17">
      <style:text-properties style:font-name="Bitstream Vera Serif1"/>
    </style:style>
    <style:style style:name="P31" style:family="paragraph" style:parent-style-name="Text_20_body" style:list-style-name="L18">
      <style:text-properties style:font-name="Bitstream Vera Serif1"/>
    </style:style>
    <style:style style:name="P32" style:family="paragraph" style:parent-style-name="Text_20_body" style:list-style-name="L19">
      <style:text-properties style:font-name="Bitstream Vera Serif1"/>
    </style:style>
    <style:style style:name="P33" style:family="paragraph" style:parent-style-name="Text_20_body" style:list-style-name="L20">
      <style:text-properties style:font-name="Bitstream Vera Serif1"/>
    </style:style>
    <style:style style:name="P34" style:family="paragraph" style:parent-style-name="Text_20_body" style:list-style-name="L21">
      <style:text-properties style:font-name="Bitstream Vera Serif1"/>
    </style:style>
    <style:style style:name="P35" style:family="paragraph" style:parent-style-name="Text_20_body" style:list-style-name="L22">
      <style:text-properties style:font-name="Bitstream Vera Serif1"/>
    </style:style>
    <style:style style:name="P36" style:family="paragraph" style:parent-style-name="Text_20_body" style:list-style-name="L24">
      <style:text-properties style:font-name="Bitstream Vera Serif1"/>
    </style:style>
    <style:style style:name="P37" style:family="paragraph" style:parent-style-name="Text_20_body" style:list-style-name="L25">
      <style:text-properties style:font-name="Bitstream Vera Serif1"/>
    </style:style>
    <style:style style:name="P38" style:family="paragraph" style:parent-style-name="Text_20_body" style:list-style-name="L26">
      <style:text-properties style:font-name="Bitstream Vera Serif1"/>
    </style:style>
    <style:style style:name="P39" style:family="paragraph" style:parent-style-name="Text_20_body" style:list-style-name="L27">
      <style:text-properties style:font-name="Bitstream Vera Serif1"/>
    </style:style>
    <style:style style:name="P40" style:family="paragraph" style:parent-style-name="Text_20_body" style:list-style-name="L27">
      <style:paragraph-properties fo:text-align="center" style:justify-single-word="false"/>
      <style:text-properties style:font-name="Bitstream Vera Serif1" fo:font-weight="bold"/>
    </style:style>
    <style:style style:name="P41" style:family="paragraph" style:parent-style-name="Text_20_body" style:list-style-name="L31">
      <style:paragraph-properties fo:text-align="center" style:justify-single-word="false"/>
      <style:text-properties style:font-name="Bitstream Vera Serif1" fo:font-weight="bold"/>
    </style:style>
    <style:style style:name="P42" style:family="paragraph" style:parent-style-name="Text_20_body" style:list-style-name="L37">
      <style:paragraph-properties fo:text-align="center" style:justify-single-word="false"/>
      <style:text-properties style:font-name="Bitstream Vera Serif1" fo:font-weight="bold"/>
    </style:style>
    <style:style style:name="P43" style:family="paragraph" style:parent-style-name="Text_20_body" style:list-style-name="L38">
      <style:paragraph-properties fo:text-align="center" style:justify-single-word="false"/>
      <style:text-properties style:font-name="Bitstream Vera Serif1" fo:font-weight="bold"/>
    </style:style>
    <style:style style:name="P44" style:family="paragraph" style:parent-style-name="Text_20_body" style:list-style-name="L39">
      <style:paragraph-properties fo:text-align="center" style:justify-single-word="false"/>
      <style:text-properties style:font-name="Bitstream Vera Serif1" fo:font-weight="bold"/>
    </style:style>
    <style:style style:name="P45" style:family="paragraph" style:parent-style-name="Text_20_body" style:list-style-name="L40">
      <style:paragraph-properties fo:text-align="center" style:justify-single-word="false"/>
      <style:text-properties style:font-name="Bitstream Vera Serif1" fo:font-weight="bold"/>
    </style:style>
    <style:style style:name="P46" style:family="paragraph" style:parent-style-name="Text_20_body" style:list-style-name="L41">
      <style:paragraph-properties fo:text-align="center" style:justify-single-word="false"/>
      <style:text-properties style:font-name="Bitstream Vera Serif1" fo:font-weight="bold"/>
    </style:style>
    <style:style style:name="P47" style:family="paragraph" style:parent-style-name="Text_20_body" style:list-style-name="L42">
      <style:paragraph-properties fo:text-align="center" style:justify-single-word="false"/>
      <style:text-properties style:font-name="Bitstream Vera Serif1" fo:font-weight="bold"/>
    </style:style>
    <style:style style:name="P48" style:family="paragraph" style:parent-style-name="Text_20_body" style:list-style-name="L28">
      <style:text-properties style:font-name="Bitstream Vera Serif1"/>
    </style:style>
    <style:style style:name="P49" style:family="paragraph" style:parent-style-name="Text_20_body" style:list-style-name="L29">
      <style:text-properties style:font-name="Bitstream Vera Serif1"/>
    </style:style>
    <style:style style:name="P50" style:family="paragraph" style:parent-style-name="Text_20_body" style:list-style-name="L30">
      <style:text-properties style:font-name="Bitstream Vera Serif1"/>
    </style:style>
    <style:style style:name="P51" style:family="paragraph" style:parent-style-name="Text_20_body" style:list-style-name="L31">
      <style:text-properties style:font-name="Bitstream Vera Serif1"/>
    </style:style>
    <style:style style:name="P52" style:family="paragraph" style:parent-style-name="Text_20_body" style:list-style-name="L32">
      <style:text-properties style:font-name="Bitstream Vera Serif1"/>
    </style:style>
    <style:style style:name="P53" style:family="paragraph" style:parent-style-name="Text_20_body" style:list-style-name="L33">
      <style:text-properties style:font-name="Bitstream Vera Serif1"/>
    </style:style>
    <style:style style:name="P54" style:family="paragraph" style:parent-style-name="Text_20_body" style:list-style-name="L34">
      <style:text-properties style:font-name="Bitstream Vera Serif1"/>
    </style:style>
    <style:style style:name="P55" style:family="paragraph" style:parent-style-name="Text_20_body" style:list-style-name="L35">
      <style:text-properties style:font-name="Bitstream Vera Serif1"/>
    </style:style>
    <style:style style:name="P56" style:family="paragraph" style:parent-style-name="Text_20_body" style:list-style-name="L37">
      <style:text-properties style:font-name="Bitstream Vera Serif1"/>
    </style:style>
    <style:style style:name="P57" style:family="paragraph" style:parent-style-name="Text_20_body" style:list-style-name="L38">
      <style:text-properties style:font-name="Bitstream Vera Serif1"/>
    </style:style>
    <style:style style:name="P58" style:family="paragraph" style:parent-style-name="Text_20_body" style:list-style-name="L39">
      <style:text-properties style:font-name="Bitstream Vera Serif1"/>
    </style:style>
    <style:style style:name="P59" style:family="paragraph" style:parent-style-name="Text_20_body" style:list-style-name="L40">
      <style:text-properties style:font-name="Bitstream Vera Serif1"/>
    </style:style>
    <style:style style:name="P60" style:family="paragraph" style:parent-style-name="Text_20_body" style:list-style-name="L41">
      <style:text-properties style:font-name="Bitstream Vera Serif1"/>
    </style:style>
    <style:style style:name="P61" style:family="paragraph" style:parent-style-name="Text_20_body" style:list-style-name="L42">
      <style:text-properties style:font-name="Bitstream Vera Serif1"/>
    </style:style>
    <style:style style:name="P62" style:family="paragraph" style:parent-style-name="Text_20_body" style:list-style-name="L43">
      <style:text-properties style:font-name="Bitstream Vera Serif1"/>
    </style:style>
    <style:style style:name="P63" style:family="paragraph" style:parent-style-name="Text_20_body" style:list-style-name="L3"/>
    <style:style style:name="P64" style:family="paragraph" style:parent-style-name="Text_20_body" style:list-style-name="L6"/>
    <style:style style:name="P65" style:family="paragraph" style:parent-style-name="Text_20_body" style:list-style-name="L9"/>
    <style:style style:name="P66" style:family="paragraph" style:parent-style-name="Text_20_body" style:list-style-name="L23"/>
    <style:style style:name="P67" style:family="paragraph" style:parent-style-name="Text_20_body" style:list-style-name="L36"/>
    <style:style style:name="P68" style:family="paragraph" style:parent-style-name="Text_20_body" style:list-style-name="L3">
      <style:paragraph-properties fo:margin-top="0in" fo:margin-bottom="0in"/>
    </style:style>
    <style:style style:name="P69" style:family="paragraph" style:parent-style-name="Text_20_body" style:list-style-name="L4">
      <style:paragraph-properties fo:margin-top="0in" fo:margin-bottom="0in"/>
      <style:text-properties style:font-name="Bitstream Vera Serif1"/>
    </style:style>
    <style:style style:name="P70" style:family="paragraph" style:parent-style-name="Text_20_body" style:list-style-name="L5">
      <style:paragraph-properties fo:margin-top="0in" fo:margin-bottom="0in"/>
      <style:text-properties style:font-name="Bitstream Vera Serif1"/>
    </style:style>
    <style:style style:name="P71" style:family="paragraph" style:parent-style-name="Text_20_body" style:list-style-name="L7">
      <style:paragraph-properties fo:margin-top="0in" fo:margin-bottom="0in"/>
      <style:text-properties style:font-name="Bitstream Vera Serif1"/>
    </style:style>
    <style:style style:name="P72" style:family="paragraph" style:parent-style-name="Text_20_body" style:list-style-name="L8">
      <style:paragraph-properties fo:margin-top="0in" fo:margin-bottom="0in"/>
      <style:text-properties style:font-name="Bitstream Vera Serif1"/>
    </style:style>
    <style:style style:name="P73" style:family="paragraph" style:parent-style-name="Text_20_body" style:list-style-name="L11">
      <style:paragraph-properties fo:margin-top="0in" fo:margin-bottom="0in"/>
      <style:text-properties style:font-name="Bitstream Vera Serif1"/>
    </style:style>
    <style:style style:name="P74" style:family="paragraph" style:parent-style-name="Text_20_body" style:list-style-name="L12">
      <style:paragraph-properties fo:margin-top="0in" fo:margin-bottom="0in"/>
      <style:text-properties style:font-name="Bitstream Vera Serif1"/>
    </style:style>
    <style:style style:name="P75" style:family="paragraph" style:parent-style-name="Text_20_body" style:list-style-name="L13">
      <style:paragraph-properties fo:margin-top="0in" fo:margin-bottom="0in"/>
      <style:text-properties style:font-name="Bitstream Vera Serif1"/>
    </style:style>
    <style:style style:name="P76" style:family="paragraph" style:parent-style-name="Text_20_body" style:list-style-name="L14">
      <style:paragraph-properties fo:margin-top="0in" fo:margin-bottom="0in"/>
      <style:text-properties style:font-name="Bitstream Vera Serif1"/>
    </style:style>
    <style:style style:name="P77" style:family="paragraph" style:parent-style-name="Text_20_body" style:list-style-name="L15">
      <style:paragraph-properties fo:margin-top="0in" fo:margin-bottom="0in"/>
      <style:text-properties style:font-name="Bitstream Vera Serif1"/>
    </style:style>
    <style:style style:name="P78" style:family="paragraph" style:parent-style-name="Text_20_body" style:list-style-name="L16">
      <style:paragraph-properties fo:margin-top="0in" fo:margin-bottom="0in"/>
      <style:text-properties style:font-name="Bitstream Vera Serif1"/>
    </style:style>
    <style:style style:name="P79" style:family="paragraph" style:parent-style-name="Text_20_body" style:list-style-name="L17">
      <style:paragraph-properties fo:margin-top="0in" fo:margin-bottom="0in"/>
      <style:text-properties style:font-name="Bitstream Vera Serif1"/>
    </style:style>
    <style:style style:name="P80" style:family="paragraph" style:parent-style-name="Text_20_body" style:list-style-name="L22">
      <style:paragraph-properties fo:margin-top="0in" fo:margin-bottom="0in"/>
      <style:text-properties style:font-name="Bitstream Vera Serif1"/>
    </style:style>
    <style:style style:name="P81" style:family="paragraph" style:parent-style-name="Text_20_body" style:list-style-name="L23">
      <style:paragraph-properties fo:margin-top="0in" fo:margin-bottom="0in"/>
      <style:text-properties style:font-name="Bitstream Vera Serif1"/>
    </style:style>
    <style:style style:name="P82" style:family="paragraph" style:parent-style-name="Text_20_body" style:list-style-name="L24">
      <style:paragraph-properties fo:margin-top="0in" fo:margin-bottom="0in"/>
      <style:text-properties style:font-name="Bitstream Vera Serif1"/>
    </style:style>
    <style:style style:name="P83" style:family="paragraph" style:parent-style-name="Text_20_body" style:list-style-name="L25">
      <style:paragraph-properties fo:margin-top="0in" fo:margin-bottom="0in"/>
      <style:text-properties style:font-name="Bitstream Vera Serif1"/>
    </style:style>
    <style:style style:name="P84" style:family="paragraph" style:parent-style-name="Text_20_body" style:list-style-name="L26">
      <style:paragraph-properties fo:margin-top="0in" fo:margin-bottom="0in"/>
      <style:text-properties style:font-name="Bitstream Vera Serif1"/>
    </style:style>
    <style:style style:name="P85" style:family="paragraph" style:parent-style-name="Text_20_body" style:list-style-name="L28">
      <style:paragraph-properties fo:margin-top="0in" fo:margin-bottom="0in"/>
      <style:text-properties style:font-name="Bitstream Vera Serif1"/>
    </style:style>
    <style:style style:name="P86" style:family="paragraph" style:parent-style-name="Text_20_body" style:list-style-name="L29">
      <style:paragraph-properties fo:margin-top="0in" fo:margin-bottom="0in"/>
      <style:text-properties style:font-name="Bitstream Vera Serif1"/>
    </style:style>
    <style:style style:name="P87" style:family="paragraph" style:parent-style-name="Text_20_body" style:list-style-name="L30">
      <style:paragraph-properties fo:margin-top="0in" fo:margin-bottom="0in"/>
      <style:text-properties style:font-name="Bitstream Vera Serif1"/>
    </style:style>
    <style:style style:name="P88" style:family="paragraph" style:parent-style-name="Text_20_body" style:list-style-name="L31">
      <style:paragraph-properties fo:margin-top="0in" fo:margin-bottom="0in"/>
      <style:text-properties style:font-name="Bitstream Vera Serif1"/>
    </style:style>
    <style:style style:name="P89" style:family="paragraph" style:parent-style-name="Text_20_body" style:list-style-name="L36">
      <style:paragraph-properties fo:margin-top="0in" fo:margin-bottom="0in"/>
      <style:text-properties style:font-name="Bitstream Vera Serif1"/>
    </style:style>
    <style:style style:name="P90" style:family="paragraph" style:parent-style-name="Text_20_body" style:list-style-name="L41">
      <style:paragraph-properties fo:margin-top="0in" fo:margin-bottom="0in"/>
      <style:text-properties style:font-name="Bitstream Vera Serif1"/>
    </style:style>
    <style:style style:name="P91" style:family="paragraph" style:parent-style-name="Text_20_body" style:list-style-name="L43">
      <style:paragraph-properties fo:margin-top="0in" fo:margin-bottom="0in"/>
      <style:text-properties style:font-name="Bitstream Vera Serif1"/>
    </style:style>
    <style:style style:name="P92" style:family="paragraph" style:parent-style-name="Text_20_body" style:list-style-name="L6">
      <style:paragraph-properties fo:margin-top="0in" fo:margin-bottom="0in"/>
    </style:style>
    <style:style style:name="P93" style:family="paragraph" style:parent-style-name="Text_20_body" style:list-style-name="L9">
      <style:paragraph-properties fo:margin-top="0in" fo:margin-bottom="0in"/>
    </style:style>
    <style:style style:name="P94" style:family="paragraph" style:parent-style-name="Text_20_body" style:list-style-name="L23">
      <style:paragraph-properties fo:margin-top="0in" fo:margin-bottom="0in"/>
    </style:style>
    <style:style style:name="P95" style:family="paragraph" style:parent-style-name="Heading_20_1" style:master-page-name="HTML">
      <style:paragraph-properties style:page-number="auto" fo:break-before="page"/>
      <style:text-properties style:font-name="Bitstream Vera Serif1"/>
    </style:style>
    <style:style style:name="P96" style:family="paragraph" style:parent-style-name="Heading_20_1" style:master-page-name="HTML">
      <style:paragraph-properties style:page-number="auto" fo:break-before="page"/>
      <style:text-properties style:font-name="Bitstream Vera Serif1"/>
    </style:style>
    <style:style style:name="P97" style:family="paragraph" style:parent-style-name="Heading_20_1" style:master-page-name="HTML">
      <style:paragraph-properties style:page-number="auto" fo:break-before="page"/>
      <style:text-properties style:font-name="Bitstream Vera Serif1"/>
    </style:style>
    <style:style style:name="P98" style:family="paragraph" style:parent-style-name="Heading_20_1" style:master-page-name="HTML">
      <style:paragraph-properties style:page-number="auto" fo:break-before="page"/>
      <style:text-properties style:font-name="Bitstream Vera Serif1"/>
    </style:style>
    <style:style style:name="P99" style:family="paragraph" style:parent-style-name="Heading_20_1" style:master-page-name="HTML">
      <style:paragraph-properties style:page-number="auto" fo:break-before="page"/>
      <style:text-properties style:font-name="Bitstream Vera Serif1"/>
    </style:style>
    <style:style style:name="P100" style:family="paragraph" style:parent-style-name="Heading_20_1" style:master-page-name="HTML">
      <style:paragraph-properties style:page-number="auto" fo:break-before="page"/>
      <style:text-properties style:font-name="Bitstream Vera Serif1"/>
    </style:style>
    <style:style style:name="P101" style:family="paragraph" style:parent-style-name="Heading_20_1" style:master-page-name="HTML">
      <style:paragraph-properties style:page-number="auto" fo:break-before="page"/>
      <style:text-properties style:font-name="Bitstream Vera Serif1"/>
    </style:style>
    <style:style style:name="P102" style:family="paragraph" style:parent-style-name="Heading_20_1">
      <style:paragraph-properties fo:break-before="page"/>
    </style:style>
    <style:style style:name="P103" style:family="paragraph" style:parent-style-name="Heading_20_1" style:list-style-name="" style:master-page-name="HTML">
      <style:paragraph-properties style:page-number="auto"/>
      <style:text-properties style:font-name="Bitstream Vera Serif1"/>
    </style:style>
    <style:style style:name="P104" style:family="paragraph" style:parent-style-name="Contents_20_1">
      <style:paragraph-properties>
        <style:tab-stops>
          <style:tab-stop style:position="7.3189in" style:type="right" style:leader-style="dotted" style:leader-text="."/>
        </style:tab-stops>
      </style:paragraph-properties>
    </style:style>
    <style:style style:name="P105" style:family="paragraph" style:parent-style-name="Contents_20_5">
      <style:paragraph-properties>
        <style:tab-stops>
          <style:tab-stop style:position="6.5327in" style:type="right" style:leader-style="dotted" style:leader-text="."/>
        </style:tab-stops>
      </style:paragraph-properties>
    </style:style>
    <style:style style:name="P106" style:family="paragraph" style:parent-style-name="Contents_20_Heading">
      <style:paragraph-properties fo:break-before="page"/>
    </style:style>
    <style:style style:name="T1" style:family="text">
      <style:text-properties fo:font-weight="bold"/>
    </style:style>
    <style:style style:name="T2" style:family="text">
      <style:text-properties fo:font-style="italic"/>
    </style:style>
    <style:style style:name="T3" style:family="text">
      <style:text-properties style:font-name="Bitstream Vera Serif1"/>
    </style:style>
    <style:style style:name="T4" style:family="text">
      <style:text-properties style:font-name="Bitstream Vera Serif1" fo:font-weight="bold"/>
    </style:style>
    <style:style style:name="T5" style:family="text">
      <style:text-properties style:font-name="Bitstream Vera Serif1" fo:font-style="italic"/>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6">Table of Contents</text:p>
          </text:index-title>
          <text:p text:style-name="P104">1Symbolic algebra algorithms <text:tab/>7</text:p>
          <text:p text:style-name="P10">1Sparse representations <text:tab/>7</text:p>
          <text:p text:style-name="P9">1The sparse tree data structure <text:tab/>7</text:p>
          <text:p text:style-name="P9">2Internal structure <text:tab/>7</text:p>
          <text:p text:style-name="P10">2Implementation of multivariate polynomials <text:tab/>8</text:p>
          <text:p text:style-name="P9">1Definitions <text:tab/>9</text:p>
          <text:p text:style-name="P9">2Representation <text:tab/>10</text:p>
          <text:p text:style-name="P9">3Internal code organization <text:tab/>11</text:p>
          <text:p text:style-name="P9">4Driver interface <text:tab/>12</text:p>
          <text:p text:style-name="P10">31.3 Integration <text:tab/>13</text:p>
          <text:p text:style-name="P9">1The integration algorithm <text:tab/>13</text:p>
          <text:p text:style-name="P9">2General structure <text:tab/>13</text:p>
          <text:p text:style-name="P9">3Expression clean-up <text:tab/>13</text:p>
          <text:p text:style-name="P9">4Generalized integration rules <text:tab/>13</text:p>
          <text:p text:style-name="P9">5Integration tables <text:tab/>14</text:p>
          <text:p text:style-name="P9">6Integrating simple functions of a variable <text:tab/>14</text:p>
          <text:p text:style-name="P9">7Integrating functions containing expressions of the form a*x^2+b <text:tab/>14</text:p>
          <text:p text:style-name="P10">41.4 Transforms <text:tab/>15</text:p>
          <text:p text:style-name="P9">1The LaplaceTransform algorithm <text:tab/>15</text:p>
          <text:p text:style-name="P9">2General structure <text:tab/>15</text:p>
          <text:p text:style-name="P9">3Operational Properties <text:tab/>15</text:p>
          <text:p text:style-name="P9">4Transform tables <text:tab/>16</text:p>
          <text:p text:style-name="P9">5Transforming simple functions <text:tab/>16</text:p>
          <text:p text:style-name="P9">6Further Directions <text:tab/>16</text:p>
          <text:p text:style-name="P10">51.5 Finding real roots of polynomials <text:tab/>17</text:p>
          <text:p text:style-name="P9">1Sturm sequences <text:tab/>18</text:p>
          <text:p text:style-name="P9">2Finding bounds on real roots <text:tab/>19</text:p>
          <text:p text:style-name="P9">3Finding real roots given the bounds on the roots <text:tab/>20</text:p>
          <text:p text:style-name="P104">22. Number theory algorithms <text:tab/>21</text:p>
          <text:p text:style-name="P10">12.1 Euclidean GCD algorithms <text:tab/>21</text:p>
          <text:p text:style-name="P10">22.2 Prime numbers: the Miller-Rabin test and its improvements <text:tab/>21</text:p>
          <text:p text:style-name="P14">Initial implementation and documentation was supplied by Christian Obrecht.<text:tab/>21</text:p>
          <text:p text:style-name="P14">And surely exhausting.<text:tab/>23</text:p>
          <text:p text:style-name="P10">32.3 Factorization of integers <text:tab/>24</text:p>
          <text:p text:style-name="P10">42.4 The Jacobi symbol <text:tab/>25</text:p>
          <text:p text:style-name="P10">52.5 Integer partitions <text:tab/>26</text:p>
          <text:p text:style-name="P9">1Large n <text:tab/>27</text:p>
          <text:p text:style-name="P9">2Small n <text:tab/>27</text:p>
          <text:p text:style-name="P10">62.6 Miscellaneous functions <text:tab/>28</text:p>
          <text:p text:style-name="P10">72.7 Gaussian integers <text:tab/>28</text:p>
          <text:p text:style-name="P14">To distinguish ordinary integers from Gaussian integers, the ordinary integers (with no imaginary part) are called "rational integers".<text:tab/>29</text:p>
          <text:p text:style-name="P9">1References for Gaussian integers <text:tab/>30</text:p>
          <text:p text:style-name="P104">33. A simple factorization algorithm for univariate polynomials <text:tab/>31</text:p>
          <text:p text:style-name="P10"><text:soft-page-break/>13.1 Modular arithmetic <text:tab/>31</text:p>
          <text:p text:style-name="P9">1Some corollaries <text:tab/>32</text:p>
          <text:p text:style-name="P10">23.2 Factoring using modular arithmetic <text:tab/>32</text:p>
          <text:p text:style-name="P10">33.3 Preparing the polynomial for factorization <text:tab/>33</text:p>
          <text:p text:style-name="P9">1Convert polynomial with rational coefficients to polynomial with integer coefficients <text:tab/>33</text:p>
          <text:p text:style-name="P9">2Convert polynomial to a monic polynomial <text:tab/>33</text:p>
          <text:p text:style-name="P10">43.4 Definition of division of polynomials <text:tab/>33</text:p>
          <text:p text:style-name="P10">53.5 Determining possible factors modulo 2 <text:tab/>35</text:p>
          <text:p text:style-name="P10">63.6 Determining factors modulo 2^n given a factorization modulo 2 <text:tab/>35</text:p>
          <text:p text:style-name="P10">73.7 Efficiently deciding if a polynomial divides another <text:tab/>36</text:p>
          <text:p text:style-name="P10">83.8 Extending the algorithm <text:tab/>37</text:p>
          <text:p text:style-name="P10">93.9 Newton iteration <text:tab/>37</text:p>
          <text:p text:style-name="P9">1Finding roots of multiple equations in multiple variables using Newton iteration <text:tab/>38</text:p>
          <text:p text:style-name="P9">2Newton iteration on polynomials <text:tab/>40</text:p>
          <text:p text:style-name="P104">44. Numerical algorithms I: basic methods <text:tab/>42</text:p>
          <text:p text:style-name="P10">14.1 Adaptive function plotting <text:tab/>42</text:p>
          <text:p text:style-name="P9">1Newton-Cotes quadratures <text:tab/>43</text:p>
          <text:p text:style-name="P10">24.2 Surface plotting <text:tab/>44</text:p>
          <text:p text:style-name="P10">34.3 Parametric plots <text:tab/>45</text:p>
          <text:p text:style-name="P10">44.4 The cost of arbitrary-precision computations <text:tab/>46</text:p>
          <text:p text:style-name="P10">54.5 Estimating convergence of a series <text:tab/>48</text:p>
          <text:p text:style-name="P10">64.6 Estimating the round-off error <text:tab/>49</text:p>
          <text:p text:style-name="P9">1Unavoidable round-off errors <text:tab/>49</text:p>
          <text:p text:style-name="P9">2Catastrophic round-off error <text:tab/>50</text:p>
          <text:p text:style-name="P10">74.7 Basic arbitrary-precision arithmetic <text:tab/>51</text:p>
          <text:p text:style-name="P10">84.8 How many digits of Sin(Exp(Exp(1000))) do we need? <text:tab/>52</text:p>
          <text:p text:style-name="P14">It seems even less likely that the sign of Sin(Exp(Exp(1000))) would be of any use to anybody even if it could be computed.<text:tab/>52</text:p>
          <text:p text:style-name="P14">A factorial function can produce rapidly growing results, but exact factorials n! for large n are well represented by the Stirling formula which involves powers and exponentials.<text:tab/>52</text:p>
          <text:p text:style-name="P14">MathPiper currently does not implement exp-numbers or any other guards against overflow and underflow. If a decimal exponential becomes too large, an incorrect answer may result.<text:tab/>54</text:p>
          <text:p text:style-name="P10">94.9 Continued fractions <text:tab/>54</text:p>
          <text:p text:style-name="P9">1Approximation of numbers by continued fractions <text:tab/>54</text:p>
          <text:p text:style-name="P9">2Accurate computation of continued fractions <text:tab/>57</text:p>
          <text:p text:style-name="P9">3Method 1: bottom-up with straightforward division <text:tab/>57</text:p>
          <text:p text:style-name="P9">4Method 2: bottom-up with two recurrences <text:tab/>57</text:p>
          <text:p text:style-name="P9">5Method 3: bottom-up with estimated remainders <text:tab/>58</text:p>
          <text:p text:style-name="P9">6Method 4: top-down computation <text:tab/>58</text:p>
          <text:p text:style-name="P14">This is a well-known result in the theory of continued fractions. We give an elementary derivation below.<text:tab/>58</text:p>
          <text:p text:style-name="P9">7Method 5: top-down with two steps at once <text:tab/>59</text:p>
          <text:p text:style-name="P14">This method is used by [Thacher 1963], who refers to a suggestion by Hans Maehly.<text:tab/>59</text:p>
          <text:p text:style-name="P9">8Which method to use <text:tab/>59</text:p>
          <text:p text:style-name="P9"><text:soft-page-break/>9Usefulness of continued fractions <text:tab/>60</text:p>
          <text:p text:style-name="P9">10Derivation of the formula for f[k] <text:tab/>60</text:p>
          <text:p text:style-name="P9">11Examples of continued fraction representations <text:tab/>61</text:p>
          <text:p text:style-name="P10">104.10 Estimating convergence of continued fractions <text:tab/>62</text:p>
          <text:p text:style-name="P9">1Simple bound on Q[n] <text:tab/>62</text:p>
          <text:p text:style-name="P9">2The method of generating functions <text:tab/>63</text:p>
          <text:p text:style-name="P9">3Derivations for the example with Erfc(x) <text:tab/>65</text:p>
          <text:p text:style-name="P105">A simpler approach <text:tab/>65</text:p>
          <text:p text:style-name="P105">The contour integral approach <text:tab/>66</text:p>
          <text:p text:style-name="P10">114.11 Newton's method and its improvements <text:tab/>67</text:p>
          <text:p text:style-name="P9">1Newton's method <text:tab/>67</text:p>
          <text:p text:style-name="P9">2Halley's method <text:tab/>68</text:p>
          <text:p text:style-name="P9">3When to use Halley's method <text:tab/>69</text:p>
          <text:p text:style-name="P9">4Higher-order schemes <text:tab/>69</text:p>
          <text:p text:style-name="P9">5Precision control <text:tab/>70</text:p>
          <text:p text:style-name="P14">This disregards the possibility that the convergence might be slightly slower. For example, when the precision at one iteration is n digits, it might be 2*n-10 digits at the next iteration. In these (fringe) cases, the initial approximation must be already precise enough (e.g. to at least 10 digits in this example).<text:tab/>70</text:p>
          <text:p text:style-name="P9">6Fine-tuning the working precision <text:tab/>71</text:p>
          <text:p text:style-name="P14">In fact, both multiplications are a little shorter, since x is a number with only P correct digits; we can compute a*x and then a*x^2 as products of a 2*P-digit number and a P-digit number, with a 2*P-digit result. We ignore this small difference.<text:tab/>71</text:p>
          <text:p text:style-name="P9">7Choosing the optimal order <text:tab/>72</text:p>
          <text:p text:style-name="P10">124.12 Fast evaluation of Taylor series <text:tab/>73</text:p>
          <text:p text:style-name="P9">1Method 1: simple summation <text:tab/>73</text:p>
          <text:p text:style-name="P9">2Method 2: Horner's scheme <text:tab/>74</text:p>
          <text:p text:style-name="P9">3Method 3: "rectangular" or "baby step/giant step" <text:tab/>75</text:p>
          <text:p text:style-name="P9">4Truncating the working precision <text:tab/>76</text:p>
          <text:p text:style-name="P9">5Which method to use <text:tab/>76</text:p>
          <text:p text:style-name="P9">6Speed-up for some functions <text:tab/>76</text:p>
          <text:p text:style-name="P10">134.13 Using asymptotic series for calculations <text:tab/>77</text:p>
          <text:p text:style-name="P10">144.14 The AGM sequence algorithms <text:tab/>78</text:p>
          <text:p text:style-name="P10">154.15 The binary splitting method <text:tab/>79</text:p>
          <text:p text:style-name="P9">1Description of the method <text:tab/>80</text:p>
          <text:p text:style-name="P104">55. Numerical algorithms II: elementary functions <text:tab/>82</text:p>
          <text:p text:style-name="P10">15.1 Powers <text:tab/>82</text:p>
          <text:p text:style-name="P9">1Integer powers <text:tab/>82</text:p>
          <text:p text:style-name="P9">2Real powers <text:tab/>84</text:p>
          <text:p text:style-name="P10">25.2 Roots <text:tab/>84</text:p>
          <text:p text:style-name="P9">1Method 1: bisection <text:tab/>84</text:p>
          <text:p text:style-name="P9">2Method 2: Newton's iteration <text:tab/>86</text:p>
          <text:p text:style-name="P9">3Method 3: argument reduction and interpolation <text:tab/>87</text:p>
          <text:p text:style-name="P9">4Method 4: Halley's iteration <text:tab/>88</text:p>
          <text:p text:style-name="P9">5Method 5: higher-order iterations <text:tab/>89</text:p>
          <text:p text:style-name="P9">6Which method to use <text:tab/>89</text:p>
          <text:p text:style-name="P10"><text:soft-page-break/>35.3 Logarithm <text:tab/>89</text:p>
          <text:p text:style-name="P9">1Integer logarithm <text:tab/>90</text:p>
          <text:p text:style-name="P9">2Real logarithms <text:tab/>90</text:p>
          <text:p text:style-name="P9">3Method 1: Taylor series <text:tab/>91</text:p>
          <text:p text:style-name="P9">4Method 2: square roots + Taylor series <text:tab/>91</text:p>
          <text:p text:style-name="P9">5Method 3: inverse exponential <text:tab/>92</text:p>
          <text:p text:style-name="P9">6Method 4: AGM <text:tab/>92</text:p>
          <text:p text:style-name="P9">7Method 5: argument reduction + Taylor series <text:tab/>93</text:p>
          <text:p text:style-name="P9">8Method 6: transformed Taylor series <text:tab/>94</text:p>
          <text:p text:style-name="P9">9Method 7: binary reduction <text:tab/>94</text:p>
          <text:p text:style-name="P9">10Method 8: continued fraction <text:tab/>95</text:p>
          <text:p text:style-name="P9">11Method 9: bisection <text:tab/>96</text:p>
          <text:p text:style-name="P9">12Which method to use <text:tab/>96</text:p>
          <text:p text:style-name="P10">45.4 Exponential <text:tab/>96</text:p>
          <text:p text:style-name="P9">1Method 1: Taylor series <text:tab/>97</text:p>
          <text:p text:style-name="P9">2Method 2: squaring + Taylor series <text:tab/>97</text:p>
          <text:p text:style-name="P9">3Method 3: inverse logarithm <text:tab/>97</text:p>
          <text:p text:style-name="P9">4Method 4: linear reduction + Taylor series <text:tab/>98</text:p>
          <text:p text:style-name="P9">5Method 5: binary rediction <text:tab/>98</text:p>
          <text:p text:style-name="P9">6Method 6: continued fraction <text:tab/>99</text:p>
          <text:p text:style-name="P9">7Which method to use <text:tab/>99</text:p>
          <text:p text:style-name="P10">55.5 Calculation of Pi <text:tab/>99</text:p>
          <text:p text:style-name="P9">1Method 1: solve Sin(x)=0 <text:tab/>100</text:p>
          <text:p text:style-name="P9">2Method 2: Borwein's iteration <text:tab/>101</text:p>
          <text:p text:style-name="P9">3Method 3: AGM sequence (Brent-Salamin) <text:tab/>101</text:p>
          <text:p text:style-name="P9">4Method 4: Ramanujan's series <text:tab/>101</text:p>
          <text:p text:style-name="P9">5Which method to use <text:tab/>102</text:p>
          <text:p text:style-name="P10">65.6 Trigonometric functions <text:tab/>102</text:p>
          <text:p text:style-name="P9">1Method 1: Taylor series <text:tab/>102</text:p>
          <text:p text:style-name="P9">2Method 2: argument reduction <text:tab/>102</text:p>
          <text:p text:style-name="P9">3Method 3: inverse ArcTan(x) <text:tab/>103</text:p>
          <text:p text:style-name="P9">4Which method to use <text:tab/>103</text:p>
          <text:p text:style-name="P10">75.7 Inverse trigonometric functions <text:tab/>103</text:p>
          <text:p text:style-name="P9">1Continued fraction for ArcTan(x) <text:tab/>104</text:p>
          <text:p text:style-name="P9">2Which method to use <text:tab/>105</text:p>
          <text:p text:style-name="P10">85.8 Factorials and binomial coefficients <text:tab/>105</text:p>
          <text:p text:style-name="P9">1Exact factorials <text:tab/>106</text:p>
          <text:p text:style-name="P9">2Approximate factorials <text:tab/>107</text:p>
          <text:p text:style-name="P9">3Which method to use <text:tab/>107</text:p>
          <text:p text:style-name="P10">95.9 Classical orthogonal polynomials: general case <text:tab/>107</text:p>
          <text:p text:style-name="P10">105.10 Classical orthogonal polynomials: special cases <text:tab/>109</text:p>
          <text:p text:style-name="P10">115.11 Series of orthogonal polynomials <text:tab/>111</text:p>
          <text:p text:style-name="P104">66. Numerical algorithms III: special functions <text:tab/>113</text:p>
          <text:p text:style-name="P10">16.1 Euler's Gamma function <text:tab/>113</text:p>
          <text:p text:style-name="P9">1Special arguments <text:tab/>113</text:p>
          <text:p text:style-name="P9">2Method 0: power series (rational arguments) <text:tab/>114</text:p>
          <text:p text:style-name="P9">3Method 1: the Lanczos-Spouge formula <text:tab/>114</text:p>
          <text:p text:style-name="P9"><text:soft-page-break/>4Round-off error in the Lanczos method <text:tab/>115</text:p>
          <text:p text:style-name="P9">5Other methods for the Gamma function <text:tab/>115</text:p>
          <text:p text:style-name="P9">6Method 2: Stirling's asymptotic series <text:tab/>116</text:p>
          <text:p text:style-name="P9">7Method 3: the Sweeney-Brent trick <text:tab/>117</text:p>
          <text:p text:style-name="P10">26.2 Euler's constant gamma <text:tab/>118</text:p>
          <text:p text:style-name="P9">1Method 1: Brent's decomposition <text:tab/>118</text:p>
          <text:p text:style-name="P9">2Method 2: Brent's summation trick <text:tab/>119</text:p>
          <text:p text:style-name="P9">3Derivation of method 1 <text:tab/>120</text:p>
          <text:p text:style-name="P10">36.3 Catalan's constant G <text:tab/>121</text:p>
          <text:p text:style-name="P9">1Best method so far <text:tab/>121</text:p>
          <text:p text:style-name="P9">2Other methods <text:tab/>121</text:p>
          <text:p text:style-name="P10">46.4 Riemann's Zeta function <text:tab/>122</text:p>
          <text:p text:style-name="P9">1Zeta function at special arguments <text:tab/>123</text:p>
          <text:p text:style-name="P10">56.5 Lambert's W function <text:tab/>125</text:p>
          <text:p text:style-name="P10">66.6 Bessel functions <text:tab/>126</text:p>
          <text:p text:style-name="P10">76.7 Bernoulli numbers and polynomials <text:tab/>127</text:p>
          <text:p text:style-name="P9">1Exact evaluation of Bernoulli numbers <text:tab/>128</text:p>
          <text:p text:style-name="P9">2Approximate calculation of Bernoulli numbers <text:tab/>130</text:p>
          <text:p text:style-name="P10">86.8 Error function Erf(x) and related functions <text:tab/>132</text:p>
          <text:p text:style-name="P104">77. References <text:tab/>134</text:p>
          <text:p text:style-name="P104">88. GNU Free Documentation License <text:tab/>136</text:p>
          <text:p text:style-name="P105">Version 1.1, March 2000 <text:tab/>136</text:p>
          <text:p text:style-name="P9">1Preamble <text:tab/>136</text:p>
          <text:p text:style-name="P9">2Applicability and Definitions <text:tab/>136</text:p>
          <text:p text:style-name="P9">3Verbatim Copying <text:tab/>137</text:p>
          <text:p text:style-name="P9">4Copying in Quantity <text:tab/>138</text:p>
          <text:p text:style-name="P9">5Modifications <text:tab/>138</text:p>
          <text:p text:style-name="P9">6Combining Documents <text:tab/>140</text:p>
          <text:p text:style-name="P9">7Collections of Documents <text:tab/>140</text:p>
          <text:p text:style-name="P9">8Aggregation With Independent Works <text:tab/>140</text:p>
          <text:p text:style-name="P9">9Translation <text:tab/>141</text:p>
          <text:p text:style-name="P9">10Termination <text:tab/>141</text:p>
          <text:p text:style-name="P9">11Future Revisions of This License <text:tab/>141</text:p>
          <text:p text:style-name="P9">12ADDENDUM: How to use this License for your documents <text:tab/>141</text:p>
        </text:index-body>
      </text:table-of-content>
      <text:p text:style-name="P1"/>
      <text:h text:style-name="P102" text:outline-level="1"><text:span text:style-name="T3">Symbolic algebra algorithms </text:span></text:h>
      <text:h text:style-name="Heading_20_2" text:outline-level="2"><text:span text:style-name="T3">Sparse representations </text:span></text:h>
      <text:p text:style-name="P5"/>
      <text:h text:style-name="Heading_20_3" text:outline-level="3"><text:span text:style-name="T3">The sparse tree data structure </text:span></text:h>
      <text:p text:style-name="P1">MathPiper has a sparse tree object for use as a storage for storing (key,value) pairs for which the following properties hold: </text:p>
      <text:list xml:id="list1843186164" text:style-name="L1">
        <text:list-item>
          <text:p text:style-name="P17">(key, value1) + (key, value2) = (key, value1+value2) </text:p>
        </text:list-item>
      </text:list>
      <text:p text:style-name="P1">In addition, for multiplication the following rule is obeyed: </text:p>
      <text:list xml:id="list857688014" text:style-name="L2">
        <text:list-item>
          <text:p text:style-name="P18">(key1, value1) * (key2, value2) = (key1+key2, value1*value2) </text:p>
        </text:list-item>
      </text:list>
      <text:p text:style-name="Text_20_body"><text:span text:style-name="T3">The last is optional. For multivariate polynomials (described elsewhere) both hold, but for matrices, only the addition property holds. The function </text:span><text:span text:style-name="Teletype"><text:span text:style-name="T4">MultiplyAddSparseTrees</text:span></text:span><text:span text:style-name="T3"> (described below) should not be used in these cases. </text:span></text:p>
      <text:p text:style-name="P5"/>
      <text:h text:style-name="P15" text:outline-level="3">Internal structure </text:h>
      <text:p text:style-name="Text_20_body"><text:span text:style-name="T3">A key is defined to be a list of integer numbers (</text:span><text:span text:style-name="T4">n[1]</text:span><text:span text:style-name="T3">, ..., </text:span><text:span text:style-name="T4">n[m]</text:span><text:span text:style-name="T3">). Thus for a two-dimensional key, one item in the sparse tree database could be reflected as the (key,value) pair </text:span><text:span text:style-name="Teletype"><text:span text:style-name="T4">{{1,2},3} </text:span></text:span><text:span text:style-name="T3">, which states that element </text:span><text:span text:style-name="Teletype"><text:span text:style-name="T4">(1,2)</text:span></text:span><text:span text:style-name="T3"> has value </text:span><text:span text:style-name="Teletype"><text:span text:style-name="T4">3</text:span></text:span><text:span text:style-name="T3">. (Note: this is not the way it is stored in the database!). </text:span></text:p>
      <text:p text:style-name="Text_20_body"><text:span text:style-name="T3">The storage is recursive. The sparse tree begins with a list of objects </text:span><text:span text:style-name="Teletype"><text:span text:style-name="T4">{n1,tree1} </text:span></text:span><text:span text:style-name="T3">for values of </text:span><text:span text:style-name="Teletype"><text:span text:style-name="T4">n1</text:span></text:span><text:span text:style-name="T3"> for the first item in the key. The </text:span><text:span text:style-name="Teletype"><text:span text:style-name="T4">tree1</text:span></text:span><text:span text:style-name="T3"> part then contains a sub-tree for all the items in the database for which the value of the first item in the key is </text:span><text:span text:style-name="Teletype"><text:span text:style-name="T4">n1</text:span></text:span><text:span text:style-name="T3">. </text:span></text:p>
      <text:p text:style-name="P1">The above single element could be created with </text:p>
      <table:table table:name="Table1" table:style-name="Table1">
        <table:table-column table:style-name="Table1.A"/>
        <table:table-row>
          <table:table-cell table:style-name="Table1.A1" office:value-type="string">
            <text:p text:style-name="P6">In&gt; r:=CreateSparseTree({1,2},3)</text:p>
            <text:p text:style-name="P7">Out&gt; {{1,{{2,3}}}};</text:p>
          </table:table-cell>
        </table:table-row>
      </table:table>
      <text:p text:style-name="Text_20_body"><text:span text:style-name="Teletype"><text:span text:style-name="T4">CreateSparseTree</text:span></text:span><text:span text:style-name="T3"> makes a database with exactly one item. Items can now be obtained from the sparse tree with </text:span><text:span text:style-name="Teletype"><text:span text:style-name="T4">SparseTreeGet</text:span></text:span><text:span text:style-name="T3">. </text:span></text:p>
      <table:table table:name="Table2" table:style-name="Table2">
        <table:table-column table:style-name="Table2.A"/>
        <table:table-row>
          <table:table-cell table:style-name="Table2.A1" office:value-type="string">
            <text:p text:style-name="P6">In&gt; SparseTreeGet({1,2},r)</text:p>
            <text:p text:style-name="P6">Out&gt; 3;</text:p>
            <text:p text:style-name="P6">In&gt; SparseTreeGet({1,3},r)</text:p>
            <text:p text:style-name="P7">Out&gt; 0;</text:p>
          </table:table-cell>
        </table:table-row>
      </table:table>
      <text:p text:style-name="P1">And values can also be set or changed: </text:p>
      <table:table table:name="Table3" table:style-name="Table3">
        <table:table-column table:style-name="Table3.A"/>
        <table:table-row>
          <table:table-cell table:style-name="Table3.A1" office:value-type="string">
            <text:p text:style-name="P6">In&gt; SparseTreeSet({1,2},r,Current+5)</text:p>
            <text:p text:style-name="P6">Out&gt; 8;</text:p>
            <text:p text:style-name="P6">In&gt; r</text:p>
            <text:p text:style-name="P6">Out&gt; {{1,{{2,8}}}};</text:p>
            <text:p text:style-name="P6">In&gt; SparseTreeSet({1,3},r,Current+5)</text:p>
            <text:p text:style-name="P6">Out&gt; 5;</text:p>
            <text:p text:style-name="P6">In&gt; r</text:p>
            <text:p text:style-name="P7"><text:soft-page-break/>Out&gt; {{1,{{3,5},{2,8}}}};</text:p>
          </table:table-cell>
        </table:table-row>
      </table:table>
      <text:p text:style-name="Text_20_body"><text:span text:style-name="T3">The variable </text:span><text:span text:style-name="Teletype"><text:span text:style-name="T4">Current</text:span></text:span><text:span text:style-name="T3"> represents the current value, and can be used to determine the new value. </text:span><text:span text:style-name="Teletype"><text:span text:style-name="T4">SparseTreeSet</text:span></text:span><text:span text:style-name="T3"> destructively modifies the original, and returns the new value. If the key pair was not found, it is added to the tree. </text:span></text:p>
      <text:p text:style-name="Text_20_body"><text:span text:style-name="T3">The sparse tree can be traversed, one element at a time, with </text:span><text:span text:style-name="Teletype"><text:span text:style-name="T4">SparseTreeScan</text:span></text:span><text:span text:style-name="T3">: </text:span></text:p>
      <table:table table:name="Table4" table:style-name="Table4">
        <table:table-column table:style-name="Table4.A"/>
        <table:table-row>
          <table:table-cell table:style-name="Table4.A1" office:value-type="string">
            <text:p text:style-name="P6">In&gt; SparseTreeScan(Hold({{k,v},Echo({k,v})}),2,r)</text:p>
            <text:p text:style-name="P6">{1,3} 5 </text:p>
            <text:p text:style-name="P7">{1,2} 8 </text:p>
          </table:table-cell>
        </table:table-row>
      </table:table>
      <text:p text:style-name="Text_20_body"><text:span text:style-name="T3">An example of the use of this function could be multiplying a sparse matrix with a sparse vector, where the entire matrix can be scanned with </text:span><text:span text:style-name="Teletype"><text:span text:style-name="T4">SparseTreeScan</text:span></text:span><text:span text:style-name="T3">, and each non-zero matrix element </text:span><text:span text:style-name="T4">A[i][j]</text:span><text:span text:style-name="T3"> can then be multiplied with a vector element </text:span><text:span text:style-name="T4">v[j]</text:span><text:span text:style-name="T3">, and the result added to a sparse vector </text:span><text:span text:style-name="T4">w[i]</text:span><text:span text:style-name="T3">, using the </text:span><text:span text:style-name="Teletype"><text:span text:style-name="T4">SparseTreeGet</text:span></text:span><text:span text:style-name="T3"> and </text:span><text:span text:style-name="Teletype"><text:span text:style-name="T4">SparseTreeSet</text:span></text:span><text:span text:style-name="T3"> functions. Multiplying two sparse matrices would require two nested calls to </text:span><text:span text:style-name="Teletype"><text:span text:style-name="T4">SparseTreeScan</text:span></text:span><text:span text:style-name="T3"> to multiply every item from one matrix with an element from the other, and add it to the appropriate element in the resulting sparse matrix. </text:span></text:p>
      <text:p text:style-name="P1">When the matrix elements <text:span text:style-name="T1">A[i][j]</text:span> are defined by a function <text:span text:style-name="T1">f(i,j)</text:span> (which can be considered a dense representation), and it needs to be multiplied with a sparse vector <text:span text:style-name="T1">v[j]</text:span>, it is better to iterate over the sparse vector <text:span text:style-name="T1">v[j]</text:span>. Representation defines the most efficient algorithm to use in this case. </text:p>
      <text:p text:style-name="P1">The API to sparse trees is: </text:p>
      <text:list xml:id="list1709861362" text:style-name="L3">
        <text:list-item>
          <text:p text:style-name="P68"><text:span text:style-name="Teletype"><text:span text:style-name="T4">CreateSparseTree(coefs,fact)</text:span></text:span><text:span text:style-name="T3"> - Create a sparse tree with one monomial, where 'coefs' is the key, and 'fact' the value. 'coefs' should be a list of integers. </text:span></text:p>
        </text:list-item>
        <text:list-item>
          <text:p text:style-name="P68"><text:span text:style-name="Teletype"><text:span text:style-name="T4">SparseTreeMap(op,depth,tree)</text:span></text:span><text:span text:style-name="T3"> - Walk over the sparse tree, one element at a time, and apply the function "op" on the arguments (key,value). The 'value' in the tree is replaced by the value returned by the </text:span><text:span text:style-name="Teletype"><text:span text:style-name="T4">op</text:span></text:span><text:span text:style-name="T3"> function. 'depth' signifies the dimension of the tree (number of indices in the key). </text:span></text:p>
        </text:list-item>
        <text:list-item>
          <text:p text:style-name="P68"><text:span text:style-name="Teletype"><text:span text:style-name="T4">SparseTreeScan(op,depth,tree)</text:span></text:span><text:span text:style-name="T3"> - Same as SparseTreeMap, but without changing elements. </text:span></text:p>
        </text:list-item>
        <text:list-item>
          <text:p text:style-name="P68"><text:span text:style-name="Teletype"><text:span text:style-name="T4">AddSparseTrees(depth,x,y)</text:span></text:span><text:span text:style-name="T3">, </text:span><text:span text:style-name="Teletype"><text:span text:style-name="T4">MultiplyAddSparseTrees(depth,x,y,coefs,fact)</text:span></text:span><text:span text:style-name="T3"> - Add sparse tree 'y' to sparse tree 'x', destructively. in the </text:span><text:span text:style-name="Teletype"><text:span text:style-name="T4">MultiplyAdd</text:span></text:span><text:span text:style-name="T3"> case, the monomials are treated as if they were multiplied by a monomial with coefficients with the (key,value) pair (coefs,fact). 'depth' signifies the dimension of the tree (number of indices in the key). </text:span></text:p>
        </text:list-item>
        <text:list-item>
          <text:p text:style-name="P68"><text:span text:style-name="Teletype"><text:span text:style-name="T4">SparseTreeGet(key,tree)</text:span></text:span><text:span text:style-name="T3"> - return value stored for key in the tree. </text:span></text:p>
        </text:list-item>
        <text:list-item>
          <text:p text:style-name="P63"><text:span text:style-name="Teletype"><text:span text:style-name="T4">SparseTreeSet(key,tree,newvalue)</text:span></text:span><text:span text:style-name="T3"> - change the value stored for the key to newvalue. If the key was not found then </text:span><text:span text:style-name="Teletype"><text:span text:style-name="T4">newvalue</text:span></text:span><text:span text:style-name="T3"> is stored as a new item. The variable </text:span><text:span text:style-name="Teletype"><text:span text:style-name="T4">Current</text:span></text:span><text:span text:style-name="T3"> is set to the old value (or zero if the key didn't exist in the tree) before evaluating </text:span><text:span text:style-name="Teletype"><text:span text:style-name="T4">newvalue</text:span></text:span><text:span text:style-name="T3">. </text:span></text:p>
        </text:list-item>
      </text:list>
      <text:p text:style-name="P5"><text:bookmark text:name="c1s2"/></text:p>
      <text:h text:style-name="P11" text:outline-level="2">Implementation of multivariate polynomials </text:h>
      <text:p text:style-name="P1">This section describes the implementation of multivariate polynomials in MathPiper. </text:p>
      <text:p text:style-name="P1">Concepts and ideas are taken from the books [Davenport <text:span text:style-name="T2">et al.</text:span> 1989] and [von zur Gathen <text:span text:style-name="T2">et al.</text:span> 1999]. </text:p>
      <text:p text:style-name="P5"><text:soft-page-break/></text:p>
      <text:h text:style-name="P15" text:outline-level="3">Definitions </text:h>
      <text:p text:style-name="P1">The following definitions define multivariate polynomials, and the functions defined on them that are of interest for using such multivariates. </text:p>
      <text:p text:style-name="P1">A <text:span text:style-name="T2">term</text:span> is an object which can be written as </text:p>
      <text:p text:style-name="P2">c*x[1]^n[1]*x[2]^n[2]*...*x[m]^n[m] </text:p>
      <text:p text:style-name="P1">for <text:span text:style-name="T1">m</text:span> variables ( <text:span text:style-name="T1">x[1]</text:span>, ..., <text:span text:style-name="T1">x[m]</text:span>). The numbers <text:span text:style-name="T1">n[m]</text:span> are integers. <text:span text:style-name="T1">c</text:span> is called a <text:span text:style-name="T2">coefficient</text:span>, and <text:span text:style-name="T1">x[1]^n[1]*x[2]^n[2]*...*x[m]^n[m]</text:span> a <text:span text:style-name="T2">monomial</text:span>. </text:p>
      <text:p text:style-name="P1">A <text:span text:style-name="T2">multivariate polynomial</text:span> is taken to be a sum over terms. </text:p>
      <text:p text:style-name="P1">We write <text:span text:style-name="T1">c[a]*x^a</text:span> for a term, where <text:span text:style-name="T1">a</text:span> is a list of powers for the monomial, and <text:span text:style-name="T1">c[a]</text:span> the <text:span text:style-name="T2">coefficient</text:span> of the term. </text:p>
      <text:p text:style-name="P1">It is useful to define an ordering of monomials, to be able to determine a canonical form of a multivariate. </text:p>
      <text:p text:style-name="P1">For the currently implemented code the <text:span text:style-name="T2">lexicographic order</text:span> has been chosen: </text:p>
      <text:list xml:id="list109266129" text:style-name="L4">
        <text:list-item>
          <text:p text:style-name="P69">first an ordering of variables is chosen, ( <text:span text:style-name="T1">x[1]</text:span>, ..., <text:span text:style-name="T1">x[m]</text:span>) </text:p>
        </text:list-item>
        <text:list-item>
          <text:p text:style-name="P19">for the exponents of a monomial, <text:span text:style-name="T1">a</text:span> = ( <text:span text:style-name="T1">a[1]</text:span>, ..., <text:span text:style-name="T1">a[m]</text:span>) the lexicographic order first looks at the first exponent, <text:span text:style-name="T1">a[1]</text:span>, to determine which of the two monomials comes first in the multivariate. If the two exponents are the same, the next exponent is considered. </text:p>
        </text:list-item>
      </text:list>
      <text:p text:style-name="P1">This method is called <text:span text:style-name="T2">lexicographic</text:span> because it is similar to the way words are ordered in a usual dictionary. </text:p>
      <text:p text:style-name="P1">For all algorithms (including division) there is some freedom in the ordering of monomials. One interesting advantage of the lexicographic order is that it can be implemented with a recursive data structure, where the first variable, <text:span text:style-name="T1">x[1]</text:span> can be treated as the main variable, thus presenting it as a univariate polynomial in <text:span text:style-name="T1">x[1]</text:span> with all its terms grouped together. </text:p>
      <text:p text:style-name="P1">Other orderings can be used, by re-implementing a part of the code dealing with multivariate polynomials, and then selecting the new code to be used as a driver, as will be described later on. </text:p>
      <text:p text:style-name="P1">Given the above ordering, the following definitions can be stated: </text:p>
      <text:p text:style-name="P1">For a non-zero <text:span text:style-name="T2">multivariate polynomial</text:span> </text:p>
      <text:p text:style-name="P2">f=Sum(a,a[max],a[min],c[a]*x^a) </text:p>
      <text:p text:style-name="P1">with a monomial order: </text:p>
      <text:list xml:id="list2058593073" text:style-name="L5">
        <text:list-item>
          <text:p text:style-name="P70"><text:span text:style-name="T1">c[a]*x^a</text:span> is a <text:span text:style-name="T2">term</text:span> of the multivariate. </text:p>
        </text:list-item>
        <text:list-item>
          <text:p text:style-name="P70">the <text:span text:style-name="T2">multidegree</text:span> of <text:span text:style-name="T1">f</text:span> is <text:span text:style-name="T1">mdeg(f):=a[max]</text:span>. </text:p>
        </text:list-item>
        <text:list-item>
          <text:p text:style-name="P70">the <text:span text:style-name="T2">leading coefficient</text:span> of <text:span text:style-name="T1">f</text:span> is <text:span text:style-name="T1">lc(f):=c[mdeg(f)]</text:span>, for the first term with non-zero coefficient. </text:p>
        </text:list-item>
        <text:list-item>
          <text:p text:style-name="P70">the <text:span text:style-name="T2">leading monomial</text:span> of <text:span text:style-name="T1">f</text:span> is <text:span text:style-name="T1">lm(f):=x^mdeg(f)</text:span>. </text:p>
        </text:list-item>
        <text:list-item>
          <text:p text:style-name="P20">the <text:span text:style-name="T2">leading term</text:span> of <text:span text:style-name="T1">f</text:span> is <text:span text:style-name="T1">lt(f):=lc(f)*lm(f)</text:span>. </text:p>
        </text:list-item>
      </text:list>
      <text:p text:style-name="Text_20_body"><text:span text:style-name="T3">The above define access to the leading monomial, which is used for divisions, gcd </text:span><text:soft-page-break/><text:span text:style-name="T3">calculations and the like. Thus an implementation needs be able to determine </text:span><text:span text:style-name="Teletype"><text:span text:style-name="T4">{mdeg(f),lc(f)} </text:span></text:span><text:span text:style-name="T3">. Note the similarity with the (key,value) pairs described in the sparse tree section. </text:span><text:span text:style-name="T4">mdeg(f)</text:span><text:span text:style-name="T3"> can be thought of as a 'key', and </text:span><text:span text:style-name="T4">lc(f)</text:span><text:span text:style-name="T3"> as a 'value'. </text:span></text:p>
      <text:p text:style-name="P1">The <text:span text:style-name="T2">multicontent</text:span>, <text:span text:style-name="T1">multicont(f)</text:span>, is defined to be a term that divides all the terms in <text:span text:style-name="T1">f</text:span>, and is the term described by ( <text:span text:style-name="T1">Min(a)</text:span>, <text:span text:style-name="T1">Gcd(c)</text:span>), with <text:span text:style-name="T1">Gcd(c)</text:span> the GCD of all the coefficients, and <text:span text:style-name="T1">Min(a)</text:span> the lowest exponents for each variable, occurring in <text:span text:style-name="T1">f</text:span> for which <text:span text:style-name="T1">c</text:span> is non-zero. </text:p>
      <text:p text:style-name="P1">The <text:span text:style-name="T2">multiprimitive part</text:span> is then defined as <text:span text:style-name="T1">pp(f):=f</text:span>/ <text:span text:style-name="T1">multicont(f)</text:span>. </text:p>
      <text:p text:style-name="P1">For a multivariate polynomial, the obvious addition and (distributive) multiplication rules hold: </text:p>
      <table:table table:name="Table5" table:style-name="Table5">
        <table:table-column table:style-name="Table5.A"/>
        <table:table-row>
          <table:table-cell table:style-name="Table5.A1" office:value-type="string">
            <text:p text:style-name="P7">(a+b) + (c+d) := a+b+c+d </text:p>
          </table:table-cell>
        </table:table-row>
      </table:table>
      <table:table table:name="Table6" table:style-name="Table6">
        <table:table-column table:style-name="Table6.A"/>
        <table:table-row>
          <table:table-cell table:style-name="Table6.A1" office:value-type="string">
            <text:p text:style-name="P7">a*(b+c) := (a*b)+(a*c)</text:p>
          </table:table-cell>
        </table:table-row>
      </table:table>
      <text:p text:style-name="P1">These are supported in the MathPiper system through a multiply-add operation: </text:p>
      <text:p text:style-name="P2">muadd(f,t,g):=f+t*g.</text:p>
      <text:p text:style-name="Text_20_body"><text:span text:style-name="T3">This allows for both adding two polynomials ( </text:span><text:span text:style-name="T4">t:=1</text:span><text:span text:style-name="T3">), or multiplication of two polynomials by scanning one polynomial, and multiplying each term of the scanned polynomial with the other polynomial, and adding the result to the polynomial that will be returned. Thus there should be an efficient </text:span><text:span text:style-name="Teletype"><text:span text:style-name="T4">muadd</text:span></text:span><text:span text:style-name="T3"> operation in the system. </text:span></text:p>
      <text:p text:style-name="P5"/>
      <text:h text:style-name="P15" text:outline-level="3">Representation </text:h>
      <text:p text:style-name="P1">For the representation of polynomials, on computers it is natural to do this in an array: ( <text:span text:style-name="T1">a[1]</text:span>, <text:span text:style-name="T1">a[2]</text:span>, ..., <text:span text:style-name="T1">a[n]</text:span>) for a univariate polynomial, and the equivalent for multivariates. This is called a <text:span text:style-name="T2">dense</text:span> representation, because all the coefficients are stored, even if they are zero. Computers are efficient at dealing with arrays. However, in the case of multivariate polynomials, arrays can become rather large, requiring a lot of storage and processing power even to add two such polynomials. For instance, <text:span text:style-name="T1">x^200*y^100*z^300+1</text:span> could take 6000000 places in an array for the coefficients. Of course variables could be substituted for the single factors, <text:span text:style-name="T1">p:=x^200</text:span> etc., but it requires an additional ad hoc step. </text:p>
      <text:p text:style-name="P1">An alternative is to store only the terms for which the coefficients are non-zero. This adds a little overhead to polynomials that could efficiently be stored in a dense representation, but it is still little memory, whereas large sparse polynomials are stored in acceptable memory too. It is of importance to still be able to add, multiply divide and get the leading term of a multivariate polynomial, when the polynomial is stored in a sparse representation. </text:p>
      <text:p text:style-name="Text_20_body"><text:span text:style-name="T3">For the representation, the data structure containing the </text:span><text:span text:style-name="Teletype"><text:span text:style-name="T4">(exponents,coefficient)</text:span></text:span><text:span text:style-name="T3"> pair can be viewed as a database holding </text:span><text:span text:style-name="Teletype"><text:span text:style-name="T4">(key,value)</text:span></text:span><text:span text:style-name="T3"> pairs, where the list of exponents is the key, and the coefficient of the term is the value stored for that key. Thus, for a variable set </text:span><text:span text:style-name="Teletype"><text:span text:style-name="T4">{x,y}</text:span></text:span><text:span text:style-name="T3"> the list </text:span><text:span text:style-name="Teletype"><text:span text:style-name="T4">{{1,2},3}</text:span></text:span><text:span text:style-name="T3"> represents </text:span><text:span text:style-name="T4">3*x*y^2</text:span><text:span text:style-name="T3">. </text:span></text:p>
      <text:p text:style-name="Text_20_body"><text:span text:style-name="T3">MathPiper stores multivariates internally as </text:span><text:span text:style-name="Teletype"><text:span text:style-name="T4">MultiNomial (vars, terms)</text:span></text:span><text:span text:style-name="T3">, where </text:span><text:span text:style-name="Teletype"><text:span text:style-name="T4">vars</text:span></text:span><text:span text:style-name="T3"> is the ordered list of variables, and terms some object storing all the </text:span><text:span text:style-name="Teletype"><text:span text:style-name="T4">(key, value)</text:span></text:span><text:span text:style-name="T3"> pairs representing the terms. Note we keep the storage vague: the </text:span><text:span text:style-name="Teletype"><text:span text:style-name="T4">terms</text:span></text:span><text:span text:style-name="T3"> placeholder is implemented by other code, as a database of terms. The specific representation can </text:span><text:soft-page-break/><text:span text:style-name="T3">be configured at startup (this is described in more detail below). </text:span></text:p>
      <text:p text:style-name="Text_20_body"><text:span text:style-name="T3">For the current version, MathPiper uses the 'sparse tree' representation, which is a recursive sparse representation. For example, for a variable set </text:span><text:span text:style-name="Teletype"><text:span text:style-name="T4">{x,y,z}</text:span></text:span><text:span text:style-name="T3">, the 'terms' object contains a list of objects of form </text:span><text:span text:style-name="Teletype"><text:span text:style-name="T4">{deg,terms}</text:span></text:span><text:span text:style-name="T3">, one for each degree </text:span><text:span text:style-name="Teletype"><text:span text:style-name="T4">deg</text:span></text:span><text:span text:style-name="T3"> for the variable 'x' occurring in the polynomial. The 'terms' part of this object is then a sub-</text:span><text:span text:style-name="T3">sparse tree for the variables </text:span><text:span text:style-name="Teletype"><text:span text:style-name="T4">{y,z}</text:span></text:span><text:span text:style-name="T3">. </text:span></text:p>
      <text:p text:style-name="P1">An explicit example: </text:p>
      <table:table table:name="Table7" table:style-name="Table7">
        <table:table-column table:style-name="Table7.A"/>
        <table:table-row>
          <table:table-cell table:style-name="Table7.A1" office:value-type="string">
            <text:p text:style-name="P6">In&gt; MM(3*x^2+y)</text:p>
            <text:p text:style-name="P6">Out&gt; MultiNomial({x,y},{{2,{{0,3}}},{0,{{1,1},</text:p>
            <text:p text:style-name="P7"><text:s text:c="2"/>{0,0}}}});</text:p>
          </table:table-cell>
        </table:table-row>
      </table:table>
      <text:p text:style-name="Text_20_body"><text:span text:style-name="T3">The first item in the main list is </text:span><text:span text:style-name="Teletype"><text:span text:style-name="T4">{2,{{0,3}}}</text:span></text:span><text:span text:style-name="T3">, which states that there is a term of the form </text:span><text:span text:style-name="T4">x^2*y^0*3</text:span><text:span text:style-name="T3">. The second item states that there are two terms, </text:span><text:span text:style-name="T4">x^0*y^1*1</text:span><text:span text:style-name="T3"> and </text:span><text:span text:style-name="T4">x^0*y^0*0=0</text:span><text:span text:style-name="T3">. </text:span></text:p>
      <text:p text:style-name="P1">This representation is sparse: </text:p>
      <table:table table:name="Table8" table:style-name="Table8">
        <table:table-column table:style-name="Table8.A"/>
        <table:table-row>
          <table:table-cell table:style-name="Table8.A1" office:value-type="string">
            <text:p text:style-name="P6">In&gt; r:=MM(x^1000+x)</text:p>
            <text:p text:style-name="P7">Out&gt; MultiNomial({x},{{1000,1},{1,1}});</text:p>
          </table:table-cell>
        </table:table-row>
      </table:table>
      <text:p text:style-name="P1">and allows for easy multiplication: </text:p>
      <table:table table:name="Table9" table:style-name="Table9">
        <table:table-column table:style-name="Table9.A"/>
        <table:table-row>
          <table:table-cell table:style-name="Table9.A1" office:value-type="string">
            <text:p text:style-name="P6">In&gt; r*r</text:p>
            <text:p text:style-name="P6">Out&gt; MultiNomial({x},{{2000,1},{1001,2},</text:p>
            <text:p text:style-name="P6"><text:s text:c="2"/>{2,1},{0,0}});</text:p>
            <text:p text:style-name="P6">In&gt; NormalForm(%)</text:p>
            <text:p text:style-name="P7">Out&gt; x^2000+2*x^1001+x^2;</text:p>
          </table:table-cell>
        </table:table-row>
      </table:table>
      <text:p text:style-name="P5"/>
      <text:h text:style-name="P15" text:outline-level="3">Internal code organization </text:h>
      <text:p text:style-name="P1">The implementation of multivariates can be divided in three levels. </text:p>
      <text:p text:style-name="P1">At the top level are the routines callable by the user or the rest of the system: MultiDegree, MultiDivide, MultiGcd, Groebner, etc. In general, this is the level implementing the operations actually desired. </text:p>
      <text:p text:style-name="Text_20_body"><text:span text:style-name="T3">The middle level does the book-keeping of the </text:span><text:span text:style-name="Teletype"><text:span text:style-name="T4">MultiNomial(vars,terms)</text:span></text:span><text:span text:style-name="T3"> expressions, using the functionality offered by the lowest level. </text:span></text:p>
      <text:p text:style-name="Text_20_body"><text:span text:style-name="T3">For the current system, the middle level is in </text:span><text:span text:style-name="Teletype"><text:span text:style-name="T4">multivar.rep/ sparsenomial.pi</text:span></text:span><text:span text:style-name="T3">, and it uses the sparse tree representation implemented in </text:span><text:span text:style-name="Teletype"><text:span text:style-name="T4">sparsetree.pi</text:span></text:span><text:span text:style-name="T3">. </text:span></text:p>
      <text:p text:style-name="Text_20_body"><text:span text:style-name="T3">The middle level is called the 'driver', and can be changed, or re-implemented if necessary. For instance, in case calculations need to be done for which dense representations are actually acceptable, one could write C++ implementing above-mentioned database structure, and then write a middle-level driver using the code. The driver can then be selected at startup. In the file 'mathpiperinit.pi' the default driver is chosen, but this can be overridden in the </text:span><text:span text:style-name="Teletype"><text:span text:style-name="T4">.mathpiperrc</text:span></text:span><text:span text:style-name="T3"> file or some file that is loaded, or at the command line, as long as it is done before the multivariates module is loaded (which loads the selected driver). Driver selection is as simple as setting a global variable to contain a file name of the file implementing the driver: </text:span></text:p>
      <table:table table:name="Table10" table:style-name="Table10">
        <table:table-column table:style-name="Table10.A"/>
        <table:table-row>
          <table:table-cell table:style-name="Table10.A1" office:value-type="string">
            <text:p text:style-name="P6">Set(MultiNomialDriver,</text:p>
            <text:p text:style-name="P7"><text:soft-page-break/><text:s text:c="2"/>"multivar.rep/sparsenomial.pi");</text:p>
          </table:table-cell>
        </table:table-row>
      </table:table>
      <text:p text:style-name="P1">where "multivar.rep/sparsenomial.pi" is the file implementing the driver (this is also the default driver, so the above command would not change any thing). </text:p>
      <text:p text:style-name="P1">The choice was made for static configuration of the driver before the system starts up because it is expected that there will in general be one best way of doing it, given a certain system with a certain set of libraries installed on the operating system, and for a specific version of MathPiper. The best version can then be selected at start up, as a configuration step. The advantage of static selection is that no overhead is imposed: there is no performance penalty for the abstraction layers between the three levels. </text:p>
      <text:p text:style-name="P5"/>
      <text:h text:style-name="P15" text:outline-level="3">Driver interface </text:h>
      <text:p text:style-name="P1">The driver should implement the following interface: </text:p>
      <text:list xml:id="list996810749" text:style-name="L6">
        <text:list-item>
          <text:p text:style-name="P92"><text:span text:style-name="Teletype"><text:span text:style-name="T4">CreateTerm(vars,{exp,coef})</text:span></text:span><text:span text:style-name="T3"> - create a multivariate polynomial with one term, in the variables defined in 'var', with the (key,value) pair (coefs,fact) </text:span></text:p>
        </text:list-item>
        <text:list-item>
          <text:p text:style-name="P92"><text:span text:style-name="Teletype"><text:span text:style-name="T4">MultiNomialAdd(multi1, multi2) </text:span></text:span><text:span text:style-name="T3">- add two multivars, and (possibly) destructively modify multi1 to contain the result: [ multi1 := multi1 + multi2; multi1; ]; </text:span></text:p>
        </text:list-item>
        <text:list-item>
          <text:p text:style-name="P92"><text:span text:style-name="Teletype"><text:span text:style-name="T4">MultiNomialMultiplyAdd(multi1, multi2,exp,coef)</text:span></text:span><text:span text:style-name="T3"> - add two multivars, and (possibly) destructively modify multi1 to contain the result. multi2 is considered multiplied by a term represented by the (key,value) pair (exp,coef). [ multi1 := multi1 + term * multi2; multi1; ]; </text:span></text:p>
        </text:list-item>
        <text:list-item>
          <text:p text:style-name="P92"><text:span text:style-name="Teletype"><text:span text:style-name="T4">MultiNomialNegate(multi)</text:span></text:span><text:span text:style-name="T3"> - negate a multivar, returning -multi, and destructively changing the original. [ multi := - multi; multi1; ]; </text:span></text:p>
        </text:list-item>
        <text:list-item>
          <text:p text:style-name="P92"><text:span text:style-name="Teletype"><text:span text:style-name="T4">MultiNomialMultiply(multi1,multi2)</text:span></text:span><text:span text:style-name="T3"> - Multiply two multivars, and (possibly) destructively modify multi1 to contain the result, returning the result: [ multi1 := multi1 * multi2; multi1; ]; </text:span></text:p>
        </text:list-item>
        <text:list-item>
          <text:p text:style-name="P92"><text:span text:style-name="Teletype"><text:span text:style-name="T4">NormalForm(multi)</text:span></text:span><text:span text:style-name="T3"> - convert MultiNomial to normal form (as would be typed in be the user). This is part of the driver because the driver might be able to do this more efficiently than code above it which can use ScanMultiNomial. </text:span></text:p>
        </text:list-item>
        <text:list-item>
          <text:p text:style-name="P92"><text:span text:style-name="Teletype"><text:span text:style-name="T4">MultiLeadingTerm(multi)</text:span></text:span><text:span text:style-name="T3"> - return the (key,value) pair (mdeg(f),lc(f)) representing the leading term. This is all the information needed about the leading term, and thus the leading coefficient and multidegree can be extracted from it. </text:span></text:p>
        </text:list-item>
        <text:list-item>
          <text:p text:style-name="P92"><text:span text:style-name="Teletype"><text:span text:style-name="T4">MultiDropLeadingZeroes(multi)</text:span></text:span><text:span text:style-name="T3"> - remove leading terms with zero factors. </text:span></text:p>
        </text:list-item>
        <text:list-item>
          <text:p text:style-name="P92"><text:span text:style-name="Teletype"><text:span text:style-name="T4">MultiTermLess(x,y)</text:span></text:span><text:span text:style-name="T3"> - for two (key,value) pairs, return </text:span><text:span text:style-name="Teletype"><text:span text:style-name="T4">True</text:span></text:span><text:span text:style-name="T3"> if </text:span><text:span text:style-name="T4">x&lt;y</text:span><text:span text:style-name="T3">, where the operation </text:span><text:span text:style-name="Teletype"><text:span text:style-name="T4">&lt;</text:span></text:span><text:span text:style-name="T3"> is the one used for the representation, and </text:span><text:span text:style-name="Teletype"><text:span text:style-name="T4">False</text:span></text:span><text:span text:style-name="T3"> otherwise. </text:span></text:p>
        </text:list-item>
        <text:list-item>
          <text:p text:style-name="P92"><text:span text:style-name="Teletype"><text:span text:style-name="T4">ScanMultiNomial(op,multi)</text:span></text:span><text:span text:style-name="T3"> - traverse all the terms of the multivariate, applying the function 'op' to each (key,value) pair (exp,coef). The monomials are traversed in the ordering defined by MultiTermLess. 'op' should be a function accepting two arguments. </text:span></text:p>
        </text:list-item>
        <text:list-item>
          <text:p text:style-name="P64"><text:span text:style-name="Teletype"><text:span text:style-name="T4">MultiZero(multi)</text:span></text:span><text:span text:style-name="T3"> - return </text:span><text:span text:style-name="Teletype"><text:span text:style-name="T4">True</text:span></text:span><text:span text:style-name="T3"> if the multivariate is zero (all coefficients are zero), </text:span><text:span text:style-name="Teletype"><text:span text:style-name="T4">False</text:span></text:span><text:span text:style-name="T3"> otherwise. </text:span></text:p>
        </text:list-item>
      </text:list>
      <text:p text:style-name="P5"><text:bookmark text:name="c1s3"/></text:p>
      <text:h text:style-name="P11" text:outline-level="2"><text:soft-page-break/>1.3 Integration </text:h>
      <text:p text:style-name="Text_20_body"><text:span text:style-name="T3">Integration can be performed by the function </text:span><text:span text:style-name="Teletype"><text:span text:style-name="T4">Integrate</text:span></text:span><text:span text:style-name="T3">, which has two calling conventions: </text:span></text:p>
      <text:list xml:id="list252967214" text:style-name="L7">
        <text:list-item>
          <text:p text:style-name="P71">Integrate(variable) expression </text:p>
        </text:list-item>
        <text:list-item>
          <text:p text:style-name="P21">Integrate(variable, from, to) expression </text:p>
        </text:list-item>
      </text:list>
      <text:p text:style-name="P1">Integrate can have its own set of rules for specific integrals, which might return a correct answer immediately. Alternatively, it calls the function AntiDeriv, to see if the anti-derivative can be determined for the integral requested. If this is the case, the anti-derivative is used to compose the output. </text:p>
      <text:p text:style-name="P1">If the integration algorithm cannot perform the integral, the expression is returned unsimplified. </text:p>
      <text:p text:style-name="P5"/>
      <text:h text:style-name="P15" text:outline-level="3">The integration algorithm </text:h>
      <text:p text:style-name="P1">This section describes the steps taken in doing integration. </text:p>
      <text:p text:style-name="P5"/>
      <text:h text:style-name="P15" text:outline-level="3">General structure </text:h>
      <text:p text:style-name="Text_20_body"><text:span text:style-name="T3">The integration starts at the function </text:span><text:span text:style-name="Teletype"><text:span text:style-name="T4">Integrate</text:span></text:span><text:span text:style-name="T3">, but the task is delegated to other functions, one after the other. Each function can deem the integral unsolvable, and thus return the integral unevaluated. These different functions offer hooks for adding new types of integrals to be handled. </text:span></text:p>
      <text:p text:style-name="P5"/>
      <text:h text:style-name="P15" text:outline-level="3">Expression clean-up </text:h>
      <text:p text:style-name="Text_20_body"><text:span text:style-name="T3">Integration starts by first cleaning up the expression, by calling </text:span><text:span text:style-name="Teletype"><text:span text:style-name="T4">TrigSimpCombine</text:span></text:span><text:span text:style-name="T3"> to simplify expressions containing multiplications of trigonometric functions into additions of trigonometric functions (for which the integration rules are trivial), and then passing the result to </text:span><text:span text:style-name="Teletype"><text:span text:style-name="T4">Simplify</text:span></text:span><text:span text:style-name="T3">. </text:span></text:p>
      <text:p text:style-name="P5"/>
      <text:h text:style-name="P15" text:outline-level="3">Generalized integration rules </text:h>
      <text:p text:style-name="Text_20_body"><text:span text:style-name="T3">For the function </text:span><text:span text:style-name="Teletype"><text:span text:style-name="T4">AntiDeriv</text:span></text:span><text:span text:style-name="T3">, which is responsible for finding the anti-derivative of a function, the code splits up expressions according to the additive properties of integration, eg. integration of </text:span><text:span text:style-name="T4">a+b</text:span><text:span text:style-name="T3"> is the same as integrating </text:span><text:span text:style-name="T4">a</text:span><text:span text:style-name="T3"> + integrating </text:span><text:span text:style-name="T4">b</text:span><text:span text:style-name="T3">. </text:span></text:p>
      <text:list xml:id="list1523205067" text:style-name="L8">
        <text:list-item>
          <text:p text:style-name="P72">Polynomials which can be expressed as univariate polynomials in the variable to be integrated over are handled by one integration rule. </text:p>
        </text:list-item>
        <text:list-item>
          <text:p text:style-name="P72">Expressions of the form <text:span text:style-name="T1">p*f(x)</text:span>, where <text:span text:style-name="T1">p</text:span> represents a univariate polynomial, and <text:span text:style-name="T1">f(x)</text:span> an integrable function, are handled by a special integration rule. This transformation rule has to be designed carefully not to invoke infinite recursion. </text:p>
        </text:list-item>
        <text:list-item>
          <text:p text:style-name="P22">Rational functions, <text:span text:style-name="T1">f(x)/g(x)</text:span> with both <text:span text:style-name="T1">f(x)</text:span> and <text:span text:style-name="T1">g(x)</text:span> univariate polynomials, is <text:soft-page-break/>handled separately also, using partial fraction expansion to reduce rational function to a sum of simpler expressions. </text:p>
        </text:list-item>
      </text:list>
      <text:p text:style-name="P5"/>
      <text:h text:style-name="P15" text:outline-level="3">Integration tables </text:h>
      <text:p text:style-name="P1">For elementary functions, MathPiper uses integration tables. For instance, the fact that the anti-derivative of <text:span text:style-name="T1">Cos(x)</text:span> is <text:span text:style-name="T1">Sin(x)</text:span> is declared in an integration table. </text:p>
      <text:p text:style-name="P1">For the purpose of setting up the integration table, a few declaration functions have been defined, which use some generalized pattern matchers to be more flexible in recognizing expressions that are integrable. </text:p>
      <text:p text:style-name="P5"/>
      <text:h text:style-name="P15" text:outline-level="3">Integrating simple functions of a variable </text:h>
      <text:p text:style-name="Text_20_body"><text:span text:style-name="T3">For functions like </text:span><text:span text:style-name="T4">Sin(x)</text:span><text:span text:style-name="T3"> the anti-derivative can be declared with the function </text:span><text:span text:style-name="Teletype"><text:span text:style-name="T4">IntFunc</text:span></text:span><text:span text:style-name="T3">. </text:span></text:p>
      <text:p text:style-name="Text_20_body"><text:span text:style-name="T3">The calling sequence for </text:span><text:span text:style-name="Teletype"><text:span text:style-name="T4">IntFunc</text:span></text:span><text:span text:style-name="T3"> is </text:span></text:p>
      <table:table table:name="Table11" table:style-name="Table11">
        <table:table-column table:style-name="Table11.A"/>
        <table:table-row>
          <table:table-cell table:style-name="Table11.A1" office:value-type="string">
            <text:p text:style-name="P7">IntFunc(variable,pattern,antiderivative)</text:p>
          </table:table-cell>
        </table:table-row>
      </table:table>
      <text:p text:style-name="P1">For instance, for the function <text:span text:style-name="T1">Cos(x)</text:span> there is a declaration: </text:p>
      <table:table table:name="Table12" table:style-name="Table12">
        <table:table-column table:style-name="Table12.A"/>
        <table:table-row>
          <table:table-cell table:style-name="Table12.A1" office:value-type="string">
            <text:p text:style-name="P7">IntFunc(x,Cos(_x),Sin(x));</text:p>
          </table:table-cell>
        </table:table-row>
      </table:table>
      <text:p text:style-name="Text_20_body"><text:span text:style-name="T3">The fact that the second argument is a pattern means that each occurrence of the variable to be matched should be referred to as </text:span><text:span text:style-name="Teletype"><text:span text:style-name="T4">_x</text:span></text:span><text:span text:style-name="T3">, as in the example above. </text:span></text:p>
      <text:p text:style-name="Text_20_body"><text:span text:style-name="T3">IntFunc generalizes the integration implicitly, in that it will set up the system to actually recognize expressions of the form </text:span><text:span text:style-name="T4">Cos(a*x+b)</text:span><text:span text:style-name="T3">, and return </text:span><text:span text:style-name="T4">Sin(a*x+b)/a</text:span><text:span text:style-name="T3"> automatically. This means that the variables </text:span><text:span text:style-name="T4">a</text:span><text:span text:style-name="T3"> and </text:span><text:span text:style-name="T4">b</text:span><text:span text:style-name="T3"> are reserved, and can not be used in the pattern. Also, the variable used (in this case, </text:span><text:span text:style-name="Teletype"><text:span text:style-name="T4">_x</text:span></text:span><text:span text:style-name="T3"> is actually matched to the expression passed in to the function, and the variable </text:span><text:span text:style-name="Teletype"><text:span text:style-name="T4">var</text:span></text:span><text:span text:style-name="T3"> is the real variable being integrated over. To clarify: suppose the user wants to integrate </text:span><text:span text:style-name="T4">Cos(c*y+d)</text:span><text:span text:style-name="T3"> over </text:span><text:span text:style-name="T4">y</text:span><text:span text:style-name="T3">, then the following variables are set: </text:span></text:p>
      <text:list xml:id="list365673115" text:style-name="L9">
        <text:list-item>
          <text:p text:style-name="P93"><text:span text:style-name="Teletype"><text:span text:style-name="T4">a</text:span></text:span><text:span text:style-name="T3"> = </text:span><text:span text:style-name="T4">c</text:span><text:span text:style-name="T3"> </text:span></text:p>
        </text:list-item>
        <text:list-item>
          <text:p text:style-name="P93"><text:span text:style-name="Teletype"><text:span text:style-name="T4">b</text:span></text:span><text:span text:style-name="T3"> = </text:span><text:span text:style-name="T4">d</text:span><text:span text:style-name="T3"> </text:span></text:p>
        </text:list-item>
        <text:list-item>
          <text:p text:style-name="P93"><text:span text:style-name="Teletype"><text:span text:style-name="T4">x</text:span></text:span><text:span text:style-name="T3"> = </text:span><text:span text:style-name="T4">a*y+b</text:span><text:span text:style-name="T3"> </text:span></text:p>
        </text:list-item>
        <text:list-item>
          <text:p text:style-name="P65"><text:span text:style-name="Teletype"><text:span text:style-name="T4">var</text:span></text:span><text:span text:style-name="T3"> = </text:span><text:span text:style-name="T4">x</text:span><text:span text:style-name="T3"> </text:span></text:p>
        </text:list-item>
      </text:list>
      <text:p text:style-name="P1">When functions are multiplied by constants, that situation is handled by the integration rule that can deal with univariate polynomials multiplied by functions, as a constant is a polynomial of degree zero. </text:p>
      <text:p text:style-name="P5"/>
      <text:h text:style-name="P15" text:outline-level="3">Integrating functions containing expressions of the form <text:span text:style-name="T1">a*x^2+b</text:span> </text:h>
      <text:p text:style-name="P1">There are numerous expressions containing sub-expressions of the form <text:span text:style-name="T1">a*x^2+b</text:span> which can easily be integrated. </text:p>
      <text:p text:style-name="P1"><text:soft-page-break/>The general form for declaring anti-derivatives for such expressions is: </text:p>
      <table:table table:name="Table13" table:style-name="Table13">
        <table:table-column table:style-name="Table13.A"/>
        <table:table-row>
          <table:table-cell table:style-name="Table13.A1" office:value-type="string">
            <text:p text:style-name="P6">IntPureSquare(variable, pattern, sign2, sign0,</text:p>
            <text:p text:style-name="P7"><text:s text:c="2"/>antiderivative)</text:p>
          </table:table-cell>
        </table:table-row>
      </table:table>
      <text:p text:style-name="Text_20_body"><text:span text:style-name="T3">Here </text:span><text:span text:style-name="Teletype"><text:span text:style-name="T4">IntPureSquare</text:span></text:span><text:span text:style-name="T3"> uses </text:span><text:span text:style-name="Teletype"><text:span text:style-name="T4">MatchPureSquared</text:span></text:span><text:span text:style-name="T3"> to match the expression. </text:span></text:p>
      <text:p text:style-name="P1">The expression is searched for the pattern, where the variable can match to a sub-expression of the form <text:span text:style-name="T1">a*x^2+b</text:span>, and for which both <text:span text:style-name="T1">a</text:span> and <text:span text:style-name="T1">b</text:span> are numbers and <text:span text:style-name="T1">a*sign2&gt;0</text:span> and <text:span text:style-name="T1">b*sign0&gt;0</text:span>. </text:p>
      <text:p text:style-name="P1">As an example: </text:p>
      <table:table table:name="Table14" table:style-name="Table14">
        <table:table-column table:style-name="Table14.A"/>
        <table:table-row>
          <table:table-cell table:style-name="Table14.A1" office:value-type="string">
            <text:p text:style-name="P6">IntPureSquare(x,num_IsFreeOf(var)/(_x),</text:p>
            <text:p text:style-name="P6"><text:s text:c="2"/>1,1,(num/(a*Sqrt(b/a)))*</text:p>
            <text:p text:style-name="P7"><text:s text:c="2"/>ArcTan(var/Sqrt(b/a)));</text:p>
          </table:table-cell>
        </table:table-row>
      </table:table>
      <text:p text:style-name="P1">declares that the anti-derivative of <text:span text:style-name="T1">c/(a*x^2+b)</text:span> is </text:p>
      <text:p text:style-name="P2">c/(a*Sqrt(b/a))*ArcTan(x/Sqrt(b/a)),</text:p>
      <text:p text:style-name="P1">if both <text:span text:style-name="T1">a</text:span> and <text:span text:style-name="T1">b</text:span> are positive numbers. </text:p>
      <text:p text:style-name="P5"><text:bookmark text:name="c1s4"/></text:p>
      <text:h text:style-name="P11" text:outline-level="2">1.4 Transforms </text:h>
      <text:p text:style-name="Text_20_body"><text:span text:style-name="T3">Currently the only tranform defined is </text:span><text:span text:style-name="Teletype"><text:span text:style-name="T4">LaplaceTransform</text:span></text:span><text:span text:style-name="T3">, which has the calling convention: </text:span></text:p>
      <text:list xml:id="list646131555" text:style-name="L10">
        <text:list-item>
          <text:p text:style-name="P23">LaplaceTransform(var1,var2,func) </text:p>
        </text:list-item>
      </text:list>
      <text:p text:style-name="Text_20_body"><text:span text:style-name="T3">It has been setup much like the integration algorithm. If the transformation algorithm cannot perform the transform, the expression (in theory) is returned unsimplified. Some cases may still erroneously return </text:span><text:span text:style-name="Teletype"><text:span text:style-name="T4">Undefined</text:span></text:span><text:span text:style-name="T3"> or </text:span><text:span text:style-name="Teletype"><text:span text:style-name="T4">Infinity</text:span></text:span><text:span text:style-name="T3">. </text:span></text:p>
      <text:p text:style-name="P5"/>
      <text:h text:style-name="Heading_20_3" text:outline-level="3"><text:span text:style-name="T3">The </text:span><text:span text:style-name="Teletype"><text:span text:style-name="T4">LaplaceTransform</text:span></text:span><text:span text:style-name="T3"> algorithm </text:span></text:h>
      <text:p text:style-name="P1">This section describes the steps taken in doing a Laplace transform. </text:p>
      <text:p text:style-name="P5"/>
      <text:h text:style-name="P15" text:outline-level="3">General structure </text:h>
      <text:p text:style-name="Text_20_body"><text:span text:style-name="Teletype"><text:span text:style-name="T4">LaplaceTransform</text:span></text:span><text:span text:style-name="T3"> is immediately handed off to </text:span><text:span text:style-name="Teletype"><text:span text:style-name="T4">LapTran</text:span></text:span><text:span text:style-name="T3">. This is done because if the last </text:span><text:span text:style-name="Teletype"><text:span text:style-name="T4">LapTran</text:span></text:span><text:span text:style-name="T3"> rule is met, the Laplace transform couldn't be found and it can then return </text:span><text:span text:style-name="Teletype"><text:span text:style-name="T4">LaplaceTransform</text:span></text:span><text:span text:style-name="T3"> unevaluated. </text:span></text:p>
      <text:p text:style-name="P5"/>
      <text:h text:style-name="P15" text:outline-level="3">Operational Properties </text:h>
      <text:p text:style-name="Text_20_body"><text:span text:style-name="T3">The first rules that are matched against utilize the various operational properties of </text:span><text:span text:style-name="Teletype"><text:span text:style-name="T4">LaplaceTransform</text:span></text:span><text:span text:style-name="T3">, such as: </text:span></text:p>
      <text:list xml:id="list297853798" text:style-name="L11">
        <text:list-item>
          <text:p text:style-name="P73">Linearity Properties </text:p>
        </text:list-item>
        <text:list-item>
          <text:p text:style-name="P73"><text:soft-page-break/>Shift properties, i.e. multiplying the function by an exponential </text:p>
        </text:list-item>
        <text:list-item>
          <text:p text:style-name="P73"><text:span text:style-name="T1">y*x^n=(-1)^n*(Deriv(x,n)LaplaceTransform(x,x[2],y))</text:span> </text:p>
        </text:list-item>
        <text:list-item>
          <text:p text:style-name="P24"><text:span text:style-name="T1">y/x=(Integrate(x[2],x[2],Infinity)LapTran(x,x[2],y))</text:span> </text:p>
        </text:list-item>
      </text:list>
      <text:p text:style-name="Text_20_body"><text:span text:style-name="T3">The last operational property dealing with integration is not yet fully bug-tested, it sometimes returns </text:span><text:span text:style-name="Teletype"><text:span text:style-name="T4">Undefined</text:span></text:span><text:span text:style-name="T3"> or </text:span><text:span text:style-name="Teletype"><text:span text:style-name="T4">Infinity</text:span></text:span><text:span text:style-name="T3"> if the integral returns such. </text:span></text:p>
      <text:p text:style-name="P5"/>
      <text:h text:style-name="P15" text:outline-level="3">Transform tables </text:h>
      <text:p text:style-name="P1">For elementary functions, MathPiper uses transform tables. For instance, the fact that the Laplace transform of <text:span text:style-name="T1">Cos(t)</text:span> is <text:span text:style-name="T1">s/(s^2+1)</text:span> is declared in a transform table. </text:p>
      <text:p text:style-name="P1">For the purpose of setting up the transform table, a few declaration functions have been defined, which use some generalized pattern matchers to be more flexible in recognizing expressions that are transformable. </text:p>
      <text:p text:style-name="P5"/>
      <text:h text:style-name="P15" text:outline-level="3">Transforming simple functions </text:h>
      <text:p text:style-name="Text_20_body"><text:span text:style-name="T3">For functions like </text:span><text:span text:style-name="T4">Sin(t)</text:span><text:span text:style-name="T3"> the transform can be declared with the function </text:span><text:span text:style-name="Teletype"><text:span text:style-name="T4">LapTranDef</text:span></text:span><text:span text:style-name="T3">. </text:span></text:p>
      <text:p text:style-name="Text_20_body"><text:span text:style-name="T3">The calling sequence for </text:span><text:span text:style-name="Teletype"><text:span text:style-name="T4">LapTranDef</text:span></text:span><text:span text:style-name="T3"> is </text:span></text:p>
      <table:table table:name="Table15" table:style-name="Table15">
        <table:table-column table:style-name="Table15.A"/>
        <table:table-row>
          <table:table-cell table:style-name="Table15.A1" office:value-type="string">
            <text:p text:style-name="P7">LapTranDef( in, out )</text:p>
          </table:table-cell>
        </table:table-row>
      </table:table>
      <text:p text:style-name="Text_20_body"><text:span text:style-name="T3">Currently </text:span><text:span text:style-name="Teletype"><text:span text:style-name="T4">in</text:span></text:span><text:span text:style-name="T3"> must be a variable of </text:span><text:span text:style-name="Teletype"><text:span text:style-name="T4">_t</text:span></text:span><text:span text:style-name="T3"> and </text:span><text:span text:style-name="Teletype"><text:span text:style-name="T4">out</text:span></text:span><text:span text:style-name="T3"> must be a function of </text:span><text:span text:style-name="Teletype"><text:span text:style-name="T4">s</text:span></text:span><text:span text:style-name="T3">. For instance, for the function </text:span><text:span text:style-name="T4">Cos(t)</text:span><text:span text:style-name="T3"> there is a declaration: </text:span></text:p>
      <table:table table:name="Table16" table:style-name="Table16">
        <table:table-column table:style-name="Table16.A"/>
        <table:table-row>
          <table:table-cell table:style-name="Table16.A1" office:value-type="string">
            <text:p text:style-name="P7">LapTranDef( Cos(_t), <text:s text:c="19"/>s/(s^2+1) );</text:p>
          </table:table-cell>
        </table:table-row>
      </table:table>
      <text:p text:style-name="Text_20_body"><text:span text:style-name="T3">The fact that the first argument is a pattern means that each occurrence of the variable to be matched should be referred to as </text:span><text:span text:style-name="Teletype"><text:span text:style-name="T4">_t</text:span></text:span><text:span text:style-name="T3">, as in the example above. </text:span></text:p>
      <text:p text:style-name="Text_20_body"><text:span text:style-name="Teletype"><text:span text:style-name="T4">LapTranDef</text:span></text:span><text:span text:style-name="T3"> generalizes the transform implicitly, in that it will set up the system to actually recognize expressions of the form </text:span><text:span text:style-name="T4">Cos(a*t)</text:span><text:span text:style-name="T3"> and </text:span><text:span text:style-name="T4">Cos(t/a)</text:span><text:span text:style-name="T3"> , and return the appropriate answer. The way this is done is by three separate rules for case of </text:span><text:span text:style-name="Teletype"><text:span text:style-name="T4">t</text:span></text:span><text:span text:style-name="T3"> itself, </text:span><text:span text:style-name="Teletype"><text:span text:style-name="T4">a*t</text:span></text:span><text:span text:style-name="T3"> and </text:span><text:span text:style-name="Teletype"><text:span text:style-name="T4">t/a</text:span></text:span><text:span text:style-name="T3">. This is similar to the </text:span><text:span text:style-name="Teletype"><text:span text:style-name="T4">MatchLinear</text:span></text:span><text:span text:style-name="T3"> function that </text:span><text:span text:style-name="Teletype"><text:span text:style-name="T4">Integrate</text:span></text:span><text:span text:style-name="T3"> uses, except </text:span><text:span text:style-name="Teletype"><text:span text:style-name="T4">LaplaceTransforms</text:span></text:span><text:span text:style-name="T3"> must have </text:span><text:span text:style-name="Teletype"><text:span text:style-name="T4">b=0</text:span></text:span><text:span text:style-name="T3">. </text:span></text:p>
      <text:p text:style-name="P5"/>
      <text:h text:style-name="P15" text:outline-level="3">Further Directions </text:h>
      <text:p text:style-name="P1">Currenlty <text:span text:style-name="T1">Sin(t)*Cos(t)</text:span> cannot be transformed, because it requires a convolution integral. This will be implemented soon. The inverse laplace transform will be implement soon also. <text:bookmark text:name="c1s5"/></text:p>
      <text:p text:style-name="P5"/>
      <text:h text:style-name="P11" text:outline-level="2"><text:soft-page-break/>1.5 Finding real roots of polynomials </text:h>
      <text:p text:style-name="P1"><text:bookmark text:name="real roots"/>This section deals with finding roots of polynomials in the field of real numbers. </text:p>
      <text:p text:style-name="P1">Without loss of generality, the coefficients <text:span text:style-name="T1">a[i]</text:span> of a polynomial </text:p>
      <text:p text:style-name="P2">p=a[n]*x^n+...+a[0] </text:p>
      <text:p text:style-name="P1">can be considered to be rational numbers, as real-valued numbers are truncated in practice, when doing calculations on a computer. </text:p>
      <text:p text:style-name="P1">Assuming that the leading coefficient <text:span text:style-name="T1">a[n]=1</text:span>, the polynomial <text:span text:style-name="T1">p</text:span> can also be written as </text:p>
      <text:p text:style-name="P2">p=p[1]^n[1]*...*p[m]^n[m],</text:p>
      <text:p text:style-name="P1">where <text:span text:style-name="T1">p[i]</text:span> are the <text:span text:style-name="T1">m</text:span> distinct irreducible monic factors of the form <text:span text:style-name="T1">p[i]=x-x[i]</text:span>, and <text:span text:style-name="T1">n[i]</text:span> are multiplicities of the factors. Here the roots are <text:span text:style-name="T1">x[i]</text:span> and some of them may be complex. However, complex roots of a polynomial with real coefficients always come in conjugate pairs, so the corresponding irreducible factors should be taken as <text:span text:style-name="T1">p[i]=x^2+c[i]*x+d[i]</text:span>. In this case, there will be less than <text:span text:style-name="T1">m</text:span> irreducible factors, and all coefficients will be real. </text:p>
      <text:p text:style-name="P1"><text:bookmark text:name="square free decomposition"/>To find roots, it is useful to first remove the multiplicities, i.e. to convert the polynomial to one with multiplicity 1 for all irreducible factors, i.e. find the polynomial <text:span text:style-name="T1">p[1]*...*p[m]</text:span>. This is called the "square-free part" of the original polynomial <text:span text:style-name="T1">p</text:span>. </text:p>
      <text:p text:style-name="P1">The square-free part of the polynomial <text:span text:style-name="T1">p</text:span> can be easily found using the polynomial GCD algorithm. The derivative of a polynomial <text:span text:style-name="T1">p</text:span> can be written as: </text:p>
      <text:p text:style-name="P2">p'=Sum(i,1,m,p[1]^n[1]*...*n[i]*p[i]^(n[i]-1)*(D(x)p[i])*...*p[m]^n[m]).</text:p>
      <text:p text:style-name="P1">The g.c.d. of <text:span text:style-name="T1">p</text:span> and <text:span text:style-name="T1">p'</text:span> equals </text:p>
      <text:p text:style-name="P2">Gcd(p,p')=Factorize(i,1,m,p[i]^(n[i]-1)).</text:p>
      <text:p text:style-name="P1">So if we divide <text:span text:style-name="T1">p</text:span> by <text:span text:style-name="T1">Gcd(p,p')</text:span>, we get the square-free part of the polynomial: </text:p>
      <text:p text:style-name="P2">SquareFree(p):=Div(p,Gcd(p,p'))=p[1]*...*p[m].</text:p>
      <text:p text:style-name="Text_20_body"><text:span text:style-name="T3">In what follows we shall assume that all polynomials are square-free with rational coefficients. Given any polynomial, we can apply the functions </text:span><text:span text:style-name="Teletype"><text:span text:style-name="T4">SquareFree</text:span></text:span><text:span text:style-name="T3"> and </text:span><text:span text:style-name="Teletype"><text:span text:style-name="T4">Rationalize</text:span></text:span><text:span text:style-name="T3"> and reduce it to this form. The function </text:span><text:span text:style-name="Teletype"><text:span text:style-name="T4">Rationalize</text:span></text:span><text:span text:style-name="T3"> converts all numbers in an expression to rational numbers. The function </text:span><text:span text:style-name="Teletype"><text:span text:style-name="T4">SquareFree</text:span></text:span><text:span text:style-name="T3"> returns the square-free part of a polynomial. For example: </text:span></text:p>
      <table:table table:name="Table17" table:style-name="Table17">
        <table:table-column table:style-name="Table17.A"/>
        <table:table-row>
          <table:table-cell table:style-name="Table17.A1" office:value-type="string">
            <text:p text:style-name="P6">In&gt; Expand((x+1.5)^5)</text:p>
            <text:p text:style-name="P6">Out&gt; x^5+7.5*x^4+22.5*x^3+33.75*x^2+25.3125*x</text:p>
            <text:p text:style-name="P6">+7.59375;</text:p>
            <text:p text:style-name="P6">In&gt; SquareFree(Rationalize(%))</text:p>
            <text:p text:style-name="P6">Out&gt; x/5+3/10;</text:p>
            <text:p text:style-name="P6">In&gt; Simplify(%*5)</text:p>
            <text:p text:style-name="P6">Out&gt; (2*x+3)/2;</text:p>
            <text:p text:style-name="P6">In&gt; Expand(%)</text:p>
            <text:p text:style-name="P7">Out&gt; x+3/2;</text:p>
          </table:table-cell>
        </table:table-row>
      </table:table>
      <text:p text:style-name="P5"/>
      <text:h text:style-name="P15" text:outline-level="3"><text:soft-page-break/>Sturm sequences </text:h>
      <text:p text:style-name="P1"><text:bookmark text:name="real roots!Sturm sequences"/>For a polynomial <text:span text:style-name="T1">p(x)</text:span> of degree <text:span text:style-name="T1">n</text:span>, the Sturm sequence <text:span text:style-name="T1">p[0]</text:span>, <text:span text:style-name="T1">p[1]</text:span>, ... <text:span text:style-name="T1">p[n]</text:span> is defined by the following equations (following the book [Davenport <text:span text:style-name="T2">et al.</text:span> 1989]): </text:p>
      <text:p text:style-name="P2">p[0]=p(x),</text:p>
      <text:p text:style-name="P2">p[1]=p'(x),</text:p>
      <text:p text:style-name="P2">p[i]= -remainder(p[i-2],p[i-1]),</text:p>
      <text:p text:style-name="P1">where <text:span text:style-name="T1">remainder(p,q)</text:span> is the remainder of division of polynomials <text:span text:style-name="T1">p</text:span>, <text:span text:style-name="T1">q</text:span>. </text:p>
      <text:p text:style-name="P1">The polynomial <text:span text:style-name="T1">p</text:span> can be assumed to have no multiple factors, and thus <text:span text:style-name="T1">p</text:span> and <text:span text:style-name="T1">p'</text:span> are relatively prime. The sequence of polynomials in the Sturm sequence are (up to a minus sign) the consecutive polynomials generated by Euclid's algorithm for the calculation of a greatest common divisor for <text:span text:style-name="T1">p</text:span> and <text:span text:style-name="T1">p'</text:span>, so the last polynomial <text:span text:style-name="T1">p[n]</text:span> will be a constant. </text:p>
      <text:p text:style-name="Text_20_body"><text:span text:style-name="T3">In MathPiper, the function </text:span><text:span text:style-name="Teletype"><text:span text:style-name="T4">SturmSequence(p)</text:span></text:span><text:span text:style-name="T3"> returns the Sturm sequence of </text:span><text:span text:style-name="T4">p</text:span><text:span text:style-name="T3">, assuming </text:span><text:span text:style-name="T4">p</text:span><text:span text:style-name="T3"> is a univariate polynomial in </text:span><text:span text:style-name="T4">x</text:span><text:span text:style-name="T3">, </text:span><text:span text:style-name="T4">p=p(x)</text:span><text:span text:style-name="T3">. </text:span></text:p>
      <text:p text:style-name="P1"><text:bookmark text:name="real roots!variations in Sturm sequences"/>Given a Sturm sequence <text:span text:style-name="T1">S=SturmSequence(p)</text:span> of a polynomial <text:span text:style-name="T1">p</text:span>, the <text:span text:style-name="T2">variation</text:span> in the Sturm sequence <text:span text:style-name="T1">V(S,y)</text:span> is the number of sign changes in the sequence <text:span text:style-name="T1">p[0]</text:span>, <text:span text:style-name="T1">p[1]</text:span> , ... , <text:span text:style-name="T1">p[n]</text:span>, evaluated at point <text:span text:style-name="T1">y</text:span>, and disregarding zeroes in the sequence. </text:p>
      <text:p text:style-name="P1">Sturm's theorem states that if <text:span text:style-name="T1">a</text:span> and <text:span text:style-name="T1">b</text:span> are two real numbers which are not roots of <text:span text:style-name="T1">p</text:span>, and <text:span text:style-name="T1">a&lt;b</text:span>, then the number of roots between <text:span text:style-name="T1">a</text:span> and <text:span text:style-name="T1">b</text:span> is <text:span text:style-name="T1">V(S,a)-V(S,b)</text:span>. A proof can be found in Knuth, <text:span text:style-name="T2">The Art of Computer Programming, Volume 2, Seminumerical Algorithms</text:span>. </text:p>
      <text:p text:style-name="P1">For <text:span text:style-name="T1">a</text:span> and <text:span text:style-name="T1">b</text:span>, the values <text:span text:style-name="T1">-Infinity</text:span> and <text:span text:style-name="T1">Infinity</text:span> can also be used. In these cases, <text:span text:style-name="T1">V(S,Infinity)</text:span> is the number of sign changes between the leading coefficients of the elements of the Sturm sequence, and <text:span text:style-name="T1">V(S,-Infinity)</text:span> the same, but with a minus sign for the leading coefficients for which the degree is odd. </text:p>
      <text:p text:style-name="Text_20_body"><text:bookmark text:name="real roots!number of"/><text:span text:style-name="T3">Thus, the number of real roots of a polynomial is </text:span><text:span text:style-name="T4">V(S,-Infinity)-V(S,Infinity)</text:span><text:span text:style-name="T3">. The function </text:span><text:span text:style-name="Teletype"><text:span text:style-name="T4">NumRealRoots(p)</text:span></text:span><text:span text:style-name="T3"> returns the number of real roots of </text:span><text:span text:style-name="T4">p</text:span><text:span text:style-name="T3">. </text:span></text:p>
      <text:p text:style-name="Text_20_body"><text:span text:style-name="T3">The function </text:span><text:span text:style-name="Teletype"><text:span text:style-name="T4">SturmVariations(S,y)</text:span></text:span><text:span text:style-name="T3"> returns the number of sign changes between the elements in the Sturm sequence </text:span><text:span text:style-name="T4">S</text:span><text:span text:style-name="T3">, at point </text:span><text:span text:style-name="T4">x=y</text:span><text:span text:style-name="T3">: </text:span></text:p>
      <table:table table:name="Table18" table:style-name="Table18">
        <table:table-column table:style-name="Table18.A"/>
        <table:table-row>
          <table:table-cell table:style-name="Table18.A1" office:value-type="string">
            <text:p text:style-name="P6">In&gt; p:=x^2-1</text:p>
            <text:p text:style-name="P6">Out&gt; x^2-1;</text:p>
            <text:p text:style-name="P6">In&gt; S:=SturmSequence(p)</text:p>
            <text:p text:style-name="P6">Out&gt; {x^2-1,2*x,1};</text:p>
            <text:p text:style-name="P6">In&gt; SturmVariations(S,-Infinity)- \</text:p>
            <text:p text:style-name="P6">SturmVariations(S,Infinity)</text:p>
            <text:p text:style-name="P6">Out&gt; 2;</text:p>
            <text:p text:style-name="P6">In&gt; NumRealRoots(p)</text:p>
            <text:p text:style-name="P6">Out&gt; 2;</text:p>
            <text:p text:style-name="P6">In&gt; p:=x^2+1</text:p>
            <text:p text:style-name="P6">Out&gt; x^2+1;</text:p>
            <text:p text:style-name="P6">In&gt; S:=SturmSequence(p)</text:p>
            <text:p text:style-name="P6">Out&gt; {x^2+1,2*x,-1};</text:p>
            <text:p text:style-name="P6">In&gt; SturmVariations(S,-Infinity)- \</text:p>
            <text:p text:style-name="P6">SturmVariations(S,Infinity)</text:p>
            <text:p text:style-name="P6">Out&gt; 0;</text:p>
            <text:p text:style-name="P6">In&gt; NumRealRoots(p)</text:p>
            <text:p text:style-name="P7"><text:soft-page-break/>Out&gt; 0;</text:p>
          </table:table-cell>
        </table:table-row>
      </table:table>
      <text:p text:style-name="P5"/>
      <text:h text:style-name="P15" text:outline-level="3">Finding bounds on real roots </text:h>
      <text:p text:style-name="P1"><text:bookmark text:name="real roots!bounds on"/>Armed with the variations in the Sturm sequence given in the previous section, we can now find the number of real roots in a range ( <text:span text:style-name="T1">a</text:span>, <text:span text:style-name="T1">b</text:span>), for <text:span text:style-name="T1">a&lt;b</text:span>. We can thus bound all the roots by subdividing ranges until there is only one root in each range. To be able to start this process, we first need some upper bounds of the roots, or an interval that contains all roots. Davenport gives limits on the roots of a polynomial given the coefficients of the polynomial, as </text:p>
      <text:p text:style-name="P2">Abs(a)&lt;=Max(Abs(a[n-1]/a[n]),Abs(a[n-2]/a[n])^(1/2),...,Abs(a[0]/a[n])^(1/n)),</text:p>
      <text:p text:style-name="P1">for all real roots <text:span text:style-name="T1">a</text:span> of <text:span text:style-name="T1">p</text:span>. This gives the upper bound on the absolute value of the roots of the polynomial in question. if <text:span text:style-name="T1">p(0)!=0</text:span>, the minimum bound can be obtained also by considering the upper bound of <text:span text:style-name="T1">p(1/x)*x^n</text:span>, and taking <text:span text:style-name="T1">1/bound</text:span>. </text:p>
      <text:p text:style-name="P1">We thus know that given </text:p>
      <text:p text:style-name="P2">a[max]=MaximumBound(p) </text:p>
      <text:p text:style-name="P1">and </text:p>
      <text:p text:style-name="P2">a[min]=MinimumBound(p) </text:p>
      <text:p text:style-name="P1">for all roots <text:span text:style-name="T1">a</text:span> of polynomial, either </text:p>
      <text:p text:style-name="P2">-a[max]&lt;=a&lt;= -a[min] </text:p>
      <text:p text:style-name="P1">or </text:p>
      <text:p text:style-name="P2">a[min]&lt;=a&lt;=a[max].</text:p>
      <text:p text:style-name="P1">Now we can start the search for the bounds on all roots. The search starts with initial upper and lower bounds on ranges, subdividing ranges until a range contains only one root, and adding that range to the resulting list of bounds. If, when dividing a range, the middle of the range lands on a root, care must be taken, because the bounds should not be on a root themselves. This can be solved by observing that if <text:span text:style-name="T1">c</text:span> is a root, <text:span text:style-name="T1">p</text:span> contains a factor <text:span text:style-name="T1">x-c</text:span>, and thus taking <text:span text:style-name="T1">p(x+c)</text:span> results in a polynomial with all the roots shifted by a constant <text:span text:style-name="T1">-c</text:span>, and the root <text:span text:style-name="T1">c</text:span> moved to zero, e.g. <text:span text:style-name="T1">p(x+c)</text:span> contains a factor <text:span text:style-name="T1">x</text:span>. Thus a new ranges to the left and right of <text:span text:style-name="T1">c</text:span> can be determined by first calculating the minimum bound <text:span text:style-name="T1">M</text:span> of <text:span text:style-name="T1">p(x+c)/x</text:span>. When the original range was ( <text:span text:style-name="T1">a</text:span>, <text:span text:style-name="T1">b</text:span>), and <text:span text:style-name="T1">c=(a+b)/2</text:span> is a root, the new ranges should become ( <text:span text:style-name="T1">a</text:span>, <text:span text:style-name="T1">c-M</text:span>) and ( <text:span text:style-name="T1">c+M</text:span>, <text:span text:style-name="T1">b</text:span>). </text:p>
      <text:p text:style-name="Text_20_body"><text:span text:style-name="T3">In MathPiper, </text:span><text:span text:style-name="Teletype"><text:span text:style-name="T4">MimimumBound(p)</text:span></text:span><text:span text:style-name="T3"> returns the lower bound described above, and </text:span><text:span text:style-name="Teletype"><text:span text:style-name="T4">MaximumBound(p)</text:span></text:span><text:span text:style-name="T3"> returns the upper bound on the roots in </text:span><text:span text:style-name="T4">p</text:span><text:span text:style-name="T3">. These bounds are returned as rational numbers. </text:span><text:span text:style-name="Teletype"><text:span text:style-name="T4">BoundRealRoots(p)</text:span></text:span><text:span text:style-name="T3"> returns a list with sublists with the bounds on the roots of a polynomial: </text:span></text:p>
      <table:table table:name="Table19" table:style-name="Table19">
        <table:table-column table:style-name="Table19.A"/>
        <table:table-row>
          <table:table-cell table:style-name="Table19.A1" office:value-type="string">
            <text:p text:style-name="P6">In&gt; p:=(x+20)*(x+10)</text:p>
            <text:p text:style-name="P6">Out&gt; (x+20)*(x+10);</text:p>
            <text:p text:style-name="P6">In&gt; MinimumBound(p)</text:p>
            <text:p text:style-name="P6">Out&gt; 10/3;</text:p>
            <text:p text:style-name="P6">In&gt; MaximumBound(p)</text:p>
            <text:p text:style-name="P6">Out&gt; 60;</text:p>
            <text:p text:style-name="P6">In&gt; BoundRealRoots(p)</text:p>
            <text:p text:style-name="P6"><text:soft-page-break/>Out&gt; {{-95/3,-35/2},{-35/2,-10/3}};</text:p>
            <text:p text:style-name="P6">In&gt; N(%)</text:p>
            <text:p text:style-name="P6">Out&gt; {{-31.6666666666,-17.5},</text:p>
            <text:p text:style-name="P7"><text:s text:c="2"/>{-17.5,-3.3333333333}};</text:p>
          </table:table-cell>
        </table:table-row>
      </table:table>
      <text:p text:style-name="P1">It should be noted that since all calculations are done with rational numbers, the algorithm for bounding the roots is very robust. This is important, as the roots can be very unstable for small variations in the coefficients of the polynomial in question (see Davenport). </text:p>
      <text:p text:style-name="P5"/>
      <text:h text:style-name="P15" text:outline-level="3">Finding real roots given the bounds on the roots </text:h>
      <text:p text:style-name="P1"><text:bookmark text:name="real roots!finding"/>Given the bounds on the real roots as determined in the previous section, two methods for finding roots are available: the secant method or the Newton method, where the function is locally approximated by a line, and extrapolated to find a new estimate for a root. This method converges quickly when "sufficiently" near a root, but can easily fail otherwise. The secant method can easily send the search to infinity. </text:p>
      <text:p text:style-name="P1">The bisection method is more robust, but slower. It works by taking the middle of the range, and checking signs of the polynomial to select the half-range where the root is. As there is only one root in the range ( <text:span text:style-name="T1">a</text:span>, <text:span text:style-name="T1">b</text:span>), in general it will be true that <text:span text:style-name="T1">p(a)*p(b)&lt;0</text:span>, which is assumed by this method. </text:p>
      <text:p text:style-name="P1">MathPiper finds the roots by first trying the secant method, starting in the middle of the range, <text:span text:style-name="T1">c=(a+b)/2</text:span>. If this fails the bisection method is tried. </text:p>
      <text:p text:style-name="Text_20_body"><text:span text:style-name="T3">The function call to find the real roots of a polynomial </text:span><text:span text:style-name="T4">p</text:span><text:span text:style-name="T3"> in variable </text:span><text:span text:style-name="T4">x</text:span><text:span text:style-name="T3"> is </text:span><text:span text:style-name="Teletype"><text:span text:style-name="T4">FindRealRoots(p)</text:span></text:span><text:span text:style-name="T3">, for example: </text:span></text:p>
      <table:table table:name="Table20" table:style-name="Table20">
        <table:table-column table:style-name="Table20.A"/>
        <table:table-row>
          <table:table-cell table:style-name="Table20.A1" office:value-type="string">
            <text:p text:style-name="P6">In&gt; p:=Expand((x+3.1)*(x-6.23))</text:p>
            <text:p text:style-name="P6">Out&gt; x^2-3.13*x-19.313;</text:p>
            <text:p text:style-name="P6">In&gt; FindRealRoots(p)</text:p>
            <text:p text:style-name="P6">Out&gt; {-3.1,6.23};</text:p>
            <text:p text:style-name="P6">In&gt; p:=Expand((x+3.1)^3*(x-6.23))</text:p>
            <text:p text:style-name="P6">Out&gt; x^4+3.07*x^3-29.109*x^2-149.8199\ </text:p>
            <text:p text:style-name="P6">In&gt; *x-185.59793;</text:p>
            <text:p text:style-name="P6">In&gt; p:=SquareFree(Rationalize( \ </text:p>
            <text:p text:style-name="P6">In&gt; Expand((x+3.1)^3*(x-6.23))))</text:p>
            <text:p text:style-name="P6">Out&gt; (-160000*x^2+500800*x+3090080)/2611467;</text:p>
            <text:p text:style-name="P6">In&gt; FindRealRoots(p)</text:p>
            <text:p text:style-name="P7">Out&gt; {-3.1,6.23};</text:p>
          </table:table-cell>
        </table:table-row>
      </table:table>
      <text:p text:style-name="P1"/>
      <text:h text:style-name="P95" text:outline-level="1">2. Number theory algorithms </text:h>
      <text:p text:style-name="P1">This chapter describes the algorithms used for computing various number-theoretic functions. We call "number-theoretic" any function that takes integer arguments, produces integer values, and is of interest to number theory. </text:p>
      <text:p text:style-name="P5"><text:bookmark text:name="c2s1"/></text:p>
      <text:h text:style-name="P11" text:outline-level="2">2.1 Euclidean GCD algorithms </text:h>
      <text:p text:style-name="Text_20_body"><text:bookmark text:name="GCD!binary Euclidean method"/><text:span text:style-name="T3">The main algorithm for the calculation of the GCD of two integers is the binary Euclidean algorithm. It is based on the following identities: </text:span><text:span text:style-name="T4">Gcd(a,b)=Gcd(b,a)</text:span><text:span text:style-name="T3">, </text:span><text:span text:style-name="T4">Gcd(a,b)=Gcd(a-b,b)</text:span><text:span text:style-name="T3">, and for odd </text:span><text:span text:style-name="T4">b</text:span><text:span text:style-name="T3">, </text:span><text:span text:style-name="T4">Gcd(2*a,b)=Gcd(a,b)</text:span><text:span text:style-name="T3">. Thus we can produce a sequence of pairs with the same GCD as the original two numbers, and each pair will be at most half the size of the previous pair. The number of steps is logarithmic in the number of digits in </text:span><text:span text:style-name="T4">a</text:span><text:span text:style-name="T3">, </text:span><text:span text:style-name="T4">b</text:span><text:span text:style-name="T3">. The only operations needed for this algorithm are binary shifts and subtractions (no modular division is necessary). The low-level function for this is </text:span><text:span text:style-name="Teletype"><text:span text:style-name="T4">GcdN</text:span></text:span><text:span text:style-name="T3">. </text:span></text:p>
      <text:p text:style-name="P1">To speed up the calculation when one of the numbers is much larger than another, one could use the property <text:span text:style-name="T1">Gcd(a,b)=Gcd(a,Mod(a,b))</text:span>. This will introduce an additional modular division into the algorithm; this is a slow operation when the numbers are large. </text:p>
      <text:p text:style-name="P5"><text:bookmark text:name="c2s2"/></text:p>
      <text:h text:style-name="P11" text:outline-level="2">2.2 Prime numbers: the Miller-Rabin test and its improvements </text:h>
      <text:p text:style-name="Text_20_body"><text:bookmark text:name="primality testing"/><text:span text:style-name="T3">Small prime numbers $p&lt;=65537$ are simply stored in a precomputed table as an array of bits; the bits corresponding to prime numbers are set to 1. This makes primality testing on small numbers very quick. This is implemented by the function </text:span><text:span text:style-name="Teletype"><text:span text:style-name="T4">FastIsPrime</text:span></text:span><text:span text:style-name="T3">. </text:span></text:p>
      <text:p text:style-name="Text_20_body"><text:span text:style-name="T3">Primality of larger numbers is tested by the function </text:span><text:span text:style-name="Teletype"><text:span text:style-name="T4">IsPrime</text:span></text:span><text:span text:style-name="T3"> that uses the Miller-Rabin algorithm. </text:span></text:p>
      <text:h text:style-name="P13" text:outline-level="6">Initial implementation and documentation was supplied by Christian Obrecht.</text:h>
      <text:p text:style-name="P1">This algorithm is deterministic (guaranteed correct within a certain running time) for "small" numbers <text:span text:style-name="T1">n&lt;3.4*10^13</text:span> and probabilistic (correct with high probability but not guaranteed) for larger numbers. In other words, the Miller-Rabin test could sometimes flag a large number <text:span text:style-name="T1">n</text:span> as prime when in fact <text:span text:style-name="T1">n</text:span> is composite; but the probability for this to happen can be made extremely small. The basic reference is [Rabin 1980]. We also implemented some of the improvements suggested in [Davenport 1992]. </text:p>
      <text:p text:style-name="P1"><text:bookmark text:name="primality testing!Miller-Rabin algorithm"/><text:bookmark text:name="primality testing!Fermat test"/>The idea of the Miller-Rabin algorithm is to improve the Fermat primality test. If <text:span text:style-name="T1">n</text:span> is prime, then for any <text:span text:style-name="T1">x</text:span> we have <text:span text:style-name="T1">Gcd(n,x)=1</text:span>. Then by Fermat's "little theorem", <text:span text:style-name="T1">x^(n-1):=Mod(1,n)</text:span>. (This is really a simple statement; if <text:span text:style-name="T1">n</text:span> is prime, then <text:span text:style-name="T1">n-1</text:span> nonzero remainders modulo <text:span text:style-name="T1">n</text:span>: 1, 2, ..., <text:span text:style-name="T1">n-1</text:span> form a cyclic multiplicative group.) Therefore we pick some "base" integer <text:span text:style-name="T1">x</text:span> and compute <text:span text:style-name="T1">Mod(x^(n-1),n)</text:span>; this is a quick computation <text:soft-page-break/>even if <text:span text:style-name="T1">n</text:span> is large. If this value is not equal to <text:span text:style-name="T1">1</text:span> for some base <text:span text:style-name="T1">x</text:span>, then <text:span text:style-name="T1">n</text:span> is definitely not prime. However, we cannot test <text:span text:style-name="T2">every</text:span> base <text:span text:style-name="T1">x&lt;n</text:span>; instead we test only some <text:span text:style-name="T1">x</text:span>, so it may happen that we miss the right values of <text:span text:style-name="T1">x</text:span> that would expose the non-primality of <text:span text:style-name="T1">n</text:span>. So Fermat's test sometimes fails, i.e. says that <text:span text:style-name="T1">n</text:span> is a prime when <text:span text:style-name="T1">n</text:span> is in fact not a prime. Also there are infinitely many integers called "Carmichael numbers" which are not prime but pass the Fermat test for every base. </text:p>
      <text:p text:style-name="P1">The Miller-Rabin algorithm improves on this by using the property that for prime <text:span text:style-name="T1">n</text:span> there are no nontrivial square roots of unity in the ring of integers modulo <text:span text:style-name="T1">n</text:span> (this is Lagrange's theorem). In other words, if <text:span text:style-name="T1">x^2:=Mod(1,n)</text:span> for some <text:span text:style-name="T1">x</text:span>, then <text:span text:style-name="T1">x</text:span> must be equal to <text:span text:style-name="T1">1</text:span> or <text:span text:style-name="T1">-1</text:span> modulo <text:span text:style-name="T1">n</text:span>. (Since <text:span text:style-name="T1">n-1</text:span> is equal to <text:span text:style-name="T1">-1</text:span> modulo <text:span text:style-name="T1">n</text:span>, we have <text:span text:style-name="T1">n-1</text:span> as a trivial square root of unity modulo <text:span text:style-name="T1">n</text:span>. Note that even if <text:span text:style-name="T1">n</text:span> is prime there may be nontrivial divisors of <text:span text:style-name="T1">1</text:span>, for example, <text:span text:style-name="T1">2*49:=Mod(1,97)</text:span>.) </text:p>
      <text:p text:style-name="P1">We can check that <text:span text:style-name="T1">n</text:span> is odd before applying any primality test. (A test <text:span text:style-name="T1">n^2:=Mod(1,24)</text:span> guarantees that <text:span text:style-name="T1">n</text:span> is not divisible by <text:span text:style-name="T1">2</text:span> or <text:span text:style-name="T1">3</text:span>. For large <text:span text:style-name="T1">n</text:span> it is faster to first compute <text:span text:style-name="T1">Mod(n,24)</text:span> rather than <text:span text:style-name="T1">n^2</text:span>, or test <text:span text:style-name="T1">n</text:span> directly.) Then we note that in Fermat's test the number <text:span text:style-name="T1">n-1</text:span> is certainly a composite number because <text:span text:style-name="T1">n-1</text:span> is even. So if we first find the largest power of <text:span text:style-name="T1">2</text:span> in <text:span text:style-name="T1">n-1</text:span> and decompose <text:span text:style-name="T1">n-1=2^r*q</text:span> with <text:span text:style-name="T1">q</text:span> odd, then <text:span text:style-name="T1">x^(n-1):=Mod(a^2^r,n)</text:span> where <text:span text:style-name="T1">a:=Mod(x^q,n)</text:span>. (Here <text:span text:style-name="T1">r&gt;=1</text:span> since <text:span text:style-name="T1">n</text:span> is odd.) In other words, the number <text:span text:style-name="T1">Mod(x^(n-1),n)</text:span> is obtained by repeated squaring of the number <text:span text:style-name="T1">a</text:span>. We get a sequence of <text:span text:style-name="T1">r</text:span> repeated squares: <text:span text:style-name="T1">a</text:span>, <text:span text:style-name="T1">a^2</text:span>, ..., <text:span text:style-name="T1">a^2^r</text:span>. The last element of this sequence must be <text:span text:style-name="T1">1</text:span> if <text:span text:style-name="T1">n</text:span> passes the Fermat test. (If it does not pass, <text:span text:style-name="T1">n</text:span> is definitely a composite number.) If <text:span text:style-name="T1">n</text:span> passes the Fermat test, the last-but-one element <text:span text:style-name="T1">a^2^(r-1)</text:span> of the sequence of squares is a square root of unity modulo <text:span text:style-name="T1">n</text:span>. We can check whether this square root is non-trivial (i.e. not equal to <text:span text:style-name="T1">1</text:span> or <text:span text:style-name="T1">-1</text:span> modulo <text:span text:style-name="T1">n</text:span>). If it is non-trivial, then <text:span text:style-name="T1">n</text:span> definitely cannot be a prime. If it is trivial and equal to <text:span text:style-name="T1">1</text:span>, we can check the preceding element, and so on. If an element is equal to <text:span text:style-name="T1">-1</text:span>, we cannot say anything, i.e. the test passes ( <text:span text:style-name="T1">n</text:span> is "probably a prime"). </text:p>
      <text:p text:style-name="P1">This procedure can be summarized like this: </text:p>
      <text:list xml:id="list294639698" text:style-name="L12">
        <text:list-item>
          <text:p text:style-name="P74">Find the largest power of <text:span text:style-name="T1">2</text:span> in <text:span text:style-name="T1">n-1</text:span> and an odd number <text:span text:style-name="T1">q</text:span> such that <text:span text:style-name="T1">n-1=2^r*q</text:span>. </text:p>
        </text:list-item>
        <text:list-item>
          <text:p text:style-name="P74">Select the "base number" <text:span text:style-name="T1">x&lt;n</text:span>. Compute the sequence <text:span text:style-name="T1">a:=Mod(x^q,n)</text:span>, <text:span text:style-name="T1">a^2</text:span>, <text:span text:style-name="T1">a^4</text:span>, ..., <text:span text:style-name="T1">a^2^r</text:span> by repeated squaring modulo <text:span text:style-name="T1">n</text:span>. This sequence contains at least two elements since <text:span text:style-name="T1">r&gt;=1</text:span>. </text:p>
        </text:list-item>
        <text:list-item>
          <text:p text:style-name="P25">If <text:span text:style-name="T1">a=1</text:span> or <text:span text:style-name="T1">a=n-1</text:span>, the test passes on the base number <text:span text:style-name="T1">x</text:span>. Otherwise, the test passes if at least one of the elements of the sequence is equal to <text:span text:style-name="T1">n-1</text:span> and fails if none of them are equal to <text:span text:style-name="T1">n-1</text:span>. This simplified procedure works because the first element that is equal to <text:span text:style-name="T1">1</text:span> <text:span text:style-name="T2">must</text:span> be preceded by a <text:span text:style-name="T1">-1</text:span>, or else we would find a nontrivial root of unity. </text:p>
        </text:list-item>
      </text:list>
      <text:p text:style-name="P1">Here is a more formal definition. An odd integer <text:span text:style-name="T1">n</text:span> is called <text:span text:style-name="T2">strongly-probably-prime</text:span> for base <text:span text:style-name="T1">b</text:span> if <text:span text:style-name="T1">b^q:=Mod(1,n)</text:span> or <text:span text:style-name="T1">b^(q*2^i):=Mod(n-1,n)</text:span> for some <text:span text:style-name="T1">i</text:span> such that <text:span text:style-name="T1">0&lt;=i&lt;r</text:span>, where <text:span text:style-name="T1">q</text:span> and <text:span text:style-name="T1">r</text:span> are such that <text:span text:style-name="T1">q</text:span> is odd and <text:span text:style-name="T1">n-1=q*2^r</text:span>. </text:p>
      <text:p text:style-name="P1">A practical application of this procedure needs to select particular base numbers. It is advantageous (according to [Pomerance <text:span text:style-name="T2">et al.</text:span> 1980]) to choose <text:span text:style-name="T2">prime</text:span> numbers <text:span text:style-name="T1">b</text:span> as bases, because for a composite base <text:span text:style-name="T1">b=p*q</text:span>, if <text:span text:style-name="T1">n</text:span> is a strong pseudoprime for both <text:span text:style-name="T1">p</text:span> and <text:span text:style-name="T1">q</text:span>, then it is very probable that <text:span text:style-name="T1">n</text:span> is a strong pseudoprime also for <text:span text:style-name="T1">b</text:span>, so composite bases rarely give new information. </text:p>
      <text:p text:style-name="P1">An additional check suggested by [Davenport 1992] is activated if <text:span text:style-name="T1">r&gt;2</text:span> (i.e. if <text:span text:style-name="T1">n:=Mod(1,8)</text:span> which is true for only 1/4 of all odd numbers). If <text:span text:style-name="T1">i&gt;=1</text:span> is found such that <text:span text:style-name="T1">b^(q*2^i):=Mod(n-1,n)</text:span>, then <text:span text:style-name="T1">b^(q*2^(i-1))</text:span> is a square root of <text:span text:style-name="T1">-1</text:span> modulo <text:span text:style-name="T1">n</text:span>. <text:soft-page-break/>If <text:span text:style-name="T1">n</text:span> is prime, there may be only two different square roots of <text:span text:style-name="T1">-1</text:span>. Therefore we should store the set of found values of roots of <text:span text:style-name="T1">-1</text:span>; if there are more than two such roots, then we woill find some roots <text:span text:style-name="T1">s1</text:span>, <text:span text:style-name="T1">s2</text:span> of <text:span text:style-name="T1">-1</text:span> such that <text:span text:style-name="T1">s1+s2!=Mod(0,n)</text:span>. But <text:span text:style-name="T1">s1^2-s2^2:=Mod(0,n)</text:span>. Therefore <text:span text:style-name="T1">n</text:span> is definitely composite, e.g. <text:span text:style-name="T1">Gcd(s1+s2,n)&gt;1</text:span>. This check costs very little computational effort but guards against some strong pseudoprimes. </text:p>
      <text:p text:style-name="P1">Yet another small improvement comes from [Damgard <text:span text:style-name="T2">et al.</text:span> 1993]. They found that the strong primality test sometimes (rarely) passes on composite numbers <text:span text:style-name="T1">n</text:span> for more than <text:span text:style-name="T1">1/8</text:span> of all bases <text:span text:style-name="T1">x&lt;n</text:span> if <text:span text:style-name="T1">n</text:span> is such that either <text:span text:style-name="T1">3*n+1</text:span> or <text:span text:style-name="T1">8*n+1</text:span> is a perfect square, or if <text:span text:style-name="T1">n</text:span> is a Carmichael number. Checking Carmichael numbers is slow, but it is easy to show that if <text:span text:style-name="T1">n</text:span> is a large enough prime number, then neither <text:span text:style-name="T1">3*n+1</text:span>, nor <text:span text:style-name="T1">8*n+1</text:span>, nor any <text:span text:style-name="T1">s*n+1</text:span> with small integer <text:span text:style-name="T1">s</text:span> can be a perfect square. [If <text:span text:style-name="T1">s*n+1=r^2</text:span>, then <text:span text:style-name="T1">s*n=(r-1)*(r+1)</text:span>.] Testing for a perfect square is quick and does not slow down the algorithm. This is however not implemented in MathPiper because it seems that perfect squares are too rare for this improvement to be significant. </text:p>
      <text:p text:style-name="P1"><text:bookmark text:name="primality testing!strong pseudoprimes"/>If an integer is not "strongly-probably-prime" for a given base <text:span text:style-name="T1">b</text:span>, then it is a composite number. However, the converse statement is false, i.e. "strongly-probably-prime" numbers can actually be composite. Composite strongly-probably-prime numbers for base <text:span text:style-name="T1">b</text:span> are called <text:span text:style-name="T2">strong pseudoprimes</text:span> for base <text:span text:style-name="T1">b</text:span>. There is a theorem that if <text:span text:style-name="T1">n</text:span> is composite, then among all numbers <text:span text:style-name="T1">b</text:span> such that <text:span text:style-name="T1">1&lt;b&lt;n</text:span>, at most one fourth are such that <text:span text:style-name="T1">n</text:span> is a strong pseudoprime for base <text:span text:style-name="T1">b</text:span>. Therefore if <text:span text:style-name="T1">n</text:span> is strongly-probably-prime for many bases, then the probability for <text:span text:style-name="T1">n</text:span> to be composite is very small. </text:p>
      <text:p text:style-name="P1">For numbers less than <text:span text:style-name="T1">B=34155071728321</text:span>, exhaustive </text:p>
      <text:h text:style-name="P13" text:outline-level="6">And surely exhausting.</text:h>
      <text:p text:style-name="Text_20_body"><text:span text:style-name="T3">computations have shown that there are no strong pseudoprimes simultaneously for bases 2, 3, 5, 7, 11, 13 and 17. This gives a simple and reliable primality test for integers below </text:span><text:span text:style-name="T4">B</text:span><text:span text:style-name="T3">. If </text:span><text:span text:style-name="T4">n&gt;=B</text:span><text:span text:style-name="T3">, the Rabin-Miller method consists in checking if </text:span><text:span text:style-name="T4">n</text:span><text:span text:style-name="T3"> is strongly-probably-prime for </text:span><text:span text:style-name="T4">k</text:span><text:span text:style-name="T3"> base numbers </text:span><text:span text:style-name="T4">b</text:span><text:span text:style-name="T3">. The base numbers are chosen to be consecutive "weak pseudoprimes" that are easy to generate (see below the function </text:span><text:span text:style-name="Teletype"><text:span text:style-name="T4">NextPseudoPrime</text:span></text:span><text:span text:style-name="T3">). </text:span></text:p>
      <text:p text:style-name="Text_20_body"><text:bookmark text:name="primality testing!Miller-Rabin algorithm!choosing the bases"/><text:span text:style-name="T3">In the implemented routine </text:span><text:span text:style-name="Teletype"><text:span text:style-name="T4">RabinMiller</text:span></text:span><text:span text:style-name="T3">, the number of bases </text:span><text:span text:style-name="T4">k</text:span><text:span text:style-name="T3"> is chosen to make the probability of erroneously passing the test </text:span><text:span text:style-name="T4">p&lt;10^(-25)</text:span><text:span text:style-name="T3">. (Note that this is </text:span><text:span text:style-name="T5">not</text:span><text:span text:style-name="T3"> the same as the probability to give an incorrect answer, because all numbers that do not pass the test are definitely composite.) The probability for the test to pass mistakenly on a given number is found as follows. Suppose the number of bases </text:span><text:span text:style-name="T4">k</text:span><text:span text:style-name="T3"> is fixed. Then the probability for a given composite number to pass the test is less than </text:span><text:span text:style-name="T4">p[f]=4^(-k)</text:span><text:span text:style-name="T3">. The probability for a given number </text:span><text:span text:style-name="T4">n</text:span><text:span text:style-name="T3"> to be prime is roughly </text:span><text:span text:style-name="T4">p[p]=1/Ln(n)</text:span><text:span text:style-name="T3"> and to be composite </text:span><text:span text:style-name="T4">p[c]=1-1/Ln(n)</text:span><text:span text:style-name="T3">. Prime numbers never fail the test. Therefore, the probability for the test to pass is </text:span><text:span text:style-name="T4">p[f]*p[c]+p[p]</text:span><text:span text:style-name="T3"> and the probability to pass erroneously is </text:span></text:p>
      <text:p text:style-name="P2">p=(p[f]*p[c])/(p[f]*p[c]+p[p])&lt;Ln(n)*4^(-k).</text:p>
      <text:p text:style-name="P1">To make <text:span text:style-name="T1">p&lt;epsilon</text:span>, it is enough to select <text:span text:style-name="T1">k=1/Ln(4)*(Ln(n)-Ln(epsilon))</text:span>. </text:p>
      <text:p text:style-name="Text_20_body"><text:span text:style-name="T3">Before calling </text:span><text:span text:style-name="Teletype"><text:span text:style-name="T4">MillerRabin</text:span></text:span><text:span text:style-name="T3">, the function </text:span><text:span text:style-name="Teletype"><text:span text:style-name="T4">IsPrime</text:span></text:span><text:span text:style-name="T3"> performs two quick checks: first, for </text:span><text:span text:style-name="T4">n&gt;=4</text:span><text:span text:style-name="T3"> it checks that </text:span><text:span text:style-name="T4">n</text:span><text:span text:style-name="T3"> is not divisible by 2 or 3 (all primes larger than 4 must satisfy this); second, for </text:span><text:span text:style-name="T4">n&gt;257</text:span><text:span text:style-name="T3">, it checks that </text:span><text:span text:style-name="T4">n</text:span><text:span text:style-name="T3"> does not contain small prime factors </text:span><text:soft-page-break/><text:span text:style-name="T4">p&lt;=257</text:span><text:span text:style-name="T3">. This is checked by evaluating the GCD of </text:span><text:span text:style-name="T4">n</text:span><text:span text:style-name="T3"> with the precomputed product of all primes up to 257. The computation of the GCD is quick and saves time in case a </text:span><text:span text:style-name="T3">small prime factor is present. </text:span></text:p>
      <text:p text:style-name="Text_20_body"><text:bookmark text:name="NextPrime@\relax &lt;b&gt;&lt;tt&gt;NextPrime&lt;/tt&gt;&lt;/b&gt;"/><text:span text:style-name="T3">There is also a function </text:span><text:span text:style-name="Teletype"><text:span text:style-name="T4">NextPrime(n)</text:span></text:span><text:span text:style-name="T3"> that returns the smallest prime number larger than </text:span><text:span text:style-name="Teletype"><text:span text:style-name="T4">n</text:span></text:span><text:span text:style-name="T3">. This function uses a sequence 5,7,11,13,... generated by the function </text:span><text:span text:style-name="Teletype"><text:span text:style-name="T4">NextPseudoPrime</text:span></text:span><text:span text:style-name="T3">. This sequence contains numbers not divisible by 2 or 3 (but perhaps divisible by 5,7,...). The function </text:span><text:span text:style-name="Teletype"><text:span text:style-name="T4">NextPseudoPrime</text:span></text:span><text:span text:style-name="T3"> is very fast because it does not perform a full primality test. </text:span></text:p>
      <text:p text:style-name="Text_20_body"><text:span text:style-name="T3">The function </text:span><text:span text:style-name="Teletype"><text:span text:style-name="T4">NextPrime</text:span></text:span><text:span text:style-name="T3"> however does check each of these pseudoprimes using </text:span><text:span text:style-name="Teletype"><text:span text:style-name="T4">IsPrime</text:span></text:span><text:span text:style-name="T3"> and finds the first prime number. </text:span></text:p>
      <text:p text:style-name="P5"><text:bookmark text:name="c2s3"/></text:p>
      <text:h text:style-name="P11" text:outline-level="2">2.3 Factorization of integers </text:h>
      <text:p text:style-name="Text_20_body"><text:bookmark text:name="Factor@\relax &lt;b&gt;&lt;tt&gt;Factor&lt;/tt&gt;&lt;/b&gt;"/><text:bookmark text:name="factorization of integers"/><text:span text:style-name="T3">When we find from the primality test that an integer </text:span><text:span text:style-name="T4">n</text:span><text:span text:style-name="T3"> is composite, we usually do not obtain any factors of </text:span><text:span text:style-name="T4">n</text:span><text:span text:style-name="T3">. Factorization is implemented by functions </text:span><text:span text:style-name="Teletype"><text:span text:style-name="T4">Factor</text:span></text:span><text:span text:style-name="T3"> and </text:span><text:span text:style-name="Teletype"><text:span text:style-name="T4">Factors</text:span></text:span><text:span text:style-name="T3">. Both functions use the same algorithms to find all prime factors of a given integer </text:span><text:span text:style-name="T4">n</text:span><text:span text:style-name="T3">. (Before doing this, the primality checking algorithm is used to detect whether </text:span><text:span text:style-name="T4">n</text:span><text:span text:style-name="T3"> is a prime number.) Factorization consists of repeatedly finding a factor, i.e. an integer </text:span><text:span text:style-name="T4">f</text:span><text:span text:style-name="T3"> such that </text:span><text:span text:style-name="T4">Mod(n,f)=0</text:span><text:span text:style-name="T3">, and dividing </text:span><text:span text:style-name="T4">n</text:span><text:span text:style-name="T3"> by </text:span><text:span text:style-name="T4">f</text:span><text:span text:style-name="T3">. (Of course, each fastor </text:span><text:span text:style-name="T4">f</text:span><text:span text:style-name="T3"> needs to be factorized too.) </text:span></text:p>
      <text:p text:style-name="Text_20_body"><text:bookmark text:name="factorization of integers!small prime factors"/><text:span text:style-name="T3">First we determine whether the number </text:span><text:span text:style-name="T4">n</text:span><text:span text:style-name="T3"> contains "small" prime factors </text:span><text:span text:style-name="T4">p&lt;=257</text:span><text:span text:style-name="T3">. A quick test is to find the GCD of </text:span><text:span text:style-name="T4">n</text:span><text:span text:style-name="T3"> and the product of all primes up to </text:span><text:span text:style-name="T4">257</text:span><text:span text:style-name="T3">: if the GCD is greater than 1, then </text:span><text:span text:style-name="T4">n</text:span><text:span text:style-name="T3"> has at least one small prime factor. (The product of primes is precomputed.) If this is the case, the trial division algorithm is used: </text:span><text:span text:style-name="T4">n</text:span><text:span text:style-name="T3"> is divided by all prime numbers </text:span><text:span text:style-name="T4">p&lt;=257</text:span><text:span text:style-name="T3"> until a factor is found. </text:span><text:span text:style-name="Teletype"><text:span text:style-name="T4">NextPseudoPrime</text:span></text:span><text:span text:style-name="T3"> is used to generate the sequence of candidate divisors </text:span><text:span text:style-name="T4">p</text:span><text:span text:style-name="T3">. </text:span></text:p>
      <text:p text:style-name="Text_20_body"><text:bookmark text:name="factorization of integers!checking for prime powers"/><text:span text:style-name="T3">After separating small prime factors, we test whether the number </text:span><text:span text:style-name="T4">n</text:span><text:span text:style-name="T3"> is an integer power of a prime number, i.e. whether </text:span><text:span text:style-name="T4">n=p^s</text:span><text:span text:style-name="T3"> for some prime number </text:span><text:span text:style-name="T4">p</text:span><text:span text:style-name="T3"> and an integer </text:span><text:span text:style-name="T4">s&gt;=1</text:span><text:span text:style-name="T3">. This is tested by the following algorithm. We already know that </text:span><text:span text:style-name="T4">n</text:span><text:span text:style-name="T3"> is not prime and that </text:span><text:span text:style-name="T4">n</text:span><text:span text:style-name="T3"> does not contain any small prime factors up to 257. Therefore if </text:span><text:span text:style-name="T4">n=p^s</text:span><text:span text:style-name="T3">, then </text:span><text:span text:style-name="T4">p&gt;257</text:span><text:span text:style-name="T3"> and </text:span><text:span text:style-name="T4">2&lt;=s&lt;s[0]=Ln(n)/Ln(257)</text:span><text:span text:style-name="T3">. In other words, we only need to look for powers not greater than </text:span><text:span text:style-name="T4">s[0]</text:span><text:span text:style-name="T3">. This number can be approximated by the "integer logarithm" of </text:span><text:span text:style-name="T4">n</text:span><text:span text:style-name="T3"> in base 257 (routine </text:span><text:span text:style-name="Teletype"><text:span text:style-name="T4">IntLog(n, 257)</text:span></text:span><text:span text:style-name="T3">). </text:span></text:p>
      <text:p text:style-name="Text_20_body"><text:span text:style-name="T3">Now we need to check whether </text:span><text:span text:style-name="T4">n</text:span><text:span text:style-name="T3"> is of the form </text:span><text:span text:style-name="T4">p^s</text:span><text:span text:style-name="T3"> for </text:span><text:span text:style-name="T4">s=2</text:span><text:span text:style-name="T3">, 3, ..., </text:span><text:span text:style-name="T4">s[0]</text:span><text:span text:style-name="T3">. Note that if for example </text:span><text:span text:style-name="T4">n=p^24</text:span><text:span text:style-name="T3"> for some </text:span><text:span text:style-name="T4">p</text:span><text:span text:style-name="T3">, then the square root of </text:span><text:span text:style-name="T4">n</text:span><text:span text:style-name="T3"> will already be an integer, </text:span><text:span text:style-name="T4">n^(1/2)=p^12</text:span><text:span text:style-name="T3">. Therefore it is enough to test whether </text:span><text:span text:style-name="T4">n^(1/s)</text:span><text:span text:style-name="T3"> is an integer for all </text:span><text:span text:style-name="T5">prime</text:span><text:span text:style-name="T3"> values of </text:span><text:span text:style-name="T4">s</text:span><text:span text:style-name="T3"> up to </text:span><text:span text:style-name="T4">s[0]</text:span><text:span text:style-name="T3">, and then we will definitely discover whether </text:span><text:span text:style-name="T4">n</text:span><text:span text:style-name="T3"> is a power of some other integer. The testing is performed using the integer </text:span><text:span text:style-name="T4">n</text:span><text:span text:style-name="T3">-th root function </text:span><text:span text:style-name="Teletype"><text:span text:style-name="T4">IntNthRoot</text:span></text:span><text:span text:style-name="T3"> which quickly computes the integer part of </text:span><text:span text:style-name="T4">n</text:span><text:span text:style-name="T3">-th root of an integer number. If we discover that </text:span><text:span text:style-name="T4">n</text:span><text:span text:style-name="T3"> has an integer root </text:span><text:span text:style-name="T4">p</text:span><text:span text:style-name="T3"> of order </text:span><text:span text:style-name="T4">s</text:span><text:span text:style-name="T3">, we have to check that </text:span><text:span text:style-name="T4">p</text:span><text:span text:style-name="T3"> itself is a prime power (we use the same algorithm recursively). The number </text:span><text:span text:style-name="T4">n</text:span><text:span text:style-name="T3"> is a prime power if and only if </text:span><text:span text:style-name="T4">p</text:span><text:span text:style-name="T3"> is itself a prime power. If we find no integer roots of orders </text:span><text:span text:style-name="T4">s&lt;=s[0]</text:span><text:span text:style-name="T3">, then </text:span><text:span text:style-name="T4">n</text:span><text:span text:style-name="T3"> is not a prime power. </text:span></text:p>
      <text:p text:style-name="P1"><text:bookmark text:name="factorization of integers!Pollard's "/>If the number <text:span text:style-name="T1">n</text:span> is not a prime power, the Pollard "rho" algorithm is applied [Pollard 1978]. The Pollard "rho" algorithm takes an irreducible polynomial, e.g. <text:span text:style-name="T1">p(x)=x^2+1</text:span> and builds a sequence of integers <text:span text:style-name="T1">x[k+1]:=Mod(p(x[k]),n)</text:span>, starting from <text:span text:style-name="T1">x[0]=2</text:span>. For each <text:span text:style-name="T1">k</text:span>, the value <text:span text:style-name="T1">x[2*k]-x[k]</text:span> is attempted as possibly containing a common <text:soft-page-break/>factor with <text:span text:style-name="T1">n</text:span>. The GCD of <text:span text:style-name="T1">x[2*k]-x[k]</text:span> with <text:span text:style-name="T1">n</text:span> is computed, and if <text:span text:style-name="T1">Gcd(x[2*k]-x[k],n)&gt;1</text:span>, then that GCD value divides <text:span text:style-name="T1">n</text:span>. </text:p>
      <text:p text:style-name="P1">The idea behind the "rho" algorithm is to generate an effectively random sequence of trial numbers <text:span text:style-name="T1">t[k]</text:span> that may have a common factor with <text:span text:style-name="T1">n</text:span>. The efficiency of this algorithm is determined by the size of the smallest factor <text:span text:style-name="T1">p</text:span> of <text:span text:style-name="T1">n</text:span>. Suppose <text:span text:style-name="T1">p</text:span> is the smallest prime factor of <text:span text:style-name="T1">n</text:span> and suppose we generate a random sequence of integers <text:span text:style-name="T1">t[k]</text:span> such that <text:span text:style-name="T1">1&lt;=t[k]&lt;n</text:span>. It is clear that, on the average, a fraction <text:span text:style-name="T1">1/p</text:span> of these integers will be divisible by <text:span text:style-name="T1">p</text:span>. Therefore (if <text:span text:style-name="T1">t[k]</text:span> are truly random) we should need on the average <text:span text:style-name="T1">p</text:span> tries until we find <text:span text:style-name="T1">t[k]</text:span> which is accidentally divisible by <text:span text:style-name="T1">p</text:span>. In practice, of course, we do not use a truly random sequence and the number of tries before we find a factor <text:span text:style-name="T1">p</text:span> may be significantly different from <text:span text:style-name="T1">p</text:span>. The quadratic polynomial seems to help reduce the number of tries in most cases. </text:p>
      <text:p text:style-name="P1">But the Pollard "rho" algorithm may actually enter an infinite loop when the sequence <text:span text:style-name="T1">x[k]</text:span> repeats itself without giving any factors of <text:span text:style-name="T1">n</text:span>. For example, the unmodified "rho" algorithm starting from <text:span text:style-name="T1">x[0]=2</text:span> loops on the number <text:span text:style-name="T1">703</text:span>. The loop is detected by comparing <text:span text:style-name="T1">x[2*k]</text:span> and <text:span text:style-name="T1">x[k]</text:span>. When these two quantities become equal to each other for the first time, the loop may not yet have occurred so the value of GCD is set to 1 and the sequence is continued. But when the equality of <text:span text:style-name="T1">x[2*k]</text:span> and <text:span text:style-name="T1">x[k]</text:span> occurs many times, it indicates that the algorithm has entered a loop. A solution is to randomly choose a different starting number <text:span text:style-name="T1">x[0]</text:span> when a loop occurs and try factoring again, and keep trying new random starting numbers between 1 and <text:span text:style-name="T1">n</text:span> until a non-looping sequence is found. The current implementation stops after 100 restart attempts and prints an error message, "failed to factorize number". </text:p>
      <text:p text:style-name="P1">A better (and faster) integer factoring algorithm needs to be implemented in MathPiper. </text:p>
      <text:p text:style-name="P1"><text:bookmark text:name="factorization of integers!overview of algorithms"/>Modern factoring algorithms are all probabilistic (i.e. they do not guarantee a particular finishing time) and fall into three categories: </text:p>
      <text:list xml:id="list1229348389" text:style-name="L13">
        <text:list-item>
          <text:p text:style-name="P75">Methods that work well (i.e. quickly) if there is a relatively small factor <text:span text:style-name="T1">p</text:span> of <text:span text:style-name="T1">n</text:span> (even if <text:span text:style-name="T1">n</text:span> itself is large). Pollard's "rho" algorithm belongs to this category. The fastest in this category is Lenstra's elliptic curves method (ECM). </text:p>
        </text:list-item>
        <text:list-item>
          <text:p text:style-name="P75">Methods that work equally quickly regardless of the size of factors (but slower with larger <text:span text:style-name="T1">n</text:span>). These are the continued fractions method and the various "sieve" methods. The current best is the "General Number Field Sieve" (GNFS) but it is quite a complicated algorithm requiring operations with high-order algebraic numbers. The next best one is the "Multiple Polynomial Quadratic Sieve" (MPQS). </text:p>
        </text:list-item>
        <text:list-item>
          <text:p text:style-name="P26">Methods that are suitable only for numbers of special "interesting" form, e.g. Fermat numbers <text:span text:style-name="T1">2^2^k-1</text:span> or generally numbers of the form <text:span text:style-name="T1">r^s+a</text:span> where <text:span text:style-name="T1">s</text:span> is large but <text:span text:style-name="T1">r</text:span> and <text:span text:style-name="T1">a</text:span> are very small integers. The best method seems to be the "Special Number Field Sieve" which is a faster variant of the GNFS adapted to the problem. </text:p>
        </text:list-item>
      </text:list>
      <text:p text:style-name="P1">There is ample literature describing these algorithms. </text:p>
      <text:p text:style-name="P5"><text:bookmark text:name="c2s4"/></text:p>
      <text:h text:style-name="P11" text:outline-level="2">2.4 The Jacobi symbol </text:h>
      <text:p text:style-name="P1">A number <text:span text:style-name="T1">m</text:span> is a "quadratic residue modulo <text:span text:style-name="T1">n</text:span>" if there exists a number <text:span text:style-name="T1">k</text:span> such that <text:span text:style-name="T1">k^2:=Mod(m,n)</text:span>. </text:p>
      <text:p text:style-name="P1"><text:soft-page-break/>The Legendre symbol (<text:span text:style-name="T1">m</text:span>/ <text:span text:style-name="T1">n</text:span>) is defined as <text:span text:style-name="T1">+1</text:span> if <text:span text:style-name="T1">m</text:span> is a quadratic residue modulo <text:span text:style-name="T1">n</text:span> and <text:span text:style-name="T1">-1</text:span> if it is a non-residue. The Legendre symbol is equal to <text:span text:style-name="T1">0</text:span> if <text:span text:style-name="T1">m/n</text:span> is an integer. </text:p>
      <text:p text:style-name="P1">The Jacobi symbol <text:span text:style-name="T1">[m/n;]</text:span> is defined as the product of the Legendre symbols of the prime factors <text:span text:style-name="T1">f[i]</text:span> of <text:span text:style-name="T1">n=f[1]^p[1]*...*f[s]^p[s]</text:span>, </text:p>
      <text:p text:style-name="P2">[m/n;]:=[m/f[1];]^p[1]*...*[m/f[s];]^p[s].</text:p>
      <text:p text:style-name="P1">(Here we used the same notation <text:span text:style-name="T1">[a/b;]</text:span> for the Legendre and the Jacobi symbols; this is confusing but seems to be the current practice.) The Jacobi symbol is equal to <text:span text:style-name="T1">0</text:span> if <text:span text:style-name="T1">m</text:span>, <text:span text:style-name="T1">n</text:span> are not mutually prime (have a common factor). The Jacobi symbol and the Legendre symbol have values <text:span text:style-name="T1">+1</text:span>, <text:span text:style-name="T1">-1</text:span> or <text:span text:style-name="T1">0</text:span>. </text:p>
      <text:p text:style-name="P1">The Jacobi symbol can be efficiently computed without knowing the full factorization of the number <text:span text:style-name="T1">n</text:span>. The currently used method is based on the following four identities for the Jacobi symbol: </text:p>
      <text:list xml:id="list155573648" text:style-name="L14">
        <text:list-item>
          <text:p text:style-name="P76"><text:span text:style-name="T1">[a/1;]=1</text:span>. </text:p>
        </text:list-item>
        <text:list-item>
          <text:p text:style-name="P76"><text:span text:style-name="T1">[2/b;]=(-1)^((b^2-1)/8)</text:span>. </text:p>
        </text:list-item>
        <text:list-item>
          <text:p text:style-name="P76"><text:span text:style-name="T1">[(a*b)/c;]=[a/c;]*[b/c;]</text:span>. </text:p>
        </text:list-item>
        <text:list-item>
          <text:p text:style-name="P76">If <text:span text:style-name="T1">a:=Mod(b,c)</text:span>, then <text:span text:style-name="T1">[a/c;]=[b/c;]</text:span>. </text:p>
        </text:list-item>
        <text:list-item>
          <text:p text:style-name="P27">If <text:span text:style-name="T1">a</text:span>, <text:span text:style-name="T1">b</text:span> are both odd, then <text:span text:style-name="T1">[a/b;]=[b/a;]*(-1)^((a-1)*(b-1)/4)</text:span>. </text:p>
        </text:list-item>
      </text:list>
      <text:p text:style-name="P1">Using these identities, we can recursively reduce the computation of the Jacobi symbol <text:span text:style-name="T1">[a/b;]</text:span> to the computation of the Jacobi symbol for numbers that are on the average half as large. This is similar to the fast "binary" Euclidean algorithm for the computation of the GCD. The number of levels of recursion is logarithmic in the arguments <text:span text:style-name="T1">a</text:span>, <text:span text:style-name="T1">b</text:span>. </text:p>
      <text:p text:style-name="P1">More formally, Jacobi symbol <text:span text:style-name="T1">[a/b;]</text:span> is computed by the following algorithm. (The number <text:span text:style-name="T1">b</text:span> must be an odd positive integer, otherwise the result is undefined.) </text:p>
      <text:list xml:id="list1000300401" text:style-name="L15">
        <text:list-item>
          <text:p text:style-name="P77">If <text:span text:style-name="T1">b=1</text:span>, return <text:span text:style-name="T1">1</text:span> and stop. If <text:span text:style-name="T1">a=0</text:span>, return <text:span text:style-name="T1">0</text:span> and stop. Otherwise, replace <text:span text:style-name="T1">[a/b;]</text:span> by <text:span text:style-name="T1">[Mod(a,b)/b;]</text:span> (identity 4). </text:p>
        </text:list-item>
        <text:list-item>
          <text:p text:style-name="P77">Find the largest power of <text:span text:style-name="T1">2</text:span> that divides <text:span text:style-name="T1">a</text:span>. Say, <text:span text:style-name="T1">a=2^s*c</text:span> where <text:span text:style-name="T1">c</text:span> is odd. Replace <text:span text:style-name="T1">[a/b;]</text:span> by <text:span text:style-name="T1">[c/b;]*(-1)^(s*(b^2-1)/8)</text:span> (identities 2 and 3). </text:p>
        </text:list-item>
        <text:list-item>
          <text:p text:style-name="P77">Now that <text:span text:style-name="T1">c&lt;b</text:span>, replace <text:span text:style-name="T1">[c/b;]</text:span> by <text:span text:style-name="T1">[b/c;]*(-1)^((b-1)*(c-1)/4)</text:span> (identity 5). </text:p>
        </text:list-item>
        <text:list-item>
          <text:p text:style-name="P28">Continue to step 1. </text:p>
        </text:list-item>
      </text:list>
      <text:p text:style-name="P1">Note that the arguments <text:span text:style-name="T1">a</text:span>, <text:span text:style-name="T1">b</text:span> may be very large integers and we should avoid performing multiplications of these numbers. We can compute <text:span text:style-name="T1">(-1)^((b-1)*(c-1)/4)</text:span> without multiplications. This expression is equal to <text:span text:style-name="T1">1</text:span> if either <text:span text:style-name="T1">b</text:span> or <text:span text:style-name="T1">c</text:span> is equal to 1 mod 4; it is equal to <text:span text:style-name="T1">-1</text:span> only if both <text:span text:style-name="T1">b</text:span> and <text:span text:style-name="T1">c</text:span> are equal to 3 mod 4. Also, <text:span text:style-name="T1">(-1)^((b^2-1)/8)</text:span> is equal to <text:span text:style-name="T1">1</text:span> if either <text:span text:style-name="T1">b:=1</text:span> or <text:span text:style-name="T1">b:=7</text:span> mod 8, and it is equal to <text:span text:style-name="T1">-1</text:span> if <text:span text:style-name="T1">b:=3</text:span> or <text:span text:style-name="T1">b:=5</text:span> mod 8. Of course, if <text:span text:style-name="T1">s</text:span> is even, none of this needs to be computed. </text:p>
      <text:p text:style-name="P5"><text:bookmark text:name="c2s5"/></text:p>
      <text:h text:style-name="P11" text:outline-level="2">2.5 Integer partitions </text:h>
      <text:p text:style-name="Text_20_body"><text:bookmark text:name="partitions of an integer"/><text:span text:style-name="T3">A partition of an integer </text:span><text:span text:style-name="T4">n</text:span><text:span text:style-name="T3"> is a way of writing </text:span><text:span text:style-name="T4">n</text:span><text:span text:style-name="T3"> as the sum of positive integers, where the order of these integers is unimportant. For example, there are 3 ways to write the number 3 in this way: </text:span><text:span text:style-name="T4">3=1+1+1</text:span><text:span text:style-name="T3">, </text:span><text:span text:style-name="T4">3=1+2</text:span><text:span text:style-name="T3">, </text:span><text:span text:style-name="T4">3=3</text:span><text:span text:style-name="T3">. The function </text:span><text:span text:style-name="Teletype"><text:span text:style-name="T4">PartitionsP</text:span></text:span><text:span text:style-name="T3"> counts the number of such partitions. </text:span></text:p>
      <text:p text:style-name="P5"><text:bookmark text:name="partitions of an integer!by Rademacher-Hardy-Ramanujan series"/></text:p>
      <text:h text:style-name="P15" text:outline-level="3"><text:soft-page-break/>Large <text:span text:style-name="T1">n</text:span> </text:h>
      <text:p text:style-name="P1">The first algorithm used to compute this function uses the Rademacher-Hardy-Ramanujan (RHR) theorem and is efficient for large <text:span text:style-name="T1">n</text:span>. (See for example [Ahlgren <text:span text:style-name="T2">et al.</text:span> 2001].) The number of partitions <text:span text:style-name="T1">P(n)</text:span> is equal to an infinite sum: </text:p>
      <text:p text:style-name="P2">P(n)=1/(Pi*Sqrt(2))*Sum(k,1,Infinity,Sqrt(k)*A(k,n)*S(k,n)),</text:p>
      <text:p text:style-name="P1">where the functions <text:span text:style-name="T1">A</text:span> and <text:span text:style-name="T1">S</text:span> are defined as follows: </text:p>
      <text:p text:style-name="P2">S(k,n):=(Deriv(n)Sinh(Pi/k*Sqrt(2/3*(n-1/24)))/Sqrt(n-1/24)) </text:p>
      <text:p text:style-name="P2">A(k,n):=Sum(l,1,k,delta(Gcd(l,k),1)*Exp(-2*Pi*I*(l*n)/k+Pi*I*B(k,l))),</text:p>
      <text:p text:style-name="P1">where <text:span text:style-name="T1">delta(x,y)</text:span> is the Kronecker delta function (so that the summation goes only over integers <text:span text:style-name="T1">l</text:span> which are mutually prime with <text:span text:style-name="T1">k</text:span>) and <text:span text:style-name="T1">B</text:span> is defined by </text:p>
      <text:p text:style-name="P2">B(k,l):=Sum(j,1,k-1,j/k*(l*j/k-Floor(l*j/k)-1/2)).</text:p>
      <text:p text:style-name="P1">The first term of the series gives, at large <text:span text:style-name="T1">n</text:span>, the Hardy-Ramanujan asymptotic estimate, </text:p>
      <text:p text:style-name="P2">P(n)&lt;&gt;P _0(n):=1/(4*n*Sqrt(3))*Exp(Pi*Sqrt((2*n)/3)).</text:p>
      <text:p text:style-name="P1">The absolute value of each term decays quickly, so after <text:span text:style-name="T1">O(Sqrt(n))</text:span> terms the series gives an answer that is very close to the integer result. </text:p>
      <text:p text:style-name="P1">There exist estimates of the error of this series, but they are complicated. The series is sufficiently well-behaved and it is easier to determine the truncation point heuristically. Each term of the series is either 0 (when all terms in <text:span text:style-name="T1">A(k,n)</text:span> happen to cancel) or has a magnitude which is not very much larger than the magnitude of the previous nonzero term. (But the series is not actually monotonic.) In the current implementation, the series is truncated when <text:span text:style-name="T1">Abs(A(k,n)*S(n)*Sqrt(k))</text:span> becomes smaller than <text:span text:style-name="T1">0.1</text:span> for the first time; in any case, the maximum number of calculated terms is <text:span text:style-name="T1">5+Sqrt(n)/2</text:span>. One can show that asymptotically for large <text:span text:style-name="T1">n</text:span>, the required number of terms is less than <text:span text:style-name="T1">mu/Ln(mu)</text:span>, where <text:span text:style-name="T1">mu:=Pi*Sqrt((2*n)/3)</text:span>. </text:p>
      <text:p text:style-name="P1">[Ahlgren <text:span text:style-name="T2">et al.</text:span> 2001] mention that there exist explicit constants <text:span text:style-name="T1">B[1]</text:span> and <text:span text:style-name="T1">B[2]</text:span> such that </text:p>
      <text:p text:style-name="P2">Abs(P(n)-Sum(k,1,B[1]*Sqrt(n),A(k,n)))&lt;B[2]*n^(-1/4).</text:p>
      <text:p text:style-name="P1">The floating-point precision necessary to obtain the integer result must be at least the number of digits in the first term <text:span text:style-name="T1">P _0(n)</text:span>, i.e. </text:p>
      <text:p text:style-name="P2">Prec&gt;(Pi*Sqrt(2/3*n)-Ln(4*n*Sqrt(3)))/Ln(10).</text:p>
      <text:p text:style-name="P1">However, MathPiper currently uses the fixed-point precision model. Therefore, the current implementation divides the series by <text:span text:style-name="T1">P _0(n)</text:span> and computes all terms to <text:span text:style-name="T1">Prec</text:span> digits. </text:p>
      <text:p text:style-name="P1">The RHR algorithm requires <text:span text:style-name="T1">O((n/Ln(n))^(3/2))</text:span> operations, of which <text:span text:style-name="T1">O(n/Ln(n))</text:span> are long multiplications at precision <text:span text:style-name="T1">Prec&lt;&gt;O(Sqrt(n))</text:span> digits. The computational cost is therefore <text:span text:style-name="T1">O(n/Ln(n)*M(Sqrt(n)))</text:span>. </text:p>
      <text:p text:style-name="P5"><text:bookmark text:name="partitions of an integer!by recurrence relation"/></text:p>
      <text:h text:style-name="P15" text:outline-level="3">Small <text:span text:style-name="T1">n</text:span> </text:h>
      <text:p text:style-name="P1">The second, simpler algorithm involves a recurrence relation </text:p>
      <text:p text:style-name="P2"><text:soft-page-break/>P[n]=Sum(k,1,n,(-1)^(k+1)*(P[n-k*(3*k-1)/2]+P[n-k*(3*k+1)/2])).</text:p>
      <text:p text:style-name="P1">The sum can be written out as </text:p>
      <text:p text:style-name="P2">P(n-1)+P(n-2)-P(n-5)-P(n-7)+...,</text:p>
      <text:p text:style-name="Text_20_body"><text:span text:style-name="T3">where 1, 2, 5, 7, ... is the "generalized pentagonal sequence" generated by the pairs </text:span><text:span text:style-name="T4">k*(3*k-1)/2</text:span><text:span text:style-name="T3">, </text:span><text:span text:style-name="T4">k*(3*k+1)/2</text:span><text:span text:style-name="T3"> for </text:span><text:span text:style-name="T4">k=1</text:span><text:span text:style-name="T3">, 2, ... The recurrence starts from </text:span><text:span text:style-name="T4">P(0)=1</text:span><text:span text:style-name="T3">, </text:span><text:span text:style-name="T4">P(1)=1</text:span><text:span text:style-name="T3">. (This is implemented as </text:span><text:span text:style-name="Teletype"><text:span text:style-name="T4">PartitionsP'recur</text:span></text:span><text:span text:style-name="T3">.) </text:span></text:p>
      <text:p text:style-name="P1">The sum is actually not over all <text:span text:style-name="T1">k</text:span> up to <text:span text:style-name="T1">n</text:span> but is truncated when the pentagonal sequence grows above <text:span text:style-name="T1">n</text:span>. Therefore, it contains only <text:span text:style-name="T1">O(Sqrt(n))</text:span> terms. However, computing <text:span text:style-name="T1">P(n)</text:span> using the recurrence relation requires computing and storing <text:span text:style-name="T1">P(k)</text:span> for all <text:span text:style-name="T1">1&lt;=k&lt;=n</text:span>. No long multiplications are necessary, but the number of long additions of numbers with <text:span text:style-name="T1">Prec&lt;&gt;O(Sqrt(n))</text:span> digits is <text:span text:style-name="T1">O(n^(3/2))</text:span>. Therefore the computational cost is <text:span text:style-name="T1">O(n^2)</text:span>. This is asymptotically slower than the RHR algorithm even if a slow <text:span text:style-name="T1">O(n^2)</text:span> multiplication is used. With internal MathPiper math, the recurrence relation is faster for <text:span text:style-name="T1">n&lt;300</text:span> or so, and for larger <text:span text:style-name="T1">n</text:span> the RHR algorithm is faster. </text:p>
      <text:p text:style-name="P5"><text:bookmark text:name="c2s6"/></text:p>
      <text:h text:style-name="P11" text:outline-level="2">2.6 Miscellaneous functions </text:h>
      <text:p text:style-name="Text_20_body"><text:bookmark text:name="divisors"/><text:span text:style-name="T3">The function </text:span><text:span text:style-name="Teletype"><text:span text:style-name="T4">Divisors</text:span></text:span><text:span text:style-name="T3"> currently returns the number of divisors of integer, while </text:span><text:span text:style-name="Teletype"><text:span text:style-name="T4">DivisorsSum</text:span></text:span><text:span text:style-name="T3"> returns the sum of these divisors. (The current algorithms need to factor the number.) The following theorem is used: </text:span></text:p>
      <text:p text:style-name="P1">Let <text:span text:style-name="T1">p[1]^k[1]*...*p[r]^k[r]</text:span> be the prime factorization of <text:span text:style-name="T1">n</text:span>, where <text:span text:style-name="T1">r</text:span> is the number of prime factors and <text:span text:style-name="T1">k[r]</text:span> is the multiplicity of the <text:span text:style-name="T1">r</text:span>-th factor. Then </text:p>
      <text:p text:style-name="P2">Divisors(n)=(k[1]+1)*...*(k[r]+1),</text:p>
      <text:p text:style-name="P2">DivisorsSum(n)=(p[1]^(k[1]+1)-1)/(p[1]-1)*...*(p[r]^(k[r]+1)-1)/(p[r]-1).</text:p>
      <text:p text:style-name="Text_20_body"><text:bookmark text:name="divisors!proper"/><text:span text:style-name="T3">The functions </text:span><text:span text:style-name="Teletype"><text:span text:style-name="T4">ProperDivisors</text:span></text:span><text:span text:style-name="T3"> and </text:span><text:span text:style-name="Teletype"><text:span text:style-name="T4">ProperDivisorsSum</text:span></text:span><text:span text:style-name="T3"> are functions that do the same as the above functions, except they do not consider the number </text:span><text:span text:style-name="T4">n</text:span><text:span text:style-name="T3"> as a divisor for itself. These functions are defined by: </text:span></text:p>
      <text:p text:style-name="P1"><text:span text:style-name="T1">ProperDivisors(n)=Divisors(n)-1</text:span>, </text:p>
      <text:p text:style-name="P1"><text:span text:style-name="T1">ProperDivisorsSum(n)=DivisorsSum(n)-n</text:span>. </text:p>
      <text:p text:style-name="Text_20_body"><text:span text:style-name="T3">Another number-theoretic function is </text:span><text:span text:style-name="Teletype"><text:span text:style-name="T4">Moebius</text:span></text:span><text:span text:style-name="T3">, defined as follows: </text:span><text:span text:style-name="T4">Moebius(n)=(-1)^r</text:span><text:span text:style-name="T3"> if no factors of </text:span><text:span text:style-name="T4">n</text:span><text:span text:style-name="T3"> are repeated, </text:span><text:span text:style-name="T4">Moebius(n)=0</text:span><text:span text:style-name="T3"> if some factors are repeated, and </text:span><text:span text:style-name="T4">Moebius(n)=1</text:span><text:span text:style-name="T3"> if </text:span><text:span text:style-name="T4">n=1</text:span><text:span text:style-name="T3">. This again requires to factor the number </text:span><text:span text:style-name="T4">n</text:span><text:span text:style-name="T3"> completely and investigate the properties of its prime factors. From the definition, it can be seen that if </text:span><text:span text:style-name="T4">n</text:span><text:span text:style-name="T3"> is prime, then </text:span><text:span text:style-name="T4">Moebius(n)= -1</text:span><text:span text:style-name="T3">. The predicate </text:span><text:span text:style-name="Teletype"><text:span text:style-name="T4">IsSquareFree(n)</text:span></text:span><text:span text:style-name="T3"> then reduces to </text:span><text:span text:style-name="T4">Moebius(n)!=0</text:span><text:span text:style-name="T3">, which means that no factors of </text:span><text:span text:style-name="T4">n</text:span><text:span text:style-name="T3"> are repeated. </text:span></text:p>
      <text:p text:style-name="P5"><text:bookmark text:name="c2s7"/></text:p>
      <text:h text:style-name="P11" text:outline-level="2">2.7 Gaussian integers </text:h>
      <text:p text:style-name="P1"><text:bookmark text:name="Gaussian integers"/>A "Gaussian integer" is a complex number of the form <text:span text:style-name="T1">z=a+b*I</text:span>, where <text:span text:style-name="T1">a</text:span> and <text:span text:style-name="T1">b</text:span> are ordinary (rational) integers. </text:p>
      <text:h text:style-name="P13" text:outline-level="6"><text:soft-page-break/>To distinguish ordinary integers from Gaussian integers, the ordinary integers (with no imaginary part) are called "rational integers".</text:h>
      <text:p text:style-name="P1">The ring of Gaussian integers is usually denoted by <text:span text:style-name="T1">Z</text:span>[ <text:span text:style-name="T1">I</text:span>] in the mathematical literature. It is an example of a ring of algebraic integers. </text:p>
      <text:p text:style-name="Text_20_body"><text:span text:style-name="T3">The function </text:span><text:span text:style-name="Teletype"><text:span text:style-name="T4">GaussianNorm</text:span></text:span><text:span text:style-name="T3"> computes the norm </text:span><text:span text:style-name="T4">N(z)=a^2+b^2</text:span><text:span text:style-name="T3"> of </text:span><text:span text:style-name="T4">z</text:span><text:span text:style-name="T3">. The norm plays a fundamental role in the arithmetic of Gaussian integers, since it has the multiplicative property: </text:span></text:p>
      <text:p text:style-name="P2">N(z.w)=N(z).N(w).</text:p>
      <text:p text:style-name="Text_20_body"><text:span text:style-name="T3">A unit of a ring is an element that divides any other element of the ring. There are four units in the Gaussian integers: </text:span><text:span text:style-name="T4">1</text:span><text:span text:style-name="T3">, </text:span><text:span text:style-name="T4">-1</text:span><text:span text:style-name="T3">, </text:span><text:span text:style-name="T4">I</text:span><text:span text:style-name="T3">, </text:span><text:span text:style-name="T4">-I</text:span><text:span text:style-name="T3">. They are exactly the Gaussian integers whose norm is </text:span><text:span text:style-name="T4">1</text:span><text:span text:style-name="T3">. The predicate </text:span><text:span text:style-name="Teletype"><text:span text:style-name="T4">IsGaussianUnit</text:span></text:span><text:span text:style-name="T3"> tests for a Gaussian unit. </text:span></text:p>
      <text:p text:style-name="P1">Two Gaussian integers <text:span text:style-name="T1">z</text:span> and <text:span text:style-name="T1">w</text:span> are "associated" is <text:span text:style-name="T1">z/w</text:span> is a unit. For example, <text:span text:style-name="T1">2+I</text:span> and <text:span text:style-name="T1">-1+2*I</text:span> are associated. </text:p>
      <text:p text:style-name="P1">A Gaussian integer is called prime if it is only divisible by the units and by its associates. It can be shown that the primes in the ring of Gaussian integers are: </text:p>
      <text:list xml:id="list1840158134" text:style-name="L16">
        <text:list-item>
          <text:p text:style-name="P78"><text:span text:style-name="T1">1+i</text:span> and its associates. </text:p>
        </text:list-item>
        <text:list-item>
          <text:p text:style-name="P78">The rational (ordinary) primes of the form <text:span text:style-name="T1">4*n+3</text:span>. </text:p>
        </text:list-item>
        <text:list-item>
          <text:p text:style-name="P29">The factors <text:span text:style-name="T1">a+b*I</text:span> of rational primes <text:span text:style-name="T1">p</text:span> of the form <text:span text:style-name="T1">p=4*n+1</text:span>, whose norm is <text:span text:style-name="T1">p=a^2+b^2</text:span>. </text:p>
        </text:list-item>
      </text:list>
      <text:p text:style-name="P1">For example, <text:span text:style-name="T1">7</text:span> is prime as a Gaussian integer, while <text:span text:style-name="T1">5</text:span> is not, since <text:span text:style-name="T1">5=(2+I)*(2-I)</text:span>. Here <text:span text:style-name="T1">2+I</text:span> is a Gaussian prime. </text:p>
      <text:p text:style-name="Text_20_body"><text:bookmark text:name="Factors@\relax &lt;b&gt;&lt;tt&gt;Factors&lt;/tt&gt;&lt;/b&gt;"/><text:span text:style-name="T3">The ring of Gaussian integers is an example of an Euclidean ring, i.e. a ring where there is a division algorithm. This makes it possible to compute the greatest common divisor using Euclid's algorithm. This is what the function </text:span><text:span text:style-name="Teletype"><text:span text:style-name="T4">GaussianGcd</text:span></text:span><text:span text:style-name="T3"> computes. </text:span></text:p>
      <text:p text:style-name="P1">As a consequence, one can prove a version of the fundamental theorem of arithmetic for this ring: The expression of a Gaussian integer as a product of primes is unique, apart from the order of primes, the presence of units, and the ambiguities between associated primes. </text:p>
      <text:p text:style-name="Text_20_body"><text:span text:style-name="T3">The function </text:span><text:span text:style-name="Teletype"><text:span text:style-name="T4">GaussianFactors</text:span></text:span><text:span text:style-name="T3"> finds this expression of a Gaussian integer </text:span><text:span text:style-name="T4">z</text:span><text:span text:style-name="T3"> as the product of Gaussian primes, and returns the result as a list of pairs </text:span><text:span text:style-name="Teletype"><text:span text:style-name="T4">{p,e}</text:span></text:span><text:span text:style-name="T3">, where </text:span><text:span text:style-name="T4">p</text:span><text:span text:style-name="T3"> is a Gaussian prime and </text:span><text:span text:style-name="T4">e</text:span><text:span text:style-name="T3"> is the corresponding exponent. To do that, an auxiliary function called </text:span><text:span text:style-name="Teletype"><text:span text:style-name="T4">GaussianFactorPrime</text:span></text:span><text:span text:style-name="T3"> is used. This function finds a factor of a rational prime of the form </text:span><text:span text:style-name="T4">4*n+1</text:span><text:span text:style-name="T3">. We compute </text:span><text:span text:style-name="T4">a:=(2*n)!</text:span><text:span text:style-name="T3"> (mod p). By Wilson's theorem </text:span><text:span text:style-name="T4">a^2</text:span><text:span text:style-name="T3"> is congruent to </text:span><text:span text:style-name="T4">-1</text:span><text:span text:style-name="T3"> (mod </text:span><text:span text:style-name="T4">p</text:span><text:span text:style-name="T3">), and it follows that </text:span><text:span text:style-name="T4">p</text:span><text:span text:style-name="T3"> divides </text:span><text:span text:style-name="T4">(a+I)*(a-I)=a^2+1</text:span><text:span text:style-name="T3"> in the Gaussian integers. The desired factor is then the </text:span><text:span text:style-name="Teletype"><text:span text:style-name="T4">GaussianGcd</text:span></text:span><text:span text:style-name="T3"> of </text:span><text:span text:style-name="T4">a+I</text:span><text:span text:style-name="T3"> and </text:span><text:span text:style-name="T4">p</text:span><text:span text:style-name="T3">. If the result is </text:span><text:span text:style-name="T4">a+b*I</text:span><text:span text:style-name="T3">, then </text:span><text:span text:style-name="T4">p=a^2+b^2</text:span><text:span text:style-name="T3">. </text:span></text:p>
      <text:p text:style-name="P1">If <text:span text:style-name="T1">z</text:span> is a rational (i.e. real) integer, we factor <text:span text:style-name="T1">z</text:span> in the Gaussian integers by first factoring it in the rational integers, and after that by factoring each of the integer prime factors in the Gaussian integers. </text:p>
      <text:p text:style-name="P1">If <text:span text:style-name="T1">z</text:span> is not a rational integer, we find its possible Gaussian prime factors by first factoring its norm <text:span text:style-name="T1">N(z)</text:span> and then computing the exponent of each of the factors of <text:span text:style-name="T1">N(z)</text:span> in the decomposition of <text:span text:style-name="T1">z</text:span>. </text:p>
      <text:p text:style-name="P5"/>
      <text:h text:style-name="P15" text:outline-level="3"><text:soft-page-break/>References for Gaussian integers </text:h>
      <text:list xml:id="list1613047331" text:style-name="L17">
        <text:list-item>
          <text:p text:style-name="P79">G. H. Hardy and E. M. Wright, <text:span text:style-name="T2">An Introduction to the Theory of Numbers</text:span>. Oxford University Press (1945). </text:p>
        </text:list-item>
        <text:list-item>
          <text:p text:style-name="P30">H. Pollard, <text:span text:style-name="T2">The theory of Algebraic Numbers</text:span>. Wiley, New York (1965). </text:p>
        </text:list-item>
      </text:list>
      <text:p text:style-name="P1"><text:script xlink:href="http://www.google-analytics.com/urchin.js"/>_uacct = "UA-2425144-1";<text:line-break/>urchinTracker();</text:p>
      <text:h text:style-name="P95" text:outline-level="1">3. A simple factorization algorithm for univariate polynomials </text:h>
      <text:p text:style-name="P1">This section discusses factoring polynomials using arithmetic modulo prime numbers. Information was used from D. Knuth, <text:span text:style-name="T2">The Art of Computer Programming, Volume 2, Seminumerical Algorithms </text:span>and J.H. Davenport et. al., <text:span text:style-name="T2">Computer Algebra, SYSTEMS AND ALGORITHMS FOR ALGEBRAIC COMPUTATION</text:span>. </text:p>
      <text:p text:style-name="Text_20_body"><text:span text:style-name="T3">A simple factorization algorithm is developed for univariate polynomials. This algorithm is implemented as the function </text:span><text:span text:style-name="Teletype"><text:span text:style-name="T4">BinaryFactors</text:span></text:span><text:span text:style-name="T3">. The algorithm was named the binary factoring algorithm since it determines factors to a polynomial modulo </text:span><text:span text:style-name="T4">2^n</text:span><text:span text:style-name="T3"> for successive values of </text:span><text:span text:style-name="T4">n</text:span><text:span text:style-name="T3">, effectively adding one binary digit to the solution in each iteration. No reference to this algorithm has been found so far in literature. </text:span></text:p>
      <text:p text:style-name="P1">Berlekamp showed that polynomials can be efficiently factored when arithmetic is done modulo a prime. The Berlekamp algorithm is only efficient for small primes, but after that Hensel lifting can be used to determine the factors modulo larger numbers. </text:p>
      <text:p text:style-name="P1">The algorithm presented here is similar in approach to applying the Berlekamp algorithm to factor modulo a small prime, and then factoring modulo powers of this prime (using the solutions found modulo the small prime by the Berlekamp algorithm) by applying Hensel lifting. However it is simpler in set up. It factors modulo 2, by trying all possible factors modulo 2 (two possibilities, if the polynomial is monic). This performs the same action usually left to the Berlekamp step. After that, given a solution modulo <text:span text:style-name="T1">2^n</text:span>, it will test for a solution <text:span text:style-name="T1">f _i</text:span> modulo <text:span text:style-name="T1">2^n</text:span> if <text:span text:style-name="T1">f _i</text:span> or <text:span text:style-name="T1">f _i+2^n</text:span> are a solution modulo <text:span text:style-name="T1">2^(n+1)</text:span>. </text:p>
      <text:p text:style-name="P1">This scheme raises the precision of the solution with one digit in binary representation. This is similar to the linear Hensel lifting algorithm, which factors modulo <text:span text:style-name="T1">p^n</text:span> for some prime <text:span text:style-name="T1">p</text:span>, where <text:span text:style-name="T1">n</text:span> increases by one after each iteration. There is also a quadratic version of Hensel lifting which factors modulo <text:span text:style-name="T1">p^2^n</text:span>, in effect doubling the number of digits (in p-adic expansion) of the solution after each iteration. However, according to "Davenport", the quadratic algorithm is not necessarily faster. </text:p>
      <text:p text:style-name="P1">The algorithm here thus should be equivalent in complexity to Hensel lifting linear version. This has not been verified yet. </text:p>
      <text:p text:style-name="P5"><text:bookmark text:name="c3s1"/></text:p>
      <text:h text:style-name="P11" text:outline-level="2">3.1 Modular arithmetic </text:h>
      <text:p text:style-name="P1">This section copies some definitions and rules from <text:span text:style-name="T2">The Art of Computer Programming, Volume 1, Fundamental Algorithms </text:span>regarding arithmetic modulo an integer. </text:p>
      <text:p text:style-name="P1">Arithmetic modulo an integer <text:span text:style-name="T1">p</text:span> requires performing the arithmetic operation and afterwards determining that integer modulo <text:span text:style-name="T1">p</text:span>. A number <text:span text:style-name="T1">x</text:span> can be written as </text:p>
      <text:p text:style-name="P2">x=q*p+r </text:p>
      <text:p text:style-name="Text_20_body"><text:span text:style-name="T3">where </text:span><text:span text:style-name="T4">q</text:span><text:span text:style-name="T3"> is called the quotient, and </text:span><text:span text:style-name="T4">r</text:span><text:span text:style-name="T3"> remainder. There is some liberty in the range one chooses </text:span><text:span text:style-name="T4">r</text:span><text:span text:style-name="T3"> to be in. If </text:span><text:span text:style-name="T4">r</text:span><text:span text:style-name="T3"> is an integer in the range $</text:span><text:span text:style-name="Teletype"><text:span text:style-name="T4">0,1, ... ,(p-1)</text:span></text:span><text:span text:style-name="T3">$ then it is the </text:span><text:span text:style-name="T5">modulo</text:span><text:span text:style-name="T3">, </text:span><text:span text:style-name="T4">r=Mod(x,p)</text:span><text:span text:style-name="T3">. </text:span></text:p>
      <text:p text:style-name="P1"><text:soft-page-break/>When <text:span text:style-name="T1">Mod(x,p)=Mod(y,p)</text:span>, the notation <text:span text:style-name="T1">Mod(x=y,p)</text:span> is used. All arithmetic calculations are done modulo an integer <text:span text:style-name="T1">p</text:span> in that case. </text:p>
      <text:p text:style-name="P1">For calculations modulo some <text:span text:style-name="T1">p</text:span> the following rules hold: </text:p>
      <text:list xml:id="list958049841" text:style-name="L18">
        <text:list-item>
          <text:p text:style-name="P31">If <text:span text:style-name="T1">Mod(a=b,p)</text:span> and <text:span text:style-name="T1">Mod(x=y,p)</text:span>, then <text:span text:style-name="T1">Mod(a*x=b*y,p)</text:span>, <text:span text:style-name="T1">Mod(a+x=b+y,p)</text:span>, and <text:span text:style-name="T1">Mod(a-x=b-y,p)</text:span>. This means that for instance also <text:span text:style-name="T1">Mod(x^n,p)=Mod(Mod(x,p)^n,p)</text:span> </text:p>
        </text:list-item>
      </text:list>
      <text:list xml:id="list1197175932" text:style-name="L19">
        <text:list-item>
          <text:p text:style-name="P32">Two numbers <text:span text:style-name="T1">x</text:span> and <text:span text:style-name="T1">y</text:span> are <text:span text:style-name="T2">relatively prime</text:span> if they don't share a common factor, that is, if their greatest common denominator is one, <text:span text:style-name="T1">Gcd(x,y)=1</text:span>. </text:p>
        </text:list-item>
      </text:list>
      <text:list xml:id="list1064227427" text:style-name="L20">
        <text:list-item>
          <text:p text:style-name="P33">If <text:span text:style-name="T1">Mod(a*x=b*y,p)</text:span> and if <text:span text:style-name="T1">Mod(a=b,p)</text:span>, and if <text:span text:style-name="T1">a</text:span> and <text:span text:style-name="T1">p</text:span> are relatively prime, then <text:span text:style-name="T1">Mod(x=y,p)</text:span>. This is useful for dividing out common factors. </text:p>
        </text:list-item>
      </text:list>
      <text:list xml:id="list1748502824" text:style-name="L21">
        <text:list-item>
          <text:p text:style-name="P34"><text:span text:style-name="T1">Mod(a=b,p)</text:span> if and only if <text:span text:style-name="T1">Mod(a*n=b*n,n*p)</text:span> when <text:span text:style-name="T1">n!=0</text:span>. Also, if <text:span text:style-name="T1">r</text:span> and <text:span text:style-name="T1">s</text:span> are relatively prime, then <text:span text:style-name="T1">Mod(a=b,r*s)</text:span> only if <text:span text:style-name="T1">Mod(a=b,r)</text:span> and <text:span text:style-name="T1">Mod(a=b,s)</text:span>. These rules are useful when the modulus is changed. </text:p>
        </text:list-item>
      </text:list>
      <text:p text:style-name="P1">For polynomials <text:span text:style-name="T1">v _1(x)</text:span> and <text:span text:style-name="T1">v _2(x)</text:span> it further holds that </text:p>
      <text:p text:style-name="P2">Mod((v _1(x)+v _2(x))^p=v _1(x)^p+v _2(x)^p,p) </text:p>
      <text:p text:style-name="P1">This follows by writing out the expression, noting that the binomial coefficients that result are multiples of <text:span text:style-name="T1">p</text:span>, and thus their value modulo <text:span text:style-name="T1">p</text:span> is zero ( <text:span text:style-name="T1">p</text:span> divides these coefficients), so only the two terms on the right hand side remain. </text:p>
      <text:p text:style-name="P5"/>
      <text:h text:style-name="P15" text:outline-level="3">Some corollaries </text:h>
      <text:p text:style-name="P1">One corollary of the rules for calculations modulo an integer is <text:span text:style-name="T2">Fermat's theorem, 1640</text:span> : if <text:span text:style-name="T1">p</text:span> is a prime number then </text:p>
      <text:p text:style-name="P2">Mod(a^p=a,p) </text:p>
      <text:p text:style-name="P1">for all integers <text:span text:style-name="T1">a</text:span> (for a proof, see Knuth). </text:p>
      <text:p text:style-name="P1">An interesting corollary to this is that, for some prime integer <text:span text:style-name="T1">p</text:span>: </text:p>
      <text:p text:style-name="P2">Mod(v(x)^p=v(x^p),p).</text:p>
      <text:p text:style-name="P1">This follows from writing it out and using Fermat's theorem to replace <text:span text:style-name="T1">a^p</text:span> with <text:span text:style-name="T1">a</text:span> where appropriate (the coefficients to the polynomial when written out, on the left hand side). </text:p>
      <text:p text:style-name="P5"><text:bookmark text:name="c3s2"/></text:p>
      <text:h text:style-name="P11" text:outline-level="2">3.2 Factoring using modular arithmetic </text:h>
      <text:p text:style-name="P1">The task is to factor a polynomial </text:p>
      <text:p text:style-name="P2">p(x)=a _n*x^n+...+a _0 </text:p>
      <text:p text:style-name="P1">into a form </text:p>
      <text:p text:style-name="P2">p(x)=C*g(x)*f _1(x)^p _1*f _2(x)^p _2*...*f _m(x)^p _m </text:p>
      <text:p text:style-name="P1">Where <text:span text:style-name="T1">f _i(x)</text:span> are irreducible polynomials of the form: </text:p>
      <text:p text:style-name="P2">f _i(x)=x+c _i </text:p>
      <text:p text:style-name="P1"><text:soft-page-break/>The part that could not be factorized is returned as <text:span text:style-name="T1">g(x)</text:span>, with a possible constant factor <text:span text:style-name="T1">C</text:span>. </text:p>
      <text:p text:style-name="P1">The factors <text:span text:style-name="T1">f _i(x)</text:span> and <text:span text:style-name="T1">g(x)</text:span> are determined uniquely by requiring them to be monic. The constant <text:span text:style-name="T1">C</text:span> accounts for a common factor. </text:p>
      <text:p text:style-name="P1">The <text:span text:style-name="T1">c _i</text:span> constants in the resulting solutions <text:span text:style-name="T1">f _i(x)</text:span> can be rational numbers (or even complex numbers, if Gaussian integers are used). </text:p>
      <text:p text:style-name="P5"><text:bookmark text:name="c3s3"/></text:p>
      <text:h text:style-name="P11" text:outline-level="2">3.3 Preparing the polynomial for factorization </text:h>
      <text:p text:style-name="P1">The final factoring algorithm needs the input polynomial to be monic with integer coefficients (a polynomial is monic if its leading coefficient is one). Given a non-monic polynomial with rational coefficients, the following steps are performed: </text:p>
      <text:p text:style-name="P5"/>
      <text:h text:style-name="P15" text:outline-level="3">Convert polynomial with rational coefficients to polynomial with integer coefficients </text:h>
      <text:p text:style-name="P1">First the least common multiple <text:span text:style-name="T1">lcm</text:span> of the denominators of the coefficients <text:span text:style-name="T1">p(x)</text:span> has to be found, and the polynomial is multiplied by this number. Afterwards, the <text:span text:style-name="T1">C</text:span> constant in the result should have a factor <text:span text:style-name="T1">1/lcm</text:span>. </text:p>
      <text:p text:style-name="P1">The polynomial now only has integer coefficients. </text:p>
      <text:p text:style-name="P5"/>
      <text:h text:style-name="P15" text:outline-level="3">Convert polynomial to a monic polynomial </text:h>
      <text:p text:style-name="P1">The next step is to convert the polynomial to one where the leading coefficient is one. In order to do so, following "Davenport", the following steps have to be taken: </text:p>
      <text:list xml:id="list1101246685" text:style-name="L22">
        <text:list-item>
          <text:p text:style-name="P80">Multiply the polynomial by <text:span text:style-name="T1">a _n^(n-1)</text:span> </text:p>
        </text:list-item>
        <text:list-item>
          <text:p text:style-name="P35">Perform the substitution <text:span text:style-name="T1">x=y/a _n</text:span> </text:p>
        </text:list-item>
      </text:list>
      <text:p text:style-name="P1">The polynomial is now a monic polynomial in <text:span text:style-name="T1">y</text:span>. </text:p>
      <text:p text:style-name="P1">After factoring, the irreducible factors of <text:span text:style-name="T1">p(x)</text:span> can be obtained by multiplying <text:span text:style-name="T1">C</text:span> with <text:span text:style-name="T1">1/a _n^(n-1)</text:span>, and replacing <text:span text:style-name="T1">y</text:span> with <text:span text:style-name="T1">a _n*x</text:span>. The irreducible solutions <text:span text:style-name="T1">a _n*x+c _i</text:span> can be replaced by <text:span text:style-name="T1">x+c _i/a _i</text:span> after multiplying <text:span text:style-name="T1">C</text:span> by <text:span text:style-name="T1">a _n</text:span>, converting the factors to monic factors. </text:p>
      <text:p text:style-name="P1">After the steps described here the polynomial is now monic with integer coefficients, and the factorization of this polynomial can be used to determine the factors of the original polynomial <text:span text:style-name="T1">p(x)</text:span>. </text:p>
      <text:p text:style-name="P5"><text:bookmark text:name="c3s4"/></text:p>
      <text:h text:style-name="P11" text:outline-level="2">3.4 Definition of division of polynomials </text:h>
      <text:p text:style-name="P1">To factor a polynomial a division operation for polynomials modulo some integer is needed. This algorithm needs to return a quotient <text:span text:style-name="T1">q(x)</text:span> and remainder <text:span text:style-name="T1">r(x)</text:span> such that: </text:p>
      <text:p text:style-name="P2"><text:soft-page-break/>Mod(p(x)=q(r)*d(x)+r(x),p) </text:p>
      <text:p text:style-name="P1">for some polymomial <text:span text:style-name="T1">d(x)</text:span> to be divided by, modulo some integer p. <text:span text:style-name="T1">d(x)</text:span> is said to divide <text:span text:style-name="T1">p(x)</text:span> (modulo <text:span text:style-name="T1">p</text:span>) if <text:span text:style-name="T1">r(x)</text:span> is zero. It is then a factor modulo <text:span text:style-name="T1">p</text:span>. </text:p>
      <text:p text:style-name="P1">For binary factoring algorithm it is important that if some monic <text:span text:style-name="T1">d(x)</text:span> divides <text:span text:style-name="T1">p(x)</text:span>, then it also divides <text:span text:style-name="T1">p(x)</text:span> modulo some integer <text:span text:style-name="T1">p</text:span>. </text:p>
      <text:p text:style-name="P1">Define <text:span text:style-name="T1">deg(f(x))</text:span> to be the degree of <text:span text:style-name="T1">f(x)</text:span> and <text:span text:style-name="T1">lc(f(x))</text:span> to be the leading coefficient of <text:span text:style-name="T1">f(x)</text:span>. Then, if <text:span text:style-name="T1">deg(p(x))&gt;=deg(d(x))</text:span>, one can compute an integer <text:span text:style-name="T1">s</text:span> such that </text:p>
      <text:p text:style-name="P2">Mod(lc(d(x))*s=lc(p(x)),p) </text:p>
      <text:p text:style-name="P1">If <text:span text:style-name="T1">p</text:span> is prime, then </text:p>
      <text:p text:style-name="P2">s=Mod(lc(p(x))*lc(d(x))^(p-2),p) </text:p>
      <text:p text:style-name="P1">Because <text:span text:style-name="T1">Mod(a^(p-1)=1,p)</text:span> for any <text:span text:style-name="T1">a</text:span>. If <text:span text:style-name="T1">p</text:span> is not prime but <text:span text:style-name="T1">d(x)</text:span> is monic (and thus <text:span text:style-name="T1">lc(d(x))=1</text:span>), </text:p>
      <text:p text:style-name="P2">s=lc(p(x)) </text:p>
      <text:p text:style-name="P1">This identity can also be used when dividing in general (not modulo some integer), since the divisor is monic. </text:p>
      <text:p text:style-name="P1">The quotient can then be updated by adding a term: </text:p>
      <text:p text:style-name="P1"><text:span text:style-name="T1">term=s*x^(deg(p(x))-deg(d(x)))</text:span> </text:p>
      <text:p text:style-name="P1">and updating the polynomial to be divided, <text:span text:style-name="T1">p(x)</text:span>, by subtracting <text:span text:style-name="T1">d(x)*term</text:span>. The resulting polynomial to be divided now has a degree one smaller than the previous. </text:p>
      <text:p text:style-name="P1">When the degree of <text:span text:style-name="T1">p(x)</text:span> is less than the degree of <text:span text:style-name="T1">d(x)</text:span> it is returned as the remainder. </text:p>
      <text:p text:style-name="P1">A full division algorithm for arbitrary integer <text:span text:style-name="T1">p&gt;1</text:span> with <text:span text:style-name="T1">lc(d(x))=1</text:span> would thus look like: </text:p>
      <table:table table:name="Table21" table:style-name="Table21">
        <table:table-column table:style-name="Table21.A"/>
        <table:table-row>
          <table:table-cell table:style-name="Table21.A1" office:value-type="string">
            <text:p text:style-name="P6">divide(p(x),d(x),p)</text:p>
            <text:p text:style-name="P6"><text:s text:c="3"/>q(x) = 0</text:p>
            <text:p text:style-name="P6"><text:s text:c="3"/>r(x) = p(x)</text:p>
            <text:p text:style-name="P6"><text:s text:c="3"/>while (deg(r(x)) &gt;= deg(d(x)))</text:p>
            <text:p text:style-name="P6"><text:s text:c="6"/>s = lc(r(x))</text:p>
            <text:p text:style-name="P6"><text:s text:c="6"/>term = s*x^(deg(r(x))-deg(d(x)))</text:p>
            <text:p text:style-name="P6"><text:s text:c="6"/>q(x) = q(x) + term</text:p>
            <text:p text:style-name="P6"><text:s text:c="6"/>r(x) = r(x) - term*d(x) mod p</text:p>
            <text:p text:style-name="P7"><text:s text:c="3"/>return {q(x),r(x)}</text:p>
          </table:table-cell>
        </table:table-row>
      </table:table>
      <text:p text:style-name="Text_20_body"><text:span text:style-name="T3">The reason we can get away with factoring modulo </text:span><text:span text:style-name="T4">2^n</text:span><text:span text:style-name="T3"> as opposed to factoring modulo some prime </text:span><text:span text:style-name="T4">p</text:span><text:span text:style-name="T3"> in later sections is that the divisor </text:span><text:span text:style-name="T4">d(x)</text:span><text:span text:style-name="T3"> is monic. Its leading coefficient is one and thus </text:span><text:span text:style-name="T4">q(x)</text:span><text:span text:style-name="T3"> and </text:span><text:span text:style-name="T4">r(x)</text:span><text:span text:style-name="T3"> can be uniquely determined. If </text:span><text:span text:style-name="T4">p</text:span><text:span text:style-name="T3"> is not prime and </text:span><text:span text:style-name="T4">lc(d(x))</text:span><text:span text:style-name="T3"> is not equal to one, there might be multiple combinations for which </text:span><text:span text:style-name="T4">p(x)=q(x)*d(x)+r(x)</text:span><text:span text:style-name="T3">, and we are interested in the combinations where </text:span><text:span text:style-name="T4">r(x)</text:span><text:span text:style-name="T3"> is zero. This can be costly to determine unless </text:span><text:span text:style-name="Teletype"><text:span text:style-name="T4">q(x),r(x)</text:span></text:span><text:span text:style-name="T3"> is unique. This is the case here because we are factoring a monic polynomial, and are thus only interested in cases where </text:span><text:span text:style-name="T4">lc(d(x))=1</text:span><text:span text:style-name="T3">. </text:span></text:p>
      <text:p text:style-name="P5"><text:bookmark text:name="c3s5"/></text:p>
      <text:h text:style-name="P11" text:outline-level="2"><text:soft-page-break/>3.5 Determining possible factors modulo 2 </text:h>
      <text:p text:style-name="P1">We start with a polynomial <text:span text:style-name="T1">p(x)</text:span> which is monic and has integer coefficients. </text:p>
      <text:p text:style-name="P1">It will be factored into a form: </text:p>
      <text:p text:style-name="P2">p(x)=g(x)*f _1(x)^p _1*f _2(x)^p _2*...*f _m(x)^p _m </text:p>
      <text:p text:style-name="P1">where all factors <text:span text:style-name="T1">f _i(x)</text:span> are monic also. </text:p>
      <text:p text:style-name="P1">The algorithm starts by setting up a test polynomial, <text:span text:style-name="T1">p _test(x)</text:span> which divides <text:span text:style-name="T1">p(x)</text:span>, but has the property that </text:p>
      <text:p text:style-name="P2">p _test(x)=g(x)*f _1(x)*f _2(x)*...*f _m(x) </text:p>
      <text:p text:style-name="P1">Such a polynomial is said to be <text:span text:style-name="T2">square-free</text:span>. It has the same factors as the original polynomial, but the original might have multiple of each factor, where <text:span text:style-name="T1">p _test(x)</text:span> does not. </text:p>
      <text:p text:style-name="P1">The square-free part of a polynomial can be obtained as follows: </text:p>
      <text:p text:style-name="P2">p _test(x)=p(x)/Gcd(p(x),D(x)p(x)) </text:p>
      <text:p text:style-name="P1">It can be seen by simply writing this out that <text:span text:style-name="T1">p(x)</text:span> and <text:span text:style-name="T1">D(x)p(x)</text:span> will have factors <text:span text:style-name="T1">f _i(x)^(p _i-1)</text:span> in common. these can thus be divided out. </text:p>
      <text:p text:style-name="P1">It is not a requirement of the algorithm that the algorithm being worked with is square-free, but it speeds up computations to work with the square-free part of the polynomial if the only thing sought after is the set of factors. The multiplicity of the factors can be determined using the original <text:span text:style-name="T1">p(x)</text:span>. </text:p>
      <text:p text:style-name="P1">Binary factoring then proceeds by trying to find potential solutions modulo <text:span text:style-name="T1">p=2</text:span> first. There can only be two such solutions: <text:span text:style-name="T1">x+0</text:span> and <text:span text:style-name="T1">x+1</text:span>. </text:p>
      <text:p text:style-name="P1">A list of possible solutions <text:span text:style-name="T1">L</text:span> is set up with potential solutions. </text:p>
      <text:p text:style-name="P5"><text:bookmark text:name="c3s6"/></text:p>
      <text:h text:style-name="P11" text:outline-level="2">3.6 Determining factors modulo <text:span text:style-name="T1">2^n</text:span> given a factorization modulo 2 </text:h>
      <text:p text:style-name="P1">At this point there is a list <text:span text:style-name="T1">L</text:span> with solutions modulo <text:span text:style-name="T1">2^n</text:span> for some <text:span text:style-name="T1">n</text:span>. The solutions will be of the form: <text:span text:style-name="T1">x+a</text:span>. The first step is to determine if any of the elements in <text:span text:style-name="T1">L</text:span> divides <text:span text:style-name="T1">p(x)</text:span> (not modulo any integer). Since <text:span text:style-name="T1">x+a</text:span> divides <text:span text:style-name="T1">p _test(x)</text:span> modulo <text:span text:style-name="T1">2^n</text:span>, both <text:span text:style-name="T1">x+a</text:span> and <text:span text:style-name="T1">x+a-2^n</text:span> have to be checked. </text:p>
      <text:p text:style-name="P1">If an element in <text:span text:style-name="T1">L</text:span> divides <text:span text:style-name="T1">p _test(x)</text:span>, <text:span text:style-name="T1">p _test(x)</text:span> is divided by it, and a loop is entered to test how often it divides <text:span text:style-name="T1">p(x)</text:span> to determine the multiplicity <text:span text:style-name="T1">p _i</text:span> of the factor. The found factor <text:span text:style-name="T1">f _i(x)=x+c _i</text:span> is added as a combination ( <text:span text:style-name="T1">x+c _i</text:span>, <text:span text:style-name="T1">p _i</text:span>). <text:span text:style-name="T1">p(x)</text:span> is divided by <text:span text:style-name="T1">f _i(x)^p _i</text:span>. </text:p>
      <text:p text:style-name="P1">At this point there is a list <text:span text:style-name="T1">L</text:span> of factors that divide <text:span text:style-name="T1">p _test(x)</text:span> modulo <text:span text:style-name="T1">2^n</text:span>. This implies that for each of the elements <text:span text:style-name="T1">u</text:span> in <text:span text:style-name="T1">L</text:span>, either <text:span text:style-name="T1">u</text:span> or <text:span text:style-name="T1">u+2^n</text:span> should divide <text:span text:style-name="T1">p _test(x)</text:span> modulo <text:span text:style-name="T1">2^(n+1)</text:span>. The following step is thus to set up a new list with new elements that divide <text:span text:style-name="T1">p _test(x)</text:span> modulo <text:span text:style-name="T1">2^(n+1)</text:span>. </text:p>
      <text:p text:style-name="P1">The loop is re-entered, this time doing the calculation modulo <text:span text:style-name="T1">2^(n+1)</text:span> instead of modulo <text:span text:style-name="T1">2^n</text:span>. </text:p>
      <text:p text:style-name="P1">The loop is terminated if the number of factors found equals <text:span text:style-name="T1">deg(p _test(x))</text:span>, or if <text:soft-page-break/><text:span text:style-name="T1">2^n</text:span> is larger than the smallest non-zero coefficient of <text:span text:style-name="T1">p _test(x)</text:span> as this smallest non-zero coefficient is the product of all the smallest non-zero coefficients of the factors, or if the list of potential factors is zero. </text:p>
      <text:p text:style-name="P1">The polynomial <text:span text:style-name="T1">p(x)</text:span> can not be factored any further, and is added as a factor (<text:span text:style-name="T1">p(x)</text:span>, <text:span text:style-name="T1">1</text:span>). </text:p>
      <text:p text:style-name="Text_20_body"><text:span text:style-name="T3">The function </text:span><text:span text:style-name="Teletype"><text:span text:style-name="T4">BinaryFactors</text:span></text:span><text:span text:style-name="T3">, when implemented, yields the following interaction in </text:span><text:span text:style-name="T3">MathPiper: </text:span></text:p>
      <table:table table:name="Table22" table:style-name="Table22">
        <table:table-column table:style-name="Table22.A"/>
        <table:table-row>
          <table:table-cell table:style-name="Table22.A1" office:value-type="string">
            <text:p text:style-name="P6">In&gt; BinaryFactors((x+1)^4*(x-3)^2)</text:p>
            <text:p text:style-name="P6">Out&gt; {{x-3,2},{x+1,4}}</text:p>
            <text:p text:style-name="P6">In&gt; BinaryFactors((x-1/5)*(2*x+1/3))</text:p>
            <text:p text:style-name="P6">Out&gt; {{2,1},{x-1/5,1},{x+1/6,1}}</text:p>
            <text:p text:style-name="P6">In&gt; BinaryFactors((x-1123125)*(2*x+123233))</text:p>
            <text:p text:style-name="P7">Out&gt; {{2,1},{x-1123125,1},{x+123233/2,1}}</text:p>
          </table:table-cell>
        </table:table-row>
      </table:table>
      <text:p text:style-name="P1">The binary factoring algorithm starts with a factorization modulo 2, and then each time tries to guess the next bit of the solution, maintaining a list of potential solutions. This list can grow exponentially in certain instances. For instance, factoring <text:span text:style-name="T1">(x-a)*(x-2*a)*(x-3*a)*...</text:span> implies a that the roots have common factors. There are inputs where the number of potential solutions (almost) doubles with each iteration. For these inputs the algorithm becomes exponential. The worst-case performance is therefore exponential. The list of potential solutions while iterating will contain a lot of false roots in that case. </text:p>
      <text:p text:style-name="P5"><text:bookmark text:name="c3s7"/></text:p>
      <text:h text:style-name="P11" text:outline-level="2">3.7 Efficiently deciding if a polynomial divides another </text:h>
      <text:p text:style-name="P1">Given the polynomial <text:span text:style-name="T1">p(x)</text:span>, and a potential divisor </text:p>
      <text:p text:style-name="P2">f _i(x)=x-p </text:p>
      <text:p text:style-name="P1">modulo some <text:span text:style-name="T1">q=2^n</text:span> an expression for the remainder after division is </text:p>
      <text:p text:style-name="P2">rem(p)=Sum(i,0,n,a _i*p^i) </text:p>
      <text:p text:style-name="P1">For the initial solutions modulo 2, where the possible solutions are <text:span text:style-name="T1">x</text:span> and <text:span text:style-name="T1">x-1</text:span>. For <text:span text:style-name="T1">p=0</text:span>, <text:span text:style-name="T1">rem(0)=a _0</text:span>. For <text:span text:style-name="T1">p=1</text:span>, <text:span text:style-name="T1">rem(1)=Sum(i,0,n,a _i)</text:span> . </text:p>
      <text:p text:style-name="P1">Given a solution <text:span text:style-name="T1">x-p</text:span> modulo <text:span text:style-name="T1">q=2^n</text:span>, we consider the possible solutions <text:span text:style-name="T1">Mod(x-p,2^(n+1))</text:span> and <text:span text:style-name="T1">Mod(x-(p+2^n),2^n+1)</text:span>. </text:p>
      <text:p text:style-name="P1"><text:span text:style-name="T1">x-p</text:span> is a possible solution if <text:span text:style-name="T1">Mod(rem(p),2^(n+1))=0</text:span>. </text:p>
      <text:p text:style-name="P1"><text:span text:style-name="T1">x-(p+q)</text:span> is a possible solution if <text:span text:style-name="T1">Mod(rem(p+q),2^(n+1))=0</text:span>. Expanding <text:span text:style-name="T1">Mod(rem(p+q),2*q)</text:span> yields: </text:p>
      <text:p text:style-name="P2">Mod(rem(p+q),2*q)=Mod(rem(p)+extra(p,q),2*q) </text:p>
      <text:p text:style-name="P1">When expanding this expression, some terms grouped under <text:span text:style-name="T1">extra(p,q)</text:span> have factors like <text:span text:style-name="T1">2*q</text:span> or <text:span text:style-name="T1">q^2</text:span>. Since <text:span text:style-name="T1">q=2^n</text:span>, these terms vanish if the calculation is done modulo <text:span text:style-name="T1">2^(n+1)</text:span>. </text:p>
      <text:p text:style-name="P1">The expression for <text:span text:style-name="T1">extra(p,q)</text:span> then becomes </text:p>
      <text:p text:style-name="P2">extra(p,q)=q*Sum(i,1,n/2,(2*i-1)*a(2*i)*p^(2*i-2)) </text:p>
      <text:p text:style-name="P1">An efficient approach to determining if <text:span text:style-name="T1">x-p</text:span> or <text:span text:style-name="T1">x-(p+q)</text:span> divides <text:span text:style-name="T1">p(x)</text:span> modulo <text:span text:style-name="T1">2^(n+1)</text:span> <text:soft-page-break/>is then to first calculate <text:span text:style-name="T1">Mod(rem(p),2*q)</text:span>. If this is zero, <text:span text:style-name="T1">x-p</text:span> divides <text:span text:style-name="T1">p(x)</text:span>. In addition, if <text:span text:style-name="T1">Mod(rem(p)+extra(p,q),2*q)</text:span> is zero, <text:span text:style-name="T1">x-(p+q)</text:span> is a potential candidate. </text:p>
      <text:p text:style-name="P1">Other efficiencies are derived from the fact that the operations are done in binary. Eg. if <text:span text:style-name="T1">q=2^n</text:span>, then <text:span text:style-name="T1">q _next=2^(n+1)=2*q=q&lt;&lt;1</text:span> is used in the next iteration. Also, calculations modulo <text:span text:style-name="T1">2^n</text:span> are equivalent to performing a bitwise and with <text:span text:style-name="T1">2^n-1</text:span>. These operations can in general be performed efficiently on todays hardware which is based on binary representations. </text:p>
      <text:p text:style-name="P5"><text:bookmark text:name="c3s8"/></text:p>
      <text:h text:style-name="P11" text:outline-level="2">3.8 Extending the algorithm </text:h>
      <text:p text:style-name="P1">Only univariate polynomials with rational coefficients have been considered so far. This could be extended to allow for roots that are complex numbers <text:span text:style-name="T1">a+I*b</text:span> where both <text:span text:style-name="T1">a</text:span> and <text:span text:style-name="T1">b</text:span> are rational numbers. </text:p>
      <text:p text:style-name="P1">For this to work the division algorithm would have to be extended to handle complex numbers with integer <text:span text:style-name="T1">a</text:span> and <text:span text:style-name="T1">b</text:span> modulo some integer, and the initial setup of the potential solutions would have to be extended to try <text:span text:style-name="T1">x+1+I</text:span> and <text:span text:style-name="T1">x+I</text:span> also. The step where new potential solutions modulo <text:span text:style-name="T1">2^(n+1)</text:span> are determined should then also test for <text:span text:style-name="T1">x+I*2^n</text:span> and <text:span text:style-name="T1">x+2^n+I*2^n</text:span>. </text:p>
      <text:p text:style-name="P1">The same extension could be made for multivariate polynomials, although setting up the initial irreducible polynomials that divide <text:span text:style-name="T1">p _test(x)</text:span> modulo 2 might become expensive if done on a polynomial with many variables (<text:span text:style-name="T1">2^(2^m-1)</text:span> trials for <text:span text:style-name="T1">m</text:span> variables). </text:p>
      <text:p text:style-name="P1">Lastly, polynomials with real-valued coefficients <text:span text:style-name="T2">could</text:span> be factored, if the coefficients were first converted to rational numbers. However, for real-valued coefficients there exist other methods (Sturm sequences). </text:p>
      <text:p text:style-name="P5"><text:bookmark text:name="c3s9"/></text:p>
      <text:h text:style-name="P11" text:outline-level="2">3.9 Newton iteration </text:h>
      <text:p text:style-name="Text_20_body"><text:span text:style-name="T3">What the </text:span><text:span text:style-name="Teletype"><text:span text:style-name="T4">BinaryFactor</text:span></text:span><text:span text:style-name="T3"> algorithm effectively does is finding a set of potential solutions modulo </text:span><text:span text:style-name="T4">2^(n+1)</text:span><text:span text:style-name="T3"> when given a set of potential solutions modulo </text:span><text:span text:style-name="T4">2^n</text:span><text:span text:style-name="T3">. There is a better algorithm that does something similar: Hensel lifting. Hensel lifting is a generalized form of Newton iteration, where given a factorization modulo </text:span><text:span text:style-name="T4">p</text:span><text:span text:style-name="T3">, each iteration returns a factorization modulo </text:span><text:span text:style-name="T4">p^2</text:span><text:span text:style-name="T3">. </text:span></text:p>
      <text:p text:style-name="P1">Newton iteration is based on the following idea: when one takes a Taylor series expansion of a function: </text:p>
      <text:p text:style-name="P2">f(x[0]+dx):=f(x[0])+(D(x)f(x[0]))*dx+... </text:p>
      <text:p text:style-name="P1">Newton iteration then proceeds by taking only the first two terms in this series, the constant plus the constant times <text:span text:style-name="T1">dx</text:span>. Given some good initial value <text:span text:style-name="T1">x _0</text:span>, the function will is assumed to be close to a root, and the function is assumed to be almost linear, hence this approximation. Under these assumptions, if we want <text:span text:style-name="T1">f(x _0+dx)</text:span> to be zero, </text:p>
      <text:p text:style-name="P2">f(x[0]+dx)=f(x[0])+(D(x)f(x[0]))*dx=0 </text:p>
      <text:p text:style-name="P1">This yields: </text:p>
      <text:p text:style-name="P2"><text:soft-page-break/>dx:= -f(x[0])/(D(x)f(x[0]))=0 </text:p>
      <text:p text:style-name="P1">And thus a next, better, approximation for the root is <text:span text:style-name="T1">x[1]:=x _0-f(x[0])/(D(x)f(x[0]))</text:span>, or more general: </text:p>
      <text:p text:style-name="P2">x[n+1]=x[n]-f(x[n])/(D(x)f(x[n])) </text:p>
      <text:p text:style-name="P1">If the root has multiplicity one, a Newton iteration can converge <text:span text:style-name="T2">quadratically</text:span>, meaning the number of decimals precision for each iteration doubles. </text:p>
      <text:p text:style-name="P1">As an example, we can try to find a root of <text:span text:style-name="T1">Sin(x)</text:span> near <text:span text:style-name="T1">3</text:span>, which should converge to <text:span text:style-name="T1">Pi</text:span>. </text:p>
      <text:p text:style-name="P4">Setting precision to 30 digits, </text:p>
      <table:table table:name="Table23" table:style-name="Table23">
        <table:table-column table:style-name="Table23.A"/>
        <table:table-row>
          <table:table-cell table:style-name="Table23.A1" office:value-type="string">
            <text:p text:style-name="P6">In&gt; BuiltinPrecisionSet(30)</text:p>
            <text:p text:style-name="P7">Out&gt; True;</text:p>
          </table:table-cell>
        </table:table-row>
      </table:table>
      <text:p text:style-name="P4">We first set up a function <text:span text:style-name="T1">dx(x)</text:span>: </text:p>
      <table:table table:name="Table24" table:style-name="Table24">
        <table:table-column table:style-name="Table24.A"/>
        <table:table-row>
          <table:table-cell table:style-name="Table24.A1" office:value-type="string">
            <text:p text:style-name="P6">In&gt; dx(x):=Eval(-Sin(x)/(D(x)Sin(x)))</text:p>
            <text:p text:style-name="P7">Out&gt; True;</text:p>
          </table:table-cell>
        </table:table-row>
      </table:table>
      <text:p text:style-name="Text_20_body"><text:span text:style-name="T3">And we start with a good initial approximation to </text:span><text:span text:style-name="T4">Pi</text:span><text:span text:style-name="T3">, namely </text:span><text:span text:style-name="T4">3</text:span><text:span text:style-name="T3">. Note we should set </text:span><text:span text:style-name="Teletype"><text:span text:style-name="T4">x</text:span></text:span><text:span text:style-name="T3"> </text:span><text:span text:style-name="T5">after</text:span><text:span text:style-name="T3"> we set dx(x), as the right hand side of the function definition is evaluated. We could also have used a different parameter name for the definition of the function </text:span><text:span text:style-name="T4">dx(x)</text:span><text:span text:style-name="T3">. </text:span></text:p>
      <table:table table:name="Table25" table:style-name="Table25">
        <table:table-column table:style-name="Table25.A"/>
        <table:table-row>
          <table:table-cell table:style-name="Table25.A1" office:value-type="string">
            <text:p text:style-name="P6">In&gt; x:=3</text:p>
            <text:p text:style-name="P7">Out&gt; 3;</text:p>
          </table:table-cell>
        </table:table-row>
      </table:table>
      <text:p text:style-name="P1">We can now start the iteration: </text:p>
      <table:table table:name="Table26" table:style-name="Table26">
        <table:table-column table:style-name="Table26.A"/>
        <table:table-row>
          <table:table-cell table:style-name="Table26.A1" office:value-type="string">
            <text:p text:style-name="P6">In&gt; x:=N(x+dx(x))</text:p>
            <text:p text:style-name="P6">Out&gt; 3.142546543074277805295635410534;</text:p>
            <text:p text:style-name="P6">In&gt; x:=N(x+dx(x))</text:p>
            <text:p text:style-name="P6">Out&gt; 3.14159265330047681544988577172;</text:p>
            <text:p text:style-name="P6">In&gt; x:=N(x+dx(x))</text:p>
            <text:p text:style-name="P6">Out&gt; 3.141592653589793238462643383287;</text:p>
            <text:p text:style-name="P6">In&gt; x:=N(x+dx(x))</text:p>
            <text:p text:style-name="P6">Out&gt; 3.14159265358979323846264338328;</text:p>
            <text:p text:style-name="P6">In&gt; x:=N(x+dx(x))</text:p>
            <text:p text:style-name="P7">Out&gt; 3.14159265358979323846264338328;</text:p>
          </table:table-cell>
        </table:table-row>
      </table:table>
      <text:p text:style-name="P1">As shown, in this example the iteration converges quite quickly. </text:p>
      <text:p text:style-name="P5"/>
      <text:h text:style-name="P15" text:outline-level="3">Finding roots of multiple equations in multiple variables using Newton iteration </text:h>
      <text:p text:style-name="P1">One generalization, mentioned in W.H. Press et al., <text:span text:style-name="T2">NUMERICAL RECIPES in C, The Art of Scientific computing</text:span> is finding roots for multiple functions in multiple variables. </text:p>
      <text:p text:style-name="P1">Given <text:span text:style-name="T1">N</text:span> functions in <text:span text:style-name="T1">N</text:span> variables, we want to solve </text:p>
      <text:p text:style-name="P2">f _i(x[1],...,x[N])=0 </text:p>
      <text:p text:style-name="Text_20_body"><text:span text:style-name="T3">for </text:span><text:span text:style-name="T4">i=1..N</text:span><text:span text:style-name="T3">. If de denote by </text:span><text:span text:style-name="T4">X</text:span><text:span text:style-name="T3"> the vector $$ X := </text:span><text:span text:style-name="Teletype"><text:span text:style-name="T4">x[1],x[2],...,x[N]</text:span></text:span><text:span text:style-name="T3"> $$ </text:span></text:p>
      <text:p text:style-name="P1"><text:soft-page-break/>and by <text:span text:style-name="T1">dX</text:span> the delta vector, then one can write </text:p>
      <text:p text:style-name="P2">f _i(X+dX):=f _i(X)+Sum(j,1,N,D(x _j)f _i(X))*dx[j] </text:p>
      <text:p text:style-name="P1">Setting <text:span text:style-name="T1">f _i(X+dX)</text:span> to zero, one obtains </text:p>
      <text:p text:style-name="P2">Sum(j,1,N,a[i][j]*dx _j)=b[i] </text:p>
      <text:p text:style-name="P1">where </text:p>
      <text:p text:style-name="P2">a[i][j]:=(D(x _j)f _i(X)) </text:p>
      <text:p text:style-name="P1">and </text:p>
      <text:p text:style-name="P2">b _i:= -f _i(X) </text:p>
      <text:p text:style-name="P1">So the generalization is to first initialize <text:span text:style-name="T1">X</text:span> to a good initial value, calculate the matrix elements <text:span text:style-name="T1">a[i][j]</text:span> and the vector <text:span text:style-name="T1">b[i]</text:span>, and then to proceed to calculate <text:span text:style-name="T1">dX</text:span> by solving the matrix equation, and calculating </text:p>
      <text:p text:style-name="P2">X[i+1]:=X[i]+dX[i] </text:p>
      <text:p text:style-name="P1">In the case of one function with one variable, the summation reduces to one term, so this linear set of equations was a lot simpler in that case. In this case we will have to solve this set of linear equations in each iteration. </text:p>
      <text:p text:style-name="P1">As an example, suppose we want to find the zeroes for the following two functions: </text:p>
      <text:p text:style-name="P2">f _1(a,x):=Sin(a*x) </text:p>
      <text:p text:style-name="P1">and </text:p>
      <text:p text:style-name="P2">f _2(a,x):=a-2 </text:p>
      <text:p text:style-name="P1">It is clear that the solution to this is <text:span text:style-name="T1">a=2</text:span> and <text:span text:style-name="T1">x:=N*Pi/2</text:span> for any integer value <text:span text:style-name="T1">N</text:span>. </text:p>
      <text:p text:style-name="P4">We will do calculations with precision 30: </text:p>
      <table:table table:name="Table27" table:style-name="Table27">
        <table:table-column table:style-name="Table27.A"/>
        <table:table-row>
          <table:table-cell table:style-name="Table27.A1" office:value-type="string">
            <text:p text:style-name="P6">In&gt; BuiltinPrecisionSet(30)</text:p>
            <text:p text:style-name="P7">Out&gt; True;</text:p>
          </table:table-cell>
        </table:table-row>
      </table:table>
      <text:p text:style-name="P3"><text:span text:style-name="T3">And set up a vector of functions $</text:span><text:span text:style-name="Teletype"><text:span text:style-name="T4">f_1(X),f_2(X)</text:span></text:span><text:span text:style-name="T3">$ where $X:=</text:span><text:span text:style-name="Teletype"><text:span text:style-name="T4">a,x</text:span></text:span><text:span text:style-name="T3">$ </text:span></text:p>
      <table:table table:name="Table28" table:style-name="Table28">
        <table:table-column table:style-name="Table28.A"/>
        <table:table-row>
          <table:table-cell table:style-name="Table28.A1" office:value-type="string">
            <text:p text:style-name="P6">In&gt; f(a,x):={Sin(a*x),a-2}</text:p>
            <text:p text:style-name="P7">Out&gt; True;</text:p>
          </table:table-cell>
        </table:table-row>
      </table:table>
      <text:p text:style-name="Text_20_body"><text:span text:style-name="T3">Now we set up a function </text:span><text:span text:style-name="Teletype"><text:span text:style-name="T4">matrix(a,x)</text:span></text:span><text:span text:style-name="T3"> which returns the matrix </text:span><text:span text:style-name="T4">a[i][j]</text:span><text:span text:style-name="T3">: </text:span></text:p>
      <table:table table:name="Table29" table:style-name="Table29">
        <table:table-column table:style-name="Table29.A"/>
        <table:table-row>
          <table:table-cell table:style-name="Table29.A1" office:value-type="string">
            <text:p text:style-name="P6">In&gt; matrix(a,x):=Eval({D(a)f(a,x),D(x)f(a,x)})</text:p>
            <text:p text:style-name="P7">Out&gt; True;</text:p>
          </table:table-cell>
        </table:table-row>
      </table:table>
      <text:p text:style-name="P1">We now set up some initial values: </text:p>
      <table:table table:name="Table30" table:style-name="Table30">
        <table:table-column table:style-name="Table30.A"/>
        <table:table-row>
          <table:table-cell table:style-name="Table30.A1" office:value-type="string">
            <text:p text:style-name="P6">In&gt; {a,x}:={1.5,1.5}</text:p>
            <text:p text:style-name="P7">Out&gt; {1.5,1.5};</text:p>
          </table:table-cell>
        </table:table-row>
      </table:table>
      <text:p text:style-name="P1">The iteration converges a lot slower for this example, so we will loop 100 times: </text:p>
      <table:table table:name="Table31" table:style-name="Table31">
        <table:table-column table:style-name="Table31.A"/>
        <table:table-row>
          <table:table-cell table:style-name="Table31.A1" office:value-type="string">
            <text:p text:style-name="P6">In&gt; For(ii:=1,ii&lt;100,ii++)[{a,x}:={a,x}+\</text:p>
            <text:p text:style-name="P6"><text:s text:c="3"/>N(SolveMatrix(matrix(a,x),-f(a,x)));]</text:p>
            <text:p text:style-name="P6">Out&gt; True;</text:p>
            <text:p text:style-name="P6">In&gt; {a,x}</text:p>
            <text:p text:style-name="P7">Out&gt; {2.,0.059667311457823162437151576236};</text:p>
          </table:table-cell>
        </table:table-row>
      </table:table>
      <text:p text:style-name="P1"><text:soft-page-break/>The value for <text:span text:style-name="T1">a</text:span> has already been found. Iterating a few more times: </text:p>
      <table:table table:name="Table32" table:style-name="Table32">
        <table:table-column table:style-name="Table32.A"/>
        <table:table-row>
          <table:table-cell table:style-name="Table32.A1" office:value-type="string">
            <text:p text:style-name="P6">In&gt; For(ii:=1,ii&lt;100,ii++)[{a,x}:={a,x}+\</text:p>
            <text:p text:style-name="P6"><text:s text:c="3"/>N(SolveMatrix(matrix(a,x),-f(a,x)));]</text:p>
            <text:p text:style-name="P6">Out&gt; True;</text:p>
            <text:p text:style-name="P6">In&gt; {a,x}</text:p>
            <text:p text:style-name="P6">Out&gt; {2.,-0.042792753588155918852832259721};</text:p>
            <text:p text:style-name="P6">In&gt; For(ii:=1,ii&lt;100,ii++)[{a,x}:={a,x}+\</text:p>
            <text:p text:style-name="P6"><text:s text:c="3"/>N(SolveMatrix(matrix(a,x),-f(a,x)));]</text:p>
            <text:p text:style-name="P6">Out&gt; True;</text:p>
            <text:p text:style-name="P6">In&gt; {a,x}</text:p>
            <text:p text:style-name="P7">Out&gt; {2.,0.035119151349413516969586788023};</text:p>
          </table:table-cell>
        </table:table-row>
      </table:table>
      <text:p text:style-name="P1">the value for <text:span text:style-name="T1">x</text:span> converges a lot slower this time, and to the uninteresting value of zero (a rather trivial zero of this set of functions). In fact for all integer values <text:span text:style-name="T1">N</text:span> the value <text:span text:style-name="T1">N*Pi/2</text:span> is a solution. Trying various initial values will find them. </text:p>
      <text:p text:style-name="P5"/>
      <text:h text:style-name="P15" text:outline-level="3">Newton iteration on polynomials </text:h>
      <text:p text:style-name="P1">von zur Gathen et al., <text:span text:style-name="T2">Modern Computer algebra</text:span> discusses taking the inverse of a polynomial using Newton iteration. The task is, given a polynomial <text:span text:style-name="T1">f(x)</text:span>, to find a polynomial <text:span text:style-name="T1">g(x)</text:span> such that <text:span text:style-name="T1">f(x)=1/g(x)</text:span>, modulo some power in x. This implies that we want to find a polynom <text:span text:style-name="T1">g</text:span> for which: </text:p>
      <text:p text:style-name="P2">h(g)=1/g-f=0 </text:p>
      <text:p text:style-name="P1">Applying a Newton iteration step <text:span text:style-name="T1">g[i+1]=g[i]-h(g[i])/(D(g)h(g[i]))</text:span> to this expression yields: </text:p>
      <text:p text:style-name="P2">g[i+1]=2*g[i]-f*g[i]^2 </text:p>
      <text:p text:style-name="P1">von zur Gathen then proves by induction that for <text:span text:style-name="T1">f(x)</text:span> monic, and thus <text:span text:style-name="T1">f(0)=1</text:span>, given initial value <text:span text:style-name="T1">g _0(x)=1</text:span>, that </text:p>
      <text:p text:style-name="P2">Mod(f*g _i=1,x^2^i) </text:p>
      <text:p text:style-name="P1">Example: </text:p>
      <text:p text:style-name="P1">suppose we want to find the polynomial <text:span text:style-name="T1">g(x)</text:span> up to the 7th degree for which <text:span text:style-name="T1">Mod(f(x)*g(x)=1,x^8)</text:span>, for the function </text:p>
      <text:p text:style-name="P2">f(x):=1+x+x^2/2+x^3/6+x^4/24 </text:p>
      <text:p text:style-name="P1">First we define the function f: </text:p>
      <table:table table:name="Table33" table:style-name="Table33">
        <table:table-column table:style-name="Table33.A"/>
        <table:table-row>
          <table:table-cell table:style-name="Table33.A1" office:value-type="string">
            <text:p text:style-name="P6">In&gt; f:=1+x+x^2/2+x^3/6+x^4/24</text:p>
            <text:p text:style-name="P7">Out&gt; x+x^2/2+x^3/6+x^4/24+1;</text:p>
          </table:table-cell>
        </table:table-row>
      </table:table>
      <text:p text:style-name="P1">And initialize <text:span text:style-name="T1">g</text:span> and <text:span text:style-name="T1">i</text:span>. </text:p>
      <table:table table:name="Table34" table:style-name="Table34">
        <table:table-column table:style-name="Table34.A"/>
        <table:table-row>
          <table:table-cell table:style-name="Table34.A1" office:value-type="string">
            <text:p text:style-name="P6">In&gt; g:=1</text:p>
            <text:p text:style-name="P6">Out&gt; 1;</text:p>
            <text:p text:style-name="P6">In&gt; i:=0</text:p>
            <text:p text:style-name="P7">Out&gt; 0;</text:p>
          </table:table-cell>
        </table:table-row>
      </table:table>
      <text:p text:style-name="P1">Now we iterate, increasing <text:span text:style-name="T1">i</text:span>, and replacing <text:span text:style-name="T1">g</text:span> with the new value for <text:span text:style-name="T1">g</text:span>: </text:p>
      <table:table table:name="Table35" table:style-name="Table35">
        <table:table-column table:style-name="Table35.A"/>
        <table:table-row>
          <table:table-cell table:style-name="Table35.A1" office:value-type="string">
            <text:p text:style-name="P6">In&gt; [i++;g:=BigOh(2*g-f*g^2,x,2^i);]</text:p>
            <text:p text:style-name="P6"><text:soft-page-break/>Out&gt; 1-x;</text:p>
            <text:p text:style-name="P6">In&gt; [i++;g:=BigOh(2*g-f*g^2,x,2^i);]</text:p>
            <text:p text:style-name="P6">Out&gt; x^2/2-x^3/6-x+1;</text:p>
            <text:p text:style-name="P6">In&gt; [i++;g:=BigOh(2*g-f*g^2,x,2^i);]</text:p>
            <text:p text:style-name="P7">Out&gt; x^7/72-x^6/72+x^4/24-x^3/6+x^2/2-x+1;</text:p>
          </table:table-cell>
        </table:table-row>
      </table:table>
      <text:p text:style-name="P1">The resulting expression must thus be: </text:p>
      <text:p text:style-name="P2">g(x):=x^7/72-x^6/72+x^4/24-x^3/6+x^2/2-x+1 </text:p>
      <text:p text:style-name="P1">We can easily verify this: </text:p>
      <table:table table:name="Table36" table:style-name="Table36">
        <table:table-column table:style-name="Table36.A"/>
        <table:table-row>
          <table:table-cell table:style-name="Table36.A1" office:value-type="string">
            <text:p text:style-name="P6">In&gt; Expand(f*g)</text:p>
            <text:p text:style-name="P7">Out&gt; x^11/1728+x^10/576+x^9/216+(5*x^8)/576+1;</text:p>
          </table:table-cell>
        </table:table-row>
      </table:table>
      <text:p text:style-name="P1">This expression is 1 modulo <text:span text:style-name="T1">x^8</text:span>, as can easily be shown: </text:p>
      <table:table table:name="Table37" table:style-name="Table37">
        <table:table-column table:style-name="Table37.A"/>
        <table:table-row>
          <table:table-cell table:style-name="Table37.A1" office:value-type="string">
            <text:p text:style-name="P6">In&gt; BigOh(%,x,8)</text:p>
            <text:p text:style-name="P7">Out&gt; 1;</text:p>
          </table:table-cell>
        </table:table-row>
      </table:table>
      <text:p text:style-name="P1"><text:script xlink:href="http://www.google-analytics.com/urchin.js"/>_uacct = "UA-2425144-1";<text:line-break/>urchinTracker();</text:p>
      <text:h text:style-name="P95" text:outline-level="1">4. Numerical algorithms I: basic methods </text:h>
      <text:p text:style-name="P1">This and subsequent chapters document the numerical algorithms used in MathPiper for exact integer calculations as well as for multiple precision floating-point calculations. We give self-contained descriptions of the non-trivial algorithms and estimate their computational cost. Most of the algorithms were taken from referenced literature; the remaining algorithms were developed by us. </text:p>
      <text:p text:style-name="P5"><text:bookmark text:name="c4s1"/></text:p>
      <text:h text:style-name="P11" text:outline-level="2">4.1 Adaptive function plotting </text:h>
      <text:p text:style-name="P1">Here we consider plotting of functions <text:span text:style-name="T1">y=f(x)</text:span>. </text:p>
      <text:p text:style-name="P1">There are two tasks related to preparation of plots of functions: first, to produce the numbers required for a plot, and second, to draw a plot with axes, symbols, a legend, perhaps additional illustrations and so on. Here we only concern ourselves with the first task, that of preparation of the numerical data for a plot. There are many plotting programs that can read a file with numbers and plot it in any desired manner. </text:p>
      <text:p text:style-name="P1">Generating data for plots of functions generally does not require high-precision calculations. However, we need an algorithm that can be adjusted to produce data to different levels of precision. In some particularly ill-behaved cases, a precise plot will not be possible and we would not want to waste time producing data that is too accurate for what it is worth. </text:p>
      <text:p text:style-name="P1"><text:bookmark text:name="Plot2D'adaptive@\relax &lt;b&gt;&lt;tt&gt;Plot2D'adaptive&lt;/tt&gt;&lt;/b&gt;"/><text:bookmark text:name="plotting!two-dimensional"/><text:bookmark text:name="plotting!adaptive algorithms"/>A simple approach to plotting would be to divide the interval into many equal subintervals and to evaluate the function on the resulting grid. Precision of the plot can be adjusted by choosing a larger or a smaller number of points. </text:p>
      <text:p text:style-name="P1">However, this approach is not optimal. Sometimes a function changes rapidly near one point but slowly everywhere else. For example, <text:span text:style-name="T1">f(x)=1/x</text:span> changes very quickly at small <text:span text:style-name="T1">x</text:span>. Suppose we need to plot this function between <text:span text:style-name="T1">0</text:span> and <text:span text:style-name="T1">100</text:span>. It would be wasteful to use the same subdivision interval everywhere: a finer grid is only required over a small portion of the plotting range near <text:span text:style-name="T1">x=0</text:span>. </text:p>
      <text:p text:style-name="Text_20_body"><text:span text:style-name="T3">The adaptive plotting routine </text:span><text:span text:style-name="Teletype"><text:span text:style-name="T4">Plot2D'adaptive</text:span></text:span><text:span text:style-name="T3"> uses a simple algorithm to select the optimal grid to approximate a function of one argument </text:span><text:span text:style-name="T4">f(x)</text:span><text:span text:style-name="T3">. The algorithm repeatedly subdivides the grid intervals near points where the existing grid does not represent the function well enough. A similar algorithm for adaptive grid refinement could be used for numerical integration. The idea is that plotting and numerical integration require the same kind of detailed knowledge about the behavior of the function. </text:span></text:p>
      <text:p text:style-name="Text_20_body"><text:span text:style-name="T3">The algorithm first splits the interval into a specified initial number of equal subintervals, and then repeatedly splits each subinterval in half until the function is well enough approximated by the resulting grid. The integer parameter </text:span><text:span text:style-name="Teletype"><text:span text:style-name="T4">depth</text:span></text:span><text:span text:style-name="T3"> gives the maximum number of binary splittings for a given initial interval; thus, at most </text:span><text:span text:style-name="T4">2^depth</text:span><text:span text:style-name="T3"> additional grid points will be generated. The function </text:span><text:span text:style-name="Teletype"><text:span text:style-name="T4">Plot2D'adaptive</text:span></text:span><text:span text:style-name="T3"> should return a list of pairs of points </text:span><text:span text:style-name="Teletype"><text:span text:style-name="T4">{{x1,y1}, {x2,y2}, ...}</text:span></text:span><text:span text:style-name="T3"> to be used directly for plotting. </text:span></text:p>
      <text:p text:style-name="P1">The adaptive plotting algorithm works like this: </text:p>
      <text:list xml:id="list1029581241" text:style-name="L23">
        <text:list-item>
          <text:p text:style-name="P81">1. Given an interval ( <text:span text:style-name="T1">a</text:span>, <text:span text:style-name="T1">c</text:span>), we split it in half, <text:span text:style-name="T1">b:=(a+c)/2</text:span> and first compute <text:span text:style-name="T1">f(x)</text:span> <text:soft-page-break/>at five grid points <text:span text:style-name="T1">a</text:span>, <text:span text:style-name="T1">a[1]:=(a+b)/2</text:span>, <text:span text:style-name="T1">b</text:span>, <text:span text:style-name="T1">b[1]:=(b+c)/2</text:span>, <text:span text:style-name="T1">c</text:span>. </text:p>
        </text:list-item>
        <text:list-item>
          <text:p text:style-name="P81">2. If currently <text:span text:style-name="T1">depth&lt;=0</text:span>, return this list of five points and values because we cannot refine the grid any more. </text:p>
        </text:list-item>
        <text:list-item>
          <text:p text:style-name="P94"><text:span text:style-name="T3">3. Otherwise, check that the function does not oscillate too rapidly on the interval [ </text:span><text:span text:style-name="T4">a</text:span><text:span text:style-name="T3">, </text:span><text:span text:style-name="T4">c</text:span><text:span text:style-name="T3">]. The formal criterion is that the five values are all finite and do not make a "zigzag" pattern such as (1,3,2,3,1). More formally, we use the following procedure: For each three consecutive values, write "1" if the middle value is larger than the other two, or if it is smaller than the other two, or if one of them is not a number (e.g. </text:span><text:span text:style-name="Teletype"><text:span text:style-name="T4">Infinity</text:span></text:span><text:span text:style-name="T3"> or </text:span><text:span text:style-name="Teletype"><text:span text:style-name="T4">Undefined</text:span></text:span><text:span text:style-name="T3">). If we have at most two ones now, then we consider the change of values to be "slow enough". Otherwise it is not "slow enough". In this case we need to refine the grid; go to step 5. Otherwise, go to step 4. </text:span></text:p>
        </text:list-item>
        <text:list-item>
          <text:p text:style-name="P81">4. Check that the function values are smooth enough through the interval. Smoothness is controlled by a parameter <text:span text:style-name="T1">epsilon</text:span>. The meaning of the parameter <text:span text:style-name="T1">epsilon</text:span> is the (relative) error of the numerical approximation of the integral of <text:span text:style-name="T1">f(x)</text:span> by the grid. A good heuristic value of <text:span text:style-name="T1">epsilon</text:span> is 1/(the number of pixels on the screen) because it means that no pixels will be missing in the area under the graph. For this to work we need to make sure that we are actually computing the area <text:span text:style-name="T2">under</text:span> the graph; so we define <text:span text:style-name="T1">g(x):=f(x)-f[0]</text:span> where <text:span text:style-name="T1">f[0]</text:span> is the minimum of the values of <text:span text:style-name="T1">f(x)</text:span> on the five grid points <text:span text:style-name="T1">a</text:span>, <text:span text:style-name="T1">a[1]</text:span>, <text:span text:style-name="T1">b</text:span>, <text:span text:style-name="T1">b[1]</text:span>, and <text:span text:style-name="T1">c</text:span>; the function <text:span text:style-name="T1">g(x)</text:span> is nonnegative and has the minimum value 0. Then we compute two different Newton-Cotes quadratures for <text:span text:style-name="T1">Integrate(x,b,b[1])g(x)</text:span> using these five points. (Asymmetric quadratures are chosen to avoid running into an accidental symmetry of the function; the first quadrature uses points <text:span text:style-name="T1">a</text:span>, <text:span text:style-name="T1">a[1]</text:span>, <text:span text:style-name="T1">b</text:span>, <text:span text:style-name="T1">b[1]</text:span> and the second quadrature uses <text:span text:style-name="T1">b</text:span>, <text:span text:style-name="T1">b[1]</text:span>, <text:span text:style-name="T1">c</text:span>.) If the absolute value of the difference between these quadratures is less than <text:span text:style-name="T1">epsilon</text:span> * (value of the second quadrature), then we are done and we return the list of these five points and values. </text:p>
        </text:list-item>
        <text:list-item>
          <text:p text:style-name="P66"><text:span text:style-name="T3">5. Otherwise, we need to refine the grid. We compute </text:span><text:span text:style-name="Teletype"><text:span text:style-name="T4">Plot2D'adaptive</text:span></text:span><text:span text:style-name="T3"> recursively for the two halves of the interval, that is, for ( </text:span><text:span text:style-name="T4">a</text:span><text:span text:style-name="T3">, </text:span><text:span text:style-name="T4">b</text:span><text:span text:style-name="T3">) and ( </text:span><text:span text:style-name="T4">b</text:span><text:span text:style-name="T3">, </text:span><text:span text:style-name="T4">c</text:span><text:span text:style-name="T3">). We also decrease </text:span><text:span text:style-name="Teletype"><text:span text:style-name="T4">depth</text:span></text:span><text:span text:style-name="T3"> by 1 and multiply </text:span><text:span text:style-name="T4">epsilon</text:span><text:span text:style-name="T3"> by 2 because we need to maintain a constant </text:span><text:span text:style-name="T5">absolute</text:span><text:span text:style-name="T3"> precision and this means that the relative error for the two subintervals can be twice as large. The resulting two lists for the two subintervals are concatenated (excluding the double value at point </text:span><text:span text:style-name="T4">b</text:span><text:span text:style-name="T3">) and returned. </text:span></text:p>
        </text:list-item>
      </text:list>
      <text:p text:style-name="Text_20_body"><text:span text:style-name="T3">This algorithm works well if the initial number of points and the </text:span><text:span text:style-name="Teletype"><text:span text:style-name="T4">depth</text:span></text:span><text:span text:style-name="T3"> parameter are large enough. These parameters can be adjusted to balance the available computing time and the desired level of detail in the resulting plot. </text:span></text:p>
      <text:p text:style-name="Text_20_body"><text:span text:style-name="T3">Singularities in the function are handled by the step 3. Namely, the change in the sequence </text:span><text:span text:style-name="T4">a</text:span><text:span text:style-name="T3">, </text:span><text:span text:style-name="T4">a[1]</text:span><text:span text:style-name="T3">, </text:span><text:span text:style-name="T4">b</text:span><text:span text:style-name="T3">, </text:span><text:span text:style-name="T4">b[1]</text:span><text:span text:style-name="T3">, </text:span><text:span text:style-name="T4">c</text:span><text:span text:style-name="T3"> is always considered to be "too rapid" if one of these values is a non-number (e.g. </text:span><text:span text:style-name="Teletype"><text:span text:style-name="T4">Infinity</text:span></text:span><text:span text:style-name="T3"> or </text:span><text:span text:style-name="Teletype"><text:span text:style-name="T4">Undefined</text:span></text:span><text:span text:style-name="T3">). Thus, the interval immediately adjacent to a singularity will be plotted at the highest allowed refinement level. When preparing the plotting data, the singular points are simply not printed to the data file, so that a plotting programs does not encounter any problems. </text:span></text:p>
      <text:p text:style-name="P5"/>
      <text:h text:style-name="P15" text:outline-level="3">Newton-Cotes quadratures </text:h>
      <text:p text:style-name="P1"><text:bookmark text:name="Newton-Cotes quadratures"/>The meaning of Newton-Cotes quadrature coefficients is that an integral of a function <text:soft-page-break/><text:span text:style-name="T1">f(x)</text:span> is approximated by a sum, </text:p>
      <text:p text:style-name="P2">(Integrate(x,a[0],a[n])f(x))&lt;=&gt;h*Sum(k,0,n,c[k]*f(a[k])),</text:p>
      <text:p text:style-name="P1">where <text:span text:style-name="T1">a[k]</text:span> are the grid points, <text:span text:style-name="T1">h:=a[1]-a[0]</text:span> is the grid step, and <text:span text:style-name="T1">c[k]</text:span> are the quadrature coefficients. It may seem surprising, but these coefficients <text:span text:style-name="T1">c[k]</text:span> are independent of the function <text:span text:style-name="T1">f(x)</text:span> and can be precomputed in advance for a given grid <text:span text:style-name="T1">a[k]</text:span>. [The quadrature coefficients do depend on the relative separations of the grid. Here we assume a uniform grid with a constant step <text:span text:style-name="T1">h=a[k]-a[k-1]</text:span>. Quadrature coefficients can also be found for non-uniform grids.] </text:p>
      <text:p text:style-name="P1">The coefficients <text:span text:style-name="T1">c[k]</text:span> for grids with a constant step <text:span text:style-name="T1">h</text:span> can be found, for example, by solving the following system of equations, </text:p>
      <text:p text:style-name="P2">Sum(k,0,n,c[k]*k^p)=n^(p+1)/(p+1) </text:p>
      <text:p text:style-name="P1">for <text:span text:style-name="T1">p=0</text:span>, 1, ..., <text:span text:style-name="T1">n</text:span>. This system of equations means that the quadrature correctly gives the integrals of <text:span text:style-name="T1">p+1</text:span> functions <text:span text:style-name="T1">f(x)=x^p</text:span>, <text:span text:style-name="T1">p=0</text:span>, 1, ..., <text:span text:style-name="T1">n</text:span>, over the interval (0, <text:span text:style-name="T1">n</text:span>). The solution of this system always exists and gives quadrature coefficients as rational numbers. For example, the well-known Simpson quadrature <text:span text:style-name="T1">c[0]=1/3</text:span>, <text:span text:style-name="T1">c[1]=4/3</text:span>, <text:span text:style-name="T1">c[2]=1/3</text:span> is obtained with <text:span text:style-name="T1">n=2</text:span>. An example of using this quadrature is the approximation </text:p>
      <text:p text:style-name="P2">(Integrate(x,0,2)f(x))&lt;=&gt;(f(0)+f(2))/3+4/3*f(1).</text:p>
      <text:p text:style-name="P1"><text:bookmark text:name="Newton-Cotes quadratures!for partial intervals"/>In the same way it is possible to find quadratures for the integral over a subinterval rather than over the whole interval of <text:span text:style-name="T1">x</text:span>. In the current implementation of the adaptive plotting algorithm, two quadratures are used: the 3-point quadrature ( <text:span text:style-name="T1">n=2</text:span>) and the 4-point quadrature ( <text:span text:style-name="T1">n=3</text:span>) for the integral over the first subinterval, <text:span text:style-name="T1">Integrate(x,a[0],a[1])f(x)</text:span>. Their coefficients are (<text:span text:style-name="T1">5/12</text:span>, <text:span text:style-name="T1">2/3</text:span>, <text:span text:style-name="T1">-1/12</text:span>) and ( <text:span text:style-name="T1">3/8</text:span>, <text:span text:style-name="T1">19/24</text:span>, <text:span text:style-name="T1">-5/24</text:span>, <text:span text:style-name="T1">1/24</text:span>). An example of using the first of these subinterval quadratures would be the approximation </text:p>
      <text:p text:style-name="P2">(Integrate(x,0,1)f(x))&lt;=&gt;5/12*f(0)+2/3*f(1)-1/12*f(2).</text:p>
      <text:p text:style-name="P1">These quadratures are intentionally chosen to be asymmetric to avoid an accidental cancellation when the function <text:span text:style-name="T1">f(x)</text:span> itself is symmetric. (Otherwise the error estimate could accidentally become exactly zero.) </text:p>
      <text:p text:style-name="P5"><text:bookmark text:name="c4s2"/></text:p>
      <text:h text:style-name="P11" text:outline-level="2">4.2 Surface plotting </text:h>
      <text:p text:style-name="P1">Here we consider plotting of functions <text:span text:style-name="T1">z=f(x,y)</text:span>. </text:p>
      <text:p text:style-name="P1"><text:bookmark text:name="plotting!three-dimensional"/><text:bookmark text:name="plotting!of surfaces"/>The task of surface plotting is to obtain a picture of a two-dimensional surface as if it were a solid object in three dimensions. A graphical representation of a surface is a complicated task. Sometimes it is required to use particular coordinates or projections, to colorize the surface, to remove hidden lines and so on. We shall only be concerned with the task of obtaining the data for a plot from a given function of two variables <text:span text:style-name="T1">f(x,y)</text:span>. Specialized programs can take a text file with the data and let the user interactively produce a variety of surface plots. </text:p>
      <text:p text:style-name="Text_20_body"><text:span text:style-name="T3">The currently implemented algorithm in the function </text:span><text:span text:style-name="Teletype"><text:span text:style-name="T4">Plot3DS</text:span></text:span><text:span text:style-name="T3"> is very similar to the adaptive plotting algorithm for two-dimensional plots. A given rectangular plotting region </text:span><text:span text:style-name="T4">a[1]&lt;=x&lt;=a[2]</text:span><text:span text:style-name="T3">, </text:span><text:span text:style-name="T4">b[1]&lt;=y&lt;=b[2]</text:span><text:span text:style-name="T3"> is subdivided to produce an equally spaced rectangular grid of points. This is the initial grid which will be adaptively refined </text:span><text:soft-page-break/><text:span text:style-name="T3">where necessary. The refinement algorithm will divide a given rectangle in four </text:span><text:span text:style-name="T3">quarters if the available function values indicate that the function does not change smoothly enough on that rectangle. </text:span></text:p>
      <text:p text:style-name="P1">The criterion of a "smooth enough" change is very similar to the procedure outlined in the previous section. The change is "smooth enough" if all points are finite, nonsingular values, and if the integral of the function over the rectangle is sufficiently well approximated by a certain low-order "cubature" formula. </text:p>
      <text:p text:style-name="P1">The two-dimensional integral of the function is estimated using the following 5-point Newton-Cotes cubature: </text:p>
      <table:table table:name="Table38" table:style-name="Table38">
        <table:table-column table:style-name="Table38.A"/>
        <table:table-row>
          <table:table-cell table:style-name="Table38.A1" office:value-type="string">
            <text:p text:style-name="P6">1/12 <text:s text:c="2"/>0 <text:s text:c="2"/>1/12</text:p>
            <text:p text:style-name="P6"/>
            <text:p text:style-name="P6"><text:s/>0 <text:s text:c="3"/>2/3 <text:s text:c="2"/>0</text:p>
            <text:p text:style-name="P6"/>
            <text:p text:style-name="P7">1/12 <text:s text:c="2"/>0 <text:s text:c="2"/>1/12</text:p>
          </table:table-cell>
        </table:table-row>
      </table:table>
      <text:p text:style-name="P1">An example of using this cubature would be the approximation </text:p>
      <text:p text:style-name="P2">(Integrate(y,0,1)Integrate(x,0,1)f(x,y))&lt;=&gt;(f(0,0)+f(0,1)+f(1,0)+f(1,1))/12 </text:p>
      <text:p text:style-name="P2">+2/3*f(1/2,1/2).</text:p>
      <text:p text:style-name="P1">Similarly, an 8-point cubature with zero sum is used to estimate the error: </text:p>
      <table:table table:name="Table39" table:style-name="Table39">
        <table:table-column table:style-name="Table39.A"/>
        <table:table-row>
          <table:table-cell table:style-name="Table39.A1" office:value-type="string">
            <text:p text:style-name="P6">-1/3 <text:s text:c="2"/>2/3 <text:s text:c="2"/>1/6</text:p>
            <text:p text:style-name="P6"/>
            <text:p text:style-name="P6">-1/6 <text:s/>-2/3 <text:s/>-1/2</text:p>
            <text:p text:style-name="P6"/>
            <text:p text:style-name="P7"><text:s/>1/2 <text:s text:c="3"/>0 <text:s text:c="3"/>1/3</text:p>
          </table:table-cell>
        </table:table-row>
      </table:table>
      <text:p text:style-name="P1">This set of coefficients was intentionally chosen to be asymmetric to avoid possible exact cancellations when the function itself is symmetric. </text:p>
      <text:p text:style-name="Text_20_body"><text:span text:style-name="T3">One minor problem with adaptive surface plotting is that the resulting set of points may not correspond to a rectangular grid in the parameter space (</text:span><text:span text:style-name="T4">x</text:span><text:span text:style-name="T3">, </text:span><text:span text:style-name="T4">y</text:span><text:span text:style-name="T3">). This is because some rectangles from the initial grid will need to be bisected more times than others. So, unless adaptive refinement is disabled, the function </text:span><text:span text:style-name="Teletype"><text:span text:style-name="T4">Plot3DS</text:span></text:span><text:span text:style-name="T3"> produces a somewhat disordered set of points. However, most surface plotting programs require that the set of data points be a rectangular grid in the parameter space. So a smoothing and interpolation procedure is necessary to convert a non-gridded set of data points ("scattered" data) to a gridded set. </text:span></text:p>
      <text:p text:style-name="P5"><text:bookmark text:name="c4s3"/></text:p>
      <text:h text:style-name="P11" text:outline-level="2">4.3 Parametric plots </text:h>
      <text:p text:style-name="P1"><text:bookmark text:name="plotting!parametric"/>Currently, parametric plots are not directly implemented in MathPiper. However, it is possible to use MathPiper to obtain numerical data for such plots. One can then use external programs to produce actual graphics. </text:p>
      <text:p text:style-name="P1">A two-dimensional parametric plot is a line in a two-dimensional space, defined by two equations such as <text:span text:style-name="T1">x=f(t)</text:span>, <text:span text:style-name="T1">y=g(t)</text:span>. Two functions <text:span text:style-name="T1">f</text:span>, <text:span text:style-name="T1">g</text:span> and a range of the independent variable <text:span text:style-name="T1">t</text:span>, for example, <text:span text:style-name="T1">t[1]&lt;=t&lt;=t[2]</text:span>, need to be specified. </text:p>
      <text:p text:style-name="P1"><text:bookmark text:name="plotting!non-Euclidean coordinates"/>Parametric plots can be used to represent plots of functions in non-Euclidean coordinates. For example, to plot the function <text:span text:style-name="T1">rho=Cos(4*phi)^2</text:span> in polar <text:soft-page-break/>coordinates ( <text:span text:style-name="T1">rho</text:span>, <text:span text:style-name="T1">phi</text:span>), one can rewrite the Euclidean coordinates through the polar coordinates, <text:span text:style-name="T1">x=rho*Cos(phi)</text:span>, <text:span text:style-name="T1">y=rho*Sin(phi)</text:span>, and use the equivalent parametric plot with <text:span text:style-name="T1">phi</text:span> as the parameter: <text:span text:style-name="T1">x=Cos(4*phi)^2*Cos(phi)</text:span>, <text:span text:style-name="T1">y=Cos(4*phi)^2*Sin(phi)</text:span>. </text:p>
      <text:p text:style-name="P1"><text:bookmark text:name="plotting!three-dimensional1"/>Sometimes higher-dimensional parametric plots are required. A line plot in three dimensions is defined by three functions of one variable, for example, <text:span text:style-name="T1">x=f(t)</text:span>, <text:span text:style-name="T1">y=g(t)</text:span>, <text:span text:style-name="T1">z=h(t)</text:span>, and a range of the parameter <text:span text:style-name="T1">t</text:span>. A surface plot in three dimensions is defined by three functions of two variables each, for example, <text:span text:style-name="T1">x=f(u,v)</text:span>, <text:span text:style-name="T1">y=g(u,v)</text:span>, <text:span text:style-name="T1">z=h(u,v)</text:span>, and a rectangular domain in the (<text:span text:style-name="T1">u</text:span>, <text:span text:style-name="T1">v</text:span>) space. </text:p>
      <text:p text:style-name="P1">The data for parametric plots can be generated separately using the same adaptive plotting algorithms as for ordinary function plots, as if all functions such as <text:span text:style-name="T1">f(t)</text:span> or <text:span text:style-name="T1">g(u,v)</text:span> were unrelated functions. The result would be several separate data sets for the <text:span text:style-name="T1">x</text:span>, <text:span text:style-name="T1">y</text:span>, ... coordinates. These data sets could then be combined using an interactive plotting program. </text:p>
      <text:p text:style-name="P5"><text:bookmark text:name="c4s4"/></text:p>
      <text:h text:style-name="P11" text:outline-level="2">4.4 The cost of arbitrary-precision computations </text:h>
      <text:p text:style-name="P1">A computer algebra system absolutely needs to be able to perform computations with very large <text:span text:style-name="T2">integer</text:span> numbers. Without this capability, many symbolic computations (such as exact GCD of polynomials or exact solution of polynomial equations) would be impossible. </text:p>
      <text:p text:style-name="P1"><text:bookmark text:name="arbitrary-precision computation"/>A different question is whether a CAS really needs to be able to evaluate, say, 10,000 digits of the value of a Bessel function of some 10,000-digit complex argument. It seems likely that no applied problem of natural sciences would need floating-point computations of special functions with such a high precision. However, arbitrary-precision computations are certainly useful in some mathematical applications; e.g. some mathematical identities can be first guessed by a floating-point computation with many digits and then proved. </text:p>
      <text:p text:style-name="P1">Very high precision computations of special functions <text:span text:style-name="T2">might</text:span> be useful in the future. But it is already quite clear that computations with moderately high precision (say, 50 or 100 decimal digits) are useful for applied problems. For example, to obtain the leading asymptotic of an analytic function, we could expand it in series and take the first term. But we need to check that the coefficient at what we think is the leading term of the series does not vanish. This coefficient could be a certain "exact" number such as <text:span text:style-name="T1">(Cos(355)+1)^2</text:span>. This number is "exact" in the sense that it is made of integers and elementary functions. But we cannot say <text:span text:style-name="T2">a priori</text:span> that this number is nonzero. The problem of "zero determination" (finding out whether a certain "exact" number is zero) is known to be algorithmically unsolvable if we allow transcendental functions. The only practical general approach seems to be to compute the number in question with many digits. Usually a few digits are enough, but occasionally several hundred digits are needed. </text:p>
      <text:p text:style-name="P1">Implementing an efficient algorithm that computes 100 digits of <text:span text:style-name="T1">Sin(3/7)</text:span> already involves many of the issues that would also be relevant for a 10,000 digit computation. Modern algorithms allow evaluations of all elementary functions in time that is asymptotically logarithmic in the number of digits <text:span text:style-name="T1">P</text:span> and linear in the cost of long multiplication (usually denoted <text:span text:style-name="T1">M(P)</text:span>). Almost all special functions can be evaluated in time that is asymptotically linear in <text:span text:style-name="T1">P</text:span> and in <text:span text:style-name="T1">M(P)</text:span>. (However, this asymptotic cost sometimes applies only to very high precision, e.g., <text:span text:style-name="T1">P&gt;1000</text:span>, and <text:soft-page-break/>different algorithms need to be implemented for calculations in lower precision.) </text:p>
      <text:p text:style-name="Text_20_body"><text:span text:style-name="T3">In </text:span><text:span text:style-name="Teletype"><text:span text:style-name="T4">MathPiper</text:span></text:span><text:span text:style-name="T3"> we strive to implement all numerical functions to arbitrary precision. All integer or rational functions return exact results, and all floating-point functions </text:span><text:span text:style-name="T3">return their value with </text:span><text:span text:style-name="T4">P</text:span><text:span text:style-name="T3"> correct decimal digits (assuming sufficient precision of the arguments). The current value of </text:span><text:span text:style-name="T4">P</text:span><text:span text:style-name="T3"> is accessed as </text:span><text:span text:style-name="Teletype"><text:span text:style-name="T4">BuiltinPrecisionGet()</text:span></text:span><text:span text:style-name="T3"> and may be changed by </text:span><text:span text:style-name="Teletype"><text:span text:style-name="T4">BuiltinPrecisionSet(...)</text:span></text:span><text:span text:style-name="T3">. </text:span></text:p>
      <text:p text:style-name="P1"><text:bookmark text:name="arbitrary-precision computation!requirements"/>Implementing an arbitrary-precision floating-point computation of a function <text:span text:style-name="T1">f(x)</text:span>, such as <text:span text:style-name="T1">f(x)=Exp(x)</text:span>, typically needs the following: </text:p>
      <text:list xml:id="list281368098" text:style-name="L24">
        <text:list-item>
          <text:p text:style-name="P82">An algorithm that will compute <text:span text:style-name="T1">f(x)</text:span> for a given value <text:span text:style-name="T1">x</text:span> to a user-specified precision of <text:span text:style-name="T1">P</text:span> (decimal) digits. Often, several algorithms must be implemented for different subdomains of the ( <text:span text:style-name="T1">x</text:span>, <text:span text:style-name="T1">P</text:span>) space. </text:p>
        </text:list-item>
        <text:list-item>
          <text:p text:style-name="P82">An estimate of the computational cost of the algorithm(s), as a function of <text:span text:style-name="T1">x</text:span> and <text:span text:style-name="T1">P</text:span>. This is needed to select the best algorithm for given <text:span text:style-name="T1">x</text:span>, <text:span text:style-name="T1">P</text:span>. </text:p>
        </text:list-item>
        <text:list-item>
          <text:p text:style-name="P36">An estimate of the round-off error. This is needed to select the "working precision" which will typically be somewhat higher than the precision of the final result. </text:p>
        </text:list-item>
      </text:list>
      <text:p text:style-name="P1">In calculations with machine precision where the number of digits is fixed, the problem of round-off errors is quite prominent. Every arithmetic operation causes a small loss of precision; as a result, a few last digits of the final value are usually incorrect. But if we have an arbitrary precision capability, we can always increase precision by a few more digits during intermediate computations and thus eliminate all round-off error in the final result. We should, of course, take care not to increase the working precision unnecessarily, because any increase of precision means slower calculations. Taking twice as many digits as needed and hoping that the result is precise is not a good solution. </text:p>
      <text:p text:style-name="P1">Selecting algorithms for computations is the most non-trivial part of the implementation. We want to achieve arbitrarily high precision, so we need to find either a series, or a continued fraction, or a sequence given by explicit formula, that converges to the function in a controlled way. It is not enough to use a table of precomputed values or a fixed approximation formula that has a limited precision. </text:p>
      <text:p text:style-name="P1">In the last 30 years, the interest in arbitrary-precision computations grew and many efficient algorithms for elementary and special functions were published. Most algorithms are iterative. Almost always it is very important to know in advance how many iterations are needed for given <text:span text:style-name="T1">x</text:span>, <text:span text:style-name="T1">P</text:span>. This knowledge allows to estimate the computational cost, in terms of the required precision <text:span text:style-name="T1">P</text:span> and of the cost of long multiplication <text:span text:style-name="T1">M(P)</text:span>, and choose the best algorithm. </text:p>
      <text:p text:style-name="P1">Typically all operations will fall into one of the following categories (sorted by the increasing cost): </text:p>
      <text:list xml:id="list783177279" text:style-name="L25">
        <text:list-item>
          <text:p text:style-name="P83"><text:bookmark text:name="arbitrary-precision computation!speed estimates"/>addition, subtraction: linear in <text:span text:style-name="T1">P</text:span>; </text:p>
        </text:list-item>
        <text:list-item>
          <text:p text:style-name="P83">multiplication, division, integer power, integer root: linear in <text:span text:style-name="T1">M(P)</text:span>; </text:p>
        </text:list-item>
        <text:list-item>
          <text:p text:style-name="P83">elementary functions: <text:span text:style-name="T1">Exp(x)</text:span>, <text:span text:style-name="T1">Ln(x)</text:span>, <text:span text:style-name="T1">Sin(x)</text:span>, <text:span text:style-name="T1">ArcTan(x)</text:span> etc.: <text:span text:style-name="T1">M(P)*Ln(P)</text:span> or slower by some powers of <text:span text:style-name="T1">Ln(P)</text:span>; </text:p>
        </text:list-item>
        <text:list-item>
          <text:p text:style-name="P37">transcendental functions: <text:span text:style-name="T1">Erf(x)</text:span>, <text:span text:style-name="T1">Gamma(x)</text:span> etc.: typically <text:span text:style-name="T1">P*M(P)</text:span> or slower. </text:p>
        </text:list-item>
      </text:list>
      <text:p text:style-name="P1">The cost of long multiplication <text:span text:style-name="T1">M(P)</text:span> is between <text:span text:style-name="T1">O(P^2)</text:span> for low precision and <text:span text:style-name="T1">O(P*Ln(P))</text:span> for very high precision. In some cases, a different algorithm should be chosen if the precision is high enough to allow <text:span text:style-name="T1">M(P)</text:span> faster than <text:span text:style-name="T1">O(P^2)</text:span>. </text:p>
      <text:p text:style-name="P1"><text:soft-page-break/>Some algorithms also need storage space (e.g. an efficient algorithm for summation of the Taylor series uses <text:span text:style-name="T1">O(Ln(P))</text:span> temporary <text:span text:style-name="T1">P</text:span>-digit numbers). </text:p>
      <text:p text:style-name="P1">Below we shall normally denote by <text:span text:style-name="T1">P</text:span> the required number of decimal digits. The formulae frequently contain conspicuous factors of <text:span text:style-name="T1">Ln(10)</text:span>, so it will be clear how to obtain analogous expressions for another base. (Most implementations use a binary base rather than a decimal base since it is more convenient for many calculations.) </text:p>
      <text:p text:style-name="P5"><text:bookmark text:name="c4s5"/></text:p>
      <text:h text:style-name="P11" text:outline-level="2">4.5 Estimating convergence of a series </text:h>
      <text:p text:style-name="P1"><text:bookmark text:name="Taylor series!required number of terms"/>Analyzing convergence of a power series is usually not difficult. Here is a worked-out example of how we could estimate the required number of terms in the power series </text:p>
      <text:p text:style-name="P2">Exp(x)=1+x+x^2/2! +...+x^n/n! +O(x^(n+1)) </text:p>
      <text:p text:style-name="P1">if we need <text:span text:style-name="T1">P</text:span> decimal digits of precision in the result. To be specific, assume that <text:span text:style-name="T1">Abs(x)&lt;1</text:span>. (A similar calculation can be done for any other bound on <text:span text:style-name="T1">x</text:span>.) </text:p>
      <text:p text:style-name="P1">Suppose we truncate the series after <text:span text:style-name="T1">n</text:span>-th term and the series converges "well enough" after that term. Then the error will be approximately equal to the first term we dropped. (This is what we really mean by "converges well enough" and this will generally be the case in all applications, because we would not want to use a series that does not converge well enough.) </text:p>
      <text:p text:style-name="P1">The term we dropped is <text:span text:style-name="T1">x^(n+1)/(n+1)!</text:span>. To estimate <text:span text:style-name="T1">n!</text:span> for large <text:span text:style-name="T1">n</text:span>, one can use the inequality </text:p>
      <text:p text:style-name="P2">e^(e-1)*(n/e)^n&lt;n! &lt;(n/e)^(n+1) </text:p>
      <text:p text:style-name="P1">(valid for all <text:span text:style-name="T1">n&gt;=47</text:span>) which provides tight bounds for the growth of the factorial, or a weaker inequality which is somewhat easier to use, </text:p>
      <text:p text:style-name="P2">(n/e)^n&lt;n! &lt;((n+1)/e)^(n+1) </text:p>
      <text:p text:style-name="P1">(valid for all <text:span text:style-name="T1">n&gt;=6</text:span>). The latter inequality is sufficient for most purposes. </text:p>
      <text:p text:style-name="P1">If we use the upper bound on <text:span text:style-name="T1">n!</text:span> from this estimate, we find that the term we dropped is bounded by </text:p>
      <text:p text:style-name="P2">x^(n+1)/(n+1)! &lt;(e/(n+2))^(n+2).</text:p>
      <text:p text:style-name="P1">We need this number to be smaller than <text:span text:style-name="T1">10^(-P)</text:span>. This leads to an inequality </text:p>
      <text:p text:style-name="P2">(e/(n+2))^(n+2)&lt;10^(-P),</text:p>
      <text:p text:style-name="P1">which we now need to solve for <text:span text:style-name="T1">n</text:span>. The left hand side decreases with growing <text:span text:style-name="T1">n</text:span>. So it is clear that the inequality will hold for large enough <text:span text:style-name="T1">n</text:span>, say for <text:span text:style-name="T1">n&gt;=n0</text:span> where <text:span text:style-name="T1">n0</text:span> is an unknown (integer) value. We can take a logarithm of both sides, replace <text:span text:style-name="T1">n</text:span> with <text:span text:style-name="T1">n0</text:span> and obtain the following equation for <text:span text:style-name="T1">n0</text:span>: </text:p>
      <text:p text:style-name="P2">(n0+2)*Ln((n0+2)/e)=P*Ln(10).</text:p>
      <text:p text:style-name="P1">This equation cannot be solved exactly in terms of elementary functions; this is a typical situation in such estimates. However, we do not really need a very precise solution for <text:span text:style-name="T1">n0</text:span>; all we need is an estimate of its integer part. This is also a typical situation. It is acceptable if our approximate value of <text:span text:style-name="T1">n0</text:span> comes out a couple of units higher than necessary, because a couple of extra terms of the Taylor series will not significantly slow down the algorithm (but it is important that we do not <text:soft-page-break/>underestimate <text:span text:style-name="T1">n0</text:span>). Finally, we are mostly interested in having a good enough answer for large values of <text:span text:style-name="T1">P</text:span>. </text:p>
      <text:p text:style-name="P1">We can try to guess the result. The largest term on the LHS grows as <text:span text:style-name="T1">n0*Ln(n0)</text:span> and it should be approximately equal to <text:span text:style-name="T1">P*Ln(10)</text:span>; but <text:span text:style-name="T1">Ln(n0)</text:span> grows very slowly, so this gives us a hint that <text:span text:style-name="T1">n0</text:span> is proportional to <text:span text:style-name="T1">P*Ln(10)</text:span>. As a first try, we set <text:span text:style-name="T1">n0=P*Ln(10)-2</text:span> and compare the RHS with the LHS; we find that we have overshot by a factor <text:span text:style-name="T1">Ln(P)-1+Ln(Ln(10))</text:span>, which is not a large factor. We can now compensate and divide <text:span text:style-name="T1">n0</text:span> by this factor, so our second try is </text:p>
      <text:p text:style-name="P2">n0=(P*Ln(10))/(Ln(P)-1+Ln(Ln(10)))-2.</text:p>
      <text:p text:style-name="P1">(This approximation procedure is equivalent to solving the equation </text:p>
      <text:p text:style-name="P2">x=(P*Ln(10))/(Ln(x)-1) </text:p>
      <text:p text:style-name="P1">by direct iteration, starting from <text:span text:style-name="T1">x=P*Ln(10)</text:span>.) If we substitute our second try for <text:span text:style-name="T1">n0</text:span> into the equation, we shall find that we undershot a little bit (i.e. the LHS is a little smaller than the RHS), but our <text:span text:style-name="T1">n0</text:span> is now smaller than it should be by a quantity that is smaller than 1 for large enough <text:span text:style-name="T1">P</text:span>. So we should stop at this point and simply add 1 to this approximate answer. We should also replace <text:span text:style-name="T1">Ln(Ln(10))-1</text:span> by 0 for simplicity (this is safe because it will slightly increase <text:span text:style-name="T1">n0</text:span>.) </text:p>
      <text:p text:style-name="P1">Our final result is that it is enough to take </text:p>
      <text:p text:style-name="P2">n=(P*Ln(10))/Ln(P)-1 </text:p>
      <text:p text:style-name="P1">terms in the Taylor series to compute <text:span text:style-name="T1">Exp(x)</text:span> for <text:span text:style-name="T1">Abs(x)&lt;1</text:span> to <text:span text:style-name="T1">P</text:span> decimal digits. (Of course, if <text:span text:style-name="T1">x</text:span> is much smaller than 1, many fewer terms will suffice.) </text:p>
      <text:p text:style-name="P5"><text:bookmark text:name="c4s6"/></text:p>
      <text:h text:style-name="P11" text:outline-level="2">4.6 Estimating the round-off error </text:h>
      <text:p text:style-name="P5"><text:bookmark text:name="arbitrary-precision computation!round-off error estimates"/></text:p>
      <text:h text:style-name="P15" text:outline-level="3">Unavoidable round-off errors </text:h>
      <text:p text:style-name="P1">As the required precision <text:span text:style-name="T1">P</text:span> grows, an arbitrary-precision algorithm will need more iterations or more terms of the series. So the round-off error introduced by every floating-point operation will increase. When doing arbitrary-precision computations, we can always perform all calculations with a few more digits and compensate for round-off error. It is however imperative to know in advance how many more digits we need to take for our "working precision". We should also take that increase into account when estimating the total cost of the method. (In most cases this increase is small.) </text:p>
      <text:p text:style-name="P1">Here is a simple estimate of the normal round-off error in a computation of <text:span text:style-name="T1">n</text:span> terms of a power series. Suppose that the sum of the series is of order <text:span text:style-name="T1">1</text:span>, that the terms monotonically decrease in magnitude, and that adding one term requires two multiplications and one addition. If all calculations are performed with absolute precision <text:span text:style-name="T1">epsilon=10^(-P)</text:span>, then the total accumulated round-off error is <text:span text:style-name="T1">3*n*epsilon</text:span>. If the relative error is <text:span text:style-name="T1">3*n*epsilon</text:span>, it means that our answer is something like <text:span text:style-name="T1">a*(1+3*n*epsilon)</text:span> where <text:span text:style-name="T1">a</text:span> is the correct answer. We can see that out of the total <text:span text:style-name="T1">P</text:span> digits of this answer, only the first <text:span text:style-name="T1">k</text:span> decimal digits are correct, where <text:span text:style-name="T1">k= -Ln(3*n*epsilon)/Ln(10)</text:span>. In other words, we have lost </text:p>
      <text:p text:style-name="P2"><text:soft-page-break/>P-k=Ln(3*n)/Ln(10) </text:p>
      <text:p text:style-name="P1">digits because of accumulated round-off error. So we found that we need <text:span text:style-name="T1">Ln(3*n)/Ln(10)</text:span> extra decimal digits to compensate for this round-off error. </text:p>
      <text:p text:style-name="P1">This estimate assumes several things about the series (basically, that the series is "well-behaved"). These assumptions must be verified in each particular case. For example, if the series begins with some large terms but converges to a very small value, this estimate is wrong (see the next subsection). </text:p>
      <text:p text:style-name="P1">In the previous exercise we found the number of terms <text:span text:style-name="T1">n</text:span> for <text:span text:style-name="T1">Exp(x)</text:span>. So now we know how many extra digits of working precision we need for this particular case. </text:p>
      <text:p text:style-name="P1">Below we shall have to perform similar estimates of the required number of terms and of the accumulated round-off error in our analysis of the algorithms. </text:p>
      <text:p text:style-name="P5"/>
      <text:h text:style-name="P15" text:outline-level="3">Catastrophic round-off error </text:h>
      <text:p text:style-name="P1"><text:bookmark text:name="arbitrary-precision computation!catastrophic round-off error"/>Sometimes the round-off error of a particular method of computation becomes so large that the method becomes highly inefficient. </text:p>
      <text:p text:style-name="P1">Consider the computation of <text:span text:style-name="T1">Sin(x)</text:span> by the truncated Taylor series </text:p>
      <text:p text:style-name="P2">Sin(x)&lt;=&gt;Sum(k,0,N-1,(-1)^k*x^(2*k+1)/(2*k+1)!),</text:p>
      <text:p text:style-name="P1">when <text:span text:style-name="T1">x</text:span> is large. We know that this series converges for all <text:span text:style-name="T1">x</text:span>, no matter how large. Assume that <text:span text:style-name="T1">x=10^M</text:span> with <text:span text:style-name="T1">M&gt;=1</text:span>, and that we need <text:span text:style-name="T1">P</text:span> decimal digits of precision in the result. </text:p>
      <text:p text:style-name="P1">First, we determine the necessary number of terms <text:span text:style-name="T1">N</text:span>. The magnitude of the sum is never larger than <text:span text:style-name="T1">1</text:span>. Therefore we need the <text:span text:style-name="T1">N</text:span>-th term of the series to be smaller than <text:span text:style-name="T1">10^(-P)</text:span>. The inequality is <text:span text:style-name="T1">(2*N+1)! &gt;10^(P+M*(2*N+1))</text:span>. We obtain that <text:span text:style-name="T1">2*N+2&gt;e*10^M</text:span> is a necessary condition, and if <text:span text:style-name="T1">P</text:span> is large, we find approximately </text:p>
      <text:p text:style-name="P2">2*N+2&lt;=&gt;((P-M)*Ln(10))/(Ln(P-M)-1-M*Ln(10)).</text:p>
      <text:p text:style-name="P1">However, taking enough terms does not yet guarantee a good result. The terms of the series grow at first and then start to decrease. The sum of these terms is, however, small. Therefore there is some cancellation and we need to increase the working precision to avoid the round-off. Let us estimate the required working precision. </text:p>
      <text:p text:style-name="P1">We need to find the magnitude of the largest term of the series. The ratio of the next term to the previous term is <text:span text:style-name="T1">x/(2*k*(2*k+1))</text:span> and therefore the maximum will be when this ratio becomes equal to <text:span text:style-name="T1">1</text:span>, i.e. for <text:span text:style-name="T1">2*k&lt;=&gt;Sqrt(x)</text:span>. Therefore the largest term is of order <text:span text:style-name="T1">x^Sqrt(x)/Sqrt(x)!</text:span> and so we need about <text:span text:style-name="T1">M/2*Sqrt(x)</text:span> decimal digits before the decimal point to represent this term. But we also need to keep at least <text:span text:style-name="T1">P</text:span> digits after the decimal point, or else the round-off error will erase the significant digits of the result. In addition, we will have unavoidable round-off error due to <text:span text:style-name="T1">O(P)</text:span> arithmetic operations. So we should increase precision again by <text:span text:style-name="T1">P+Ln(P)/Ln(10)</text:span> digits plus a few guard digits. </text:p>
      <text:p text:style-name="P1">As an example, to compute <text:span text:style-name="T1">Sin(10)</text:span> to <text:span text:style-name="T1">P=50</text:span> decimal digits with this method, we need a working precision of about <text:span text:style-name="T1">60</text:span> digits, while to compute <text:span text:style-name="T1">Sin(10000)</text:span> we need to work with about <text:span text:style-name="T1">260</text:span> digits. This shows how inefficient the Taylor series for <text:span text:style-name="T1">Sin(x)</text:span> becomes for large arguments <text:span text:style-name="T1">x</text:span>. A simple transformation <text:span text:style-name="T1">x=2*Pi*n+x'</text:span> would have reduced <text:span text:style-name="T1">x</text:span> to at most 7, and the unnecessary computations with <text:span text:style-name="T1">260</text:span> digits would be <text:soft-page-break/>avoided. The main cause of this inefficiency is that we have to add and subtract extremely large numbers to get a relatively small result of order <text:span text:style-name="T1">1</text:span>. </text:p>
      <text:p text:style-name="P1">We find that the method of Taylor series for <text:span text:style-name="T1">Sin(x)</text:span> at large <text:span text:style-name="T1">x</text:span> is highly inefficient because of round-off error and should be complemented by other methods. This situation seems to be typical for Taylor series. </text:p>
      <text:p text:style-name="P5"><text:bookmark text:name="c4s7"/></text:p>
      <text:h text:style-name="P11" text:outline-level="2">4.7 Basic arbitrary-precision arithmetic </text:h>
      <text:p text:style-name="Text_20_body"><text:bookmark text:name="arbitrary-precision computation!MathPiper internal math"/><text:span text:style-name="T3">MathPiper uses an internal math library (the </text:span><text:span text:style-name="Teletype"><text:span text:style-name="T4">mathpipernumbers</text:span></text:span><text:span text:style-name="T3"> library) which comes with the source code. This reduces the dependencies of the MathPiper system and improves portability. The internal math library is simple and does not necessarily use the most optimal algorithms. </text:span></text:p>
      <text:p text:style-name="Text_20_body"><text:span text:style-name="T3">If </text:span><text:span text:style-name="T4">P</text:span><text:span text:style-name="T3"> is the number of digits of precision, then multiplication and division take </text:span><text:span text:style-name="T4">M(P)=O(P^2)</text:span><text:span text:style-name="T3"> operations in the internal math. (Of course, multiplication and division by a short integer takes time linear in </text:span><text:span text:style-name="T4">P</text:span><text:span text:style-name="T3">.) Much faster algorithms (Karatsuba, Toom-Cook, FFT multiplication, Newton-Raphson division etc.) are implemented in </text:span><text:span text:style-name="Teletype"><text:span text:style-name="T4">gmp</text:span></text:span><text:span text:style-name="T3">, </text:span><text:span text:style-name="Teletype"><text:span text:style-name="T4">CLN</text:span></text:span><text:span text:style-name="T3"> and some other libraries. The asymptotic cost of multiplication for very large precision is </text:span><text:span text:style-name="T4">M(P)&lt;=&gt;O(P^1.6)</text:span><text:span text:style-name="T3"> for the Karatsuba method and </text:span><text:span text:style-name="T4">M(P)=O(P*Ln(P)*Ln(Ln(P)))</text:span><text:span text:style-name="T3"> for the FFT method. In the estimates of computation cost in this book we shall assume that </text:span><text:span text:style-name="T4">M(P)</text:span><text:span text:style-name="T3"> is at least linear in </text:span><text:span text:style-name="T4">P</text:span><text:span text:style-name="T3"> and maybe a bit slower. </text:span></text:p>
      <text:p text:style-name="P1">The costs of multiplication may be different in various arbitrary-precision arithmetic libraries and on different computer platforms. As a rough guide, one can assume that the straightforward <text:span text:style-name="T1">O(P^2)</text:span> multiplication is good until 100-200 decimal digits, the asymptotically fastest method of FFT multiplication is good at the precision of about 5,000 or more decimal digits, and the Karatsuba multiplication is best in the middle range. </text:p>
      <text:p text:style-name="P1">Warning: calculations with internal MathPiper math using precision exceeding 10,000 digits are currently impractically slow. </text:p>
      <text:p text:style-name="Text_20_body"><text:bookmark text:name="continued fraction approximation!estimating &lt;b&gt;Ln(2)&lt;/b&gt;"/><text:span text:style-name="T3">In some algorithms it is necessary to compute the integer parts of expressions such as </text:span><text:span text:style-name="T4">a*Ln(b)/Ln(10)</text:span><text:span text:style-name="T3"> or </text:span><text:span text:style-name="T4">a*Ln(10)/Ln(2)</text:span><text:span text:style-name="T3">, where </text:span><text:span text:style-name="T4">a</text:span><text:span text:style-name="T3">, </text:span><text:span text:style-name="T4">b</text:span><text:span text:style-name="T3"> are short integers of order </text:span><text:span text:style-name="T4">O(P)</text:span><text:span text:style-name="T3">. Such expressions are frequently needed to estimate the number of terms in the Taylor series or similar parameters of the algorithms. In these cases, it is important that the result is not underestimated. However, it would be wasteful to compute </text:span><text:span text:style-name="T4">1000*Ln(10)/Ln(2)</text:span><text:span text:style-name="T3"> in great precision only to discard most of that information by taking the integer part of that number. It is more efficient to approximate such constants from above by short rational numbers, for example, </text:span><text:span text:style-name="T4">Ln(10)/Ln(2)&lt;28738/8651</text:span><text:span text:style-name="T3"> and </text:span><text:span text:style-name="T4">Ln(2)&lt;7050/10171</text:span><text:span text:style-name="T3">. The error of such an approximation will be small enough for practical purposes. The function </text:span><text:span text:style-name="Teletype"><text:span text:style-name="T4">BracketRational</text:span></text:span><text:span text:style-name="T3"> can be used to find optimal rational approximations. </text:span></text:p>
      <text:p text:style-name="Text_20_body"><text:span text:style-name="T3">The function </text:span><text:span text:style-name="Teletype"><text:span text:style-name="T4">IntLog</text:span></text:span><text:span text:style-name="T3"> (see below) efficiently computes the integer part of a logarithm (for an integer base, not a natural logarithm). If more precision is desired in calculating </text:span><text:span text:style-name="T4">Ln(a)/Ln(b)</text:span><text:span text:style-name="T3"> for integer </text:span><text:span text:style-name="T4">a</text:span><text:span text:style-name="T3">, </text:span><text:span text:style-name="T4">b</text:span><text:span text:style-name="T3">, one can compute </text:span><text:span text:style-name="T4">IntLog(a^k,b)</text:span><text:span text:style-name="T3"> for some integer </text:span><text:span text:style-name="T4">k</text:span><text:span text:style-name="T3"> and then divide by </text:span><text:span text:style-name="T4">k</text:span><text:span text:style-name="T3">. </text:span></text:p>
      <text:p text:style-name="P5"><text:bookmark text:name="c4s8"/></text:p>
      <text:h text:style-name="P11" text:outline-level="2"><text:soft-page-break/>4.8 How many digits of <text:span text:style-name="T1">Sin(Exp(Exp(1000)))</text:span> do we need? </text:h>
      <text:p text:style-name="P1"><text:bookmark text:name="arbitrary-precision computation!very large numbers"/>Arbitrary-precision math is not omnipotent against overflow. Consider the problem of representing very large numbers such as <text:span text:style-name="T1">x=Exp(Exp(1000))</text:span>. Suppose we need a floating-point representation of the number <text:span text:style-name="T1">x</text:span> with <text:span text:style-name="T1">P</text:span> decimal digits of precision. In other words, we need to express <text:span text:style-name="T1">x&lt;=&gt;M*10^E</text:span>, where the mantissa <text:span text:style-name="T1">1&lt;M&lt;10</text:span> is a floating-point number and the exponent <text:span text:style-name="T1">E</text:span> is an integer, chosen so that the relative precision is <text:span text:style-name="T1">10^(-P)</text:span>. How much effort is needed to find <text:span text:style-name="T1">M</text:span> and <text:span text:style-name="T1">E</text:span>? </text:p>
      <text:p text:style-name="P1">The exponent <text:span text:style-name="T1">E</text:span> is easy to obtain: </text:p>
      <text:p text:style-name="P2">E=Floor(Ln(x)/Ln(10))=Floor(Exp(1000)/Ln(10))&lt;=&gt;8.55*10^433.</text:p>
      <text:p text:style-name="P1">To compute the integer part <text:span text:style-name="T1">Floor(y)</text:span> of a number <text:span text:style-name="T1">y</text:span> exactly, we need to approximate <text:span text:style-name="T1">y</text:span> with at least <text:span text:style-name="T1">Ln(y)/Ln(10)</text:span> floating-point digits. In our example, we find that we need 434 decimal digits to represent <text:span text:style-name="T1">E</text:span>. </text:p>
      <text:p text:style-name="P1">Once we found <text:span text:style-name="T1">E</text:span>, we can write <text:span text:style-name="T1">x=10^(E+m)</text:span> where <text:span text:style-name="T1">m=Exp(1000)/Ln(10)-E</text:span> is a floating-point number, <text:span text:style-name="T1">0&lt;m&lt;1</text:span>. Then <text:span text:style-name="T1">M=10^m</text:span>. To find <text:span text:style-name="T1">M</text:span> with <text:span text:style-name="T1">P</text:span> (decimal) digits, we need <text:span text:style-name="T1">m</text:span> with also at least <text:span text:style-name="T1">P</text:span> digits. Therefore, we actually need to evaluate <text:span text:style-name="T1">Exp(1000)/Ln(10)</text:span> with <text:span text:style-name="T1">434+P</text:span> decimal digits before we can find <text:span text:style-name="T1">P</text:span> digits of the mantissa of <text:span text:style-name="T1">x</text:span>. We ran into a perhaps surprising situation: one needs a high-precision calculation even to find the first digit of <text:span text:style-name="T1">x</text:span>, because it is necessary to find the exponent <text:span text:style-name="T1">E</text:span> exactly as an integer, and <text:span text:style-name="T1">E</text:span> is a rather large integer. A normal double-precision numerical calculation would give an overflow error at this point. </text:p>
      <text:p text:style-name="P1">Suppose we have found the number <text:span text:style-name="T1">x=Exp(Exp(1000))</text:span> with some precision. What about finding <text:span text:style-name="T1">Sin(x)</text:span>? Now, this is extremely difficult, because to find even the first digit of <text:span text:style-name="T1">Sin(x)</text:span> we have to evaluate <text:span text:style-name="T1">x</text:span> with <text:span text:style-name="T2">absolute</text:span> error of at most <text:span text:style-name="T1">0.5</text:span>. We know, however, that the number <text:span text:style-name="T1">x</text:span> has approximately <text:span text:style-name="T1">10^434</text:span> digits <text:span text:style-name="T2">before</text:span> the decimal point. Therefore, we would need to calculate <text:span text:style-name="T1">x</text:span> with at least that many digits. Computations with <text:span text:style-name="T1">10^434</text:span> digits is clearly far beyond the capability of modern computers. It seems unlikely that even the sign of <text:span text:style-name="T1">Sin(Exp(Exp(1000)))</text:span> will be obtained in the near future. </text:p>
      <text:h text:style-name="P13" text:outline-level="6">It seems even less likely that the sign of <text:span text:style-name="T1">Sin(Exp(Exp(1000)))</text:span> would be of any use to anybody even if it could be computed.</text:h>
      <text:p text:style-name="P1">Suppose that <text:span text:style-name="T1">N</text:span> is the largest integer that our arbitrary-precision facility can reasonably handle. (For MathPiper internal math library, <text:span text:style-name="T1">N</text:span> is about <text:span text:style-name="T1">10^10000</text:span>.) Then it follows that numbers <text:span text:style-name="T1">x</text:span> of order <text:span text:style-name="T1">10^N</text:span> can be calculated with at most one (1) digit of floating-point precision, while larger numbers cannot be calculated with any precision at all. </text:p>
      <text:p text:style-name="P1">It seems that very large numbers can be obtained in practice only through exponentiation or powers. It is unlikely that such numbers will arise from sums or products of reasonably-sized numbers in some formula. </text:p>
      <text:h text:style-name="P13" text:outline-level="6">A factorial function can produce rapidly growing results, but exact factorials <text:span text:style-name="T1">n!</text:span> for large <text:span text:style-name="T1">n</text:span> are well represented by the Stirling formula which involves powers and exponentials.</text:h>
      <text:p text:style-name="P1">For example, suppose a program operates with numbers <text:span text:style-name="T1">x</text:span> of size <text:span text:style-name="T1">N</text:span> or smaller; a number such as <text:span text:style-name="T1">10^N</text:span> can be obtained only by multiplying <text:span text:style-name="T1">O(N)</text:span> numbers <text:span text:style-name="T1">x</text:span> together. But since <text:span text:style-name="T1">N</text:span> is the largest representable number, it is certainly not feasible to perform <text:soft-page-break/><text:span text:style-name="T1">O(N)</text:span> sequential operations on a computer. However, it is feasible to obtain <text:span text:style-name="T1">N</text:span>-th power of a small number, since it requires only <text:span text:style-name="T1">O(Ln(N))</text:span> operations. </text:p>
      <text:p text:style-name="P1"><text:bookmark text:name="exponentially large numbers"/>If numbers larger than <text:span text:style-name="T1">10^N</text:span> are created only by exponentiation operations, then special exponential notation could be used to represent them. For example, a very large number <text:span text:style-name="T1">z</text:span> could be stored and manipulated as an unevaluated exponential <text:span text:style-name="T1">z=Exp(M*10^E)</text:span> where <text:span text:style-name="T1">M&gt;=1</text:span> is a floating-point number with <text:span text:style-name="T1">P</text:span> digits of mantissa and <text:span text:style-name="T1">E</text:span> is an integer, <text:span text:style-name="T1">Ln(N)&lt;E&lt;N</text:span>. Let us call such objects "exponentially large numbers" or "exp-numbers" for short. </text:p>
      <text:p text:style-name="P1">In practice, we should decide on a threshold value <text:span text:style-name="T1">N</text:span> and promote a number to an exp-number when its logarithm exceeds <text:span text:style-name="T1">N</text:span>. </text:p>
      <text:p text:style-name="P1">Note that an exp-number <text:span text:style-name="T1">z</text:span> might be positive or negative, e.g. <text:span text:style-name="T1">z= -Exp(M*10^E)</text:span>. </text:p>
      <text:p text:style-name="P1">Arithmetic operations can be applied to the exp-numbers. However, exp-large arithmetic is of limited use because of an almost certainly critical loss of precision. The power and logarithm operations can be meaningfully performed on exp-numbers <text:span text:style-name="T1">z</text:span>. For example, if <text:span text:style-name="T1">z=Exp(M*10^E)</text:span> and <text:span text:style-name="T1">p</text:span> is a normal floating-point number, then <text:span text:style-name="T1">z^p=Exp(p*M*10^E)</text:span> and <text:span text:style-name="T1">Ln(z)=M*10^E</text:span>. We can also multiply or divide two exp-numbers. But it makes no sense to multiply an exp-number <text:span text:style-name="T1">z</text:span> by a normal number because we cannot represent the difference between <text:span text:style-name="T1">z</text:span> and say <text:span text:style-name="T1">2.52*z</text:span>. Similarly, adding <text:span text:style-name="T1">z</text:span> to anything else would result in a total underflow, since we do not actually know a single digit of the decimal representation of <text:span text:style-name="T1">z</text:span>. So if <text:span text:style-name="T1">z1</text:span> and <text:span text:style-name="T1">z2</text:span> are exp-numbers, then <text:span text:style-name="T1">z1+z2</text:span> is simply equal to either <text:span text:style-name="T1">z1</text:span> or <text:span text:style-name="T1">z2</text:span> depending on which of them is larger. </text:p>
      <text:p text:style-name="P1">We find that an exp-number <text:span text:style-name="T1">z</text:span> acts as an effective "infinity" compared with normal numbers. But exp-numbers cannot be used as a device for computing limits: the unavoidable underflow will almost certainly produce wrong results. For example, trying to verify </text:p>
      <text:p text:style-name="P2">(Limit(x,0)(Exp(x)-1)/x)=1 </text:p>
      <text:p text:style-name="P1">by substituting <text:span text:style-name="T1">x=1/z</text:span> with some exp-number <text:span text:style-name="T1">z</text:span> gives 0 instead of 1. </text:p>
      <text:p text:style-name="P1">Taking a logarithm of an exp-number brings it back to the realm of normal, representable numbers. However, taking an exponential of an exp-number results in a number which is not representable even as an exp-number. This is because an exp-number <text:span text:style-name="T1">z</text:span> needs to have its exponent <text:span text:style-name="T1">E</text:span> represented exactly as an integer, but <text:span text:style-name="T1">Exp(z)</text:span> has an exponent of order <text:span text:style-name="T1">O(z)</text:span> which is not a representable number. The monstrous number <text:span text:style-name="T1">Exp(z)</text:span> could be only written as <text:span text:style-name="T1">Exp(Exp(M*10^E))</text:span>, i.e. as a "doubly exponentially large" number, or "2-exp-number" for short. Thus we obtain a hierarchy of iterated exp-numbers. Each layer is "unrepresentably larger" than the previous one. </text:p>
      <text:p text:style-name="P1"><text:bookmark text:name="exponentially small numbers"/><text:bookmark text:name="arbitrary-precision computation!very small numbers"/>The same considerations apply to very small numbers of the order <text:span text:style-name="T1">10^(-N)</text:span> or smaller. Such numbers can be manipulated as "exponentially small numbers", i.e. expressions of the form <text:span text:style-name="T1">Exp(-M*10^E)</text:span> with floating-point mantissa <text:span text:style-name="T1">M&gt;=1</text:span> and integer <text:span text:style-name="T1">E</text:span> satisfying <text:span text:style-name="T1">Ln(N)&lt;E&lt;N</text:span>. Exponentially small numbers act as an effective zero compared with normal numbers. </text:p>
      <text:p text:style-name="P1">Taking a logarithm of an exp-small number makes it again a normal representable number. However, taking an exponential of an exp-small number produces 1 because of underflow. To obtain a "doubly exponentially small" number, we need to take a reciprocal of a doubly exponentially large number, or take the exponent of an exponentially large negative power. In other words, <text:span text:style-name="T1">Exp(-M*10^E)</text:span> is exp-small, <text:soft-page-break/>while <text:span text:style-name="T1">Exp(-Exp(M*10^E))</text:span> is 2-exp-small. </text:p>
      <text:p text:style-name="P1">The practical significance of exp-numbers is rather limited. We cannot obtain even a single significant digit of an exp-number. A "computation" with exp-numbers is essentially a floating-point computation with logarithms of these exp-numbers. A practical problem that needs numbers of this magnitude can probably be restated in terms of more manageable logarithms of such numbers. In practice, exp-numbers could be useful not as a means to get a numerical answer, but as a warning sign of critical overflow or underflow. </text:p>
      <text:h text:style-name="P13" text:outline-level="6">MathPiper currently does not implement exp-numbers or any other guards against overflow and underflow. If a decimal exponential becomes too large, an incorrect answer may result.</text:h>
      <text:p text:style-name="P5"><text:bookmark text:name="c4s9"/></text:p>
      <text:h text:style-name="P11" text:outline-level="2">4.9 Continued fractions </text:h>
      <text:p text:style-name="P1">A "continued fraction" is an expression of the form </text:p>
      <text:p text:style-name="P2">a[0]+b[0]/(a[1]+b[1]/(a[2]+b[2]/(a[3]+...))).</text:p>
      <text:p text:style-name="P1">The coefficients <text:span text:style-name="T1">a[i]</text:span>, <text:span text:style-name="T1">b[i]</text:span> are called the "terms" of the fraction. (Usually one has <text:span text:style-name="T1">a[i]!=0</text:span>, <text:span text:style-name="T1">b[i]!=0</text:span>.) The above continued fraction is sometimes written as </text:p>
      <text:p text:style-name="P2">a[0]+b[0]/(a[1]+...)*b[1]/(a[2]+...)*b[2]/(a[3]+...)*... </text:p>
      <text:p text:style-name="P1">Usually one considers infinite continued fractions, i.e. the sequences <text:span text:style-name="T1">a[i]</text:span>, <text:span text:style-name="T1">b[i]</text:span> are infinite. The value of an infinite continued fraction is defined as the limit of the fraction truncated after a very large number of terms. (A continued traction can be truncated after <text:span text:style-name="T1">n</text:span>-th term if one replaces <text:span text:style-name="T1">b[n]</text:span> by <text:span text:style-name="T1">0</text:span>.) </text:p>
      <text:p text:style-name="P1">An infinite continued fraction does not always converge. Convergence depends on the values of the terms. </text:p>
      <text:p text:style-name="P1">The representation of a number via a continued fraction is not unique because we could, for example, multiply the numerator and the denominator of any simple fraction inside it by any number. Therefore one may consider some normalized representations. A continued fraction is called "regular" if <text:span text:style-name="T1">b[k]=1</text:span> for all <text:span text:style-name="T1">k</text:span>, all <text:span text:style-name="T1">a[k]</text:span> are integer and <text:span text:style-name="T1">a[k]&gt;0</text:span> for <text:span text:style-name="T1">k&gt;=1</text:span>. Regular continued fractions always converge. </text:p>
      <text:p text:style-name="P5"/>
      <text:h text:style-name="P15" text:outline-level="3">Approximation of numbers by continued fractions </text:h>
      <text:p text:style-name="Text_20_body"><text:bookmark text:name="continued fraction approximation!of rational numbers"/><text:span text:style-name="T3">The function </text:span><text:span text:style-name="Teletype"><text:span text:style-name="T4">ContFrac</text:span></text:span><text:span text:style-name="T3"> converts a (real) number </text:span><text:span text:style-name="T4">r</text:span><text:span text:style-name="T3"> into a regular continued fraction with integer terms, </text:span></text:p>
      <text:p text:style-name="P2">r=n[0]+1/(n[1]+1/(n[2]+...)).</text:p>
      <text:p text:style-name="P1">Here all numbers <text:span text:style-name="T1">n[i]</text:span> are integers and all except <text:span text:style-name="T1">n[0]</text:span> are positive. This representation of a real number <text:span text:style-name="T1">r</text:span> is unique. We may write this representation as <text:span text:style-name="T1">r=[n[0];n[1];n[2];...;]</text:span>. If <text:span text:style-name="T1">r</text:span> is a rational number, the corresponding regular continued fraction is finite, terminating at some <text:span text:style-name="T1">n[N]</text:span>. Otherwise the continued fraction will be infinite. It is known that the truncated fractions will be in some sense "optimal" rational representations of the real number <text:span text:style-name="T1">r</text:span>. </text:p>
      <text:p text:style-name="P1"><text:soft-page-break/>The algorithm for converting a rational number <text:span text:style-name="T1">r=n/m</text:span> into a regular continued fraction is simple. First, we determine the integer part of <text:span text:style-name="T1">r</text:span>, which is <text:span text:style-name="T1">Div(n,m)</text:span>. If it is negative, we need to subtract one, so that <text:span text:style-name="T1">r=n[0]+x</text:span> and the remainder <text:span text:style-name="T1">x</text:span> is nonnegative and less than <text:span text:style-name="T1">1</text:span>. The remainder <text:span text:style-name="T1">x=Mod(n,m)/m</text:span> is then inverted, <text:span text:style-name="T1">r[1]:=1/x=m/Mod(n,m)</text:span> and so we have completed the first step in the decomposition, <text:span text:style-name="T1">r=n[0]+1/r[1]</text:span>; now <text:span text:style-name="T1">n[0]</text:span> is integer but <text:span text:style-name="T1">r[1]</text:span> is perhaps not integer. We repeat the same procedure on <text:span text:style-name="T1">r[1]</text:span>, obtain the next integer term <text:span text:style-name="T1">n[1]</text:span> and the remainder <text:span text:style-name="T1">r[2]</text:span> and so on, until such <text:span text:style-name="T1">n</text:span> that <text:span text:style-name="T1">r[n]</text:span> is an integer and there is no more work to do. This process will always terminate. </text:p>
      <text:p text:style-name="P1">If <text:span text:style-name="T1">r</text:span> is a real number which is known by its floating-point representation at some precision, then we can use the same algorithm because all floating-point values are actually rational numbers. </text:p>
      <text:p text:style-name="P1">Real numbers known by their exact representations can sometimes be expressed as infinite continued fractions, for example </text:p>
      <text:p text:style-name="P2">Sqrt(11)=[3;3;6;3;6;3;6;...;];</text:p>
      <text:p text:style-name="P2">Exp(1/p)=[1;p-1;1;1;3*p-1;1;1;5*p-1;...;].</text:p>
      <text:p text:style-name="Text_20_body"><text:bookmark text:name="GuessRational@\relax &lt;b&gt;&lt;tt&gt;GuessRational&lt;/tt&gt;&lt;/b&gt;"/><text:span text:style-name="T3">The functions </text:span><text:span text:style-name="Teletype"><text:span text:style-name="T4">GuessRational</text:span></text:span><text:span text:style-name="T3"> and </text:span><text:span text:style-name="Teletype"><text:span text:style-name="T4">NearRational</text:span></text:span><text:span text:style-name="T3"> take a real number </text:span><text:span text:style-name="T4">x</text:span><text:span text:style-name="T3"> and use continued fractions to find rational approximations </text:span><text:span text:style-name="T4">r=p/q&lt;=&gt;x</text:span><text:span text:style-name="T3"> with "optimal" (small) numerators and denominators </text:span><text:span text:style-name="T4">p</text:span><text:span text:style-name="T3">, </text:span><text:span text:style-name="T4">q</text:span><text:span text:style-name="T3">. </text:span></text:p>
      <text:p text:style-name="Text_20_body"><text:span text:style-name="T3">Suppose we know that a certain number </text:span><text:span text:style-name="T4">x</text:span><text:span text:style-name="T3"> is rational but we have only a floating-point representation of </text:span><text:span text:style-name="T4">x</text:span><text:span text:style-name="T3"> with a limited precision, for example, </text:span><text:span text:style-name="T4">x&lt;=&gt;1.5662650602409638</text:span><text:span text:style-name="T3">. We would like to guess a rational form for </text:span><text:span text:style-name="T4">x</text:span><text:span text:style-name="T3"> (in this example </text:span><text:span text:style-name="T4">x=130/83</text:span><text:span text:style-name="T3">). The function </text:span><text:span text:style-name="Teletype"><text:span text:style-name="T4">GuessRational</text:span></text:span><text:span text:style-name="T3"> solves this problem. </text:span></text:p>
      <text:p text:style-name="Text_20_body"><text:span text:style-name="T3">Consider the following example. The number </text:span><text:span text:style-name="T4">17/3</text:span><text:span text:style-name="T3"> has a continued fraction expansion </text:span><text:span text:style-name="Teletype"><text:span text:style-name="T4">{5,1,2}</text:span></text:span><text:span text:style-name="T3">. Evaluated as a floating point number with limited precision, it may become something like </text:span><text:span text:style-name="T4">17/3+0.00001</text:span><text:span text:style-name="T3">, where the small number represents a round-off error. The continued fraction expansion of this number is </text:span><text:span text:style-name="Teletype"><text:span text:style-name="T4">{5, 1, 2, 11110, 1, 5, 1, 3, 2777, 2}</text:span></text:span><text:span text:style-name="T3">. The presence of an unnaturally large term </text:span><text:span text:style-name="T4">11110</text:span><text:span text:style-name="T3"> clearly signifies the place where the floating-point error was introduced; all terms following it should be discarded to recover the continued fraction </text:span><text:span text:style-name="Teletype"><text:span text:style-name="T4">{5,1,2}</text:span></text:span><text:span text:style-name="T3"> and from it the initial number </text:span><text:span text:style-name="T4">17/3</text:span><text:span text:style-name="T3">. </text:span></text:p>
      <text:p text:style-name="P1">If a continued fraction for a number <text:span text:style-name="T1">x</text:span> is cut right before an unusually large term and evaluated, the resulting rational number has a small denominator and is very close to <text:span text:style-name="T1">x</text:span>. This works because partial continued fractions provide "optimal" rational approximations for the final (irrational) number, and because the magnitude of the terms of the partial fraction is related to the magnitude of the denominator of the resulting rational approximation. </text:p>
      <text:p text:style-name="Text_20_body"><text:span text:style-name="Teletype"><text:span text:style-name="T4">GuessRational(x, prec)</text:span></text:span><text:span text:style-name="T3"> needs to choose the place where it should cut the continued fraction. The algorithm for this is somewhat heuristic but it works well enough. The idea is to cut the continued fraction when adding one more term would change the result by less than the specified precision. To realize this in practice, we need an estimate of how much a continued fraction changes when we add one term. </text:span></text:p>
      <text:p text:style-name="Text_20_body"><text:bookmark text:name="continued fraction approximation!error bound"/><text:span text:style-name="T3">The routine </text:span><text:span text:style-name="Teletype"><text:span text:style-name="T4">GuessRational</text:span></text:span><text:span text:style-name="T3"> uses a (somewhat weak) upper bound for the difference of continued fractions that differ only by an additional last term: </text:span></text:p>
      <text:p text:style-name="P2">Abs(delta):=Abs(1/(a[1]+1/(...+1/a[n]))-1/(a[1]+1/(...+1/a[n+1])))&lt;1/((a[1]*...*a[n])^2*a[n+1]).</text:p>
      <text:p text:style-name="Text_20_body"><text:soft-page-break/><text:span text:style-name="T3">(The derivation of this inequality is given below.) Thus we should compute the product of successive terms </text:span><text:span text:style-name="T4">a[i]</text:span><text:span text:style-name="T3"> of the continued fraction and stop at </text:span><text:span text:style-name="T4">a[n]</text:span><text:span text:style-name="T3"> at which this product exceeds the maximum number of digits. The routine </text:span><text:span text:style-name="Teletype"><text:span text:style-name="T4">GuessRational</text:span></text:span><text:span text:style-name="T3"> has a second parameter </text:span><text:span text:style-name="Teletype"><text:span text:style-name="T4">prec</text:span></text:span><text:span text:style-name="T3"> which is by default 1/2 times the number of decimal digits of current precision; it stops at </text:span><text:span text:style-name="T4">a[n]</text:span><text:span text:style-name="T3"> at which the product </text:span><text:span text:style-name="T4">a[1]*...*a[n]</text:span><text:span text:style-name="T3"> exceeds </text:span><text:span text:style-name="T4">10^prec</text:span><text:span text:style-name="T3">. </text:span></text:p>
      <text:p text:style-name="P1">The above estimate for <text:span text:style-name="T1">delta</text:span> hinges on the inequality </text:p>
      <text:p text:style-name="P2">1/(a+1/(b+...))&lt;1/a </text:p>
      <text:p text:style-name="P1">and is suboptimal if some terms <text:span text:style-name="T1">a[i]=1</text:span>, because the product of <text:span text:style-name="T1">a[i]</text:span> does not increase when one of the terms is equal to 1, whereas in fact these terms do make <text:span text:style-name="T1">delta</text:span> smaller. A somewhat better estimate would be obtained if we use the inequality </text:p>
      <text:p text:style-name="P2">1/(a+1/(b+1/(c+...)))&lt;1/(a+1/(b+1/c)).</text:p>
      <text:p text:style-name="P1">(See the next section for more explanations of precision of continued fraction approximations.) This does not lead to a significant improvement if <text:span text:style-name="T1">a&gt;1</text:span> but makes a difference when <text:span text:style-name="T1">a=1</text:span>. In the product <text:span text:style-name="T1">a[1]*...*a[n]</text:span>, the terms <text:span text:style-name="T1">a[i]</text:span> which are equal to 1 should be replaced by </text:p>
      <text:p text:style-name="P2">a[i]+1/(a[i+1]+1/a[i+2]).</text:p>
      <text:p text:style-name="P1">Since the comparison of <text:span text:style-name="T1">a[1]*...*a[n]</text:span> with <text:span text:style-name="T1">10^prec</text:span> is qualitative, it it enough to perform calculations of <text:span text:style-name="T1">a[1]*...*a[n]</text:span> with limited precision. </text:p>
      <text:p text:style-name="Text_20_body"><text:span text:style-name="T3">This algorithm works well if </text:span><text:span text:style-name="T4">x</text:span><text:span text:style-name="T3"> is computed with enough precision; namely, it must be computed to at least as many digits as there are in the numerator and the denominator of the fraction combined. Also, the parameter </text:span><text:span text:style-name="Teletype"><text:span text:style-name="T4">prec</text:span></text:span><text:span text:style-name="T3"> should not be too large (or else the algorithm will find another rational number with a larger denominator that approximates </text:span><text:span text:style-name="T4">x</text:span><text:span text:style-name="T3"> "better" than the precision to which you know </text:span><text:span text:style-name="T4">x</text:span><text:span text:style-name="T3">). </text:span></text:p>
      <text:p text:style-name="Text_20_body"><text:bookmark text:name="NearRational@\relax &lt;b&gt;&lt;tt&gt;NearRational&lt;/tt&gt;&lt;/b&gt;"/><text:span text:style-name="T3">The related function </text:span><text:span text:style-name="Teletype"><text:span text:style-name="T4">NearRational(x, prec)</text:span></text:span><text:span text:style-name="T3"> works somewhat differently. The goal is to find an "optimal" rational number, i.e. with smallest numerator and denominator, that is within the distance </text:span><text:span text:style-name="T4">10^(-prec)</text:span><text:span text:style-name="T3"> of a given value </text:span><text:span text:style-name="T4">x</text:span><text:span text:style-name="T3">. The function </text:span><text:span text:style-name="Teletype"><text:span text:style-name="T4">NearRational</text:span></text:span><text:span text:style-name="T3"> does not always give the same answer as </text:span><text:span text:style-name="Teletype"><text:span text:style-name="T4">GuessRational</text:span></text:span><text:span text:style-name="T3">. </text:span></text:p>
      <text:p text:style-name="Text_20_body"><text:span text:style-name="T3">The algorithm for </text:span><text:span text:style-name="Teletype"><text:span text:style-name="T4">NearRational</text:span></text:span><text:span text:style-name="T3"> comes from the HAKMEM [Beeler </text:span><text:span text:style-name="T5">et al.</text:span><text:span text:style-name="T3"> 1972], Item 101C. Their description is terse but clear: </text:span></text:p>
      <table:table table:name="Table40" table:style-name="Table40">
        <table:table-column table:style-name="Table40.A"/>
        <table:table-row>
          <table:table-cell table:style-name="Table40.A1" office:value-type="string">
            <text:p text:style-name="P6">Problem: Given an interval, find in it the</text:p>
            <text:p text:style-name="P6">rational number with the smallest numerator and</text:p>
            <text:p text:style-name="P6">denominator.</text:p>
            <text:p text:style-name="P6">Solution: Express the endpoints as continued</text:p>
            <text:p text:style-name="P6">fractions. <text:s/>Find the first term where they differ</text:p>
            <text:p text:style-name="P6">and add 1 to the lesser term, unless it's last. </text:p>
            <text:p text:style-name="P6">Discard the terms to the right. <text:s/>What's left is</text:p>
            <text:p text:style-name="P6">the continued fraction for the "smallest"</text:p>
            <text:p text:style-name="P6">rational in the interval. <text:s/>(If one fraction</text:p>
            <text:p text:style-name="P6">terminates but matches the other as far as it</text:p>
            <text:p text:style-name="P7">goes, append an infinity and proceed as above.)</text:p>
          </table:table-cell>
        </table:table-row>
      </table:table>
      <text:p text:style-name="P1">The HAKMEM text [Beeler <text:span text:style-name="T2">et al.</text:span> 1972] contains several interesting insights relevant to continued fractions and other numerical algorithms. </text:p>
      <text:p text:style-name="P5"/>
      <text:h text:style-name="P15" text:outline-level="3"><text:soft-page-break/>Accurate computation of continued fractions </text:h>
      <text:p text:style-name="P1">Sometimes an analytic function <text:span text:style-name="T1">f(x)</text:span> can be approximated using a continued fraction that contains <text:span text:style-name="T1">x</text:span> in its terms. Examples include the inverse tangent <text:span text:style-name="T1">ArcTan(x)</text:span>, the error function <text:span text:style-name="T1">Erf(x)</text:span>, and the incomplete gamma function <text:span text:style-name="T1">Gamma(a,x)</text:span> (see below for details). For these functions, continued fractions provide a method of numerical calculation that works when the Taylor series converges slowly or not at all, or is not easily available. However, continued fractions may converge quickly for one value of <text:span text:style-name="T1">x</text:span> but slowly for another. Also, it is not as easy to obtain an analytic error bound for a continued fraction approximation as it is for power series. </text:p>
      <text:p text:style-name="P1">In this section we describe some methods for computing general continued fractions and for estimating the number of terms needed to achieve a given precision. </text:p>
      <text:p text:style-name="P1">Let us introduce some notation. A continued fraction </text:p>
      <text:p text:style-name="P2">a[0]+b[0]/(a[1]+b[1]/(a[2]+...)) </text:p>
      <text:p text:style-name="P1">is specified by a set of terms (<text:span text:style-name="T1">a[i]</text:span>, <text:span text:style-name="T1">b[i]</text:span>). [If continued fractions are used to approximate analytic functions such as <text:span text:style-name="T1">ArcTan(x)</text:span>, then (<text:span text:style-name="T1">a[i]</text:span>, <text:span text:style-name="T1">b[i]</text:span>) will depend on <text:span text:style-name="T1">x</text:span>.] Let us denote by <text:span text:style-name="T1">F[m][n]</text:span> the truncated fraction containing only the terms from <text:span text:style-name="T1">m</text:span> to <text:span text:style-name="T1">n</text:span>, </text:p>
      <text:p text:style-name="P2">F[m][n]:=a[m]+b[m]/(a[m+1]+b[m+1]/(...+b[n]/a[n])).</text:p>
      <text:p text:style-name="P1">In this notation, the continued fraction that we need to compute is <text:span text:style-name="T1">F[0][n]</text:span>. Our task is first, to select a large enough <text:span text:style-name="T1">n</text:span> so that <text:span text:style-name="T1">F[0][n]</text:span> gives enough precision, and second, to compute that value. </text:p>
      <text:p text:style-name="P5"/>
      <text:h text:style-name="P15" text:outline-level="3">Method 1: bottom-up with straightforward division </text:h>
      <text:p text:style-name="P1"><text:bookmark text:name="continued fraction approximation!bottom-up computation"/>All "bottom-up" methods need to know the number of terms <text:span text:style-name="T1">n</text:span> in advance. The simplest method is to start evaluating the fraction from the bottom upwards. As the initial approximation we take <text:span text:style-name="T1">F[n][n]=a[n]</text:span>. Then we use the obvious relation of backward recurrence, </text:p>
      <text:p text:style-name="P2">F[m][n]=a[m]+b[m]/F[m+1][n],</text:p>
      <text:p text:style-name="P1">to obtain successively <text:span text:style-name="T1">F[n-1][n]</text:span>, ..., <text:span text:style-name="T1">F[0][n]</text:span>. </text:p>
      <text:p text:style-name="P1">This method requires one long division at each step. There may be significant round-off error if <text:span text:style-name="T1">a[m]</text:span> and <text:span text:style-name="T1">b[m]</text:span> have opposite signs, but otherwise the round-off error is very small because a convergent continued fraction is not sensitive to small changes in its terms. </text:p>
      <text:p text:style-name="P5"/>
      <text:h text:style-name="P15" text:outline-level="3">Method 2: bottom-up with two recurrences </text:h>
      <text:p text:style-name="P1">An alternative implementation may be faster in some cases. The idea is to obtain the numerator and the denominator of <text:span text:style-name="T1">F[0][n]</text:span> separately as two simultaneous backward recurrences. If <text:span text:style-name="T1">F[m+1][n]=p[m+1]/q[m+1]</text:span>, then <text:span text:style-name="T1">p[m]=a[m]*p[m+1]+b[m]*q[m+1]</text:span> and <text:span text:style-name="T1">q[m]=p[m+1]</text:span>. The recurrences start with <text:span text:style-name="T1">p[n]=a[n]</text:span>, <text:span text:style-name="T1">q[n]=1</text:span>. The method requires two long multiplications at each step; the only division will be performed at the very end. Sometimes this method reduces the <text:soft-page-break/>round-off error as well. </text:p>
      <text:p text:style-name="P5"/>
      <text:h text:style-name="P15" text:outline-level="3">Method 3: bottom-up with estimated remainders </text:h>
      <text:p text:style-name="P1"><text:bookmark text:name="continued fraction approximation!bottom-up computation!estimated remainder"/>There is an improvement over the bottom-up method that can sometimes increase the achieved precision without computing more terms. This trick is suggested in [Tsimring 1988], sec. 2.4, where it is also claimed that the remainder estimates improve convergence. </text:p>
      <text:p text:style-name="P1">The idea is that the starting value of the backward recurrence should be chosen not as <text:span text:style-name="T1">a[n]</text:span> but as another number that more closely approximates the infinite remainder of the fraction. The infinite remainder, which we can symbolically write as <text:span text:style-name="T1">F[n][Infinity]</text:span>, can be sometimes estimated analytically (obviously, we are unable to compute the remainder exactly). In simple cases, <text:span text:style-name="T1">F[n][Infinity]</text:span> changes very slowly at large <text:span text:style-name="T1">n</text:span> (warning: this is not always true and needs to be verified in each particular case!). Suppose that <text:span text:style-name="T1">F[n][Infinity]</text:span> is approximately constant; then it must be approximately equal to <text:span text:style-name="T1">F[n+1][Infinity]</text:span>. Therefore, if we solve the (quadratic) equation </text:p>
      <text:p text:style-name="P2">x=a[n]+b[n]/x,</text:p>
      <text:p text:style-name="P1">we shall obtain the (positive) value <text:span text:style-name="T1">x</text:span> which may be a much better approximation for <text:span text:style-name="T1">F[n][Infinity]</text:span> than <text:span text:style-name="T1">a[n]</text:span>. But this depends on the assumption of the way the continued fraction converges. It may happen, for example, that for large <text:span text:style-name="T1">n</text:span> the value <text:span text:style-name="T1">F[n][Infinity]</text:span> is almost the same as <text:span text:style-name="T1">F[n+2][Infinity]</text:span> but is significantly different from <text:span text:style-name="T1">F[n+1][Infinity]</text:span>. Then we should instead solve the (quadratic) equation </text:p>
      <text:p text:style-name="P2">x=a[n]+b[n]/(a[n+1]+b[n+1]/x) </text:p>
      <text:p text:style-name="P1">and take the positive solution <text:span text:style-name="T1">x</text:span> as <text:span text:style-name="T1">F[n][Infinity]</text:span>. </text:p>
      <text:p text:style-name="P1">We may use more terms of the original continued fraction starting from <text:span text:style-name="T1">a[n]</text:span> and obtain a more precise estimate of the remainder. In each case we will only have to solve one quadratic equation. </text:p>
      <text:p text:style-name="P5"/>
      <text:h text:style-name="P15" text:outline-level="3">Method 4: top-down computation </text:h>
      <text:p text:style-name="P1">The "bottom-up" method obviously requires to know the number of terms <text:span text:style-name="T1">n</text:span> in advance; calculations have to be started all over again if more terms are needed. Also, the bottom-up method provides no error estimate. </text:p>
      <text:p text:style-name="P1"><text:bookmark text:name="continued fraction approximation!top-down computation"/>The "top-down" method is slower but provides an automatic error estimate and can be used to evaluate a continued fraction with more and more terms until the desired precision is achieved. The idea </text:p>
      <text:h text:style-name="P13" text:outline-level="6">This is a well-known result in the theory of continued fractions. We give an elementary derivation below.</text:h>
      <text:p text:style-name="P1">is to replace the continued fraction <text:span text:style-name="T1">F[0][n]</text:span> with a sum of a certain series, </text:p>
      <text:p text:style-name="P2">a[0]+b[0]/(a[1]+b[1]/(...+b[n-1]/a[n]))=Sum(k,0,n,f[k]).</text:p>
      <text:p text:style-name="P1">Here </text:p>
      <text:p text:style-name="P2"><text:soft-page-break/>f[k]:=F[0][k]-F[0][k-1] </text:p>
      <text:p text:style-name="P1">(<text:span text:style-name="T1">k&gt;=1</text:span>) is a sequence that will be calculated in the forward direction, starting from <text:span text:style-name="T1">k=1</text:span>. If we manage to find a formula for this sequence, then adding one more term <text:span text:style-name="T1">f[k]</text:span> will be equivalent to recalculating the continued fraction with <text:span text:style-name="T1">k</text:span> terms instead of <text:span text:style-name="T1">k-1</text:span> terms. This will automatically give an error estimate and allow to compute with more precision if necessary without having to repeat the calculation from the beginning. (The transformation of the continued fraction into a series is exact, not merely an approximation.) </text:p>
      <text:p text:style-name="P1">The formula for <text:span text:style-name="T1">f[k]</text:span> is the following. First the auxiliary sequence <text:span text:style-name="T1">P[k]</text:span>, <text:span text:style-name="T1">Q[k]</text:span> for <text:span text:style-name="T1">k&gt;=1</text:span> needs to be defined by <text:span text:style-name="T1">P[1]=0</text:span>, <text:span text:style-name="T1">Q[1]</text:span>=1, and <text:span text:style-name="T1">P[k+1]:=b[k]*Q[k]</text:span>, <text:span text:style-name="T1">Q[k+1]:=P[k]+a[k]*Q[k]</text:span>. Then define <text:span text:style-name="T1">f[0]:=a[0]</text:span> and </text:p>
      <text:p text:style-name="P2">f[k]:=((-1)^k*b[0]*...*b[k-1])/(Q[k]*Q[k+1]) </text:p>
      <text:p text:style-name="P1">for <text:span text:style-name="T1">k&gt;=1</text:span>. The "top-down" method consists of computing <text:span text:style-name="T1">f[n]</text:span> sequentially and adding them together, until <text:span text:style-name="T1">n</text:span> is large enough so that <text:span text:style-name="T1">f[n]/f[0]</text:span> is less than the required precision. </text:p>
      <text:p text:style-name="P1">Evaluating the next element <text:span text:style-name="T1">f[k]</text:span> requires four long multiplications and one division. This is significantly slower, compared with just one long division or two long multiplications in the bottom-up method. Therefore it is desirable to have an a priori estimate of the convergence rate and to be able to choose the number of terms before the computation. Below we shall consider some examples when the formula for <text:span text:style-name="T1">f[k]</text:span> allows to estimate the required number of terms analytically. </text:p>
      <text:p text:style-name="P5"/>
      <text:h text:style-name="P15" text:outline-level="3">Method 5: top-down with two steps at once </text:h>
      <text:p text:style-name="P1"><text:bookmark text:name="continued fraction approximation!top-down computation!non-alternating signs"/>If all coefficients <text:span text:style-name="T1">a[i]</text:span>, <text:span text:style-name="T1">b[i]</text:span> are positive, then the series we obtained in the top-down method will have terms <text:span text:style-name="T1">f[k]</text:span> with alternating signs. This leads to a somewhat larger round-off error. We can convert the alternating series into a monotonic series by adding together two adjacent elements, say <text:span text:style-name="T1">f[2*k]+f[2*k+1]</text:span>. </text:p>
      <text:h text:style-name="P13" text:outline-level="6">This method is used by [Thacher 1963], who refers to a suggestion by Hans Maehly.</text:h>
      <text:p text:style-name="P1">The relevant formulae can be derived from the definition of <text:span text:style-name="T1">f[k]</text:span> using the recurrence relations for <text:span text:style-name="T1">P[k]</text:span>, <text:span text:style-name="T1">Q[k]</text:span>: </text:p>
      <text:p text:style-name="P2">f[2*k-1]+f[2*k]= -(b[0]*...*b[2*k-2]*a[2*k])/(Q[2*k-1]*Q[2*k+1]),</text:p>
      <text:p text:style-name="P2">f[2*k]+f[2*k+1]=(b[0]*...*b[2*k-1]*a[2*k+1])/(Q[2*k]*Q[2*k+2]).</text:p>
      <text:p text:style-name="P1">Now in the series <text:span text:style-name="T1">f[0]</text:span>+(<text:span text:style-name="T1">f[1]+f[2]</text:span>)+(<text:span text:style-name="T1">f[3]+f[4]</text:span>)+... the first term is positive and all subsequent terms will be negative. </text:p>
      <text:p text:style-name="P5"/>
      <text:h text:style-name="P15" text:outline-level="3">Which method to use </text:h>
      <text:p text:style-name="P1">We have just described the following methods of computing a continued fraction: </text:p>
      <text:list xml:id="list1397755662" text:style-name="L26">
        <text:list-item>
          <text:p text:style-name="P84">Bottom-up, straight division. </text:p>
        </text:list-item>
        <text:list-item>
          <text:p text:style-name="P84">Bottom-up, separate recurrences for numerators and denominators. </text:p>
        </text:list-item>
        <text:list-item>
          <text:p text:style-name="P84">Bottom-up, with an estimate of the remainder. </text:p>
        </text:list-item>
        <text:list-item>
          <text:p text:style-name="P84"><text:soft-page-break/>Top-down, with ordinary step. </text:p>
        </text:list-item>
        <text:list-item>
          <text:p text:style-name="P38">Top-down, with two steps at once. </text:p>
        </text:list-item>
      </text:list>
      <text:p text:style-name="P1">The bottom-up methods are simpler and faster than the top-down methods but require to know the number of terms in advance. In many cases the required number of terms can be estimated analytically, and then the bottom-up methods are always preferable. But in some cases the convergence analysis is very complicated. </text:p>
      <text:p text:style-name="P1">The plain bottom-up method requires one long division at each step, while the bottom-up method with two recurrences requires two long multiplications at each step. Since the time needed for a long division is usually about four times that for a long multiplication (e.g. when the division is computed by Newton's method), the second variation of the bottom-up method is normally faster. </text:p>
      <text:p text:style-name="P1">The estimate of the remainder improves the convergence of the bottom-up method and should always be used if available. </text:p>
      <text:p text:style-name="Text_20_body"><text:span text:style-name="T3">If an estimate of the number of terms is not possible, the top-down methods should be used, looping until the running error estimate shows enough precision. This incurs a performance penalty of at least 100</text:span><text:span text:style-name="Teletype"><text:span text:style-name="T4">%</text:span></text:span><text:span text:style-name="T3"> and at most 300</text:span><text:span text:style-name="Teletype"><text:span text:style-name="T4">%</text:span></text:span><text:span text:style-name="T3">. The top-down method with two steps at once should be used only when the formula for </text:span><text:span text:style-name="T4">f[k]</text:span><text:span text:style-name="T3"> results in alternating signs. </text:span></text:p>
      <text:p text:style-name="P5"/>
      <text:h text:style-name="P15" text:outline-level="3">Usefulness of continued fractions </text:h>
      <text:p text:style-name="P1">Many mathematical functions have a representation as a continued fraction. Some systems of "exact arithmetic" use continued fractions as a primary internal representation of real numbers. This has its advantages (no round-off errors, lazy "exact" computations) and disadvantages (it is slow, especially with some operations). Here we consider the use of continued fractions with a traditional implementation of arithmetic (floating-point numbers with variable precision). </text:p>
      <text:p text:style-name="P1">Usually, a continued fraction representation of a function will converge geometrically or slower, i.e. at least <text:span text:style-name="T1">O(P)</text:span> terms are needed for a precision of <text:span text:style-name="T1">P</text:span> digits. If a geometrically convergent Taylor series representation is also available, the continued fraction method will be slower because it requires at least as many or more long multiplications per term. Also, in most cases the Taylor series can be computed much more efficiently using the rectangular scheme. (See, e.g., the section on <text:span text:style-name="T1">ArcTan(x)</text:span> for a more detailed consideration.) </text:p>
      <text:p text:style-name="P1">However, there are some functions for which a Taylor series is not easily computable or does not converge but a continued fraction is available. For example, the incomplete Gamma function and related functions can be computed using continued fractions in some domains of their arguments. </text:p>
      <text:p text:style-name="P5"/>
      <text:h text:style-name="P15" text:outline-level="3">Derivation of the formula for <text:span text:style-name="T1">f[k]</text:span> </text:h>
      <text:p text:style-name="P1"><text:bookmark text:name="continued fraction approximation!top-down computation!derivation"/>Here is a straightforward derivation of the formula for <text:span text:style-name="T1">f[k]</text:span> in the top-down method. We need to compute the difference between successive approximations <text:span text:style-name="T1">F[0][n]</text:span> and <text:span text:style-name="T1">F[0][n+1]</text:span>. The recurrence relation we shall use is </text:p>
      <text:p text:style-name="P2"><text:soft-page-break/>F[m][n+1]-F[m][n]= -(b[m]*(F[m+1][n+1]-F[m+1][n]))/(F[m+1][n+1]*F[m+1][n]).</text:p>
      <text:p text:style-name="P1">This can be shown by manipulating the two fractions, or by using the recurrence relation for <text:span text:style-name="T1">F[m][n]</text:span>. </text:p>
      <text:p text:style-name="P1">So far we have reduced the difference between <text:span text:style-name="T1">F[m][n+1]</text:span> and <text:span text:style-name="T1">F[m][n]</text:span> to a similar difference on the next level <text:span text:style-name="T1">m+1</text:span> instead of <text:span text:style-name="T1">m</text:span>; i.e. we can increment <text:span text:style-name="T1">m</text:span> but keep <text:span text:style-name="T1">n</text:span> fixed. We can apply this formula to <text:span text:style-name="T1">F[0][n+1]-F[0][n]</text:span>, i.e. for <text:span text:style-name="T1">m=0</text:span>, and continue applying the same recurrence relation until <text:span text:style-name="T1">m</text:span> reaches <text:span text:style-name="T1">n</text:span>. The result is </text:p>
      <text:p text:style-name="P2">F[0][n+1]-F[0][n]=((-1)^n*b[0]*...*b[n])/(F[1][n+1]*...*F[n+1][n+1]*F[1][n]*...*F[n][n]).</text:p>
      <text:p text:style-name="P1">Now the problem is to simplify the two long products in the denominator. We notice that <text:span text:style-name="T1">F[1][n]</text:span> has <text:span text:style-name="T1">F[2][n]</text:span> in the denominator, and therefore <text:span text:style-name="T1">F[1][n]*F[2][n]=F[2][n]*a[1]+b[1]</text:span>. The next product is <text:span text:style-name="T1">F[1][n]*F[2][n]*F[3][n]</text:span> and it simplifies to a linear function of <text:span text:style-name="T1">F[3][n]</text:span>, namely <text:span text:style-name="T1">F[1][n]*F[2][n]*F[3][n]</text:span> = <text:span text:style-name="T1">(b[1]+a[1]*a[2])*F[3][n]+b[1]*a[2]</text:span>. So we can see that there is a general formula </text:p>
      <text:p text:style-name="P2">F[1][n]*...*F[k][n]=P[k]+Q[k]*F[k][n] </text:p>
      <text:p text:style-name="P1">with some coefficients <text:span text:style-name="T1">P[k]</text:span>, <text:span text:style-name="T1">Q[k]</text:span> which do not actually depend on <text:span text:style-name="T1">n</text:span> but only on the terms of the partial fraction up to <text:span text:style-name="T1">k</text:span>. In other words, these coefficients can be computed starting with <text:span text:style-name="T1">P[1]=0</text:span>, <text:span text:style-name="T1">Q[1]=1</text:span> in the forward direction. The recurrence relations for <text:span text:style-name="T1">P[k]</text:span>, <text:span text:style-name="T1">Q[k]</text:span> that we have seen above in the definition of <text:span text:style-name="T1">f[k]</text:span> follow from the identity <text:span text:style-name="T1">(P[k]+Q[k]*F[k][n])*F[k+1][n]</text:span> = <text:span text:style-name="T1">P[k+1]+Q[k+1]*F[k+1][n]</text:span>. </text:p>
      <text:p text:style-name="P1">Having found the coefficients <text:span text:style-name="T1">P[k]</text:span>, <text:span text:style-name="T1">Q[k]</text:span>, we can now rewrite the long products in the denominator, e.g. </text:p>
      <text:p text:style-name="P2">F[1][n]*...*F[n][n]=P[n]+Q[n]*F[n][n]=Q[n+1].</text:p>
      <text:p text:style-name="P1">(We have used the recurrence relation for <text:span text:style-name="T1">Q[n+1]</text:span>.) Now it follows that </text:p>
      <text:p text:style-name="P2">f[n+1]:=F[0][n+1]-F[0][n]=((-1)^n*b[0]*...*b[n])/(Q[n+1]*Q[n+2]).</text:p>
      <text:p text:style-name="P1">Thus we have converted the continued fraction into a series, i.e. <text:span text:style-name="T1">F[0][n]=Sum(k,0,n,f[k])</text:span> with <text:span text:style-name="T1">f[k]</text:span> defined above. </text:p>
      <text:p text:style-name="P5"/>
      <text:h text:style-name="P15" text:outline-level="3">Examples of continued fraction representations </text:h>
      <text:p text:style-name="P1">We have already mentioned that continued fractions give a computational advantage only when other methods are not available. There exist continued fraction representations of almost all functions, but in most cases the usual methods (Taylor series, identity transformations, Newton's method and so on) are superior. </text:p>
      <text:p text:style-name="P1"><text:bookmark text:name="continued fraction approximation!of &lt;b&gt;ArcTan(x)&lt;/b&gt;"/>For example, the continued fraction </text:p>
      <text:p text:style-name="P2">ArcTan(x)=x/(1+x^2/(3+(2*x)^2/(5+(3*x)^2/(7+...)))) </text:p>
      <text:p text:style-name="P1">converges geometrically at all <text:span text:style-name="T1">x</text:span>. However, the Taylor series also converges geometrically and can be computed much faster than the continued fraction. </text:p>
      <text:p text:style-name="P1"><text:bookmark text:name="continued fraction approximation!of &lt;b&gt; Erfc(x)&lt;/b&gt;"/>There are some cases when a continued fraction representation is efficient. The complementary error function <text:span text:style-name="T1">Erfc(x)</text:span> can be computed using the continued fraction due to Laplace (e.g. [Thacher 1963]), </text:p>
      <text:p text:style-name="P2"><text:soft-page-break/>Sqrt(Pi)/2*x*Exp(x^2)*Erfc(x)=1/(1+v/(1+(2*v)/(1+(3*v)/(1+...)))),</text:p>
      <text:p text:style-name="P1">where <text:span text:style-name="T1">v:=(2*x^2)^(-1)</text:span>. This continued fraction converges for all (complex) <text:span text:style-name="T1">x</text:span> except pure imaginary <text:span text:style-name="T1">x</text:span>. </text:p>
      <text:p text:style-name="P1"><text:bookmark text:name="continued fraction approximation!of &lt;b&gt; Gamma(a,z)&lt;/b&gt;"/>The error function is a particular case of the incomplete Gamma function </text:p>
      <text:p text:style-name="P2">Gamma(a,z):=(Integrate(x,z,+Infinity)x^(a-1)*Exp(-x)).</text:p>
      <text:p text:style-name="P1">There exists an analogous continued fraction representation due to Legendre (e.g. [Abramowitz <text:span text:style-name="T2">et al.</text:span>], 6.5.31), </text:p>
      <text:p text:style-name="P2">Gamma(a,z)=(z^(a-1)*Exp(-z))/(1+((1-a)*v)/(1+v/(1+((2-a)*v)/(1+(2*v)/(1+...))))),</text:p>
      <text:p text:style-name="P1">where <text:span text:style-name="T1">v:=z^(-1)</text:span>. </text:p>
      <text:p text:style-name="P5"><text:bookmark text:name="c4s10"/></text:p>
      <text:h text:style-name="P11" text:outline-level="2">4.10 Estimating convergence of continued fractions </text:h>
      <text:p text:style-name="P1">Elsewhere in this book we have used elementary considerations to find the required number of terms in a power series. It is much more difficult to estimate the convergence rate of a continued fraction. In many cases this can be done using the theory of complex variable. Below we shall consider some cases when this computation is analytically tractable. </text:p>
      <text:p text:style-name="P1"><text:bookmark text:name="continued fraction approximation!convergence rate"/>Suppose we are given the terms <text:span text:style-name="T1">a[k]</text:span>, <text:span text:style-name="T1">b[k]</text:span> that define an infinite continued fraction, and we need to estimate its convergence rate. We have to find the number of terms <text:span text:style-name="T1">n</text:span> for which the error of approximation is less than a given <text:span text:style-name="T1">epsilon</text:span>. In our notation, we need to solve <text:span text:style-name="T1">Abs(f[n+1])&lt;epsilon</text:span> for <text:span text:style-name="T1">n</text:span>. </text:p>
      <text:p text:style-name="P1">The formula that we derived for <text:span text:style-name="T1">f[n+1]</text:span> gives an error estimate for the continued fraction truncated at the <text:span text:style-name="T1">n</text:span>-th term. But this formula contains the numbers <text:span text:style-name="T1">Q[n]</text:span> in the denominator. The main problem is to find how quickly the sequence <text:span text:style-name="T1">Q[n]</text:span> grows. The recurrence relation for this sequence can be rewritten as </text:p>
      <text:p text:style-name="P2">Q[n+2]=a[n+1]*Q[n+1]+b[n]*Q[n],</text:p>
      <text:p text:style-name="P1">for <text:span text:style-name="T1">k&gt;=0</text:span>, with initial values <text:span text:style-name="T1">Q[0]=0</text:span> and <text:span text:style-name="T1">Q[1]=1</text:span>. It is not always easy to get a handle on this sequence, because in most cases there is no closed-form expression for <text:span text:style-name="T1">Q[n]</text:span>. </text:p>
      <text:p text:style-name="P5"><text:bookmark text:name="continued fraction approximation!error bound1"/></text:p>
      <text:h text:style-name="P15" text:outline-level="3">Simple bound on <text:span text:style-name="T1">Q[n]</text:span> </text:h>
      <text:p text:style-name="P1">A simple lower bound on the growth of <text:span text:style-name="T1">Q[n]</text:span> can be obtained from the recurrence relation for <text:span text:style-name="T1">Q[n]</text:span>. Assume that <text:span text:style-name="T1">a[k]&gt;0</text:span>, <text:span text:style-name="T1">b[k]&gt;0</text:span>. It is clear that all <text:span text:style-name="T1">Q[n]</text:span> are positive, so <text:span text:style-name="T1">Q[n+1]&gt;=a[n]*Q[n]</text:span>. Therefore <text:span text:style-name="T1">Q[n]</text:span> grows at least as the product of all <text:span text:style-name="T1">a[n]</text:span>: </text:p>
      <text:p text:style-name="P2">Q[n+1]&gt;=Factorize(i,1,n,a[n]).</text:p>
      <text:p text:style-name="P1">This result gives the following upper bound on the precision, </text:p>
      <text:p text:style-name="P2">Abs(f[n+1])&lt;=(b[0]*...*b[n])/((a[1]*...*a[n])^2*a[n+1]).</text:p>
      <text:p text:style-name="P1">We have used this bound to estimate the relative error of the continued fraction expansion for <text:span text:style-name="T1">ArcTan(x)</text:span> at small <text:span text:style-name="T1">x</text:span> (elsewhere in this book). However, we found that <text:soft-page-break/>at large <text:span text:style-name="T1">x</text:span> this bound becomes greater than 1. This does not mean that the continued fraction does not converge and cannot be used to compute <text:span text:style-name="T1">ArcTan(x)</text:span> when <text:span text:style-name="T1">x&gt;1</text:span>, but merely indicates that the "simple bound" is too weak. The sequence <text:span text:style-name="T1">Q[n]</text:span> actually grows faster than the product of all <text:span text:style-name="T1">a[k]</text:span> and we need a tighter bound on this growth. In many cases such a bound can be obtained by the method of generating functions. </text:p>
      <text:p text:style-name="P5"/>
      <text:h text:style-name="P15" text:outline-level="3">The method of generating functions </text:h>
      <text:p text:style-name="P1"><text:bookmark text:name="continued fraction approximation!convergence rate!from generating functions"/>The idea is to find a generating function <text:span text:style-name="T1">G(s)</text:span> of the sequence <text:span text:style-name="T1">Q[n]</text:span> and then use an explicit form of <text:span text:style-name="T1">G(s)</text:span> to obtain an asymptotic estimate of <text:span text:style-name="T1">Q[n]</text:span> at large <text:span text:style-name="T1">k</text:span>. </text:p>
      <text:p text:style-name="P1"><text:bookmark text:name="method of steepest descent"/>The asymptotic growth of the sequence <text:span text:style-name="T1">Q[n]</text:span> can be estimated by the method of steepest descent, also known as Laplace's method. (See, e.g., [Olver 1974], ch. 3, sec. 7.5.) This method is somewhat complicated but quite powerful. The method requires that we find an integral representation for <text:span text:style-name="T1">Q[n]</text:span> (usually a contour integral in the complex plane). Then we can convert the integral into an asymptotic series in <text:span text:style-name="T1">k^(-1)</text:span>. </text:p>
      <text:p text:style-name="P1"><text:bookmark text:name="continued fraction approximation!of &lt;b&gt;Erfc(x)&lt;/b&gt;"/>Along with the general presentation of the method, we shall consider an example when the convergence rate can be obtained analytically. The example is the representation of the complementary error function <text:span text:style-name="T1">Erfc(x)</text:span>, </text:p>
      <text:p text:style-name="P2">Sqrt(Pi)/2*x*Exp(x^2)*Erfc(x)=1/(1+v/(1+(2*v)/(1+(3*v)/(1+...)))),</text:p>
      <text:p text:style-name="P1">where <text:span text:style-name="T1">v:=(2*x^2)^(-1)</text:span>. We shall assume that <text:span text:style-name="T1">Abs(v)&lt;1/2</text:span> since the continued fraction representation will not be used for small <text:span text:style-name="T1">x</text:span> (where the Taylor series is efficient). The terms of this continued fraction are: <text:span text:style-name="T1">a[k]=1</text:span>, <text:span text:style-name="T1">b[k]=k*v</text:span>, for <text:span text:style-name="T1">k&gt;=1</text:span>, and <text:span text:style-name="T1">a[0]=0</text:span>, <text:span text:style-name="T1">b[0]=1</text:span>. </text:p>
      <text:p text:style-name="P1">The "simple bound" would give <text:span text:style-name="T1">Abs(f[n+1])&lt;=v^n*n!</text:span> and this expression grows with <text:span text:style-name="T1">n</text:span>. But we know that the above continued fraction actually converges for any <text:span text:style-name="T1">v</text:span>, so <text:span text:style-name="T1">f[n+1]</text:span> must tend to zero for large <text:span text:style-name="T1">n</text:span>. It seems that the "simple bound" is not strong enough for any <text:span text:style-name="T1">v</text:span> and we need a better bound. </text:p>
      <text:p text:style-name="P1"><text:bookmark text:name="generating function of a sequence"/>An integral representation for <text:span text:style-name="T1">Q[n]</text:span> can be obtained using the method of generating functions. Consider a function <text:span text:style-name="T1">G(s)</text:span> defined by the infinite series </text:p>
      <text:p text:style-name="P2">G(s)=Sum(n,0,Infinity,Q[n+1]*s^n/n!).</text:p>
      <text:p text:style-name="P1"><text:span text:style-name="T1">G(s)</text:span> is usually called the "generating function" of a sequence. We shifted the index to <text:span text:style-name="T1">n+1</text:span> for convenience, since <text:span text:style-name="T1">Q[0]=0</text:span>, so now <text:span text:style-name="T1">G(0)=1</text:span>. </text:p>
      <text:p text:style-name="P1">Note that the above series for the function <text:span text:style-name="T1">G(s)</text:span> may or may not converge for any given <text:span text:style-name="T1">s</text:span>; we shall manipulate <text:span text:style-name="T1">G(s)</text:span> as a formal power series until we obtain an explicit representation. What we really need is an analytic continuation of <text:span text:style-name="T1">G(s)</text:span> to the complex <text:span text:style-name="T1">s</text:span>. </text:p>
      <text:p text:style-name="P1"><text:bookmark text:name="generating function of a sequence!obtaining"/>It is generally the case that if we know a simple linear recurrence relation for a sequence, then we can also easily find its generating function. The generating function will satisfy a linear differential equation. To guess this equation, we write down the series for <text:span text:style-name="T1">G(s)</text:span> and its derivative <text:span text:style-name="T1">G'(s)</text:span> and try to find their linear combination which is identically zero because of the recurrence relation. (There is, of course, a computer algebra algorithm for doing this automatically.) </text:p>
      <text:p text:style-name="P1">Taking the derivative <text:span text:style-name="T1">G'(s)</text:span> produces the forward-shifted series </text:p>
      <text:p text:style-name="P2">G'(s)=Sum(n,0,Infinity,Q[n+2]*s^n/n!).</text:p>
      <text:p text:style-name="P1"><text:soft-page-break/>Multiplying <text:span text:style-name="T1">G(s)</text:span> by <text:span text:style-name="T1">s</text:span> produces a back-shifted series with each term multiplied by <text:span text:style-name="T1">n</text:span>: </text:p>
      <text:p text:style-name="P2">s*G(s)=Sum(n,0,Infinity,n*Q[n]*s^n/n!).</text:p>
      <text:p text:style-name="P1">If the recurrence relation for <text:span text:style-name="T1">Q[n]</text:span> contains only constants and polynomials in <text:span text:style-name="T1">n</text:span>, then we can easily convert that relation into a differential equation for <text:span text:style-name="T1">G(s)</text:span>. We only need to find the right combination of back- and forward-shifts and multiplications by <text:span text:style-name="T1">n</text:span>. </text:p>
      <text:p text:style-name="P1">In the case of our sequence <text:span text:style-name="T1">Q[n]</text:span> above, the recurrence relation is </text:p>
      <text:p text:style-name="P2">Q[n+2]=Q[n+1]+v*n*Q[n].</text:p>
      <text:p text:style-name="P1">This is equivalent to the differential equation </text:p>
      <text:p text:style-name="P2">G'(s)=(1+v*s)*G(s).</text:p>
      <text:p text:style-name="P1">The solution with the obvious initial condition <text:span text:style-name="T1">G(0)=1</text:span> is </text:p>
      <text:p text:style-name="P2">G(s)=Exp(s+(v*s^2)/2).</text:p>
      <text:p text:style-name="P1"><text:bookmark text:name="generating function of a sequence!integral representation"/>The second step is to obtain an integral representation for <text:span text:style-name="T1">Q[n]</text:span>, so that we could use the method of steepest descents and find its asymptotic at large <text:span text:style-name="T1">n</text:span>. </text:p>
      <text:p text:style-name="P1">In our notation <text:span text:style-name="T1">Q[n+1]</text:span> is equal to the <text:span text:style-name="T1">n</text:span>-th derivative of the generating function at <text:span text:style-name="T1">s=0</text:span>: </text:p>
      <text:p text:style-name="P2">Q[n+1]=(D(s,n)G(s=0)),</text:p>
      <text:p text:style-name="P1">but it is generally not easy to estimate the growth of this derivative at large <text:span text:style-name="T1">n</text:span>. </text:p>
      <text:p text:style-name="P1">There are two ways to proceed. One is to obtain an integral representation for <text:span text:style-name="T1">G(s)</text:span>, for instance </text:p>
      <text:p text:style-name="P2">G(s)=(Integrate(t,-Infinity,Infinity)F(t,s)),</text:p>
      <text:p text:style-name="P1">where <text:span text:style-name="T1">F(t,s)</text:span> is some known function. Then an integral representation for <text:span text:style-name="T1">Q[n]</text:span> will be found by differentiation. But it may be difficult to find such <text:span text:style-name="T1">F(t,s)</text:span>. </text:p>
      <text:p text:style-name="P1">The second possibility is to express <text:span text:style-name="T1">Q[n]</text:span> as a contour integral in the complex plane around <text:span text:style-name="T1">s=0</text:span> in the counter-clockwise direction: </text:p>
      <text:p text:style-name="P2">Q[n]=(n-1)! /(2*Pi*I)*(Integrate(s)G(s)*s^(-n)).</text:p>
      <text:p text:style-name="P1">If we know the singularities and of <text:span text:style-name="T1">G(s)</text:span>, we may transform the contour of the integration into a path that is more convenient for the method of the steepest descent. This procedure is more general but requires a detailed understanding of the behavior of <text:span text:style-name="T1">G(s)</text:span> in the complex plane. </text:p>
      <text:p text:style-name="P1"><text:bookmark text:name="continued fraction approximation!of &lt;b&gt;Erfc(x)&lt;/b&gt;!error estimate"/><text:bookmark text:name="Stirling's formula"/>In the particular case of the continued fraction for <text:span text:style-name="T1">Erfc(x)</text:span>, the calculations are somewhat easier if <text:span text:style-name="T1">Re(v)&gt;0</text:span> (where <text:span text:style-name="T1">v:=1/(2*x^2)</text:span>). Full details are given in a separate section. The result for <text:span text:style-name="T1">Re(v)&gt;0</text:span> is </text:p>
      <text:p text:style-name="P2">Q[n]&lt;=&gt;(v*n)^(n/2)/Sqrt(2*n*v)*Exp(Sqrt(n/v)-1/(4*v)-n/2).</text:p>
      <text:p text:style-name="P1">This, together with Stirling's formula </text:p>
      <text:p text:style-name="P2">n! &lt;=&gt;Sqrt(2*Pi*n)*(n/e)^n,</text:p>
      <text:p text:style-name="P1">allows to estimate the error of the continued fraction approximation: </text:p>
      <text:p text:style-name="P2">f[n+1]&lt;=&gt;2*(-1)^(n+1)*Sqrt((2*Pi)/v)*Exp(-2*Sqrt(n/v)+1/(2*v)).</text:p>
      <text:p text:style-name="P1">Note that this is not merely a bound but an actual asymptotic estimate of <text:span text:style-name="T1">f[n+1]</text:span>. (Stirling's formula can also be derived using the method of steepest descent from an <text:soft-page-break/>integral representation of the Gamma function, in a similar way.) </text:p>
      <text:p text:style-name="P1">Defined as above, the value of <text:span text:style-name="T1">f[n+1]</text:span> is in general a complex number. The absolute value of <text:span text:style-name="T1">f[n+1]</text:span> can be found using the formula </text:p>
      <text:p text:style-name="P2">Re(Sqrt(n/v))=Sqrt(n/2)*Sqrt(1+Re(v)/Abs(v)).</text:p>
      <text:p text:style-name="P1">We obtain </text:p>
      <text:p text:style-name="P2">Abs(f[n+1])&lt;=&gt;2*Sqrt((2*Pi)/Abs(v))*Exp(-Sqrt(2*n)*Sqrt(1+Re(v)/Abs(v))+Re(v)/(2*Abs(v)^2)).</text:p>
      <text:p text:style-name="P1">When <text:span text:style-name="T1">Re(v)&lt;=0</text:span>, the same formula can be used (this can be shown by a more careful consideration of the branches of the square roots). The continued fraction does not converge when <text:span text:style-name="T1">Re(v)&lt;0</text:span> and <text:span text:style-name="T1">Im(v)=0</text:span> (i.e. for pure imaginary <text:span text:style-name="T1">x</text:span>). This can be seen from the above formula: in that case <text:span text:style-name="T1">Re(v)= -Abs(v)</text:span> and <text:span text:style-name="T1">Abs(f[n+1])</text:span> does not decrease when <text:span text:style-name="T1">n</text:span> grows. </text:p>
      <text:p text:style-name="P1">These estimates show that the error of the continued fraction approximation to <text:span text:style-name="T1">Erfc(x)</text:span> (when it converges) decreases with <text:span text:style-name="T1">n</text:span> slower than in a geometric progression. This means that we need to take <text:span text:style-name="T1">O(P^2)</text:span> terms to get <text:span text:style-name="T1">P</text:span> digits of precision. </text:p>
      <text:p text:style-name="P5"/>
      <text:h text:style-name="P15" text:outline-level="3">Derivations for the example with <text:span text:style-name="T1">Erfc(x)</text:span> </text:h>
      <text:p text:style-name="P1">Here we give a detailed calculation of the convergence rate of the continued fraction for <text:span text:style-name="T1">Erfc(x)</text:span> using the method of generating functions. </text:p>
      <text:h text:style-name="P12" text:outline-level="5">A simpler approach </text:h>
      <text:p text:style-name="P1"><text:bookmark text:name="method of steepest descent!example for real &lt;b&gt;x&lt;/b&gt;"/>In our case, <text:span text:style-name="T1">G(s)</text:span> is a function with a known Fourier transform and we can obtain a straightforward representation valid when <text:span text:style-name="T1">Re(v)&gt;0</text:span>, </text:p>
      <text:p text:style-name="P2">Q[n+1]=1/Sqrt(2*Pi*v)*(Integrate(t,-Infinity,Infinity)(1+t)^n*Exp(-t^2/(2*v))).</text:p>
      <text:p text:style-name="P1">We shall first apply the method of steepest descent to this integral (assuming real <text:span text:style-name="T1">v&gt;0</text:span> for simplicity) and then consider the more general procedure with the contour integration. </text:p>
      <text:p text:style-name="P1">To use the method of steepest descent, we represent the integrand as an exponential of some function <text:span text:style-name="T1">g(t,n)</text:span> and find "stationary points" where this function has local maxima: </text:p>
      <text:p text:style-name="P2">Q[n+1]=1/Sqrt(2*Pi*v)*(Integrate(t,-Infinity,Infinity)Exp(g(t,n))),</text:p>
      <text:p text:style-name="P2">g(t,n):= -t^2/(2*v)+n*Ln(1+t).</text:p>
      <text:p text:style-name="P1">(Note that the logarithm here must acquire an imaginary part <text:span text:style-name="T1">I*Pi</text:span> for <text:span text:style-name="T1">t&lt;-1</text:span>, and we should take the real part which is equal to <text:span text:style-name="T1">Ln(Abs(1+t))</text:span>. We shall see that the integral over negative <text:span text:style-name="T1">t</text:span> is negligible.) We expect that when <text:span text:style-name="T1">n</text:span> is large, <text:span text:style-name="T1">Re(g(t,n))</text:span> will have a peak or several peaks at certain values of <text:span text:style-name="T1">t</text:span>. When <text:span text:style-name="T1">t</text:span> is not close to the peaks, the value of <text:span text:style-name="T1">Re(g(t,n))</text:span> is smaller and, since <text:span text:style-name="T1">g</text:span> is in the exponential, the integral is dominated by the contribution of the peaks. This is the essence of the method of steepest descent on the real line. </text:p>
      <text:p text:style-name="P1">We only need to consider very large values of <text:span text:style-name="T1">n</text:span>, so we can neglect terms of order <text:soft-page-break/><text:span text:style-name="T1">O(1/Sqrt(n))</text:span> or smaller. We find that, in our case, two peaks of <text:span text:style-name="T1">Re(g)</text:span> occur at approximately <text:span text:style-name="T1">t1&lt;=&gt; -1/2+Sqrt(n*v)</text:span> and <text:span text:style-name="T1">t2&lt;=&gt; -1/2-Sqrt(n*v)</text:span>. We assume that <text:span text:style-name="T1">n</text:span> is large enough so that <text:span text:style-name="T1">n*v&gt;1/2</text:span>. Then the first peak is at a positive <text:span text:style-name="T1">t</text:span> and the second peak is at a negative <text:span text:style-name="T1">t</text:span>. The contribution of the peaks can be computed from the Taylor approximation of <text:span text:style-name="T1">g(t,n)</text:span> near the peaks. We can expand, for example, </text:p>
      <text:p text:style-name="P2">g(t,n)&lt;=&gt;g(t1,n)+(Deriv(t,2)g(t1,n))*(t-t1)^2/2 </text:p>
      <text:p text:style-name="P1">near <text:span text:style-name="T1">t=t1</text:span>. The values <text:span text:style-name="T1">g(t1,n)</text:span> and <text:span text:style-name="T1">Deriv(t,2)g(t1,n)</text:span>, and likewise for <text:span text:style-name="T1">t2</text:span>, are constants that we already know since we know <text:span text:style-name="T1">t1</text:span> and <text:span text:style-name="T1">t2</text:span>. Then the integral of <text:span text:style-name="T1">Exp(g)</text:span> will be approximated by the integral </text:p>
      <text:p text:style-name="P2">Integrate(t,-Infinity,Infinity)Exp(g(t1,n)+(Deriv(t,2)g(t1,n))*(t-t1)^2/2).</text:p>
      <text:p text:style-name="P1">(Note that <text:span text:style-name="T1">Deriv(t,2)g(t1,n)</text:span> is negative.) This is a Gaussian integral that can be easily evaluated, with the result </text:p>
      <text:p text:style-name="P2">exp(g(t1,n))*Sqrt(-(2*Pi)/(Deriv(t,2)g(t1,n))).</text:p>
      <text:p text:style-name="P1">This is the leading term of the contribution of the peak at <text:span text:style-name="T1">t1</text:span>; there will be a similar expression for the contribution of <text:span text:style-name="T1">t2</text:span>. We find that the peak at <text:span text:style-name="T1">t1</text:span> gives a larger contribution, by the factor <text:span text:style-name="T1">Exp(2*Sqrt(n/v))</text:span>. This factor is never small since <text:span text:style-name="T1">n&gt;1</text:span> and <text:span text:style-name="T1">v&lt;1/2</text:span>. So it is safe to ignore the peak at <text:span text:style-name="T1">t2</text:span> for the purposes of our analysis. </text:p>
      <text:p text:style-name="P1">Then we obtain the estimate </text:p>
      <text:p text:style-name="P2">Q[n+1]&lt;=&gt;1/Sqrt(2)*Exp(Sqrt(n/v)-1/(4*v)-n/2)*(v*n)^(n/2).</text:p>
      <text:h text:style-name="P12" text:outline-level="5">The contour integral approach </text:h>
      <text:p text:style-name="P1">In many cases it is impossible to compute the Fourier transform of the generating function <text:span text:style-name="T1">G(s)</text:span>. Then one can use the contour integral approach. One should represent the integrand as </text:p>
      <text:p text:style-name="P2">G(s)*s^(-n)=Exp(g(s)) </text:p>
      <text:p text:style-name="P1">where </text:p>
      <text:p text:style-name="P2">g(s):=Ln(G(s))-n*Ln(s),</text:p>
      <text:p text:style-name="P1">and look for stationary points of <text:span text:style-name="T1">g(s)</text:span> in the complex plane (<text:span text:style-name="T1">(D(s)g)=0</text:span>). The original contour is around the pole <text:span text:style-name="T1">s=0</text:span> in the counter-clockwise direction. We need to deform that contour so that the new contour passes through the stationary points. The contour should cross each stationary point in a certain direction in the complex plane. The direction is chosen to make the stationary point the sharpest local maximum of <text:span text:style-name="T1">Re(g(s))</text:span> on the contour. </text:p>
      <text:p text:style-name="P1">Usually one of the stationary points has the largest value of <text:span text:style-name="T1">Re(g(s))</text:span>; this is the dominant stationary point. If <text:span text:style-name="T1">s0</text:span> is the dominant stationary point and <text:span text:style-name="T1">g2=(Deriv(s,2)g(s0))</text:span> is the second derivative of <text:span text:style-name="T1">g</text:span> at that point, then the asymptotic of the integral is </text:p>
      <text:p text:style-name="P2">1/(2*Pi)*(Integrate(s)Exp(g(s)))=1/Sqrt(2*Pi*Abs(g2))*Exp(g(s0)).</text:p>
      <text:p text:style-name="P1">(The integral will have a negative sign if the contour crosses the point <text:span text:style-name="T1">s0</text:span> in the negative imaginary direction.) </text:p>
      <text:p text:style-name="P1">We have to choose a new contour and check the convergence of the resulting integral separately. In each case we may need to isolate the singularities of <text:span text:style-name="T1">G(s)</text:span> or to find the regions of infinity where <text:span text:style-name="T1">G(s)</text:span> quickly decays (so that the infinite parts of the contour <text:soft-page-break/>might be moved there). There is no prescription that works for all functions <text:span text:style-name="T1">G(s)</text:span>. </text:p>
      <text:p text:style-name="P1">Let us return to our example. For <text:span text:style-name="T1">G(s)=Exp(s+(v*s^2)/2)</text:span>, the function <text:span text:style-name="T1">g(s)</text:span> has no singularities except the pole at <text:span text:style-name="T1">s=0</text:span>. There are two stationary points located at the (complex) roots <text:span text:style-name="T1">s1</text:span>, <text:span text:style-name="T1">s2</text:span> of the quadratic equation <text:span text:style-name="T1">v*s^2+s-n=0</text:span>. Note that <text:span text:style-name="T1">v</text:span> is an arbitrary (nonzero) complex number. We now need to find which of the two stationary points gives the dominant contribution. By comparing <text:span text:style-name="T1">Re(g(s1))</text:span> and <text:span text:style-name="T1">Re(g(s2))</text:span> we find that the point <text:span text:style-name="T1">s</text:span> with the largest real part gives the dominant contribution. However, if <text:span text:style-name="T1">Re(s1)=Re(s2)</text:span> (this happens only if <text:span text:style-name="T1">v</text:span> is real and <text:span text:style-name="T1">v&lt;0</text:span>, i.e. if <text:span text:style-name="T1">x</text:span> is pure imaginary), then both stationary points contribute equally. Barring that possibility, we find (with the usual definition of the complex square root) that the dominant contribution for large <text:span text:style-name="T1">n</text:span> is from the stationary point at </text:p>
      <text:p text:style-name="P2">s1=(Sqrt(4*n*v+1)-1)/(2*v).</text:p>
      <text:p text:style-name="P1">The second derivative of <text:span text:style-name="T1">g(s)</text:span> at the stationary point is approximately <text:span text:style-name="T1">2*v</text:span>. The contour of integration can be deformed into a line passing through the dominant stationary point in the positive imaginary direction. Then the leading asymptotic is found using the Gaussian approximation (assuming <text:span text:style-name="T1">Re(v)&gt;0</text:span>): </text:p>
      <text:p text:style-name="P2">Q[n]=((n-1)! *v^(n/2))/Sqrt(4*Pi*v)*Exp((n*(1-Ln(n)))/2+Sqrt(n/v)-1/(4*v)).</text:p>
      <text:p text:style-name="P1"><text:bookmark text:name="Stirling's formula1"/>This formula agrees with the asymptotic for <text:span text:style-name="T1">Q[n+1]</text:span> found above for real <text:span text:style-name="T1">v&gt;0</text:span>, when we use Stirling's formula for <text:span text:style-name="T1">(n-1)!</text:span>: </text:p>
      <text:p text:style-name="P2">(n-1)! =Sqrt(2*Pi)*e^(-n)*n^(n-1/2).</text:p>
      <text:p text:style-name="P1">The treatment for <text:span text:style-name="T1">Re(v)&lt;0</text:span> is similar. </text:p>
      <text:p text:style-name="P5"><text:bookmark text:name="c4s11"/></text:p>
      <text:h text:style-name="P11" text:outline-level="2">4.11 Newton's method and its improvements </text:h>
      <text:p text:style-name="P1">Newton's method (also called the Newton-Raphson method) of numerical solution of algebraic equations and its generalizations can be used to obtain multiple-precision values of several elementary functions. </text:p>
      <text:p text:style-name="P5"/>
      <text:h text:style-name="P15" text:outline-level="3">Newton's method </text:h>
      <text:p text:style-name="P1"><text:bookmark text:name="Newton's method"/>The basic formula is widely known: If <text:span text:style-name="T1">f(x)=0</text:span> must be solved, one starts with a value of <text:span text:style-name="T1">x</text:span> that is close to some root and iterates </text:p>
      <text:p text:style-name="P2">x'=x-f(x)*(D(x)f(x))^(-1).</text:p>
      <text:p text:style-name="P1">This formula is based on the approximation of the function <text:span text:style-name="T1">f(x)</text:span> by a tangent line at some point <text:span text:style-name="T1">x</text:span>. A Taylor expansion in the neighborhood of the root shows that (for an initial value <text:span text:style-name="T1">x[0]</text:span> sufficiently close to the root) each iteration gives at least twice as many correct digits of the root as the previous one ("quadratic convergence"). Therefore the complexity of this algorithm is proportional to a logarithm of the required precision and to the time it takes to evaluate the function and its derivative. Generalizations of this method require computation of higher derivatives of the function <text:span text:style-name="T1">f(x)</text:span> but successive approximations to the root converge several times faster (the complexity is still logarithmic). </text:p>
      <text:p text:style-name="P1"><text:bookmark text:name="Newton's method!initial value"/>Newton's method sometimes suffers from a sensitivity to the initial guess. If the initial <text:soft-page-break/>value <text:span text:style-name="T1">x[0]</text:span> is not chosen sufficiently close to the root, the iterations may converge very slowly or not converge at all. To remedy this, one can combine Newton's iteration with simple bisection. Once the root is bracketed inside an interval (<text:span text:style-name="T1">a</text:span>, <text:span text:style-name="T1">b</text:span>), one checks whether <text:span text:style-name="T1">(a+b)/2</text:span> is a better approximation for the root than that obtained from Newton's iteration. This guarantees at least linear convergence in the worst case. </text:p>
      <text:p text:style-name="P1"><text:bookmark text:name="Newton's method!cubic convergence"/>For some equations <text:span text:style-name="T1">f(x)=0</text:span>, Newton's method converges faster than quadratically. For example, solving <text:span text:style-name="T1">Sin(x)=0</text:span> in the neighborhood of <text:span text:style-name="T1">x=3.14159</text:span> gives "cubic" convergence, i.e. the number of correct digits is tripled at each step. This happens because <text:span text:style-name="T1">Sin(x)</text:span> near its root <text:span text:style-name="T1">x=Pi</text:span> has a vanishing second derivative and thus the function is particularly well approximated by a straight line. </text:p>
      <text:p text:style-name="P5"/>
      <text:h text:style-name="P15" text:outline-level="3">Halley's method </text:h>
      <text:p text:style-name="P1"><text:bookmark text:name="Halley's method"/><text:span text:style-name="T2">Halley's method</text:span> is an improvement over Newton's method that makes each equation well approximated by a straight line near the root. Edmund Halley computed fractional powers, <text:span text:style-name="T1">x=a^(1/n)</text:span>, by the iteration </text:p>
      <text:p text:style-name="P2">x'=x*(n*(a+x^n)+a-x^n)/(n*(a+x^n)-(a-x^n)).</text:p>
      <text:p text:style-name="P1">This formula is equivalent to Newton's method applied to the equation <text:span text:style-name="T1">x^(n-q)=a*x^(-q)</text:span> with <text:span text:style-name="T1">q=(n-1)/2</text:span>. This iteration has a cubic convergence rate. This is the fastest method to compute <text:span text:style-name="T1">n</text:span>-th roots ( <text:span text:style-name="T1">n&gt;=3</text:span>) with multiple precision. Iterations with higher order of convergence, for example, the method with quintic convergence rate </text:p>
      <text:p text:style-name="P2">x'=x*((n-1)/(n+1)*(2*n-1)/(2*n+1)*x^(2*n)+2*(2*n-1)/(n+1)*x^n*a+a^2)/(x^(2*n)+2*(2*n-1)/(n+1)*x^n*a+(n-1)/(n+1)*(2*n-1)/(2*n+1)*a^2),</text:p>
      <text:p text:style-name="P1">require more arithmetic operations per step and are in fact less efficient at high precision. </text:p>
      <text:p text:style-name="P1">Halley's method can be generalized to any function <text:span text:style-name="T1">f(x)</text:span>. A cubically convergent iteration is always obtained if we replace the equation <text:span text:style-name="T1">f(x)=0</text:span> by an equivalent equation </text:p>
      <text:p text:style-name="P2">g(x):=f(x)/Sqrt(Abs(D(x)f(x)))=0 </text:p>
      <text:p text:style-name="P1">and use the standard Newton's method on it. Here the function <text:span text:style-name="T1">g(x)</text:span> is chosen so that its second derivative vanishes (<text:span text:style-name="T1">(Deriv(x,2)g(x))=0</text:span>) at the root of the equation <text:span text:style-name="T1">f(x)=0</text:span>, independently of where this root is. For example, the equation <text:span text:style-name="T1">Exp(x)=a</text:span> is transformed into <text:span text:style-name="T1">g(x):=Exp(x/2)-a*Exp(-x/2)=0</text:span>. (There is no unique choice of the function <text:span text:style-name="T1">g(x)</text:span> and sometimes another choice will make the iteration more quickly computable.) </text:p>
      <text:p text:style-name="P1"><text:bookmark text:name="Halley's method!explicit formula"/>The Halley iteration for the equation <text:span text:style-name="T1">f(x)=0</text:span> can be written as </text:p>
      <text:p text:style-name="P2">x'=x-(2*f(x)*(D(x)f(x)))/(2*(D(x)f(x))^2-f(x)*(Deriv(x,2)f(x))).</text:p>
      <text:p text:style-name="P1">Halley's iteration, despite its faster convergence rate, may be more cumbersome to evaluate than Newton's iteration and so it may not provide a more efficient numerical method for a given function. Only in some special cases is Halley's iteration just as simple to compute as Newton's iteration. </text:p>
      <text:p text:style-name="P1">Halley's method is sometimes less sensitive to the choice of the initial point <text:span text:style-name="T1">x[0]</text:span>. An extreme example of sensitivity to the initial point is the equation <text:span text:style-name="T1">x^(-2)=12</text:span> for <text:soft-page-break/>which Newton's iteration <text:span text:style-name="T1">x'=3/2*x-6*x^3</text:span> converges to the root only from initial points <text:span text:style-name="T1">0&lt;x[0]&lt;0.5</text:span> and wildly diverges otherwise, while Halley's iteration converges to the root from any <text:span text:style-name="T1">x[0]&gt;0</text:span>. </text:p>
      <text:p text:style-name="P1">It is at any rate not true that Halley's method always converges better than Newton's method. For instance, it diverges on the equation <text:span text:style-name="T1">2*Cos(x)=x</text:span> unless started at <text:span text:style-name="T1">x[0]</text:span> within the interval (<text:span text:style-name="T1">-1/6*Pi</text:span>, <text:span text:style-name="T1">7/6*Pi</text:span>). Another example is the equation <text:span text:style-name="T1">Ln(x)=a</text:span>. This equation allows to compute <text:span text:style-name="T1">x=Exp(a)</text:span> if a fast method for computing <text:span text:style-name="T1">Ln(x)</text:span> is available (e.g. the AGM-based method). For this equation, Newton's iteration </text:p>
      <text:p text:style-name="P2">x'=x*(1+a-Ln(x)) </text:p>
      <text:p text:style-name="P1">converges for any <text:span text:style-name="T1">0&lt;x&lt;Exp(a+1)</text:span>, while Halley's iteration converges only if <text:span text:style-name="T1">Exp(a-2)&lt;x&lt;Exp(a+2)</text:span>. </text:p>
      <text:p text:style-name="P1"><text:bookmark text:name="Halley's method!when to use"/>When it converges, Halley's iteration can still converge very slowly for certain functions <text:span text:style-name="T1">f(x)</text:span>, for example, for <text:span text:style-name="T1">f(x)=x^n-a</text:span> if <text:span text:style-name="T1">n^n&gt;a</text:span>. For such functions that have very large and rapidly changing derivatives, no general method can converge faster than linearly. In other words, a simple bisection will generally do just as well as any sophisticated iteration, until the root is approximated very precisely. Halley's iteration combined with bisection seems to be a good choice for such problems. </text:p>
      <text:p text:style-name="P5"/>
      <text:h text:style-name="P15" text:outline-level="3">When to use Halley's method </text:h>
      <text:p text:style-name="P1">Despite its faster convergence, Halley's iteration frequently gives no advantage over Newton's method. To obtain <text:span text:style-name="T1">P</text:span> digits of the result, we need about <text:span text:style-name="T1">Ln(P)/Ln(2)</text:span> iterations of a quadratically convergent method and about <text:span text:style-name="T1">Ln(P)/Ln(3)</text:span> iterations of a cubically convergent method. So the cubically convergent iteration is faster only if the time taken by cubic one iteration is less than about <text:span text:style-name="T1">Ln(3)/Ln(2)&lt;=&gt;1.6</text:span> of the time of one quadratic iteration. </text:p>
      <text:p text:style-name="P5"/>
      <text:h text:style-name="P15" text:outline-level="3">Higher-order schemes </text:h>
      <text:p text:style-name="P1"><text:bookmark text:name="Newton's method!higher-order schemes"/>Sometimes it is easy to generalize Newton's iteration to higher-order schemes. There are general formulae such as Shroeder's and Householder's iterations. We shall give some examples where the construction is very straightforward. In all examples <text:span text:style-name="T1">x</text:span> is the initial approximation and the next approximation is obtained by truncating the given series. </text:p>
      <text:list xml:id="list1056030140" text:style-name="L27">
        <text:list-item>
          <text:p text:style-name="P39">Inverse <text:span text:style-name="T1">1/a</text:span>. Set <text:span text:style-name="T1">y=1-a*x</text:span>, then </text:p>
          <text:p text:style-name="P40">1/a=x/(1-y)=x*(1+y+y^2+...).</text:p>
        </text:list-item>
        <text:list-item>
          <text:p text:style-name="P39">Square root <text:span text:style-name="T1">Sqrt(a)</text:span>. Set <text:span text:style-name="T1">y=1-a*x^2</text:span>, then </text:p>
          <text:p text:style-name="P40">Sqrt(a)=Sqrt(1-y)/x=1/x*(1-1/2*y-1/8*y^2-...).</text:p>
        </text:list-item>
        <text:list-item>
          <text:p text:style-name="P39">Inverse square root <text:span text:style-name="T1">1/Sqrt(a)</text:span>. Set <text:span text:style-name="T1">y=1-a*x^2</text:span>, then </text:p>
          <text:p text:style-name="P40">1/Sqrt(a)=x/Sqrt(1-y)=x*(1+1/2*y+3/8*y^2+...).</text:p>
        </text:list-item>
        <text:list-item>
          <text:p text:style-name="P39"><text:span text:style-name="T1">n</text:span>-th root <text:span text:style-name="T1">a^(1/n)</text:span>. Set <text:span text:style-name="T1">y=1-a*x^n</text:span>, then </text:p>
          <text:p text:style-name="P40">a^(1/n)=(1-y)^(1/n)/x=1/x*(1-1/n*y-(n-1)/(2*n^2)*y^2-...).</text:p>
        </text:list-item>
        <text:list-item>
          <text:p text:style-name="P39"><text:soft-page-break/>Exponential <text:span text:style-name="T1">Exp(a)</text:span>. Set <text:span text:style-name="T1">y=a-Ln(x)</text:span>, then </text:p>
          <text:p text:style-name="P40">Exp(a)=x*Exp(y)=x*(1+y+y^2/2! +y^3/3! +...).</text:p>
        </text:list-item>
        <text:list-item>
          <text:p text:style-name="P39">Logarithm <text:span text:style-name="T1">Ln(a)</text:span>. Set <text:span text:style-name="T1">y=1-a*Exp(-x)</text:span>, then </text:p>
          <text:p text:style-name="P40">Ln(a)=x+Ln(1-y)=x-y-y^2/2-y^3/3-....</text:p>
        </text:list-item>
      </text:list>
      <text:p text:style-name="P1">In the above examples, <text:span text:style-name="T1">y</text:span> is a small quantity and the series represents corrections to the initial value <text:span text:style-name="T1">x</text:span>, therefore the order of convergence is equal to the first discarded order of <text:span text:style-name="T1">y</text:span> in the series. </text:p>
      <text:p text:style-name="P1">These simple constructions are possible because the functions satisfy simple identities, such as <text:span text:style-name="T1">Exp(a+b)=Exp(a)*Exp(b)</text:span> or <text:span text:style-name="T1">Sqrt(a*b)=Sqrt(a)*Sqrt(b)</text:span>. For other functions the formulae quickly become very complicated and unsuitable for practical computations. </text:p>
      <text:p text:style-name="P5"/>
      <text:h text:style-name="P15" text:outline-level="3">Precision control </text:h>
      <text:p text:style-name="P1"><text:bookmark text:name="Newton's method!precision control"/>Newton's method and its generalizations are particularly convenient for multiple precision calculations because of their insensitivity to accumulated errors: if at some iteration <text:span text:style-name="T1">x[k]</text:span> is found with a small error, the error will be corrected at the next iteration. Therefore it is not necessary to compute all iterations with the full required precision; each iteration needs to be performed at the precision of the root expected from that iteration (plus a few more digits to allow for round-off error). For example, if we know that the initial approximation is accurate to 3 digits, then (assuming quadratic convergence) </text:p>
      <text:h text:style-name="P13" text:outline-level="6">This disregards the possibility that the convergence might be slightly slower. For example, when the precision at one iteration is <text:span text:style-name="T1">n</text:span> digits, it might be <text:span text:style-name="T1">2*n-10</text:span> digits at the next iteration. In these (fringe) cases, the initial approximation must be already precise enough (e.g. to at least 10 digits in this example).</text:h>
      <text:p text:style-name="P1">it is enough to perform the first iteration to 6 digits, the second iteration to 12 digits and so on. In this way, multiple-precision calculations are enormously speeded up. </text:p>
      <text:p text:style-name="P1">For practical evaluation, iterations must be supplemented with "quality control". For example, if <text:span text:style-name="T1">x0</text:span> and <text:span text:style-name="T1">x1</text:span> are two consecutive approximations that are already very close, we can quickly compute the achieved (relative) precision by finding the number of leading zeros in the number </text:p>
      <text:p text:style-name="P2">Abs(x0-x1)/Max(x0,x1).</text:p>
      <text:p text:style-name="P1">This is easily done using the bit count function. After performing a small number of initial iterations at low precision, we can make sure that <text:span text:style-name="T1">x1</text:span> has at least a certain number of correct digits of the root. Then we know which precision to use for the next iteration (e.g. triple precision if we are using a cubically convergent scheme). It is important to perform each iteration at the precision of the root which it will give and not at a higher precision; this saves a great deal of time since all calculations are very slow at high precision. </text:p>
      <text:p text:style-name="P5"/>
      <text:h text:style-name="P15" text:outline-level="3"><text:soft-page-break/>Fine-tuning the working precision </text:h>
      <text:p text:style-name="P1">To reduce the computation time, it is important to write the iteration formula with explicit separation of higher-order quantities. For example, Newton's iteration for the inverse square root <text:span text:style-name="T1">1/Sqrt(a)</text:span> can be written either as </text:p>
      <text:p text:style-name="P2">x'=x*(3-a*x^2)/2 </text:p>
      <text:p text:style-name="P1">or equivalently as </text:p>
      <text:p text:style-name="P2">x'=x+x*(1-a*x^2)/2.</text:p>
      <text:p text:style-name="P1">At first sight the first formula seems simpler because it saves one long addition. However, the second formula can be computed significantly faster than the first one, if we are willing to exercise a somewhat more fine-grained control of the working precision. </text:p>
      <text:p text:style-name="P1">Suppose <text:span text:style-name="T1">x</text:span> is an approximation that is correct to <text:span text:style-name="T1">P</text:span> digits; then we expect the quantity <text:span text:style-name="T1">x'</text:span> to be correct to <text:span text:style-name="T1">2*P</text:span> digits. Therefore we should perform calculations in the first formula with <text:span text:style-name="T1">2*P</text:span> digits; this means three long multiplications, <text:span text:style-name="T1">3*M(2*P)</text:span>. Now consider the calculation in the second formula. First, the quantity <text:span text:style-name="T1">y:=1-a*x^2</text:span> is computed using two <text:span text:style-name="T1">2*P</text:span>-digit multiplications. </text:p>
      <text:h text:style-name="P13" text:outline-level="6">In fact, both multiplications are a little shorter, since <text:span text:style-name="T1">x</text:span> is a number with only <text:span text:style-name="T1">P</text:span> correct digits; we can compute <text:span text:style-name="T1">a*x</text:span> and then <text:span text:style-name="T1">a*x^2</text:span> as products of a <text:span text:style-name="T1">2*P</text:span>-digit number and a <text:span text:style-name="T1">P</text:span>-digit number, with a <text:span text:style-name="T1">2*P</text:span>-digit result. We ignore this small difference.</text:h>
      <text:p text:style-name="P1">Now, the number <text:span text:style-name="T1">y</text:span> is small and has only <text:span text:style-name="T1">P</text:span> nonzero digits. Therefore the third multiplication <text:span text:style-name="T1">x*y</text:span> costs only <text:span text:style-name="T1">M(P)</text:span>, not <text:span text:style-name="T1">M(2*P)</text:span>. This is a significant time savings, especially with slower multiplication. The total cost is now <text:span text:style-name="T1">2*M(2*P)+M(P)</text:span>. </text:p>
      <text:p text:style-name="P1">The advantage is even greater with higher-order methods. For example, a fourth-order iteration for the inverse square root can be written as </text:p>
      <text:p text:style-name="P2">x'=x+1/2*x*y+3/8*x*y^2+5/16*x*y^3,</text:p>
      <text:p text:style-name="P1">where <text:span text:style-name="T1">y:=1-a*x^2</text:span>. Suppose <text:span text:style-name="T1">x</text:span> is an approximation that is correct to <text:span text:style-name="T1">P</text:span> digits; we expect <text:span text:style-name="T1">4*P</text:span> correct digits in <text:span text:style-name="T1">x'</text:span>. We need two long multiplications in precision <text:span text:style-name="T1">4*P</text:span> to compute <text:span text:style-name="T1">y</text:span>, then <text:span text:style-name="T1">M(3*P)</text:span> to compute <text:span text:style-name="T1">x*y</text:span>, <text:span text:style-name="T1">M(2*P)</text:span> to compute <text:span text:style-name="T1">x*y^2</text:span>, and <text:span text:style-name="T1">M(P)</text:span> to compute <text:span text:style-name="T1">x*y^3</text:span>. The total cost is <text:span text:style-name="T1">2*M(4*P)+M(3*P)+M(2*P)+M(P)</text:span>. </text:p>
      <text:p text:style-name="P1"><text:bookmark text:name="Newton's method!asymptotic cost"/>The asymptotic cost of finding the root <text:span text:style-name="T1">x</text:span> of the equation <text:span text:style-name="T1">f(x)=0</text:span> with <text:span text:style-name="T1">P</text:span> digits of precision is usually the same as the cost of computing <text:span text:style-name="T1">f(x)</text:span> [Brent 1975]. The main argument can be summarized by the following simple example. To get the result to <text:span text:style-name="T1">P</text:span> digits, we need <text:span text:style-name="T1">O(Ln(P))</text:span> Newton's iterations. At each iteration we shall have to compute the function <text:span text:style-name="T1">f(x)</text:span> to a certain number of digits. Suppose that we start with one correct digit and that each iteration costs us <text:span text:style-name="T1">c*M(2*P)</text:span> operations where <text:span text:style-name="T1">c</text:span> is a given constant, while the number of correct digits grows from <text:span text:style-name="T1">P</text:span> to <text:span text:style-name="T1">2*P</text:span>. Then the total cost of <text:span text:style-name="T1">k</text:span> iterations is </text:p>
      <text:p text:style-name="P2">c*M(2)+c*M(4)+c*M(8)+...+c*M(2^k).</text:p>
      <text:p text:style-name="P1">If the function <text:span text:style-name="T1">M(P)</text:span> grows linearly with <text:span text:style-name="T1">P=2^k</text:span>, then we can estimate this sum roughly as <text:span text:style-name="T1">2*c*M(P)</text:span>; if <text:span text:style-name="T1">M(P)=O(P^2)</text:span> then the result is about <text:span text:style-name="T1">4/3*c*M(P)</text:span>. It is easy to see that when <text:span text:style-name="T1">M(P)</text:span> is some power of <text:span text:style-name="T1">P</text:span> that grows faster than linear, the sum is not larger than a small multiple of <text:span text:style-name="T1">M(P)</text:span>. </text:p>
      <text:p text:style-name="P1">Thus, if we have a fast method of computing, say, <text:span text:style-name="T1">ArcTan(x)</text:span>, then we immediately <text:soft-page-break/>obtain a method of computing <text:span text:style-name="T1">Tan(x)</text:span> which is asymptotically as fast (up to a constant). </text:p>
      <text:p text:style-name="P5"/>
      <text:h text:style-name="P15" text:outline-level="3">Choosing the optimal order </text:h>
      <text:p text:style-name="P1"><text:bookmark text:name="Newton's method!optimal order"/>Suppose we need to compute a function by Newton's method to precision <text:span text:style-name="T1">P</text:span>. We can sometimes find iterations of any order of convergence. For example, a <text:span text:style-name="T1">k</text:span>-th order iteration for the reciprocal <text:span text:style-name="T1">1/a</text:span> is </text:p>
      <text:p text:style-name="P2">x'=x+x*y+x*y^2+...+x*y^(k-1),</text:p>
      <text:p text:style-name="P1">where <text:span text:style-name="T1">y:=1-a*x</text:span>. The cost of one iteration with final precision <text:span text:style-name="T1">P</text:span> is </text:p>
      <text:p text:style-name="P2">C(k,P):=M(P/k)+M((2*P)/k)+M((3*P)/k)+...+c*M(P).</text:p>
      <text:p text:style-name="P1">(Here the constant <text:span text:style-name="T1">c:=1</text:span> is introduced for later convenience. It denotes the number of multiplications needed to compute <text:span text:style-name="T1">y</text:span>.) </text:p>
      <text:p text:style-name="P1">Increasing the order by <text:span text:style-name="T1">1</text:span> costs us comparatively little, and we may change the order <text:span text:style-name="T1">k</text:span> at any time. Is there a particular order <text:span text:style-name="T1">k</text:span> that gives the smallest computational cost and should be used for all iterations, or the order needs to be adjusted during the computation? A natural question is to find the optimal computational strategy. </text:p>
      <text:p text:style-name="P1">It is difficult to fully analyze this question, but it seems that choosing a particular order <text:span text:style-name="T1">k</text:span> for all iterations is close to the optimal strategy. </text:p>
      <text:p text:style-name="P1">A general "strategy" is a set of orders <text:span text:style-name="T1">S(P,P[0])</text:span>=(<text:span text:style-name="T1">k[1]</text:span>, <text:span text:style-name="T1">k[2]</text:span>, ..., <text:span text:style-name="T1">k[n]</text:span>) to be chosen at the first, second, ..., <text:span text:style-name="T1">n</text:span>-th iteration, given the initial precision <text:span text:style-name="T1">P[0]</text:span> and the required final precision <text:span text:style-name="T1">P</text:span>. At each iteration, the precision will be multiplied by the factor <text:span text:style-name="T1">k[i]</text:span>. The optimal strategy <text:span text:style-name="T1">S(P,P[0])</text:span> is a certain function of <text:span text:style-name="T1">P[0]</text:span> and <text:span text:style-name="T1">P</text:span> such that the required precision is reached, i.e. </text:p>
      <text:p text:style-name="P2">P[0]*k[1]*...*k[n]=P,</text:p>
      <text:p text:style-name="P1">and the cost </text:p>
      <text:p text:style-name="P2">C(k[1],P[0]*k[1])+C(k[2],P[0]*k[1]*k[2])+...+C(k[n],P) </text:p>
      <text:p text:style-name="P1">is minimized. </text:p>
      <text:p text:style-name="P1">If we assume that the cost of multiplication <text:span text:style-name="T1">M(P)</text:span> is proportional to some power of <text:span text:style-name="T1">P</text:span>, for instance <text:span text:style-name="T1">M(P)=P^mu</text:span>, then the cost of each iteration and the total cost are homogeneous functions of <text:span text:style-name="T1">P</text:span> and <text:span text:style-name="T1">P[0]</text:span>. Therefore the optimal strategy is a function only of the ratio <text:span text:style-name="T1">P/P[0]</text:span>. We can multiply both <text:span text:style-name="T1">P[0]</text:span> and <text:span text:style-name="T1">P</text:span> by a constant factor and the optimal strategy will remain the same. We can denote the optimal strategy <text:span text:style-name="T1">S(P/P[0])</text:span>. </text:p>
      <text:p text:style-name="P1">We can check whether it is better to use several iterations at smaller orders instead of one iteration at a large order. Suppose that <text:span text:style-name="T1">M(P)=P^mu</text:span>, the initial precision is 1 digit, and the final precision <text:span text:style-name="T1">P=k^n</text:span>. We can use either <text:span text:style-name="T1">n</text:span> iterations of the order <text:span text:style-name="T1">k</text:span> or 1 iteration of the order <text:span text:style-name="T1">P</text:span>. The cost of one iteration of order <text:span text:style-name="T1">P</text:span> at target precision <text:span text:style-name="T1">P</text:span> is <text:span text:style-name="T1">C(P,P)</text:span>, whereas the total cost of <text:span text:style-name="T1">n</text:span> iterations of order <text:span text:style-name="T1">k</text:span> is </text:p>
      <text:p text:style-name="P2">C(k,k)+C(k,k^2)+...+C(k,k^n).</text:p>
      <text:p text:style-name="P1">With <text:span text:style-name="T1">C(k,P)</text:span> defined above, we can take approximately </text:p>
      <text:p text:style-name="P2">C(k,p)&lt;=&gt;p^mu*(c-1+k/(mu+1)).</text:p>
      <text:p text:style-name="P1"><text:soft-page-break/>Then the cost of one <text:span text:style-name="T1">P</text:span>-th order iteration is </text:p>
      <text:p text:style-name="P2">P^mu*(c-1+P/(mu+1)),</text:p>
      <text:p text:style-name="P1">while the cost of <text:span text:style-name="T1">n</text:span> iterations of the order <text:span text:style-name="T1">k</text:span> is clearly smaller since <text:span text:style-name="T1">k&lt;P</text:span>, </text:p>
      <text:p text:style-name="P2">P^mu*(c-1+k/(mu+1))*k^mu/(k^mu-1).</text:p>
      <text:p text:style-name="P1">At fixed <text:span text:style-name="T1">P</text:span>, the best value of <text:span text:style-name="T1">k</text:span> is found by minimizing this function. For <text:span text:style-name="T1">c=1</text:span> (reciprocal) we find <text:span text:style-name="T1">k=(1+mu)^(1/mu)</text:span> which is never above <text:span text:style-name="T1">2</text:span>. This suggests that <text:span text:style-name="T1">k=2</text:span> is the best value for finding the reciprocal <text:span text:style-name="T1">1/a</text:span>. However, larger values of <text:span text:style-name="T1">c</text:span> can give larger values of <text:span text:style-name="T1">k</text:span>. The equation for the optimal value of <text:span text:style-name="T1">k</text:span> is </text:p>
      <text:p text:style-name="P2">k^(mu+1)/(mu+1)-k=mu*(c-1).</text:p>
      <text:p text:style-name="P1">So far we have only considered strategies that use the same order <text:span text:style-name="T1">k</text:span> for all iterations, and we have not yet shown that such strategies are the best ones. We now give a plausible argument (not quite a rigorous proof) to justify this claim. </text:p>
      <text:p text:style-name="P1">Consider the optimal strategy <text:span text:style-name="T1">S(P^2)</text:span> for the initial precision <text:span text:style-name="T1">1</text:span> and the final precision <text:span text:style-name="T1">P^2</text:span>, when <text:span text:style-name="T1">P</text:span> is very large. Since it is better to use several iterations at lower orders, we may assume that the strategy <text:span text:style-name="T1">S(P^2)</text:span> contains many iterations and that one of these iterations reaches precision <text:span text:style-name="T1">P</text:span>. Then the strategy <text:span text:style-name="T1">S(P^2)</text:span> is equivalent to a sequence of the two optimal strategies to go from <text:span text:style-name="T1">1</text:span> to <text:span text:style-name="T1">P</text:span> and from <text:span text:style-name="T1">P</text:span> to <text:span text:style-name="T1">P^2</text:span>. However, both strategies must be the same because the optimal strategy only depends on the ratio of precisions. Therefore, the optimal strategy <text:span text:style-name="T1">S(P^2)</text:span> is a sequence of two identical strategies (<text:span text:style-name="T1">S(P)</text:span>, <text:span text:style-name="T1">S(P)</text:span>). </text:p>
      <text:p text:style-name="P1">Suppose that <text:span text:style-name="T1">k[1]</text:span> is the first element of <text:span text:style-name="T1">S(P)</text:span>. The optimal strategy to go from precision <text:span text:style-name="T1">k[1]</text:span> to precision <text:span text:style-name="T1">P*k[1]</text:span> is also <text:span text:style-name="T1">S(P)</text:span>. Therefore the second element of <text:span text:style-name="T1">S(P)</text:span> is also equal to <text:span text:style-name="T1">k[1]</text:span>, and by extension all elements of <text:span text:style-name="T1">S(P)</text:span> are the same. </text:p>
      <text:p text:style-name="P1">A similar consideration gives the optimal strategy for other iterations that compute inverses of analytic functions, such as Newton's iteration for the inverse square root or for higher roots. The difference is that the value of <text:span text:style-name="T1">c</text:span> should be chosen as the equivalent number of multiplications needed to compute the function. For instance, <text:span text:style-name="T1">c=1</text:span> for division and <text:span text:style-name="T1">c=2</text:span> for the inverse square root iteration. </text:p>
      <text:p text:style-name="P1">The conclusion is that in each case we should compute the optimal order <text:span text:style-name="T1">k</text:span> in advance and use this order for all iterations. </text:p>
      <text:p text:style-name="P5"><text:bookmark text:name="c4s12"/></text:p>
      <text:h text:style-name="P11" text:outline-level="2">4.12 Fast evaluation of Taylor series </text:h>
      <text:p text:style-name="P1"><text:bookmark text:name="Taylor series"/>Taylor series for analytic functions is a common method of evaluation. </text:p>
      <text:p text:style-name="P5"/>
      <text:h text:style-name="P15" text:outline-level="3">Method 1: simple summation </text:h>
      <text:p text:style-name="P1">If we do not know the required number of terms in advance, we cannot do any better than just evaluate each term and check if it is already small enough. Take, for example, the series for <text:span text:style-name="T1">Exp(x)</text:span>. To straightforwardly evaluate </text:p>
      <text:p text:style-name="P2">Exp(x)&lt;=&gt;Sum(k,0,N-1,x^k/k!) </text:p>
      <text:p text:style-name="P1">with <text:span text:style-name="T1">P</text:span> decimal digits of precision and <text:span text:style-name="T1">x&lt;2</text:span>, one would need about <text:soft-page-break/><text:span text:style-name="T1">N&lt;=&gt;P*Ln(10)/Ln(P)</text:span> terms of the series. </text:p>
      <text:p text:style-name="P1">Divisions by large integers <text:span text:style-name="T1">k!</text:span> and separate evaluations of powers <text:span text:style-name="T1">x^k</text:span> are avoided if we store the previous term. The next term can be obtained by a short division of the previous term by <text:span text:style-name="T1">k</text:span> and a long multiplication by <text:span text:style-name="T1">x</text:span>. Then we only need <text:span text:style-name="T1">O(N)</text:span> long multiplications to evaluate the series. Usually the required number of terms <text:span text:style-name="T1">N=O(P)</text:span>, so the total cost is <text:span text:style-name="T1">O(P*M(P))</text:span>. </text:p>
      <text:p text:style-name="P1">There is no accumulation of round-off error in this method if <text:span text:style-name="T1">x</text:span> is small enough (in the case of <text:span text:style-name="T1">Exp(x)</text:span>, a sufficient condition is <text:span text:style-name="T1">Abs(x)&lt;1/2</text:span>). To see this, suppose that <text:span text:style-name="T1">x</text:span> is known to <text:span text:style-name="T1">P</text:span> digits (with relative error <text:span text:style-name="T1">10^(-P)</text:span>). Since <text:span text:style-name="T1">Abs(x)&lt;1/2</text:span>, the <text:span text:style-name="T1">n</text:span>-th term <text:span text:style-name="T1">x^n/n! &lt;4^(-n)</text:span> (this is a rough estimate but it is enough). Since each multiplication by <text:span text:style-name="T1">x</text:span> results in adding 1 significant bit of relative round-off error, the relative error of <text:span text:style-name="T1">x^n/n!</text:span> is about <text:span text:style-name="T1">2^n</text:span> times the relative error of <text:span text:style-name="T1">x</text:span>, i.e. <text:span text:style-name="T1">2^n*10^(-P)</text:span>. So the absolute round-off error of <text:span text:style-name="T1">x^n/n!</text:span> is not larger than </text:p>
      <text:p text:style-name="P2">Delta&lt;4^(-n)*2^n*10^(-P)=2^(-n)*10^(-P).</text:p>
      <text:p text:style-name="P1">Therefore all terms with <text:span text:style-name="T1">n&gt;1</text:span> contribute less than <text:span text:style-name="T1">10^(-P)</text:span> of absolute round-off error, i.e. less than was originally present in <text:span text:style-name="T1">x</text:span>. </text:p>
      <text:p text:style-name="P1">In practice, one could truncate the precision of <text:span text:style-name="T1">x^n/n!</text:span> as <text:span text:style-name="T1">n</text:span> grows, leaving a few guard bits each time to keep the round-off error negligibly small and yet to gain some computation speed. This however does not change the asymptotic complexity of the method---it remains <text:span text:style-name="T1">O(P*M(P))</text:span>. </text:p>
      <text:p text:style-name="P1">However, if <text:span text:style-name="T1">x</text:span> is a small rational number, then the multiplication by <text:span text:style-name="T1">x</text:span> is short and takes <text:span text:style-name="T1">O(P)</text:span> operations. In that case, the total complexity of the method is <text:span text:style-name="T1">O(P^2)</text:span> which is always faster than <text:span text:style-name="T1">O(P*M(P))</text:span>. </text:p>
      <text:p text:style-name="P5"/>
      <text:h text:style-name="P15" text:outline-level="3">Method 2: Horner's scheme </text:h>
      <text:p text:style-name="P1"><text:bookmark text:name="Horner's scheme"/><text:bookmark text:name="Taylor series!by Horner's scheme"/>Horner's scheme is widely known and consists of the following rearrangement, </text:p>
      <text:p text:style-name="P2">Sum(k,0,N-1,a[k]*x^k)=a[0]+x*(a[1]+x*(a[2]+x*(...+x*a[N-1]))) </text:p>
      <text:p text:style-name="P1">The calculation is started from the last coefficient <text:span text:style-name="T1">a[N-1]</text:span> toward the first. If <text:span text:style-name="T1">x</text:span> is small, then the round-off error generated during the summation is constantly being multiplied by a small number <text:span text:style-name="T1">x</text:span> and thus is always insignificant. Even if <text:span text:style-name="T1">x</text:span> is not small or if the coefficients of the series are not small, Horner's scheme usually results in a smaller round-off error than the simple summation. </text:p>
      <text:p text:style-name="P1">If the coefficients <text:span text:style-name="T1">a[k]</text:span> are related by a simple ratio, then Horner's scheme may be modified to simplify the calculations. For example, the Horner scheme for the Taylor series for <text:span text:style-name="T1">Exp(x)</text:span> may be written as </text:p>
      <text:p text:style-name="P2">Sum(k,0,N-1,x^k/k!)=1+x*(1+x/2*(1+x/3*(...+x/(N-1)))).</text:p>
      <text:p text:style-name="P1">This avoids computing the factorial function. </text:p>
      <text:p text:style-name="P1">Similarly to the simple summation method, the working precision for Horner's scheme may be adjusted to reduce the computation time: for example, <text:span text:style-name="T1">x*a[N-1]</text:span> needs to be computed with just a few significant digits if <text:span text:style-name="T1">x</text:span> is small. This does not change the asymptotic complexity of the method: it requires <text:span text:style-name="T1">O(N)=O(P)</text:span> long multiplications by <text:span text:style-name="T1">x</text:span>, so for general real <text:span text:style-name="T1">x</text:span> the complexity is again <text:span text:style-name="T1">O(P*M(P))</text:span>. However, if <text:span text:style-name="T1">x</text:span> is a small rational number, then the multiplication by <text:span text:style-name="T1">x</text:span> is short and <text:soft-page-break/>takes <text:span text:style-name="T1">O(P)</text:span> operations. In that case, the total complexity of the method is <text:span text:style-name="T1">O(P^2)</text:span>. </text:p>
      <text:p text:style-name="P5"/>
      <text:h text:style-name="P15" text:outline-level="3">Method 3: "rectangular" or "baby step/giant step" </text:h>
      <text:p text:style-name="P1"><text:bookmark text:name="Taylor series!"/>We can organize the calculation much more efficiently if we are able to estimate the necessary number of terms and to afford some storage (see [Smith 1989]). </text:p>
      <text:p text:style-name="P1">The "rectangular" algorithm uses <text:span text:style-name="T1">2*Sqrt(N)</text:span> long multiplications (assuming that the coefficients of the series are short rational numbers) and <text:span text:style-name="T1">Sqrt(N)</text:span> units of storage. For high-precision floating-point <text:span text:style-name="T1">x</text:span>, this method provides a significant advantage over Horner's scheme. </text:p>
      <text:p text:style-name="P1">Suppose we need to evaluate <text:span text:style-name="T1">Sum(k,0,N,a[k]*x^k)</text:span> and we know the number of terms <text:span text:style-name="T1">N</text:span> in advance. Suppose also that the coefficients <text:span text:style-name="T1">a[k]</text:span> are rational numbers with small numerators and denominators, so a multiplication <text:span text:style-name="T1">a[k]*x</text:span> is not a long multiplication (usually, either <text:span text:style-name="T1">a[k]</text:span> or the ratio <text:span text:style-name="T1">a[k]</text:span>/<text:span text:style-name="T1">a[k-1]</text:span> is a short rational number). Then we can organize the calculation in a rectangular array with <text:span text:style-name="T1">c</text:span> columns and <text:span text:style-name="T1">r</text:span> rows like this, </text:p>
      <text:p text:style-name="P2">a[0]+a[r]*x^r+...+a[(c-1)*r]*x^((c-1)*r)+</text:p>
      <text:p text:style-name="P2">x*(a[1]+a[r+1]*x^r+...+a[(c-1)*r+1]*x^((c-1)*r))+</text:p>
      <text:p text:style-name="P2">...+</text:p>
      <text:p text:style-name="P2">x^(r-1)*(a[r-1]+a[2*r+1]*x^r+...).</text:p>
      <text:p text:style-name="P1">To evaluate this rectangle, we first compute <text:span text:style-name="T1">x^r</text:span> (which, if done by the fast binary algorithm, requires <text:span text:style-name="T1">O(Ln(r))</text:span> long multiplications). Then we compute the <text:span text:style-name="T1">c-1</text:span> successive powers of <text:span text:style-name="T1">x^r</text:span>, namely <text:span text:style-name="T1">x^(2*r)</text:span>, <text:span text:style-name="T1">x^(3*r)</text:span>, ..., <text:span text:style-name="T1">x^((c-1)*r)</text:span> in <text:span text:style-name="T1">c-1</text:span> long multiplications. The partial sums in the <text:span text:style-name="T1">r</text:span> rows are evaluated column by column as more powers of <text:span text:style-name="T1">x^r</text:span> become available. This requires storage of <text:span text:style-name="T1">r</text:span> intermediate results but no more long multiplications by <text:span text:style-name="T1">x</text:span>. If a simple formula relating the coefficients <text:span text:style-name="T1">a[k]</text:span> and <text:span text:style-name="T1">a[k-1]</text:span> is available, then a whole column can be computed and added to the accumulated row values using only short operations, e.g. <text:span text:style-name="T1">a[r+1]*x^r</text:span> can be computed from <text:span text:style-name="T1">a[r]*x^r</text:span> (note that each column contains some consecutive terms of the series). Otherwise, we would need to multiply each coefficient <text:span text:style-name="T1">a[k]</text:span> separately by the power of <text:span text:style-name="T1">x</text:span>; if the coefficients <text:span text:style-name="T1">a[k]</text:span> are short numbers, this is also a short operation. After this, we need <text:span text:style-name="T1">r-1</text:span> more multiplications for the vertical summation of rows (using the Horner scheme). We have potentially saved time because we do not need to evaluate powers such as <text:span text:style-name="T1">x^(r+1)</text:span> separately, so we do not have to multiply <text:span text:style-name="T1">x</text:span> by itself quite so many times. </text:p>
      <text:p text:style-name="P1">The total required number of long multiplications is <text:span text:style-name="T1">r+c+Ln(r)-2</text:span>. The minimum number of multiplications, given that <text:span text:style-name="T1">r*c&gt;=N</text:span>, is around <text:span text:style-name="T1">2*Sqrt(N)</text:span> at <text:span text:style-name="T1">r&lt;=&gt;Sqrt(N)-1/2</text:span>. Therefore, by arranging the Taylor series in a rectangle with sides <text:span text:style-name="T1">r</text:span> and <text:span text:style-name="T1">c</text:span>, we obtain an algorithm which costs <text:span text:style-name="T1">O(Sqrt(N))</text:span> instead of <text:span text:style-name="T1">O(N)</text:span> long multiplications and requires <text:span text:style-name="T1">Sqrt(N)</text:span> units of storage. </text:p>
      <text:p text:style-name="P1">One might wonder if we should not try to arrange the Taylor series in a cube or another multidimensional matrix instead of a rectangle. However, calculations show that this does not save time: the optimal arrangement is the two-dimensional rectangle. </text:p>
      <text:p text:style-name="P1">The rectangular method saves the number of long multiplications by <text:span text:style-name="T1">x</text:span> but increases <text:soft-page-break/>the number of short multiplications and additions. If <text:span text:style-name="T1">x</text:span> is a small integer or a small rational number, multiplications by <text:span text:style-name="T1">x</text:span> are fast and it does not make sense to use the rectangular method. Direct evaluation schemes are more efficient in that case. </text:p>
      <text:p text:style-name="P5"/>
      <text:h text:style-name="P15" text:outline-level="3">Truncating the working precision </text:h>
      <text:p text:style-name="P1">At the <text:span text:style-name="T1">k</text:span>-th step of the rectangular method, we are evaluating the <text:span text:style-name="T1">k</text:span>-th column with terms containing <text:span text:style-name="T1">x^(r*k)</text:span>. Since a power series in <text:span text:style-name="T1">x</text:span> is normally used at small <text:span text:style-name="T1">x</text:span>, the number <text:span text:style-name="T1">x^(r*k)</text:span> is typically much smaller than <text:span text:style-name="T1">1</text:span>. This number is to be multiplied by some <text:span text:style-name="T1">a[i]</text:span> and added to the previously computed part of each row, which is not small. Therefore we do not need all <text:span text:style-name="T1">P</text:span> floating-point digits of the number <text:span text:style-name="T1">x^(r*k)</text:span>, and the precision with which we obtain it can be gradually decreased from column to column. For example, if <text:span text:style-name="T1">x^r&lt;10^(-M)</text:span>, then we only need <text:span text:style-name="T1">P-k*M</text:span> decimal digits of <text:span text:style-name="T1">x^(r*k)</text:span> when evaluating the <text:span text:style-name="T1">k</text:span>-th column. (This assumes that the coefficients <text:span text:style-name="T1">a[i]</text:span> do not grow, which is the case for most of the practically useful series.) </text:p>
      <text:p text:style-name="P1">Reducing the working precision saves some computation time. (We also need to estimate <text:span text:style-name="T1">M</text:span> but this can usually be done quickly by bit counting.) Instead of <text:span text:style-name="T1">O(Sqrt(P))</text:span> long multiplications at precision <text:span text:style-name="T1">P</text:span>, we now need one long multiplication at precision <text:span text:style-name="T1">P</text:span>, another long multiplication at precision <text:span text:style-name="T1">P-M</text:span>, and so on. This technique will not change the asymptotic complexity which remains <text:span text:style-name="T1">O(Sqrt(P)*M(P))</text:span>, but it will reduce the constant factor in front of the <text:span text:style-name="T1">O</text:span>. </text:p>
      <text:p text:style-name="P1">Like the previous two methods, there is no accumulated round-off error if <text:span text:style-name="T1">x</text:span> is small. </text:p>
      <text:p text:style-name="P5"/>
      <text:h text:style-name="P15" text:outline-level="3">Which method to use </text:h>
      <text:p text:style-name="P1">There are two cases: first, the argument <text:span text:style-name="T1">x</text:span> is a small integer or rational number with very few digits and the result needs to be found as a floating-point number with <text:span text:style-name="T1">P</text:span> digits; second, the argument <text:span text:style-name="T1">x</text:span> itself is a floating-point number with <text:span text:style-name="T1">P</text:span> digits. </text:p>
      <text:p text:style-name="P1">In the first case, it is better to use either Horner's scheme (for small <text:span text:style-name="T1">P</text:span>, slow multiplication) or the binary splitting technique (for large <text:span text:style-name="T1">P</text:span>, fast multiplication). The rectangular method is actually <text:span text:style-name="T2">slower</text:span> than Horner's scheme if <text:span text:style-name="T1">x</text:span> and the coefficients <text:span text:style-name="T1">a[k]</text:span> are small rational numbers. In the second case (when <text:span text:style-name="T1">x</text:span> is a floating-point number), it is better to use the "rectangular" algorithm. </text:p>
      <text:p text:style-name="P1">In both cases we need to know the number of terms in advance, as we will have to repeat the whole calculation if a few more terms are needed. The simple summation method rarely gives an advantage over Horner's scheme, because it is almost always the case that one can easily compute the number of terms required for any target precision. </text:p>
      <text:p text:style-name="P1">Note that if the argument <text:span text:style-name="T1">x</text:span> is not small, round-off error will become significant and needs to be considered separately for a given series. </text:p>
      <text:p text:style-name="P5"/>
      <text:h text:style-name="P15" text:outline-level="3">Speed-up for some functions </text:h>
      <text:p text:style-name="P1"><text:bookmark text:name="Taylor series!&lt;b&gt; O(N^(1/3))&lt;/b&gt; method"/>An additional speed-up is possible if the function allows a transformation that reduces <text:soft-page-break/><text:span text:style-name="T1">x</text:span> and makes the Taylor series converge faster. For example, <text:span text:style-name="T1">Ln(x)=2*Ln(Sqrt(x))</text:span>, <text:span text:style-name="T1">Cos(2*x)=2*Cos(x)^2-1</text:span> (bisection), and <text:span text:style-name="T1">Sin(3*x)=3*Sin(x)-4*Sin(x)^3</text:span> (trisection) are such transformations. It may be worthwhile to perform a number of such transformations before evaluating the Taylor series, if the time saved by its quicker convergence is more than the time needed to perform the transformations. The optimal number of transformations can be estimated. Using this technique in principle reduces the cost of Taylor series from <text:span text:style-name="T1">O(Sqrt(N))</text:span> to <text:span text:style-name="T1">O(N^(1/3))</text:span> long multiplications. However, additional round-off error may be introduced by this procedure for some <text:span text:style-name="T1">x</text:span>. </text:p>
      <text:p text:style-name="P1">For example, consider the Taylor series for <text:span text:style-name="T1">Sin(x)</text:span>, </text:p>
      <text:p text:style-name="P2">Sin(x)&lt;=&gt;Sum(k,0,N-1,(-1)^k*x^(2*k+1)/(2*k+1)!).</text:p>
      <text:p text:style-name="P1">It is sufficient to be able to evaluate <text:span text:style-name="T1">Sin(x)</text:span> for <text:span text:style-name="T1">0&lt;x&lt;Pi/2</text:span>. Suppose we perform <text:span text:style-name="T1">l</text:span> steps of the trisection and then use the Taylor series with the rectangular method. Each step of the trisection needs two long multiplications. The value of <text:span text:style-name="T1">x</text:span> after <text:span text:style-name="T1">l</text:span> trisection steps becomes much smaller, <text:span text:style-name="T1">x'=x*3^(-l)</text:span>. For this <text:span text:style-name="T1">x'</text:span>, the required number of terms in the Taylor series for <text:span text:style-name="T1">P</text:span> decimal digits of precision is </text:p>
      <text:p text:style-name="P2">N&lt;=&gt;(P*Ln(10))/(2*(Ln(P)-Ln(x')))-1.</text:p>
      <text:p text:style-name="P1">The number of long multiplications in the rectangular method is <text:span text:style-name="T1">2*Sqrt(N)</text:span>. The total number of long multiplications, as a function of <text:span text:style-name="T1">l</text:span>, has its minimum at </text:p>
      <text:p text:style-name="P2">l&lt;=&gt;(32*Ln(10)/Ln(3)*P)^(1/3)-(Ln(P)-Ln(x))/Ln(3),</text:p>
      <text:p text:style-name="P1">where it has a value roughly proportional to <text:span text:style-name="T1">P^(1/3)</text:span>. Therefore we shall minimize the total number of long multiplications if we first perform <text:span text:style-name="T1">l</text:span> steps of trisection and then use the rectangular method to compute <text:span text:style-name="T1">N</text:span> terms of the Taylor series. </text:p>
      <text:p text:style-name="P5"><text:bookmark text:name="c4s13"/></text:p>
      <text:h text:style-name="P11" text:outline-level="2">4.13 Using asymptotic series for calculations </text:h>
      <text:p text:style-name="P1"><text:bookmark text:name="asymptotic series"/>Several important analytic functions have asymptotic series expansions. For example, the complementary error function <text:span text:style-name="T1">Erfc(x)</text:span> and Euler's Gamma function <text:span text:style-name="T1">Gamma(x)</text:span> have the following asymptotic expansions at large (positive) <text:span text:style-name="T1">x</text:span>: </text:p>
      <text:p text:style-name="P2">Erfc(x)=e^(-x^2)/(x*Sqrt(Pi))*(1-1/(2*x^2)+...+(2*n-1)!! /(-2*x^2)^n+...),</text:p>
      <text:p text:style-name="P2">Ln(Gamma(x))=(x-1/2)*Ln(x)-x+Ln(2*Pi)/2 </text:p>
      <text:p text:style-name="P2">+Sum(n,1,Infinity,B[2*n]/(2*n*(2*n-1)*x^(2*n-1))) </text:p>
      <text:p text:style-name="P1">(here <text:span text:style-name="T1">B[k]</text:span> are Bernoulli numbers). </text:p>
      <text:p text:style-name="P1">The above series expansions are asymptotic in the following sense: if we truncate the series and then take the limit of very large <text:span text:style-name="T1">x</text:span>, then the difference between the two sides of the equation goes to zero. </text:p>
      <text:p text:style-name="P1">It is important that the series be first truncated and then the limit of large <text:span text:style-name="T1">x</text:span> be taken. Usually, an asymptotic series, if taken as an infinite series, does not actually converge for any finite <text:span text:style-name="T1">x</text:span>. This can be seen in the examples above. For instance, in the asymptotic series for <text:span text:style-name="T1">Erfc(x)</text:span> the <text:span text:style-name="T1">n</text:span>-th term has <text:span text:style-name="T1">(2*n-1)!!</text:span> in the numerator which grows faster than the <text:span text:style-name="T1">n</text:span>-th power of any number. The terms of the series decrease at first but then eventually start to grow, even if we select a large value of <text:span text:style-name="T1">x</text:span>. </text:p>
      <text:p text:style-name="P1">The way to use an asymptotic series for a numerical calculation is to truncate the <text:soft-page-break/>series <text:span text:style-name="T2">well before</text:span> the terms start to grow. </text:p>
      <text:p text:style-name="P1">Error estimates of the asymptotic series are sometimes difficult, but the rule of thumb seems to be that the error of the approximation is usually not greater than the first discarded term of the series. This can be understood intuitively as follows. Suppose we truncate the asymptotic series at a point where the terms still decrease, safely before they start to grow. For example, let the terms around the 100-th term be <text:span text:style-name="T1">A[100]</text:span>, <text:span text:style-name="T1">A[101]</text:span>, <text:span text:style-name="T1">A[102]</text:span>, ..., each of these numbers being significantly smaller than the previous one, and suppose we retain <text:span text:style-name="T1">A[100]</text:span> but drop the terms after it. Then our approximation would have been a lot better if we retained <text:span text:style-name="T1">A[101]</text:span> as well. (This step of the argument is really an assumption about the behavior of the series; it seems that this assumption is correct in many practically important cases.) Therefore the error of the approximation is approximately equal to <text:span text:style-name="T1">A[101]</text:span>. </text:p>
      <text:p text:style-name="P1">The inherent limitation of the method of asymptotic series is that for any given <text:span text:style-name="T1">x</text:span>, there will be a certain place in the series where the term has the minimum absolute value (after that, the series is unusable), and the error of the approximation cannot be smaller than that term. </text:p>
      <text:p text:style-name="P1"><text:bookmark text:name="asymptotic series!estimate of precision"/><text:bookmark text:name="error function &lt;b&gt; Erf(x)&lt;/b&gt;!by asymptotic series "/>For example, take the above asymptotic series for <text:span text:style-name="T1">Erfc(x)</text:span>. The logarithm of the absolute value of the <text:span text:style-name="T1">n</text:span>-th term can be estimated using Stirling's formula for the factorial as </text:p>
      <text:p text:style-name="P2">Ln((2*n-1)!! /(2*x^2)^n)&lt;=&gt;n*(Ln(n)-1-2*Ln(x)).</text:p>
      <text:p text:style-name="P1">This function of <text:span text:style-name="T1">n</text:span> has its minimum at <text:span text:style-name="T1">n=x^2</text:span> where it is equal to <text:span text:style-name="T1">-x^2</text:span>. Therefore the best we can do with this series is to truncate it before this term. The resulting approximation to <text:span text:style-name="T1">Erfc(x)</text:span> will have relative precision of order <text:span text:style-name="T1">Exp(-x^2)</text:span>. Suppose that <text:span text:style-name="T1">x</text:span> is large and we need to compute <text:span text:style-name="T1">Erfc(x)</text:span> with <text:span text:style-name="T1">P</text:span> decimal digits of floating point. Then it follows that we can use the asymptotic series only if <text:span text:style-name="T1">x&gt;Sqrt(P*Ln(10))</text:span>. </text:p>
      <text:p text:style-name="P1">We find that for a given finite <text:span text:style-name="T1">x</text:span>, no matter how large, there is a maximum precision that can be achieved with the asymptotic series; if we need more precision, we have to use a different method. </text:p>
      <text:p text:style-name="P1">However, sometimes the function we are evaluating allows identity transformations that relate <text:span text:style-name="T1">f(x)</text:span> to <text:span text:style-name="T1">f(y)</text:span> with <text:span text:style-name="T1">y&gt;x</text:span>. For example, the Gamma function satisfies <text:span text:style-name="T1">x*Gamma(x)=Gamma(x+1)</text:span>. In this case we can transform the function so that we would need to evaluate it at large enough <text:span text:style-name="T1">x</text:span> for the asymptotic series to give us enough precision. </text:p>
      <text:p text:style-name="P5"><text:bookmark text:name="c4s14"/></text:p>
      <text:h text:style-name="P11" text:outline-level="2">4.14 The AGM sequence algorithms </text:h>
      <text:p text:style-name="P1"><text:bookmark text:name="AGM sequence"/>Several algorithms are based on the arithmetic-geometric mean (AGM) sequence. If one takes two numbers <text:span text:style-name="T1">a</text:span>, <text:span text:style-name="T1">b</text:span> and computes their arithmetic mean <text:span text:style-name="T1">(a+b)/2</text:span> and their geometric mean <text:span text:style-name="T1">Sqrt(a*b)</text:span>, then one finds that the two means are generally much closer to each other than the original numbers. Repeating this process creates a rapidly converging sequence of pairs. </text:p>
      <text:p text:style-name="P1">More formally, one can define the function of two arguments <text:span text:style-name="T1">AGM(x,y)</text:span> as the limit of the sequence <text:span text:style-name="T1">a[k]</text:span> where <text:span text:style-name="T1">a[k+1]=1/2*(a[k]+b[k])</text:span>, <text:span text:style-name="T1">b[k+1]=Sqrt(a[k]*b[k])</text:span>, and the initial values are <text:span text:style-name="T1">a[0]=x</text:span>, <text:span text:style-name="T1">b[0]=y</text:span>. (The limit of the sequence <text:span text:style-name="T1">b[k]</text:span> is the same.) This function is obviously linear, <text:span text:style-name="T1">AGM(c*x,c*y)=c*AGM(x,y)</text:span>, so in principle it is enough to compute <text:span text:style-name="T1">AGM(1,x)</text:span> or arbitrarily select <text:span text:style-name="T1">c</text:span> for convenience. </text:p>
      <text:p text:style-name="P1"><text:bookmark text:name="AGM sequence!integral representation"/><text:soft-page-break/>Gauss and Legendre knew that the limit of the AGM sequence is related to the complete elliptic integral, </text:p>
      <text:p text:style-name="P2">Pi/2*1/AGM(a,Sqrt(a^2-b^2))=(Integrate(x,0,Pi/2)1/Sqrt(a^2-b^2*Sin(x)^2)).</text:p>
      <text:p text:style-name="P1">(Here <text:span text:style-name="T1">0&lt;b&lt;a</text:span>.) This integral can be rearranged to provide some other useful functions. For example, with suitable parameters <text:span text:style-name="T1">a</text:span> and <text:span text:style-name="T1">b</text:span>, this integral is equal to <text:span text:style-name="T1">Pi</text:span>. Thus, one obtains a fast method of computing <text:span text:style-name="T1">Pi</text:span> (the Brent-Salamin method). </text:p>
      <text:p text:style-name="P1">The AGM sequence is also defined for complex values <text:span text:style-name="T1">a</text:span>, <text:span text:style-name="T1">b</text:span>. One needs to take a square root <text:span text:style-name="T1">Sqrt(a*b)</text:span>, which requires a branch cut to be well-defined. Selecting the natural cut along the negative real semiaxis (<text:span text:style-name="T1">Re(x)&lt;0</text:span>, <text:span text:style-name="T1">Im(x)=0</text:span>), we obtain an AGM sequence that converges for any initial values <text:span text:style-name="T1">x</text:span>, <text:span text:style-name="T1">y</text:span> with positive real part. </text:p>
      <text:p text:style-name="P1"><text:bookmark text:name="AGM sequence!convergence rate"/>Let us estimate the convergence rate of the AGM sequence starting from <text:span text:style-name="T1">x</text:span>, <text:span text:style-name="T1">y</text:span>, following the paper [Brent 1975]. Clearly the worst case is when the numbers <text:span text:style-name="T1">x</text:span> and <text:span text:style-name="T1">y</text:span> are very different (one is much larger than another). In this case the numbers <text:span text:style-name="T1">a[k]</text:span>, <text:span text:style-name="T1">b[k]</text:span> become approximately equal after about <text:span text:style-name="T1">k=1/Ln(2)*Ln(Abs(Ln(x/y)))</text:span> iterations (note: Brent's paper online mistypes this as <text:span text:style-name="T1">1/Ln(2)*Abs(Ln(x/y))</text:span>). This is easy to see: if <text:span text:style-name="T1">x</text:span> is much larger than <text:span text:style-name="T1">y</text:span>, then at each step the ratio <text:span text:style-name="T1">r:=x/y</text:span> is transformed into <text:span text:style-name="T1">r'=1/2*Sqrt(r)</text:span>. When the two numbers become roughly equal to each other, one needs about <text:span text:style-name="T1">Ln(n)/Ln(2)</text:span> more iterations to make the first <text:span text:style-name="T1">n</text:span> (decimal) digits of <text:span text:style-name="T1">a[k]</text:span> and <text:span text:style-name="T1">b[k]</text:span> coincide, because the relative error <text:span text:style-name="T1">epsilon=1-b/a</text:span> decays approximately as <text:span text:style-name="T1">epsilon[k]&lt;=&gt;1/8*Exp(-2^k)</text:span>. </text:p>
      <text:p text:style-name="P1">Unlike Newton's iteration, the AGM sequence does not correct errors, so all numbers need to be computed with full precision. Actually, slightly more precision is needed to compensate for accumulated round-off error. Brent (in [Brent 1975]) says that <text:span text:style-name="T1">O(Ln(Ln(n)))</text:span> bits of accuracy are lost to round-off error if there are total of <text:span text:style-name="T1">n</text:span> iterations. </text:p>
      <text:p text:style-name="P1">The AGM sequence can be used for fast computations of <text:span text:style-name="T1">Pi</text:span>, <text:span text:style-name="T1">Ln(x)</text:span> and <text:span text:style-name="T1">ArcTan(x)</text:span>. However, currently the limitations of MathPiper internal math make these methods less efficient than simpler methods based on Taylor series and Newton iterations. </text:p>
      <text:p text:style-name="P5"><text:bookmark text:name="c4s15"/></text:p>
      <text:h text:style-name="P11" text:outline-level="2">4.15 The binary splitting method </text:h>
      <text:p text:style-name="P1"><text:bookmark text:name="binary splitting"/>The method of binary splitting is well explained in [Haible <text:span text:style-name="T2">et al.</text:span> 1998]. Some examples are also given in [Gourdon <text:span text:style-name="T2">et al.</text:span> 2001]. This method applies to power series of rational numbers and to hypergeometric series. Most series for transcendental functions belong to this category. </text:p>
      <text:p text:style-name="P1">If we need to take <text:span text:style-name="T1">O(P)</text:span> terms of the series to obtain <text:span text:style-name="T1">P</text:span> digits of precision, then ordinary methods would require <text:span text:style-name="T1">O(P^2)</text:span> arithmetic operations. (Each term needs <text:span text:style-name="T1">O(P)</text:span> operations because all coefficients are rational numbers with <text:span text:style-name="T1">O(P)</text:span> digits and we need to perform a few short multiplications or divisions.) The binary splitting method requires <text:span text:style-name="T1">O(M(P*Ln(P))*Ln(P))</text:span> operations instead of the <text:span text:style-name="T1">O(P^2)</text:span> operations. In other words, we need to perform long multiplications of integers of size <text:span text:style-name="T1">O(P*Ln(P))</text:span> digits, but we need only <text:span text:style-name="T1">O(Ln(P))</text:span> such multiplications. The binary splitting method performs better than the straightforward summation method if the cost of multiplication is lower than <text:span text:style-name="T1">O(P^2)/Ln(P)</text:span>. This is usually true only for large enough precision (at least a thousand digits). </text:p>
      <text:p text:style-name="P1">Thus there are two main limitations of the binary splitting method: </text:p>
      <text:list xml:id="list1721902206" text:style-name="L28">
        <text:list-item>
          <text:p text:style-name="P85"><text:soft-page-break/>As a rule, we can only compute functions of small integer or rational arguments. For instance, the method works for the calculation of a Bessel function <text:span text:style-name="T1">J0(1/3)</text:span> but not for <text:span text:style-name="T1">J0(Pi)</text:span>. (As an exception, certain elementary functions <text:span text:style-name="T2">can</text:span> be computed by the binary splitting method for general floating-point arguments, with some clever tricks.) </text:p>
        </text:list-item>
        <text:list-item>
          <text:p text:style-name="P48">The method is fast only at high enough precision, when advanced multiplication methods become more efficient than simple <text:span text:style-name="T1">O(P^2)</text:span> methods. The binary splitting method is actually <text:span text:style-name="T2">slower</text:span> than the simple summation when the long integer multiplication is <text:span text:style-name="T1">M(P)=O(P^2)</text:span>. </text:p>
        </text:list-item>
      </text:list>
      <text:p text:style-name="P1">The main advantages of the method are: </text:p>
      <text:list xml:id="list363671705" text:style-name="L29">
        <text:list-item>
          <text:p text:style-name="P86">The method is asymptotically fast and, when applicable, outperforms most other methods at very high precision. The best applications of this method are for computing various constants. </text:p>
        </text:list-item>
        <text:list-item>
          <text:p text:style-name="P86">There is no accumulated round-off error since the method uses only exact integer arithmetic. </text:p>
        </text:list-item>
        <text:list-item>
          <text:p text:style-name="P49">The sum of a long series can be split into many independent partial sums which can be computed in parallel. One can store exact intermediate results of a partial summation (a few long integers), which provides straightforward checkpointing: a failed partial summation can be repeated without repeating all other parts. One can also resume the summation later to get more precision and reuse the old results, instead of starting all over again. </text:p>
        </text:list-item>
      </text:list>
      <text:p text:style-name="P5"/>
      <text:h text:style-name="P15" text:outline-level="3">Description of the method </text:h>
      <text:p text:style-name="P1">We follow [Haible <text:span text:style-name="T2">et al.</text:span> 1998]. The method applies to any series of rational numbers of the form </text:p>
      <text:p text:style-name="P2">S=Sum(n,0,N-1,A(n)/B(n)),</text:p>
      <text:p text:style-name="P1">where <text:span text:style-name="T1">A</text:span>, <text:span text:style-name="T1">B</text:span> are integer coefficients with <text:span text:style-name="T1">O(n*Ln(n))</text:span> bits. Usually the series is of the particular form </text:p>
      <text:p text:style-name="P2">S(0,N):=Sum(n,0,N-1,a(n)/b(n)*(p(0)*...*p(n))/(q(0)*...*q(n))),</text:p>
      <text:p text:style-name="P1">where <text:span text:style-name="T1">a</text:span>, <text:span text:style-name="T1">b</text:span>, <text:span text:style-name="T1">p</text:span>, <text:span text:style-name="T1">q</text:span> are polynomials in <text:span text:style-name="T1">n</text:span> with small integer coefficients and values that fit into <text:span text:style-name="T1">O(Ln(n))</text:span> bits. </text:p>
      <text:p text:style-name="P1">For example, the Taylor series for <text:span text:style-name="T1">ArcSin(x)</text:span> (when <text:span text:style-name="T1">x</text:span> is a short rational number) is of this form: </text:p>
      <text:p text:style-name="P2">ArcSin(x)=x+1/2*x^3/3+(1*3)/(2*4)*x^5/5+(1*3*5)/(2*4*6)*x^7/7+... </text:p>
      <text:p text:style-name="P1">This example is of the above form with the definitions <text:span text:style-name="T1">a=1</text:span>, <text:span text:style-name="T1">b(n)=2*n+1</text:span>, <text:span text:style-name="T1">p(n)=x^2*(2*n-1)</text:span>, <text:span text:style-name="T1">q(n)=2*n</text:span> for <text:span text:style-name="T1">n&gt;=1</text:span> and <text:span text:style-name="T1">p(0)=x</text:span>, <text:span text:style-name="T1">q(0)=1</text:span>. (The method will apply only if <text:span text:style-name="T1">x</text:span> is a rational number with <text:span text:style-name="T1">O(Ln(N))</text:span> bits in the numerator and the denominator.) The Taylor series for the hypergeometric function is also of this form. </text:p>
      <text:p text:style-name="P1">The goal is to compute the sum <text:span text:style-name="T1">S(0,N)</text:span> with a chosen number of terms <text:span text:style-name="T1">N</text:span>. Instead of computing the rational number <text:span text:style-name="T1">S</text:span> directly, the binary splitting method propose to compute the following four integers <text:span text:style-name="T1">P</text:span>, <text:span text:style-name="T1">Q</text:span>, <text:span text:style-name="T1">B</text:span>, and <text:span text:style-name="T1">T</text:span>: </text:p>
      <text:p text:style-name="P2">P(0,N):=p(0)*...*p(N-1),</text:p>
      <text:p text:style-name="P2"><text:soft-page-break/>Q(0,N):=q(0)*...*q(N-1),</text:p>
      <text:p text:style-name="P2">B(0,N):=b(0)*...*b(N-1),</text:p>
      <text:p text:style-name="P1">and </text:p>
      <text:p text:style-name="P2">T(0,N):=B(0,N)*Q(0,N)*S(0,N).</text:p>
      <text:p text:style-name="P1">At first sight it seems difficult to compute <text:span text:style-name="T1">T</text:span>, but the computation is organized recursively. These four integers are computed for the left ( <text:span text:style-name="T1">l</text:span>) half and for the right ( <text:span text:style-name="T1">r</text:span>) half of the range [ <text:span text:style-name="T1">0</text:span>, <text:span text:style-name="T1">N</text:span>) and then combined using the obvious recurrence relations <text:span text:style-name="T1">P=P[l]*P[r]</text:span>, <text:span text:style-name="T1">Q=Q[l]*Q[r]</text:span>, <text:span text:style-name="T1">B=B[l]*B[r]</text:span>, and the slightly less obvious relation </text:p>
      <text:p text:style-name="P2">T=B[r]*Q[r]*T[l]+B[l]*P[l]*T[r].</text:p>
      <text:p text:style-name="P1">Here we used the shorthand <text:span text:style-name="T1">P[l]:=P(0,N/2-1)</text:span>, <text:span text:style-name="T1">P[r]:=P(N/2,N-1)</text:span> and so on. </text:p>
      <text:p text:style-name="P1">Thus the range [<text:span text:style-name="T1">0</text:span>, <text:span text:style-name="T1">N</text:span>) is split in half on each step. At the base of recursion the four integers <text:span text:style-name="T1">P</text:span>, <text:span text:style-name="T1">Q</text:span>, <text:span text:style-name="T1">B</text:span>, and <text:span text:style-name="T1">T</text:span> are computed directly. At the end of the calculation (top level of recursion), one floating-point division is performed to recover <text:span text:style-name="T1">S=T/(B*Q)</text:span>. It is clear that the four integers carry the full information needed to continue the calculation with more terms. So this algorithm is easy to checkpoint and parallelize. </text:p>
      <text:p text:style-name="P1">The integers <text:span text:style-name="T1">P</text:span>, <text:span text:style-name="T1">Q</text:span>, <text:span text:style-name="T1">B</text:span>, and <text:span text:style-name="T1">T</text:span> grow during the calculation to <text:span text:style-name="T1">O(N*Ln(N))</text:span> bits, and we need to multiply these large integers. However, there are only <text:span text:style-name="T1">O(Ln(N))</text:span> steps of recursion and therefore <text:span text:style-name="T1">O(Ln(N))</text:span> long multiplications are needed. If the series converges linearly, we need <text:span text:style-name="T1">N=O(P)</text:span> terms to obtain <text:span text:style-name="T1">P</text:span> digits of precision. Therefore, the total asymptotic cost of the method is <text:span text:style-name="T1">O(M(P*Ln(P))*Ln(P))</text:span> operations. </text:p>
      <text:p text:style-name="P1">A more general form of the binary splitting technique is also given in [Haible <text:span text:style-name="T2">et al.</text:span> 1998]. The generalization applies to series for the form </text:p>
      <text:p text:style-name="P2">Sum(n,0,N-1,a(n)/b(n)*(p(0)*...*p(n))/(q(0)*...*q(n))*(c(0)/d(0)+...+c(n)/d(n))),</text:p>
      <text:p text:style-name="P1">Here <text:span text:style-name="T1">a(n)</text:span>, <text:span text:style-name="T1">b(n)</text:span>, <text:span text:style-name="T1">c(n)</text:span>, <text:span text:style-name="T1">d(n)</text:span>, <text:span text:style-name="T1">p(n)</text:span>, <text:span text:style-name="T1">q(n)</text:span> are integer-valued functions with "short" values of size <text:span text:style-name="T1">O(Ln(n))</text:span> bits. For example, the Ramanujan series for Catalan's constant is of this form. </text:p>
      <text:p text:style-name="P1">The binary splitting technique can also be used for series with complex integer coefficients, or more generally for coefficients in any finite algebraic extension of integers, e.q. <text:span text:style-name="T1">Z</text:span>[ <text:span text:style-name="T1">Sqrt(2)</text:span>] (the ring of numbers of the form <text:span text:style-name="T1">p+q*Sqrt(2)</text:span> where <text:span text:style-name="T1">p</text:span>, <text:span text:style-name="T1">q</text:span> are integers). Thus we may compute the Bessel function <text:span text:style-name="T1">J0(Sqrt(3))</text:span> using the binary splitting method and obtain exact intermediate results of the form <text:span text:style-name="T1">p+q*Sqrt(3)</text:span>. But this will still not help compute <text:span text:style-name="T1">J0(Pi)</text:span>. This is a genuine limitation of the binary splitting method. </text:p>
      <text:p text:style-name="P1"><text:script xlink:href="http://www.google-analytics.com/urchin.js"/>_uacct = "UA-2425144-1";<text:line-break/>urchinTracker();</text:p>
      <text:h text:style-name="P95" text:outline-level="1">5. Numerical algorithms II: elementary functions </text:h>
      <text:p text:style-name="P5"><text:bookmark text:name="c5s1"/></text:p>
      <text:h text:style-name="P11" text:outline-level="2">5.1 Powers </text:h>
      <text:p text:style-name="P1"><text:bookmark text:name="powers"/>There are two computational tasks: to compute the power <text:span text:style-name="T1">x^n</text:span> where <text:span text:style-name="T1">n</text:span> is an integer (but <text:span text:style-name="T1">x</text:span> may be a real or a complex number), and compute <text:span text:style-name="T1">x^y</text:span> for arbitrary (real or complex) <text:span text:style-name="T1">x</text:span>, <text:span text:style-name="T1">y</text:span>. We assume that <text:span text:style-name="T1">x</text:span>, <text:span text:style-name="T1">y</text:span>, <text:span text:style-name="T1">n</text:span> are "big" numbers with <text:span text:style-name="T1">P</text:span> significant digits. </text:p>
      <text:p text:style-name="P1">We also assume that the power is positive, or else we need to perform an additional division to obtain <text:span text:style-name="T1">x^(-y)=1/x^y</text:span>. </text:p>
      <text:p text:style-name="P1">If <text:span text:style-name="T1">x!=0</text:span> is known to a relative precision <text:span text:style-name="T1">epsilon</text:span>, then <text:span text:style-name="T1">x^y</text:span> has the relative precision <text:span text:style-name="T1">epsilon*y</text:span>. This means a loss of precision if <text:span text:style-name="T1">Abs(y)&gt;1</text:span> and an improvement of precision otherwise. </text:p>
      <text:p text:style-name="P5"/>
      <text:h text:style-name="P15" text:outline-level="3">Integer powers </text:h>
      <text:p text:style-name="P1"><text:bookmark text:name="powers!by repeated squaring"/>Integer powers <text:span text:style-name="T1">x^n</text:span> with integer <text:span text:style-name="T1">n</text:span> are computed by a fast algorithm of "repeated squaring". This algorithm is well known (see, for example, the famous book, <text:span text:style-name="T2">The art of computer programming</text:span> [Knuth 1973]). </text:p>
      <text:p text:style-name="P1">The algorithm is based on the following trick: if <text:span text:style-name="T1">n</text:span> is even, say <text:span text:style-name="T1">n=2*k</text:span>, then <text:span text:style-name="T1">x^n=x^k^2</text:span>; and if <text:span text:style-name="T1">n</text:span> is odd, <text:span text:style-name="T1">n=2*k+1</text:span>, then <text:span text:style-name="T1">x^n=x*x^k^2</text:span>. Thus we can reduce the calculation of <text:span text:style-name="T1">x^n</text:span> to the calculation of <text:span text:style-name="T1">x^k</text:span> with <text:span text:style-name="T1">k&lt;=n/2</text:span>, using at most two long multiplications. This reduction is one step of the algorithm; at each step <text:span text:style-name="T1">n</text:span> is reduced to at most half. This algorithm stops when <text:span text:style-name="T1">n</text:span> becomes 1, which happens after <text:span text:style-name="T1">m</text:span> steps where <text:span text:style-name="T1">m</text:span> is the number of bits in <text:span text:style-name="T1">n</text:span>. So the total number of long multiplications is at most <text:span text:style-name="T1">2*m=(2*Ln(n))/Ln(2)</text:span>. More precisely, it is equal to <text:span text:style-name="T1">m</text:span> plus the number of nonzero bits in the binary representation of <text:span text:style-name="T1">n</text:span>. On the average, we shall have <text:span text:style-name="T1">3/2*Ln(n)/Ln(2)</text:span> long multiplications. The computational cost of the algorithm is therefore <text:span text:style-name="T1">O(M(P)*Ln(n))</text:span>. This should be compared with e.g. the cost of the best method for <text:span text:style-name="T1">Ln(x)</text:span> which is <text:span text:style-name="T1">O(P*M(P))</text:span>. </text:p>
      <text:p text:style-name="P4">The outlined procedure is most easily implemented using recursive calls. The depth of recursion is of order <text:span text:style-name="T1">Ln(n)</text:span> and should be manageable for most real-life applications. The MathPiper code would look like this: </text:p>
      <table:table table:name="Table41" table:style-name="Table41">
        <table:table-column table:style-name="Table41.A"/>
        <table:table-row>
          <table:table-cell table:style-name="Table41.A1" office:value-type="string">
            <text:p text:style-name="P6">10# power(_x,1)&lt;--x;</text:p>
            <text:p text:style-name="P6">20# power(_x,n_IsEven)&lt;-- power(x,n&gt;&gt;1)^2;</text:p>
            <text:p text:style-name="P7">30# power(_x,n_IsOdd)&lt;--x*power(x,n&gt;&gt;1)^2;</text:p>
          </table:table-cell>
        </table:table-row>
      </table:table>
      <text:p text:style-name="Text_20_body"><text:span text:style-name="T3">The function </text:span><text:span text:style-name="Teletype"><text:span text:style-name="T4">power(m,n)</text:span></text:span><text:span text:style-name="T3"> calculates the result of </text:span><text:span text:style-name="T4">m^n</text:span><text:span text:style-name="T3"> for </text:span><text:span text:style-name="T4">n&gt;0</text:span><text:span text:style-name="T3">, </text:span><text:span text:style-name="T4">m&gt;0</text:span><text:span text:style-name="T3">, integer </text:span><text:span text:style-name="T4">n</text:span><text:span text:style-name="T3"> and integer </text:span><text:span text:style-name="T4">m</text:span><text:span text:style-name="T3">. The bit shifts and the check for an odd number are very fast operations if the internal representation of big numbers uses base </text:span><text:span text:style-name="T4">2</text:span><text:span text:style-name="T3">. </text:span></text:p>
      <text:p text:style-name="P1">If we wanted to avoid recursion with its overhead, we would have to obtain the bits of the number <text:span text:style-name="T1">n</text:span> in reverse order. This is possible but is somewhat cumbersome unless we store the bits in an array. </text:p>
      <text:p text:style-name="P1"><text:bookmark text:name="powers!by repeated squaring!non-recursive"/>It is easier to implement the non-recursive version of the squaring algorithm in a slightly different form. Suppose we obtain the bits <text:span text:style-name="T1">b[i]</text:span> of the number <text:span text:style-name="T1">n</text:span> in the usual <text:soft-page-break/>order, so that <text:span text:style-name="T1">n=b[0]+2*b[1]+...+b[m]*2^m</text:span>. Then we can express the power <text:span text:style-name="T1">x^n</text:span> as </text:p>
      <text:p text:style-name="P2">x^n=x^b[0]*x^2^b[1]*...*x^2^m^b[m].</text:p>
      <text:p text:style-name="P1">In other words, we evaluate <text:span text:style-name="T1">x^2</text:span>, <text:span text:style-name="T1">x^4</text:span>, ... by repeated squaring, select those <text:span text:style-name="T1">x^2^k</text:span> for which the <text:span text:style-name="T1">k</text:span>-th bit <text:span text:style-name="T1">b[k]</text:span> of the number <text:span text:style-name="T1">n</text:span> is nonzero, and multiply all selected powers together. </text:p>
      <text:p text:style-name="P1">In the MathPiper script form, the algorithm looks like this: </text:p>
      <table:table table:name="Table42" table:style-name="Table42">
        <table:table-column table:style-name="Table42.A"/>
        <table:table-row>
          <table:table-cell table:style-name="Table42.A1" office:value-type="string">
            <text:p text:style-name="P6">power(x_IsPositiveInteger,n_IsPositiveInteger)&lt;--</text:p>
            <text:p text:style-name="P6">[</text:p>
            <text:p text:style-name="P6"><text:s text:c="2"/>Local(result, p);</text:p>
            <text:p text:style-name="P6"><text:s text:c="2"/>result:=1;</text:p>
            <text:p text:style-name="P6"><text:s text:c="2"/>p := x;</text:p>
            <text:p text:style-name="P6"><text:s text:c="2"/>While(n != 0)</text:p>
            <text:p text:style-name="P6"><text:s text:c="2"/>[ // at step k, p = x^(2^k)</text:p>
            <text:p text:style-name="P6"><text:s text:c="4"/>if (IsOdd(n))</text:p>
            <text:p text:style-name="P6"><text:s text:c="6"/>result := result*p;</text:p>
            <text:p text:style-name="P6"><text:s text:c="4"/>p := p*p;</text:p>
            <text:p text:style-name="P6"><text:s text:c="4"/>n := n&gt;&gt;1;</text:p>
            <text:p text:style-name="P6"><text:s text:c="2"/>];</text:p>
            <text:p text:style-name="P6"><text:s text:c="2"/>result;</text:p>
            <text:p text:style-name="P7">];</text:p>
          </table:table-cell>
        </table:table-row>
      </table:table>
      <text:p text:style-name="Text_20_body"><text:bookmark text:name="powers!modular"/><text:span text:style-name="T3">The same algorithm can be used to obtain a power of an integer modulo another integer, </text:span><text:span text:style-name="T4">Mod(x^n,M)</text:span><text:span text:style-name="T3">, if we replace the multiplication </text:span><text:span text:style-name="Teletype"><text:span text:style-name="T4">p*p</text:span></text:span><text:span text:style-name="T3"> by a modular multiplication, such as </text:span><text:span text:style-name="Teletype"><text:span text:style-name="T4">p:=Mod(p*p,M)</text:span></text:span><text:span text:style-name="T3">. Since the remainder modulo </text:span><text:span text:style-name="T4">m</text:span><text:span text:style-name="T3"> would be computed at each step, the results do not grow beyond </text:span><text:span text:style-name="T4">M</text:span><text:span text:style-name="T3">. This allows to efficiently compute even extremely large modular powers of integers. </text:span></text:p>
      <text:p text:style-name="Text_20_body"><text:bookmark text:name="IntPowerNum@\relax &lt;b&gt;&lt;tt&gt;IntPowerNum&lt;/tt&gt;&lt;/b&gt;"/><text:span text:style-name="T3">Matrix multiplication, or, more generally, multiplication in any given ring, can be substituted into the algorithm instead of the normal multiplication. The function </text:span><text:span text:style-name="Teletype"><text:span text:style-name="T4">IntPowerNum</text:span></text:span><text:span text:style-name="T3"> encapsulates the computation of the </text:span><text:span text:style-name="T4">n</text:span><text:span text:style-name="T3">-th power of an expression using the binary squaring algorithm. </text:span></text:p>
      <text:p text:style-name="P1"><text:bookmark text:name="powers!by repeated squaring!improvements"/>The squaring algorithm can be improved a little bit if we are willing to use recursion or to obtain the bits of <text:span text:style-name="T1">n</text:span> in the reverse order. (This was suggested in the exercise 4.21 in the book [von zur Gathen <text:span text:style-name="T2">et al.</text:span> 1999].) Let us represent the power <text:span text:style-name="T1">n</text:span> in base <text:span text:style-name="T1">4</text:span> instead of base <text:span text:style-name="T1">2</text:span>. If <text:span text:style-name="T1">q[k]</text:span> are the digits of <text:span text:style-name="T1">n</text:span> in base <text:span text:style-name="T1">4</text:span>, then we can express </text:p>
      <text:p text:style-name="P2">x^n=x^q[0]*x^4^q[1]*...*x^4^m^q[m].</text:p>
      <text:p text:style-name="Text_20_body"><text:span text:style-name="T3">We shall compute this expression from right to left: first we compute </text:span><text:span text:style-name="T4">x^q[m]</text:span><text:span text:style-name="T3">. This is a small power because </text:span><text:span text:style-name="T4">q[m]</text:span><text:span text:style-name="T3"> is a digit in base </text:span><text:span text:style-name="T4">4</text:span><text:span text:style-name="T3">, an integer between </text:span><text:span text:style-name="T4">0</text:span><text:span text:style-name="T3"> and </text:span><text:span text:style-name="T4">3</text:span><text:span text:style-name="T3">. Then we raise it to the </text:span><text:span text:style-name="T4">4</text:span><text:span text:style-name="T3">th power and multiply by </text:span><text:span text:style-name="T4">x^q[m-1]</text:span><text:span text:style-name="T3">. We repeat this process until we reach the </text:span><text:span text:style-name="T4">0</text:span><text:span text:style-name="T3">th digit of </text:span><text:span text:style-name="T4">n</text:span><text:span text:style-name="T3">. At each step we would need to multiply at most three times. Since each of the </text:span><text:span text:style-name="T4">q[k]</text:span><text:span text:style-name="T3"> is between </text:span><text:span text:style-name="T4">0</text:span><text:span text:style-name="T3"> and </text:span><text:span text:style-name="T4">3</text:span><text:span text:style-name="T3">, we would need to precompute </text:span><text:span text:style-name="T4">x^2</text:span><text:span text:style-name="T3"> and </text:span><text:span text:style-name="T4">x^3</text:span><text:span text:style-name="T3"> which requires one extra multiplication ( </text:span><text:span text:style-name="T4">x^2</text:span><text:span text:style-name="T3"> would be computed anyway). Therefore the total number of long multiplications is in the worst case </text:span><text:span text:style-name="T4">3*Ln(n)/Ln(4)+1</text:span><text:span text:style-name="T3">. This is about 25</text:span><text:span text:style-name="Teletype"><text:span text:style-name="T4">%</text:span></text:span><text:span text:style-name="T3"> better than the previous worst-case result, </text:span><text:span text:style-name="T4">2*Ln(n)/Ln(2)</text:span><text:span text:style-name="T3">. However, the average-case improvement is only about 8</text:span><text:span text:style-name="Teletype"><text:span text:style-name="T4">%</text:span></text:span><text:span text:style-name="T3"> because the average number of multiplications in the base-</text:span><text:span text:style-name="T4">4</text:span><text:span text:style-name="T3"> method is </text:span><text:span text:style-name="T4">11/4*Ln(n)/Ln(4)</text:span><text:span text:style-name="T3">. </text:span></text:p>
      <text:p text:style-name="P1">We might then use the base <text:span text:style-name="T1">8</text:span> instead of <text:span text:style-name="T1">4</text:span> and obtain a further small improvement. (Using bases other than powers of <text:span text:style-name="T1">2</text:span> is less efficient.) But the small gain in speed <text:soft-page-break/>probably does not justify the increased complexity of the algorithm. </text:p>
      <text:p text:style-name="P5"/>
      <text:h text:style-name="P15" text:outline-level="3">Real powers </text:h>
      <text:p text:style-name="P1"><text:bookmark text:name="powers!real numbers"/>The squaring algorithm can be used to obtain integer powers <text:span text:style-name="T1">x^n</text:span> in any ring---as long as <text:span text:style-name="T1">n</text:span> is an integer, <text:span text:style-name="T1">x</text:span> can be anything from a complex number to a matrix. But for a general real number <text:span text:style-name="T1">n</text:span>, there is no such trick and the power <text:span text:style-name="T1">x^n</text:span> has to be computed through the logarithm and the exponential function, <text:span text:style-name="T1">x^n=Exp(n*Ln(x))</text:span>. (This also covers the case when <text:span text:style-name="T1">x</text:span> is negative and the result is a complex number.) </text:p>
      <text:p text:style-name="P1">An exceptional case is when <text:span text:style-name="T1">n</text:span> is a rational number with a very small numerator and denominator, for example, <text:span text:style-name="T1">n=2/3</text:span>. In this case it is faster to take the square of the cubic root of <text:span text:style-name="T1">x</text:span>. (See the section on the computation of roots below.) Then the case of negative <text:span text:style-name="T1">x</text:span> should be handled separately. This speedup is not implemented in MathPiper. </text:p>
      <text:p text:style-name="P1">Note that the relative precision changes when taking powers. If <text:span text:style-name="T1">x</text:span> is known to relative precision <text:span text:style-name="T1">epsilon</text:span>, i.e. <text:span text:style-name="T1">x</text:span> represents a real number that could be <text:span text:style-name="T1">x*(1+epsilon)</text:span>, then <text:span text:style-name="T1">x^2&lt;=&gt;x*(1+2*epsilon)</text:span> has relative precision <text:span text:style-name="T1">2*epsilon</text:span>, while <text:span text:style-name="T1">Sqrt(x)</text:span> has relative precision <text:span text:style-name="T1">epsilon/2</text:span>. So if we square a number <text:span text:style-name="T1">x</text:span>, we lose one significant bit of <text:span text:style-name="T1">x</text:span>, and when we take a square root of <text:span text:style-name="T1">x</text:span>, we gain one significant bit. </text:p>
      <text:p text:style-name="P5"><text:bookmark text:name="c5s2"/></text:p>
      <text:h text:style-name="P11" text:outline-level="2">5.2 Roots </text:h>
      <text:p text:style-name="P1">Computation of roots <text:span text:style-name="T1">r=x^(1/n)</text:span> is efficient when <text:span text:style-name="T1">n</text:span> is a small integer. The basic approach is to numerically solve the equation <text:span text:style-name="T1">r^n=x</text:span>. </text:p>
      <text:p text:style-name="P1">Note that the relative precision is improved after taking a root with <text:span text:style-name="T1">n&gt;1</text:span>. </text:p>
      <text:p text:style-name="P5"/>
      <text:h text:style-name="P15" text:outline-level="3">Method 1: bisection </text:h>
      <text:p text:style-name="P1"><text:bookmark text:name="roots!by bisection algorithm"/>The square root can be computed by using the bisection method, which works well for integers (if only the integer part of the square root is needed). The algorithm is described in [Johnson 1987]. The general approach is to scan each bit of the input number and to see if a certain bit should be set in the resulting integer. The time is linear in the number of decimals, or logarithmic in the input number. The method is very similar in approach to the repeated squaring method described above for raising numbers to a power. </text:p>
      <text:p text:style-name="P1">For integer <text:span text:style-name="T1">N</text:span>, the following steps are performed: </text:p>
      <text:list xml:id="list230539200" text:style-name="L30">
        <text:list-item>
          <text:p text:style-name="P87">Find the highest bit set, <text:span text:style-name="T1">l2</text:span>, in the number <text:span text:style-name="T1">N</text:span>. </text:p>
        </text:list-item>
        <text:list-item>
          <text:p text:style-name="P87"><text:span text:style-name="T1">1&lt;&lt;(l2/2)</text:span> is definitely a bit that is set in the result. Start by setting that bit in the result, <text:span text:style-name="T1">u=1&lt;&lt;l2</text:span>. It is also the highest bit set in the result. </text:p>
        </text:list-item>
        <text:list-item>
          <text:p text:style-name="P87">Now, traverse all the lower bits, one by one. For each lower bit, starting at <text:span text:style-name="T1">lnext=l2-1</text:span>, set <text:span text:style-name="T1">v=1&lt;&lt;lnext</text:span>. Now, <text:span text:style-name="T1">(u+v)^2=u^2+2*u*v+v^2</text:span>. If <text:span text:style-name="T1">(u+v)^2&lt;=N</text:span>, then the bit set in <text:span text:style-name="T1">v</text:span> should also be set in the result, <text:span text:style-name="T1">u</text:span>, otherwise that bit should be cleared. </text:p>
        </text:list-item>
        <text:list-item>
          <text:p text:style-name="P50"><text:soft-page-break/>Set <text:span text:style-name="T1">lnext=lnext-1</text:span>, and repeat until all bits are tested, and <text:span text:style-name="T1">lnext=0</text:span> and return the result found. </text:p>
        </text:list-item>
      </text:list>
      <text:p text:style-name="P1">The intermediate results, <text:span text:style-name="T1">u^2</text:span>, <text:span text:style-name="T1">v^2</text:span> and <text:span text:style-name="T1">2*u*v</text:span> can be maintained easily too, due to the nature of the numbers involved ( <text:span text:style-name="T1">v</text:span> having only one bit set, and it being known which bit that is). </text:p>
      <text:p text:style-name="P1">For floating point numbers, first the required number of decimals <text:span text:style-name="T1">p</text:span> after the decimal point is determined. Then the input number <text:span text:style-name="T1">N</text:span> is multiplied by a power of 10 until it has <text:span text:style-name="T1">2*p</text:span> decimal. Then the integer square root calculation is performed, and the resulting number has <text:span text:style-name="T1">p</text:span> digits of precision. </text:p>
      <text:p text:style-name="Text_20_body"><text:span text:style-name="T3">Below is some </text:span><text:span text:style-name="Teletype"><text:span text:style-name="T4">MathPiper</text:span></text:span><text:span text:style-name="T3"> script code to perform the calculation for integers. </text:span></text:p>
      <table:table table:name="Table43" table:style-name="Table43">
        <table:table-column table:style-name="Table43.A"/>
        <table:table-row>
          <table:table-cell table:style-name="Table43.A1" office:value-type="string">
            <text:p text:style-name="P6">//sqrt(1) = 1, sqrt(0) = 0</text:p>
            <text:p text:style-name="P6">10 # BisectSqrt(0) &lt;-- 0;</text:p>
            <text:p text:style-name="P6">10 # BisectSqrt(1) &lt;-- 1;</text:p>
            <text:p text:style-name="P6"/>
            <text:p text:style-name="P6">20 # BisectSqrt(N_IsPositiveInteger) &lt;--</text:p>
            <text:p text:style-name="P6">[</text:p>
            <text:p text:style-name="P6"><text:s text:c="2"/>Local(l2,u,v,u2,v2,uv2,n);</text:p>
            <text:p text:style-name="P6"/>
            <text:p text:style-name="P6"><text:s text:c="2"/>// Find highest set bit, l2</text:p>
            <text:p text:style-name="P6"><text:s text:c="2"/>u <text:s/>:= N;</text:p>
            <text:p text:style-name="P6"><text:s text:c="2"/>l2 := 0;</text:p>
            <text:p text:style-name="P6"><text:s text:c="2"/>While (u!=0)</text:p>
            <text:p text:style-name="P6"><text:s text:c="2"/>[</text:p>
            <text:p text:style-name="P6"><text:s text:c="4"/>u:=u&gt;&gt;1;</text:p>
            <text:p text:style-name="P6"><text:s text:c="4"/>l2++;</text:p>
            <text:p text:style-name="P6"><text:s text:c="2"/>];</text:p>
            <text:p text:style-name="P6"><text:s text:c="2"/>l2--;</text:p>
            <text:p text:style-name="P6"/>
            <text:p text:style-name="P6"><text:s text:c="2"/>// 1&lt;&lt;(l2/2) now would be a good under estimate </text:p>
            <text:p text:style-name="P6"><text:s text:c="2"/>// for the square root. 1&lt;&lt;(l2/2) is definitely </text:p>
            <text:p text:style-name="P6"><text:s text:c="2"/>// set in the result. Also it is the highest</text:p>
            <text:p text:style-name="P6"><text:s text:c="2"/>// set bit.</text:p>
            <text:p text:style-name="P6"><text:s text:c="2"/>l2 := l2&gt;&gt;1;</text:p>
            <text:p text:style-name="P6"/>
            <text:p text:style-name="P6"><text:s text:c="2"/>// initialize u and u2 (u2==u^2).</text:p>
            <text:p text:style-name="P6"><text:s text:c="2"/>u <text:s/>:= 1 &lt;&lt; l2;</text:p>
            <text:p text:style-name="P6"><text:s text:c="2"/>u2 := u &lt;&lt; l2;</text:p>
            <text:p text:style-name="P6"/>
            <text:p text:style-name="P6"><text:s text:c="2"/>// Now for each lower bit:</text:p>
            <text:p text:style-name="P6"><text:s text:c="2"/>While( l2 != 0 )</text:p>
            <text:p text:style-name="P6"><text:s text:c="2"/>[</text:p>
            <text:p text:style-name="P6"><text:s text:c="8"/>l2--;</text:p>
            <text:p text:style-name="P6"><text:s text:c="5"/>// Get that bit in v, and v2 == v^2.</text:p>
            <text:p text:style-name="P6"><text:s text:c="6"/>v <text:s/>:= 1&lt;&lt;l2;</text:p>
            <text:p text:style-name="P6"><text:s text:c="6"/>v2 := v&lt;&lt;l2;</text:p>
            <text:p text:style-name="P6"/>
            <text:p text:style-name="P6"><text:s text:c="6"/>// uv2 == 2*u*v, where 2==1&lt;&lt;1, and </text:p>
            <text:p text:style-name="P6"><text:s text:c="6"/>// v==1&lt;&lt;l2, thus 2*u*v == </text:p>
            <text:p text:style-name="P6"><text:s text:c="6"/>// (1&lt;&lt;1)*u*(1&lt;&lt;l2) == u&lt;&lt;(l2+1)</text:p>
            <text:p text:style-name="P6"><text:s text:c="6"/>uv2 := u&lt;&lt;(l2 + 1);</text:p>
            <text:p text:style-name="P6"/>
            <text:p text:style-name="P6"><text:s text:c="6"/>// n = (u+v)^2 <text:s/>= u^2 + 2*u*v + v^2 </text:p>
            <text:p text:style-name="P6"><text:s text:c="6"/>// <text:s text:c="2"/>= u2+uv2+v2</text:p>
            <text:p text:style-name="P6"><text:s text:c="6"/>n := u2 + uv2 + v2;</text:p>
            <text:p text:style-name="P6"><text:soft-page-break/></text:p>
            <text:p text:style-name="P6"><text:s text:c="6"/>// if n (possible new best estimate for </text:p>
            <text:p text:style-name="P6"><text:s text:c="6"/>// sqrt(N)^2 is smaller than N, then the </text:p>
            <text:p text:style-name="P6"><text:s text:c="6"/>// bit l2 is set in the result, and </text:p>
            <text:p text:style-name="P6"><text:s text:c="6"/>// add v to u.</text:p>
            <text:p text:style-name="P6"><text:s text:c="6"/>if( n &lt;= N )</text:p>
            <text:p text:style-name="P6"><text:s text:c="6"/>[</text:p>
            <text:p text:style-name="P6"><text:s text:c="8"/>u <text:s/>:= u+v; <text:s/>// u &lt;- u+v</text:p>
            <text:p text:style-name="P6"><text:s text:c="8"/>u2 := n; <text:s text:c="3"/>// u^2 &lt;- u^2 + 2*u*v + v^2</text:p>
            <text:p text:style-name="P6"><text:s text:c="6"/>];</text:p>
            <text:p text:style-name="P6"><text:s text:c="6"/>l2--;</text:p>
            <text:p text:style-name="P6"><text:s text:c="4"/>];</text:p>
            <text:p text:style-name="P6"><text:s text:c="4"/>u; // return result, accumulated in u.</text:p>
            <text:p text:style-name="P7">];</text:p>
          </table:table-cell>
        </table:table-row>
      </table:table>
      <text:p text:style-name="Text_20_body"><text:span text:style-name="Teletype"><text:span text:style-name="T4">BisectSqrt(N)</text:span></text:span><text:span text:style-name="T3"> computes the integer part of </text:span><text:span text:style-name="T4">Sqrt(N)</text:span><text:span text:style-name="T3"> for integer </text:span><text:span text:style-name="T4">N</text:span><text:span text:style-name="T3">. (If we need to obtain more digits, we should first multiply </text:span><text:span text:style-name="T4">N</text:span><text:span text:style-name="T3"> by a suitable power of </text:span><text:span text:style-name="T4">2</text:span><text:span text:style-name="T3">.) The algorithm works for floats as well as for integers. </text:span></text:p>
      <text:p text:style-name="P1">The bisection algorithm uses only additions and bit shifting operations. Suppose the integer <text:span text:style-name="T1">N</text:span> has <text:span text:style-name="T1">P</text:span> decimal digits, then it has <text:span text:style-name="T1">n=P*Ln(10)/Ln(2)</text:span> bits. For each bit, the number of additions is about <text:span text:style-name="T1">4</text:span>. Since the cost of an addition is linear in the number of bits, the total complexity of the bisection method is roughly <text:span text:style-name="T1">4*n^2=O(P^2)</text:span>. </text:p>
      <text:p text:style-name="P5"/>
      <text:h text:style-name="P15" text:outline-level="3">Method 2: Newton's iteration </text:h>
      <text:p text:style-name="P1"><text:bookmark text:name="roots!by Newton's method"/>An efficient method for computing the square root is found by using Newton's iteration for the equation <text:span text:style-name="T1">r^2-x=0</text:span>. The initial value of <text:span text:style-name="T1">r</text:span> can be obtained by bit counting and shifting, as in the bisection method. The iteration formula is </text:p>
      <text:p text:style-name="P2">r'=r/2+x/(2*r).</text:p>
      <text:p text:style-name="P1">The convergence is quadratic, so we double the number of correct digits at each step. Therefore, if the initial guess is accurate to one bit, the number of steps <text:span text:style-name="T1">n</text:span> needed to obtain <text:span text:style-name="T1">P</text:span> decimal digits is </text:p>
      <text:p text:style-name="P2">n=Ln(P*Ln(10)/Ln(2))/Ln(2)=O(Ln(P)).</text:p>
      <text:p text:style-name="P1">We need to perform one long division at each step; a long division costs <text:span text:style-name="T1">O(M(P))</text:span>. Therefore the total complexity of this algorithm is <text:span text:style-name="T1">O(M(P)*Ln(P))</text:span>. This is better than the <text:span text:style-name="T1">O(P^2)</text:span> algorithm if the cost of multiplication is below <text:span text:style-name="T1">O(P^2)</text:span>. </text:p>
      <text:p text:style-name="P1">In most implementations of arbitrary-precision arithmetic, the time to perform a long division is several times that of a long multiplication. Therefore it makes sense to use a method that avoids divisions. One variant of Newton's method is to solve the equation <text:span text:style-name="T1">1/r^2=x</text:span>. The solution of this equation <text:span text:style-name="T1">r=1/Sqrt(x)</text:span> is the limit of the iteration </text:p>
      <text:p text:style-name="P2">r'=r+r*(1-r^2*x)/2 </text:p>
      <text:p text:style-name="P1">that does not require any divisions (but instead requires three multiplications). The final multiplication <text:span text:style-name="T1">r*x</text:span> completes the calculation of the square root. </text:p>
      <text:p text:style-name="P1">As usual with Newton's method, all errors are automatically corrected, so the working precision can be gradually increased until the last iteration. The full <text:soft-page-break/>precision of <text:span text:style-name="T1">P</text:span> digits is used only at the last iteration; the last-but-one iteration uses <text:span text:style-name="T1">P/2</text:span> digits and so on. </text:p>
      <text:p text:style-name="P1">An optimization trick is to combine the multiplication by <text:span text:style-name="T1">x</text:span> with the last iteration. Then computations can be organized in a special way to avoid the last full-precision multiplication. (This is described in [Karp <text:span text:style-name="T2">et al.</text:span> 1997] where the same trick is also applied to Newton's iteration for division.) </text:p>
      <text:p text:style-name="P1">The idea is the following: let <text:span text:style-name="T1">r</text:span> be the <text:span text:style-name="T1">P</text:span>-digit approximation to <text:span text:style-name="T1">1/Sqrt(x)</text:span> at the beginning of the last iteration. (In this notation, <text:span text:style-name="T1">2*P</text:span> is the precision of the final result, so <text:span text:style-name="T1">x</text:span> is also known to about <text:span text:style-name="T1">2*P</text:span> digits.) The unmodified procedure would have run as follows: </text:p>
      <text:p text:style-name="P2">r'=r+r*(1-r^2*x)/2,</text:p>
      <text:p text:style-name="P2">s=x*r'.</text:p>
      <text:p text:style-name="P1">Then <text:span text:style-name="T1">s</text:span> would have been the final result, <text:span text:style-name="T1">Sqrt(x)</text:span> to <text:span text:style-name="T1">2*P</text:span> digits. We would need one multiplication <text:span text:style-name="T1">M(P)</text:span> with <text:span text:style-name="T1">2*P</text:span>-digit result to compute <text:span text:style-name="T1">r^2</text:span>, then one <text:span text:style-name="T1">M(2*P)</text:span> to compute <text:span text:style-name="T1">r^2*x</text:span> (the product of a <text:span text:style-name="T1">P</text:span>-digit <text:span text:style-name="T1">r^2</text:span> and a <text:span text:style-name="T1">2*P</text:span>-digit <text:span text:style-name="T1">x</text:span>). Then we subtract this from <text:span text:style-name="T1">1</text:span> and lose <text:span text:style-name="T1">P</text:span> digits since <text:span text:style-name="T1">r</text:span> was already a <text:span text:style-name="T1">P</text:span>-digit approximation to <text:span text:style-name="T1">1/Sqrt(x)</text:span>. The value <text:span text:style-name="T1">y:=1-r^2*x</text:span> is of order <text:span text:style-name="T1">10^(-P)</text:span> and has <text:span text:style-name="T1">P</text:span> significant digits. So the third multiplication, <text:span text:style-name="T1">r*y</text:span>, is only <text:span text:style-name="T1">M(P)</text:span>. The fourth multiplication <text:span text:style-name="T1">s*x</text:span> is again <text:span text:style-name="T1">M(2*P)</text:span>. The total cost is then <text:span text:style-name="T1">2*M(P)+2*M(2*P)</text:span>. </text:p>
      <text:p text:style-name="P1">Now consider Newton's iteration for <text:span text:style-name="T1">s&lt;=&gt;Sqrt(x)</text:span>, </text:p>
      <text:p text:style-name="P2">s'=s+1/s*(1-s^2*x)/2.</text:p>
      <text:p text:style-name="P1">The only reason we are trying to avoid it is the division by <text:span text:style-name="T1">s</text:span>. However, after all but the last iterations for <text:span text:style-name="T1">r</text:span> we already have a <text:span text:style-name="T1">P</text:span>-digit approximation for <text:span text:style-name="T1">1/s</text:span>, which is <text:span text:style-name="T1">r</text:span>. Therefore we can simply define <text:span text:style-name="T1">s=r*x</text:span> and perform the last iteration for <text:span text:style-name="T1">s</text:span>, taking <text:span text:style-name="T1">1/s&lt;=&gt;r</text:span>. This is slightly inexact, but the error is higher-order than the precision of the final result, because Newton's method erases any accumulated errors. So this will give us <text:span text:style-name="T1">2*P</text:span> digits of <text:span text:style-name="T1">s</text:span> without divisions, and lower the total computational cost. </text:p>
      <text:p text:style-name="Text_20_body"><text:span text:style-name="T3">Consider the cost of the last iteration of this combined method. First, we compute </text:span><text:span text:style-name="T4">s=x*r</text:span><text:span text:style-name="T3">, but since we only need </text:span><text:span text:style-name="T4">P</text:span><text:span text:style-name="T3"> correct digits of </text:span><text:span text:style-name="T4">s</text:span><text:span text:style-name="T3">, we can use only </text:span><text:span text:style-name="T4">P</text:span><text:span text:style-name="T3"> digits of </text:span><text:span text:style-name="T4">x</text:span><text:span text:style-name="T3">, so this costs us </text:span><text:span text:style-name="T4">M(P)</text:span><text:span text:style-name="T3">. Then we compute </text:span><text:span text:style-name="T4">s^2*x</text:span><text:span text:style-name="T3"> which, as before, costs </text:span><text:span text:style-name="T4">M(P)+M(2*P)</text:span><text:span text:style-name="T3">, and then we compute </text:span><text:span text:style-name="T4">r*(1-s^2*x)</text:span><text:span text:style-name="T3"> which costs only </text:span><text:span text:style-name="T4">M(P)</text:span><text:span text:style-name="T3">. The total cost is therefore </text:span><text:span text:style-name="T4">3*M(P)+M(2*P)</text:span><text:span text:style-name="T3">, so we have traded one multiplication with </text:span><text:span text:style-name="T4">2*P</text:span><text:span text:style-name="T3"> digits for one multiplication with </text:span><text:span text:style-name="T4">P</text:span><text:span text:style-name="T3"> digits. Since the time of the last iteration dominates the total computing time, this is a significant cost savings. For example, if the multiplication is quadratic, </text:span><text:span text:style-name="T4">M(P)=O(P^2)</text:span><text:span text:style-name="T3">, then this saves about 30</text:span><text:span text:style-name="Teletype"><text:span text:style-name="T4">%</text:span></text:span><text:span text:style-name="T3"> of total execution time; for linear multiplication, the savings is about 16.67</text:span><text:span text:style-name="Teletype"><text:span text:style-name="T4">%</text:span></text:span><text:span text:style-name="T3">. </text:span></text:p>
      <text:p text:style-name="P1">These optimizations do not change the asymptotic complexity of the method, although they do reduce the constant in front of <text:span text:style-name="T1">O()</text:span>. </text:p>
      <text:p text:style-name="P5"/>
      <text:h text:style-name="P15" text:outline-level="3">Method 3: argument reduction and interpolation </text:h>
      <text:p text:style-name="P1"><text:bookmark text:name="roots!by argument reduction"/>Before using the bisection or Newton's method, we might apply some argument reduction to speed up the convergence of the iterations and to simplify finding the first approximation. </text:p>
      <text:p text:style-name="P1"><text:soft-page-break/>Suppose we need to find <text:span text:style-name="T1">Sqrt(x)</text:span>. Choose an integer <text:span text:style-name="T1">n</text:span> such that <text:span text:style-name="T1">1/4&lt;x':=4^(-n)*x&lt;=1</text:span>. The value of <text:span text:style-name="T1">n</text:span> is easily found from bit counting: if <text:span text:style-name="T1">b</text:span> is the bit count of <text:span text:style-name="T1">x</text:span>, then </text:p>
      <text:p text:style-name="P2">n=Floor((b+1)/2).</text:p>
      <text:p text:style-name="P1">We find </text:p>
      <text:p text:style-name="P2">Sqrt(x)=2^n*Sqrt(x').</text:p>
      <text:p text:style-name="P1">The precision of <text:span text:style-name="T1">x'</text:span> is the same as that of <text:span text:style-name="T1">x</text:span> since <text:span text:style-name="T1">2^n</text:span> is an exact number. </text:p>
      <text:p text:style-name="P1">To compute <text:span text:style-name="T1">Sqrt(x')</text:span>, we use Newton's method with the initial value <text:span text:style-name="T1">x'[0]</text:span> obtained by interpolation of the function <text:span text:style-name="T1">Sqrt(x)</text:span> on the interval [<text:span text:style-name="T1">1/4</text:span>, <text:span text:style-name="T1">1</text:span>]. A suitable interpolation function might be taken as simply <text:span text:style-name="T1">(2*x+1)/3</text:span> or more precisely </text:p>
      <text:p text:style-name="P2">Sqrt(x)&lt;=&gt;1/90*(-28*x^2+95*x+23).</text:p>
      <text:p text:style-name="P1">By using a particular interpolation function, we can guarantee a certain number of precise bits at every iteration. </text:p>
      <text:p text:style-name="P1">This may save a few iterations, at the small expense of evaluating the interpolation function once at the beginning. However, in computing with high precision the initial iterations are very fast and this argument reduction does not give a significant speed gain. But the gain may be important at low precisions, and this technique is sometimes used in microprocessors. </text:p>
      <text:p text:style-name="P5"/>
      <text:h text:style-name="P15" text:outline-level="3">Method 4: Halley's iteration </text:h>
      <text:p text:style-name="Text_20_body"><text:bookmark text:name="roots!by Halley's method"/><text:bookmark text:name="IntNthRoot@\relax &lt;b&gt;&lt;tt&gt;IntNthRoot&lt;/tt&gt;&lt;/b&gt;"/><text:span text:style-name="T3">A separate function </text:span><text:span text:style-name="Teletype"><text:span text:style-name="T4">IntNthRoot</text:span></text:span><text:span text:style-name="T3"> is provided to compute the integer part of </text:span><text:span text:style-name="T4">n^(1/s)</text:span><text:span text:style-name="T3"> for integer </text:span><text:span text:style-name="T4">n</text:span><text:span text:style-name="T3"> and </text:span><text:span text:style-name="T4">s</text:span><text:span text:style-name="T3">. For a given </text:span><text:span text:style-name="T4">s</text:span><text:span text:style-name="T3">, it evaluates the integer part of </text:span><text:span text:style-name="T4">n^(1/s)</text:span><text:span text:style-name="T3"> using only integer arithmetic with integers of size </text:span><text:span text:style-name="T4">n^(1+1/s)</text:span><text:span text:style-name="T3">. This can be done by Halley's iteration method, solving the equation </text:span><text:span text:style-name="T4">x^s=n</text:span><text:span text:style-name="T3">. For this function, the Halley iteration sequence is monotonic. The initial guess is </text:span><text:span text:style-name="T4">x[0]=2^(b(n)/s)</text:span><text:span text:style-name="T3"> where </text:span><text:span text:style-name="T4">b(n)</text:span><text:span text:style-name="T3"> is the number of bits in </text:span><text:span text:style-name="T4">n</text:span><text:span text:style-name="T3"> obtained by bit counting or using the integer logarithm function. It is clear that the initial guess is accurate to within a factor of 2. Since the relative error is squared at every iteration, we need as many iteration steps as bits in </text:span><text:span text:style-name="T4">n^(1/s)</text:span><text:span text:style-name="T3">. </text:span></text:p>
      <text:p text:style-name="P1">Since we only need the integer part of the root, it is enough to use integer division in the Halley iteration. The sequence <text:span text:style-name="T1">x[k]</text:span> will monotonically approximate the number <text:span text:style-name="T1">n^(1/s)</text:span> from below if we start from an initial guess that is less than the exact value. (We start from below so that we have to deal with smaller integers rather than with larger integers.) If <text:span text:style-name="T1">n=p^s</text:span>, then after enough iterations the floating-point value of <text:span text:style-name="T1">x[k]</text:span> would be slightly less than <text:span text:style-name="T1">p</text:span>; our value is the integer part of <text:span text:style-name="T1">x[k]</text:span>. Therefore, at each step we check whether <text:span text:style-name="T1">1+x[k]</text:span> is a solution of <text:span text:style-name="T1">x^s=n</text:span>, in which case we are done; and we also check whether <text:span text:style-name="T1">(1+x[k])^s&gt;n</text:span>, in which case the integer part of the root is <text:span text:style-name="T1">x[k]</text:span>. To speed up the Halley iteration in the worst case when <text:span text:style-name="T1">s^s&gt;n</text:span>, it is combined with bisection. The root bracket interval <text:span text:style-name="T1">x1&lt;x&lt;x2</text:span> is maintained and the next iteration <text:span text:style-name="T1">x[k+1]</text:span> is assigned to the midpoint of the interval if Halley's formula does not give sufficiently rapid convergence. The initial root bracket interval can be taken as <text:span text:style-name="T1">x[0]</text:span>, <text:span text:style-name="T1">2*x[0]</text:span>. </text:p>
      <text:p text:style-name="P1">If <text:span text:style-name="T1">s</text:span> is very large ( <text:span text:style-name="T1">s^s&gt;n</text:span>), the convergence of both Newton's and Halley's iterations is almost linear until the final few iterations. Therefore it is faster to evaluate the <text:soft-page-break/>floating-point power for large <text:span text:style-name="T1">b</text:span> using the exponential and the logarithm. </text:p>
      <text:p text:style-name="P5"/>
      <text:h text:style-name="P15" text:outline-level="3">Method 5: higher-order iterations </text:h>
      <text:p text:style-name="P1"><text:bookmark text:name="roots!by higher-order methods"/>A higher-order generalization of Newton's iteration for inverse square root <text:span text:style-name="T1">1/Sqrt(x)</text:span> is: </text:p>
      <text:p text:style-name="P2">r'=r+r/2*(1-r^2*x)+3*r/8*(1-r^2*x)^2+... </text:p>
      <text:p text:style-name="P1">The more terms of the series we add, the higher is the convergence rate. This is the Taylor series for <text:span text:style-name="T1">(1-y)^(-1/2)</text:span> where <text:span text:style-name="T1">y:=1-r^2*x</text:span>. If we take the terms up to <text:span text:style-name="T1">y^(n-1)</text:span>, the precision at the next iteration will be multiplied by <text:span text:style-name="T1">n</text:span>. The usual second-order iteration (our "method 2") corresponds to <text:span text:style-name="T1">n=2</text:span>. </text:p>
      <text:p text:style-name="P1">The trick of combining the last iteration with the final multiplication by <text:span text:style-name="T1">x</text:span> can be also used with all higher-order schemes. </text:p>
      <text:p text:style-name="P1">Consider the cost of one iteration of <text:span text:style-name="T1">n</text:span>-th order. Let the initial precision of <text:span text:style-name="T1">r</text:span> be <text:span text:style-name="T1">P</text:span>; then the final precision is <text:span text:style-name="T1">k*P</text:span> and we use up to <text:span text:style-name="T1">n*P</text:span> digits of <text:span text:style-name="T1">x</text:span>. First we compute <text:span text:style-name="T1">y:=1-r^2*x</text:span> to <text:span text:style-name="T1">P*(n-1)</text:span> digits, this costs <text:span text:style-name="T1">M(P)</text:span> for <text:span text:style-name="T1">r^2</text:span> and then <text:span text:style-name="T1">M(P*n)</text:span> for <text:span text:style-name="T1">r^2*x</text:span>. The value of <text:span text:style-name="T1">y</text:span> is of order <text:span text:style-name="T1">10^(-P)</text:span> and it has <text:span text:style-name="T1">P*(n-1)</text:span> digits, so we only need to use that many digits to multiply it by <text:span text:style-name="T1">r</text:span>, and <text:span text:style-name="T1">r*y</text:span> now costs us <text:span text:style-name="T1">M(P*(n-1))</text:span>. To compute <text:span text:style-name="T1">y^k</text:span> (here <text:span text:style-name="T1">2&lt;=k&lt;=n-1</text:span>), we need <text:span text:style-name="T1">M(P*(n-k))</text:span> digits of <text:span text:style-name="T1">y</text:span>; since we need all consecutive powers of <text:span text:style-name="T1">y</text:span>, it is best to compute the powers one after another, lowering the precision on the way. The cost of computing <text:span text:style-name="T1">r*y^k*y</text:span> after having computed <text:span text:style-name="T1">r*y^k</text:span> is therefore <text:span text:style-name="T1">M(P*(n-k-1))</text:span>. The total cost of the iteration comes to </text:p>
      <text:p text:style-name="P2">2*M(P)+M(2*P)+...+M((n-1)*P)+M(n*P).</text:p>
      <text:p text:style-name="P1">From the general considerations in the previous chapter (see the section on Newton's method) it follows that the optimal order is <text:span text:style-name="T1">n=2</text:span> and that higher-order schemes are slower in this case. </text:p>
      <text:p text:style-name="P5"/>
      <text:h text:style-name="P15" text:outline-level="3">Which method to use </text:h>
      <text:p text:style-name="P1">The bisection method (1) for square roots is probably the fastest for small integers or low-precision floats. Argument reduction and/or interpolation (3) can be used to simplify the iterative algorithm or to make it more robust. </text:p>
      <text:p text:style-name="P1">Newton's method (2) is best for all other cases: large precision and/or roots other than square roots. </text:p>
      <text:p text:style-name="P5"><text:bookmark text:name="c5s3"/></text:p>
      <text:h text:style-name="P11" text:outline-level="2">5.3 Logarithm </text:h>
      <text:p text:style-name="P1">The basic computational task is to obtain the logarithm of a real number. However, sometimes only the integer part of the logarithm is needed and the logarithm is taken with respect to an integer base. For example, we might need to evaluate the integer part of <text:span text:style-name="T1">Ln(n)/Ln(2)</text:span> where <text:span text:style-name="T1">n</text:span> is a large integer, to find how many bits are needed to hold <text:span text:style-name="T1">n</text:span>. Computing this "integer logarithm" is a much easier task than computing the logarithm in floating-point. </text:p>
      <text:p text:style-name="P1"><text:soft-page-break/>Logarithms of complex numbers can be reduced to elementary functions of real numbers, for example: </text:p>
      <text:p text:style-name="P2">Ln(a+I*b)=1/2*Ln(a^2+b^2)+I*ArcTan(b/a).</text:p>
      <text:p text:style-name="P1">For a negative real number <text:span text:style-name="T1">x&lt;0</text:span>, we have </text:p>
      <text:p text:style-name="P2">Ln(x)=Ln(Abs(x))+I*Pi.</text:p>
      <text:p text:style-name="P1">This assumes, of course, an appropriate branch cut for the complex logarithm. A natural choice is to cut along the negative real semiaxis, <text:span text:style-name="T1">Im(z)=0</text:span>, <text:span text:style-name="T1">Re(z)&lt;0</text:span>. </text:p>
      <text:p text:style-name="P5"/>
      <text:h text:style-name="P15" text:outline-level="3">Integer logarithm </text:h>
      <text:p text:style-name="Text_20_body"><text:bookmark text:name="logarithm!on integers"/><text:span text:style-name="T3">The "integer logarithm", defined as the integer part of </text:span><text:span text:style-name="T4">Ln(x)/Ln(b)</text:span><text:span text:style-name="T3">, where </text:span><text:span text:style-name="T4">x</text:span><text:span text:style-name="T3"> and </text:span><text:span text:style-name="T4">b</text:span><text:span text:style-name="T3"> </text:span><text:span text:style-name="T3">are integers, is computed using a special routine </text:span><text:span text:style-name="Teletype"><text:span text:style-name="T4">IntLog(x,b)</text:span></text:span><text:span text:style-name="T3"> with purely integer math. When both arguments are integers and only the integer part of the logarithm is needed, the integer logarithm is much faster than evaluating the full floating-point logarithm and truncating the result. </text:span></text:p>
      <text:p text:style-name="P1">The basic algorithm consists of (integer-) dividing <text:span text:style-name="T1">x</text:span> by <text:span text:style-name="T1">b</text:span> repeatedly until <text:span text:style-name="T1">x</text:span> becomes <text:span text:style-name="T1">0</text:span> and counting the necessary number of divisions. If <text:span text:style-name="T1">x</text:span> has <text:span text:style-name="T1">P</text:span> digits and <text:span text:style-name="T1">b</text:span> and <text:span text:style-name="T1">P</text:span> are small numbers, then division is linear in <text:span text:style-name="T1">P</text:span> and the total number of divisions is <text:span text:style-name="T1">O(P)</text:span>. Therefore this algorithm costs <text:span text:style-name="T1">O(P^2)</text:span> operations. </text:p>
      <text:p text:style-name="P1">A speed-up for large <text:span text:style-name="T1">x</text:span> is achieved by first comparing <text:span text:style-name="T1">x</text:span> with <text:span text:style-name="T1">b</text:span>, then with <text:span text:style-name="T1">b^2</text:span>, <text:span text:style-name="T1">b^4</text:span>, etc., without performing any divisions. We perform <text:span text:style-name="T1">n</text:span> such steps until the factor <text:span text:style-name="T1">b^2^n</text:span> is larger than <text:span text:style-name="T1">x</text:span>. At this point, <text:span text:style-name="T1">x</text:span> is divided by the previous power of <text:span text:style-name="T1">b</text:span> and the remaining value is iteratively compared with and divided by successively smaller powers of <text:span text:style-name="T1">b</text:span>. The number of squarings needed to compute <text:span text:style-name="T1">b^2^n</text:span> is logarithmic in <text:span text:style-name="T1">P</text:span>. However, the last few of these multiplications are long multiplications with numbers of length <text:span text:style-name="T1">P/4</text:span>, <text:span text:style-name="T1">P/2</text:span>, <text:span text:style-name="T1">P</text:span> digits. These multiplications take the time <text:span text:style-name="T1">O(M(P))</text:span>. Then we need to perform another long division and a series of progressively shorter divisions. The total cost is still <text:span text:style-name="T1">O(M(P))</text:span>. For large <text:span text:style-name="T1">P</text:span>, the cost of multiplication <text:span text:style-name="T1">M(P)</text:span> is less than <text:span text:style-name="T1">O(P^2)</text:span> and therefore this method is preferable. </text:p>
      <text:p text:style-name="P1">There is one special case, the binary (base <text:span text:style-name="T1">2</text:span>) logarithm. Since the internal representation of floating-point numbers is usually in binary, the integer part of the binary logarithm can be usually implemented as a constant-time operation. </text:p>
      <text:p text:style-name="P5"/>
      <text:h text:style-name="P15" text:outline-level="3">Real logarithms </text:h>
      <text:p text:style-name="P1">There are many methods to compute the logarithm of a real number. Here we collect these methods and analyze them. </text:p>
      <text:p text:style-name="P1">The logarithm satisfies <text:span text:style-name="T1">Ln(1/x)= -Ln(x)</text:span>. Therefore we need to consider only <text:span text:style-name="T1">x&gt;1</text:span>, or alternatively, only <text:span text:style-name="T1">0&lt;x&lt;1</text:span>. </text:p>
      <text:p text:style-name="P1"><text:bookmark text:name="logarithm!precision"/>Note that the relative precision for <text:span text:style-name="T1">x</text:span> translates into <text:span text:style-name="T2">absolute</text:span> precision for <text:span text:style-name="T1">Ln(x)</text:span>. This is because <text:span text:style-name="T1">Ln(x*(1+epsilon))&lt;=&gt;Ln(x)+epsilon</text:span> for small <text:span text:style-name="T1">epsilon</text:span>. Therefore, the relative precision of the result is at best <text:span text:style-name="T1">epsilon/Ln(x)</text:span>. So to obtain <text:span text:style-name="T1">P</text:span> decimal digits of <text:span text:style-name="T1">Ln(x)</text:span>, we need to know <text:span text:style-name="T1">P-Ln(Abs(Ln(x)))/Ln(10)</text:span> digits of <text:span text:style-name="T1">x</text:span>. This is better than the relative precision of <text:span text:style-name="T1">x</text:span> if <text:span text:style-name="T1">x&gt;e</text:span> but worse if <text:span text:style-name="T1">x&lt;=&gt;1</text:span>. </text:p>
      <text:p text:style-name="P5"><text:soft-page-break/></text:p>
      <text:h text:style-name="P15" text:outline-level="3">Method 1: Taylor series </text:h>
      <text:p text:style-name="P1"><text:bookmark text:name="logarithm!by Taylor series"/>The logarithm function <text:span text:style-name="T1">Ln(x)</text:span> for general (real or complex) <text:span text:style-name="T1">x</text:span> such that <text:span text:style-name="T1">Abs(x-1)&lt;1</text:span> can be computed using the Taylor series, </text:p>
      <text:p text:style-name="P2">Ln(1+z)=z-z^2/2+z^3/3-... </text:p>
      <text:p text:style-name="P1">The series converges quite slowly unless <text:span text:style-name="T1">Abs(x)</text:span> is small. For real <text:span text:style-name="T1">x&lt;1</text:span>, the series is monotonic, </text:p>
      <text:p text:style-name="P2">Ln(1-z)= -z-z^2/2-z^3/3-...,</text:p>
      <text:p text:style-name="P1">and the round-off error is somewhat smaller in that case (but not very much smaller, because the Taylor series method is normally used only for very small <text:span text:style-name="T1">x</text:span>). </text:p>
      <text:p text:style-name="P1">If <text:span text:style-name="T1">x&gt;1</text:span>, then we can compute <text:span text:style-name="T1">-Ln(1/x)</text:span> instead of <text:span text:style-name="T1">Ln(x)</text:span>. However, the series converges very slowly if <text:span text:style-name="T1">x</text:span> is close to <text:span text:style-name="T1">0</text:span> or to <text:span text:style-name="T1">2</text:span>. </text:p>
      <text:p text:style-name="P1">Here is an estimate of the necessary number of terms to achieve a (relative) precision of <text:span text:style-name="T1">P</text:span> decimal digits when computing <text:span text:style-name="T1">Ln(1+x)</text:span> for small real <text:span text:style-name="T1">x</text:span>. Suppose that <text:span text:style-name="T1">x</text:span> is of order <text:span text:style-name="T1">10^(-N)</text:span>, where <text:span text:style-name="T1">N&gt;=1</text:span>. The error after keeping <text:span text:style-name="T1">n</text:span> terms is not greater than the first discarded term, <text:span text:style-name="T1">x^(n+1)/(n+1)</text:span>. The magnitude of the sum is approximately <text:span text:style-name="T1">x</text:span>, so the relative error is <text:span text:style-name="T1">x^n/(n+1)</text:span> and this should be smaller than <text:span text:style-name="T1">10^(-P)</text:span>. We obtain a sufficient condition <text:span text:style-name="T1">n&gt;P/N</text:span>. </text:p>
      <text:p text:style-name="P1">All calculations need to be performed with <text:span text:style-name="T1">P</text:span> digits of precision. The "rectangular" scheme for evaluating <text:span text:style-name="T1">n</text:span> terms of the Taylor series needs about <text:span text:style-name="T1">2*Sqrt(n)</text:span> long multiplications. Therefore the cost of this calculation is <text:span text:style-name="T1">2*Sqrt(P/N)*M(P)</text:span>. </text:p>
      <text:p text:style-name="P1">When <text:span text:style-name="T1">P</text:span> is very large (so that a fast multiplication can be used) and <text:span text:style-name="T1">x</text:span> is a small rational number, then the binary splitting technique can be used to compute the Taylor series. In this case the cost is <text:span text:style-name="T1">O(M(P)*Ln(P))</text:span>. </text:p>
      <text:p text:style-name="P1">Note that we need to know <text:span text:style-name="T1">P+N</text:span> digits of <text:span text:style-name="T1">1+x</text:span> to be able to extract <text:span text:style-name="T1">P</text:span> digits of <text:span text:style-name="T1">Ln(1+x)</text:span>. The <text:span text:style-name="T1">N</text:span> extra digits will be lost when we subtract <text:span text:style-name="T1">1</text:span> from <text:span text:style-name="T1">1+x</text:span>. </text:p>
      <text:p text:style-name="P5"/>
      <text:h text:style-name="P15" text:outline-level="3">Method 2: square roots + Taylor series </text:h>
      <text:p text:style-name="P1"><text:bookmark text:name="logarithm!by square roots"/>The method of the Taylor series allows to compute <text:span text:style-name="T1">Ln(x)</text:span> efficiently when <text:span text:style-name="T1">x-1=10^(-N)</text:span> is very close to <text:span text:style-name="T1">1</text:span> (i.e. for large <text:span text:style-name="T1">N</text:span>). For other values of <text:span text:style-name="T1">x</text:span> the series converges very slowly. We can transform the argument to improve the performance of the Taylor series. </text:p>
      <text:p text:style-name="P1">One way is to take several square roots, reducing <text:span text:style-name="T1">x</text:span> to <text:span text:style-name="T1">x^2^(-k)</text:span> until <text:span text:style-name="T1">x</text:span> becomes close to <text:span text:style-name="T1">1</text:span>. Then we can compute <text:span text:style-name="T1">Ln(x^2^(-k))</text:span> using the Taylor series and use the identity <text:span text:style-name="T1">Ln(x)=2^k*Ln(x^2^(-k))</text:span>. </text:p>
      <text:p text:style-name="P1">The number of times to take the square root can be chosen to minimize the total computational cost. Each square root operation takes the time equivalent to a fixed number <text:span text:style-name="T1">c</text:span> of long multiplications. (According to the estimate of [Brent 1975], <text:span text:style-name="T1">c&lt;=&gt;13/2</text:span>.) Suppose <text:span text:style-name="T1">x</text:span> is initially of order <text:span text:style-name="T1">10^L</text:span> where <text:span text:style-name="T1">L&gt;0</text:span>. Then we can take the square root <text:span text:style-name="T1">k[1]</text:span> times and reduce <text:span text:style-name="T1">x</text:span> to about <text:span text:style-name="T1">1.33</text:span>. Here we can take <text:span text:style-name="T1">k[1]&lt;=&gt;Ln(L)/Ln(2)+3</text:span>. After that, we can take the square root <text:span text:style-name="T1">k[2]</text:span> times and <text:soft-page-break/>reduce <text:span text:style-name="T1">x</text:span> to <text:span text:style-name="T1">1+10^(-N)</text:span> with <text:span text:style-name="T1">N&gt;=1</text:span>. For this we need <text:span text:style-name="T1">k[2]&lt;=&gt;1+N*Ln(10)/Ln(2)</text:span> square roots. The cost of all square roots is <text:span text:style-name="T1">c*(k[1]+k[2])</text:span> long multiplications. Now we can use the Taylor series and obtain <text:span text:style-name="T1">Ln(x^2^(-k[1]-k[2]))</text:span> in <text:span text:style-name="T1">2*Sqrt(P/N)</text:span> multiplications. We can choose <text:span text:style-name="T1">N</text:span> to minimize the total cost for a given <text:span text:style-name="T1">L</text:span>. </text:p>
      <text:p text:style-name="P5"/>
      <text:h text:style-name="P15" text:outline-level="3">Method 3: inverse exponential </text:h>
      <text:p text:style-name="P1"><text:bookmark text:name="logarithm!by inverse exponential"/>The method is to solve the equation <text:span text:style-name="T1">Exp(x)-a=0</text:span> to find <text:span text:style-name="T1">x=Ln(a)</text:span>. We can use either the quadratically convergent Newton iteration, </text:p>
      <text:p text:style-name="P2">x'=x-1+a/Exp(x),</text:p>
      <text:p text:style-name="P1">or the cubically convergent Halley iteration, </text:p>
      <text:p text:style-name="P2">x'=x-2*(Exp(x)-a)/(Exp(x)+a).</text:p>
      <text:p text:style-name="P1">Each iteration requires one evaluation of <text:span text:style-name="T1">Exp(x)</text:span> and one long division. Newton's iteration can be rewritten through <text:span text:style-name="T1">Exp(-x)</text:span> but this does not really avoid a long division: <text:span text:style-name="T1">Exp(-x)</text:span> for positive <text:span text:style-name="T1">x</text:span> is usually computed as <text:span text:style-name="T1">1/Exp(x)</text:span> because other methods are much less efficient. Therefore the Halley iteration is preferable. </text:p>
      <text:p text:style-name="P1">The initial value for <text:span text:style-name="T1">x</text:span> can be found by bit counting on the number <text:span text:style-name="T1">a</text:span>. If <text:span text:style-name="T1">m</text:span> is the "bit count" of <text:span text:style-name="T1">a</text:span>, i.e. <text:span text:style-name="T1">m</text:span> is an integer such that <text:span text:style-name="T1">1/2&lt;=a*2^(-m)&lt;1</text:span>, then the first approximation to <text:span text:style-name="T1">Ln(a)</text:span> is <text:span text:style-name="T1">m*Ln(2)</text:span>. (Here we can use a very rough approximation to <text:span text:style-name="T1">Ln(2)</text:span>, for example, <text:span text:style-name="T1">2/3</text:span>.) </text:p>
      <text:p text:style-name="P1">The initial value found in this fashion will be correct to about one bit. The number of digits triples at each Halley iteration, so the result will have about <text:span text:style-name="T1">3*k</text:span> correct bits after <text:span text:style-name="T1">k</text:span> iterations (this disregards round-off error). Therefore the required number of iterations for <text:span text:style-name="T1">P</text:span> decimal digits is <text:span text:style-name="T1">1/Ln(3)*Ln(P*Ln(2)/Ln(10))</text:span>. </text:p>
      <text:p text:style-name="Text_20_body"><text:span text:style-name="T3">This method is currently faster than other methods (with internal math) and so it is implemented in the routine </text:span><text:span text:style-name="Teletype"><text:span text:style-name="T4">Internal'LnNum</text:span></text:span><text:span text:style-name="T3">. </text:span></text:p>
      <text:p text:style-name="P1">This method can be generalized to higher orders. Let <text:span text:style-name="T1">y:=1-a*Exp(-x[0])</text:span>, where <text:span text:style-name="T1">x[0]</text:span> is a good approximation to <text:span text:style-name="T1">Ln(a)</text:span> so <text:span text:style-name="T1">y</text:span> is small. Then <text:span text:style-name="T1">Ln(a)=x[0]+Ln(1-y)</text:span> and we can expand in <text:span text:style-name="T1">y</text:span> to obtain </text:p>
      <text:p text:style-name="P2">Ln(a)=x[0]-y-y^2/2-y^3/3-... </text:p>
      <text:p text:style-name="P1">By truncating this sum after <text:span text:style-name="T1">k</text:span>-th term we obtain a ( <text:span text:style-name="T1">k-1</text:span>)-th order method that multiplies the number of correct digits by <text:span text:style-name="T1">k+1</text:span> after each iteration. </text:p>
      <text:p text:style-name="P1">The optimal number of terms to take depends on the speed of the implementation of <text:span text:style-name="T1">Exp(x)</text:span>. </text:p>
      <text:p text:style-name="P5"/>
      <text:h text:style-name="P15" text:outline-level="3">Method 4: AGM </text:h>
      <text:p text:style-name="P1"><text:bookmark text:name="logarithm!by AGM sequence"/>A fast algorithm based on the AGM sequence was given by Salamin (see [Brent 1975]). The formula is based on an asymptotic relation, </text:p>
      <text:p text:style-name="P2">Ln(x)=Pi*x*(1+4*x^(-2)*(1-1/Ln(x))+O(x^(-4)))/(2*AGM(x,4)).</text:p>
      <text:p text:style-name="P1">If <text:span text:style-name="T1">x</text:span> is large enough, the numerator can be replaced by 1. "Large enough" for a <text:soft-page-break/>desired precision of <text:span text:style-name="T1">P</text:span> decimal digits means that <text:span text:style-name="T1">4*x^(-2)&lt;10^(-P)</text:span>. The AGM algorithm gives <text:span text:style-name="T1">P</text:span> digits only for such large values of <text:span text:style-name="T1">x</text:span>, unlike the Taylor series which is only good for <text:span text:style-name="T1">x</text:span> close to 1. </text:p>
      <text:p text:style-name="P1">The required number of AGM iterations is approximately <text:span text:style-name="T1">2*Ln(P)/Ln(2)</text:span>. For smaller values of <text:span text:style-name="T1">x</text:span> (but <text:span text:style-name="T1">x&gt;1</text:span>), one can either raise <text:span text:style-name="T1">x</text:span> to a large integer power <text:span text:style-name="T1">r</text:span> and then compute <text:span text:style-name="T1">1/r*Ln(x^r)</text:span> (this is quick only if <text:span text:style-name="T1">x</text:span> is itself an integer or a rational), or multiply <text:span text:style-name="T1">x</text:span> by a large integer power of <text:span text:style-name="T1">2</text:span> and compute <text:span text:style-name="T1">Ln(2^s*x)-s*Ln(2)</text:span> (this is better for floating-point <text:span text:style-name="T1">x</text:span>). Here the required powers are </text:p>
      <text:p text:style-name="P2">r=Ln(10^P*4)/(2*Ln(x)),</text:p>
      <text:p text:style-name="P2">s=P*Ln(10)/(2*Ln(2))+1-Ln(x)/Ln(2).</text:p>
      <text:p text:style-name="Text_20_body"><text:span text:style-name="T3">The values of these parameters can be found quickly by using the integer logarithm procedure </text:span><text:span text:style-name="Teletype"><text:span text:style-name="T4">IntLog</text:span></text:span><text:span text:style-name="T3">, while constant values such as </text:span><text:span text:style-name="T4">Ln(10)/Ln(2)</text:span><text:span text:style-name="T3"> can be simply approximated by rational numbers because </text:span><text:span text:style-name="T4">r</text:span><text:span text:style-name="T3"> and </text:span><text:span text:style-name="T4">s</text:span><text:span text:style-name="T3"> do not need to be very precise (but they do need to be large enough). For the second calculation, </text:span><text:span text:style-name="T4">Ln(2^s*x)-s*Ln(2)</text:span><text:span text:style-name="T3">, we must precompute </text:span><text:span text:style-name="T4">Ln(2)</text:span><text:span text:style-name="T3"> to the same precision of </text:span><text:span text:style-name="T4">P</text:span><text:span text:style-name="T3"> digits. Also, the subtraction of a large number </text:span><text:span text:style-name="T4">s*Ln(2)</text:span><text:span text:style-name="T3"> leads to a certain loss of precision, namely, about </text:span><text:span text:style-name="T4">Ln(s)/Ln(10)</text:span><text:span text:style-name="T3"> decimal digits are lost, therefore the operating precision must be increased by this number of digits. (The quantity </text:span><text:span text:style-name="T4">Ln(s)/Ln(10)</text:span><text:span text:style-name="T3"> is computed, of </text:span><text:span text:style-name="T3">course, by the integer logarithm procedure.) </text:span></text:p>
      <text:p text:style-name="P1"><text:bookmark text:name="logarithm!choice of AGM vs. Taylor"/>If <text:span text:style-name="T1">x&lt;1</text:span>, then (<text:span text:style-name="T1">-Ln(1/x)</text:span>) is computed. </text:p>
      <text:p text:style-name="P1">Finally, there is a special case when <text:span text:style-name="T1">x</text:span> is very close to 1, where the Taylor series converges quickly but the AGM algorithm requires to multiply <text:span text:style-name="T1">x</text:span> by a large power of 2 and then subtract two almost equal numbers, leading to a great waste of precision. Suppose <text:span text:style-name="T1">1&lt;x&lt;1+10^(-M)</text:span>, where <text:span text:style-name="T1">M</text:span> is large (say of order <text:span text:style-name="T1">P</text:span>). The Taylor series for <text:span text:style-name="T1">Ln(1+epsilon)</text:span> needs about <text:span text:style-name="T1">N= -P*Ln(10)/Ln(epsilon)</text:span>=<text:span text:style-name="T1">P/M</text:span> terms. If we evaluate the Taylor series using the rectangular scheme, we need <text:span text:style-name="T1">2*Sqrt(N)</text:span> multiplications and <text:span text:style-name="T1">Sqrt(N)</text:span> units of storage. On the other hand, the main slow operation for the AGM sequence is the geometric mean <text:span text:style-name="T1">Sqrt(a*b)</text:span>. If <text:span text:style-name="T1">Sqrt(a*b)</text:span> takes an equivalent of <text:span text:style-name="T1">c</text:span> multiplications (Brent's estimate is <text:span text:style-name="T1">c=13/2</text:span> but it may be more in practice), then the AGM sequence requires <text:span text:style-name="T1">2*c*Ln(P)/Ln(2)</text:span> multiplications. Therefore the Taylor series method is more efficient for </text:p>
      <text:p text:style-name="P2">M&gt;1/c^2*P*(Ln(2)/Ln(P))^2.</text:p>
      <text:p text:style-name="P1">In this case it requires at most <text:span text:style-name="T1">c*Ln(P)/Ln(2)</text:span> units of storage and <text:span text:style-name="T1">2*c*Ln(P)/Ln(2)</text:span> multiplications. </text:p>
      <text:p text:style-name="P1">For larger <text:span text:style-name="T1">x&gt;1+10^(-M)</text:span>, the AGM method is more efficient. It is necessary to increase the working precision to <text:span text:style-name="T1">P+M*Ln(2)/Ln(10)</text:span> but this does not decrease the asymptotic speed of the algorithm. To compute <text:span text:style-name="T1">Ln(x)</text:span> with <text:span text:style-name="T1">P</text:span> digits of precision for any <text:span text:style-name="T1">x</text:span>, only <text:span text:style-name="T1">O(Ln(P))</text:span> long multiplications are required. </text:p>
      <text:p text:style-name="P5"/>
      <text:h text:style-name="P15" text:outline-level="3">Method 5: argument reduction + Taylor series </text:h>
      <text:p text:style-name="P1"><text:bookmark text:name="logarithm!by argument reduction"/>Here is a straightforward method that reduces <text:span text:style-name="T1">Ln(x)</text:span> for large <text:span text:style-name="T1">x&gt;2</text:span> to <text:span text:style-name="T1">Ln(1+delta)</text:span> with a small <text:span text:style-name="T1">delta</text:span>; now the logarithm can be quickly computed using the Taylor series. </text:p>
      <text:p text:style-name="P1">The simplest version is this: for integer <text:span text:style-name="T1">m</text:span>, we have the identity <text:span text:style-name="T1">Ln(x)=m+Ln(x*e^(-</text:span><text:soft-page-break/><text:span text:style-name="T1">m))</text:span>. Assuming that <text:span text:style-name="T1">e:=Exp(1)</text:span> is precomputed, we can find the smallest integer <text:span text:style-name="T1">m</text:span> for which <text:span text:style-name="T1">x&lt;=e^m</text:span> by computing the integer powers of <text:span text:style-name="T1">e</text:span> and comparing with <text:span text:style-name="T1">x</text:span>. (If <text:span text:style-name="T1">x</text:span> is large, we do not really have to go through all integer <text:span text:style-name="T1">m</text:span>: instead we can estimate <text:span text:style-name="T1">m</text:span> by bit counting on <text:span text:style-name="T1">x</text:span> and start from <text:span text:style-name="T1">e^m</text:span>.) Once we found <text:span text:style-name="T1">m</text:span>, we can use the Taylor series on <text:span text:style-name="T1">1-delta:=x*e^(-m)</text:span> since we have found the smallest possible <text:span text:style-name="T1">m</text:span>, so <text:span text:style-name="T1">0&lt;=delta&lt;1-1/e</text:span>. </text:p>
      <text:p text:style-name="P1">A refinement of this method requires to precompute <text:span text:style-name="T1">b=Exp(2^(-k))</text:span> for some fixed integer <text:span text:style-name="T1">k&gt;=1</text:span>. (This can be done efficiently using the squaring trick for the exponentials.) First we find the smallest power <text:span text:style-name="T1">m</text:span> of <text:span text:style-name="T1">b</text:span> which is above <text:span text:style-name="T1">x</text:span>. To do this, we compute successive powers of <text:span text:style-name="T1">b</text:span> and find the first integer <text:span text:style-name="T1">m</text:span> such that <text:span text:style-name="T1">x&lt;=b^m=Exp(m*2^(-k))</text:span>. When we find such <text:span text:style-name="T1">m</text:span>, we define <text:span text:style-name="T1">1-delta:=x*b^(-m)</text:span> and then <text:span text:style-name="T1">delta</text:span> will be small, because <text:span text:style-name="T1">0&lt;delta&lt;1-1/b&lt;=&gt;2^(-k)</text:span> (the latter approximation is good if <text:span text:style-name="T1">k</text:span> is large). We compute <text:span text:style-name="T1">Ln(1-delta)</text:span> using the Taylor series and finally find <text:span text:style-name="T1">Ln(x)=m*2^k+Ln(1-delta)</text:span>. </text:p>
      <text:p text:style-name="P1">For smaller <text:span text:style-name="T1">delta</text:span>, the Taylor series of <text:span text:style-name="T1">Ln(1-delta)</text:span> is more efficient. Therefore, we have a trade-off between having to perform more multiplications to find <text:span text:style-name="T1">m</text:span>, and having a faster convergence of the Taylor series. </text:p>
      <text:p text:style-name="P5"/>
      <text:h text:style-name="P15" text:outline-level="3">Method 6: transformed Taylor series </text:h>
      <text:p text:style-name="P1"><text:bookmark text:name="logarithm!by transformed series"/>We can use an alternative Taylor series for the logarithm that converges for all <text:span text:style-name="T1">x</text:span>, </text:p>
      <text:p text:style-name="P2">Ln(a+z)=Ln(a)+2*Sum(k,0,Infinity,1/(2*k+1)*(z/(2*a+z))^(2*k+1)).</text:p>
      <text:p text:style-name="P1">This series is obtained from the series for <text:span text:style-name="T1">ArcTanh(x)</text:span> and the identity </text:p>
      <text:p text:style-name="P2">2*ArcTanh(x)=Ln((1+x)/(1-x)).</text:p>
      <text:p text:style-name="P1">This series converges for all <text:span text:style-name="T1">z</text:span> such that <text:span text:style-name="T1">Re(a+z)&gt;0</text:span> if <text:span text:style-name="T1">a&gt;0</text:span>. The convergence rate is, however, the same as for the original Taylor series. In other words, it converges slowly unless <text:span text:style-name="T1">z/(2*a+z)</text:span> is small. The parameter <text:span text:style-name="T1">a</text:span> can be chosen to optimize the convergence; however, <text:span text:style-name="T1">Ln(a)</text:span> should be either precomputed or easily computable for this method to be efficient. </text:p>
      <text:p text:style-name="P1">For instance, if <text:span text:style-name="T1">x&gt;1</text:span>, we can choose <text:span text:style-name="T1">a=2^k</text:span> for an integer <text:span text:style-name="T1">k&gt;=1</text:span>, such that <text:span text:style-name="T1">2^(k-1)&lt;=x&lt;2^k=a</text:span>. (In other words, <text:span text:style-name="T1">k</text:span> is the bit count of <text:span text:style-name="T1">x</text:span>.) In that case, we represent <text:span text:style-name="T1">x=a-z</text:span> and we find that the expansion parameter <text:span text:style-name="T1">z/(2*a-z)&lt;1/3</text:span>. So a certain rate of convergence is guaranteed, and it is enough to take a fixed number of terms, about <text:span text:style-name="T1">P*Ln(10)/Ln(3)</text:span>, to obtain <text:span text:style-name="T1">P</text:span> decimal digits of <text:span text:style-name="T1">Ln(x)</text:span> for any <text:span text:style-name="T1">x</text:span>. (We should also precompute <text:span text:style-name="T1">Ln(2)</text:span> for this scheme to work.) </text:p>
      <text:p text:style-name="P1">If <text:span text:style-name="T1">0&lt;x&lt;1</text:span>, we can compute <text:span text:style-name="T1">-Ln(1/x)</text:span>. </text:p>
      <text:p text:style-name="P1">This method works robustly but is slower than the Taylor series with some kind of argument reduction. With the "rectangular" method of summation, the total cost is <text:span text:style-name="T1">O(Sqrt(P)*M(P))</text:span>. </text:p>
      <text:p text:style-name="P5"/>
      <text:h text:style-name="P15" text:outline-level="3">Method 7: binary reduction </text:h>
      <text:p text:style-name="P1"><text:bookmark text:name="logarithm!by binary reduction"/>This method is based on the binary splitting technique and is described in [Haible <text:span text:style-name="T2">et al.</text:span> 1998] with a reference to [Brent 1976]. </text:p>
      <text:p text:style-name="P1"><text:soft-page-break/>The method shall compute <text:span text:style-name="T1">Ln(1+x)</text:span> for real <text:span text:style-name="T1">x</text:span> such that <text:span text:style-name="T1">Abs(x)&lt;1/2</text:span>. For other <text:span text:style-name="T1">x</text:span>, some sort of argument reduction needs to be applied. (So this method is a replacement for the Taylor series that is asymptotically faster at very high precision.) </text:p>
      <text:p text:style-name="P1">The main idea is to use the property </text:p>
      <text:p text:style-name="P2">Ln(1+z*2^(-k))=z*2^(-k)+O(2^(-2*k)) </text:p>
      <text:p text:style-name="P1">for integer <text:span text:style-name="T1">k&gt;=1</text:span> and real <text:span text:style-name="T1">z</text:span> such that <text:span text:style-name="T1">Abs(z)&lt;=1</text:span>. This property allows to find the first <text:span text:style-name="T1">2*k</text:span> binary digits of <text:span text:style-name="T1">Ln(1+z*2^(-k))</text:span> by inspection: these digits are the first <text:span text:style-name="T1">k</text:span> nonzero digits of <text:span text:style-name="T1">z</text:span>. Then we can perform a very quick computation of <text:span text:style-name="T1">Exp(-m*2^(-k))</text:span> for integer <text:span text:style-name="T1">k</text:span>, <text:span text:style-name="T1">m</text:span> (evaluated using the binary splitting of the Taylor series) and reduce <text:span text:style-name="T1">z</text:span> by at least the factor <text:span text:style-name="T1">2^k</text:span>. </text:p>
      <text:p text:style-name="P1">More formally, we can write the method as a loop over <text:span text:style-name="T1">k</text:span>, starting with <text:span text:style-name="T1">k=1</text:span> and stopping when <text:span text:style-name="T1">2^(-k)&lt;10^(-P)</text:span> is below the required precision. At the beginning of the loop we have <text:span text:style-name="T1">y=0</text:span>, <text:span text:style-name="T1">z=x</text:span>, <text:span text:style-name="T1">k=1</text:span> and <text:span text:style-name="T1">Abs(z)&lt;1/2</text:span>. The loop invariants are <text:span text:style-name="T1">(1+z)*Exp(y)</text:span> which is always equal to the original number <text:span text:style-name="T1">1+x</text:span>, and the condition <text:span text:style-name="T1">Abs(z)&lt;2^(-k)</text:span>. If we construct this loop, then it is clear that at the end of the loop <text:span text:style-name="T1">1+z</text:span> will become <text:span text:style-name="T1">1</text:span> to required precision and therefore <text:span text:style-name="T1">y</text:span> will be equal to <text:span text:style-name="T1">Ln(1+x)</text:span>. </text:p>
      <text:p text:style-name="P1">The body of the loop consists of the following steps: </text:p>
      <text:list xml:id="list1087978526" text:style-name="L31">
        <text:list-item>
          <text:p text:style-name="P51">Separate the first <text:span text:style-name="T1">k</text:span> significant digits of <text:span text:style-name="T1">z</text:span>: </text:p>
          <text:p text:style-name="P41">f=2^(-2*k)*Floor(2^(2*k)*z).</text:p>
          <text:p text:style-name="P88">Now <text:span text:style-name="T1">f</text:span> is a good approximation for <text:span text:style-name="T1">Ln(1+z)</text:span>. </text:p>
        </text:list-item>
        <text:list-item>
          <text:p text:style-name="P88">Compute <text:span text:style-name="T1">Exp(-f)</text:span> using the binary splitting technique (<text:span text:style-name="T1">f</text:span> is a rational number with the denominator <text:span text:style-name="T1">2^(2*k)</text:span> and numerator at most <text:span text:style-name="T1">2^k</text:span>). It is in fact sufficient to compute <text:span text:style-name="T1">1-Exp(-f)</text:span> which does not need all digits. </text:p>
        </text:list-item>
        <text:list-item>
          <text:p text:style-name="P51">Set <text:span text:style-name="T1">y=y+f</text:span> and <text:span text:style-name="T1">z=(1+z)*Exp(-f)-1</text:span>. </text:p>
        </text:list-item>
      </text:list>
      <text:p text:style-name="P1">The total number of steps in the loop is at most <text:span text:style-name="T1">Ln(P*Ln(10)/Ln(2))/Ln(2)</text:span>. Each step requires <text:span text:style-name="T1">O(M(P)*Ln(P))</text:span> operations because the exponential <text:span text:style-name="T1">Exp(-f)</text:span> is taken at a rational arguments <text:span text:style-name="T1">f</text:span> and can be computed using the binary splitting technique. (Toward the end of the loop, the number of significant digits of <text:span text:style-name="T1">f</text:span> grows, but the number of digits we need to obtain is decreased. At the last iteration, <text:span text:style-name="T1">f</text:span> contains about half of the digits of <text:span text:style-name="T1">x</text:span> but computing <text:span text:style-name="T1">Exp(-f)</text:span> requires only one term of the Taylor series.) Therefore the total cost is <text:span text:style-name="T1">O(M(P)*Ln(P)^2)</text:span>. </text:p>
      <text:p text:style-name="P1">Essentially the same method can be used to evaluate a complex logarithm, <text:span text:style-name="T1">Ln(a+I*b)</text:span>. It is slower but the asymptotic cost is the same. </text:p>
      <text:p text:style-name="P5"/>
      <text:h text:style-name="P15" text:outline-level="3">Method 8: continued fraction </text:h>
      <text:p text:style-name="P1"><text:bookmark text:name="continued fraction approximation!of &lt;b&gt;Ln(x)&lt;/b&gt;"/><text:bookmark text:name="logarithm!by continued fraction"/>There is a continued fraction representation of the logarithm: </text:p>
      <text:p text:style-name="P2">Ln(1+x)=x/(1+x/(2+x/(3+(4*x)/(4+(4*x)/(5+(9*x)/(6+...)))))).</text:p>
      <text:p text:style-name="P1">This fraction converges for all <text:span text:style-name="T1">x</text:span>, although the speed of convergence varies with the magnitude of <text:span text:style-name="T1">x</text:span>. </text:p>
      <text:p text:style-name="P1">This method does not seem to provide a computational advantage compared with the other methods. </text:p>
      <text:p text:style-name="P5"/>
      <text:h text:style-name="P15" text:outline-level="3"><text:soft-page-break/>Method 9: bisection </text:h>
      <text:p text:style-name="P1">A simple bisection algorithm for <text:span text:style-name="T1">Ln(x)/Ln(2)</text:span> (the base 2 logarithm) with real <text:span text:style-name="T1">x</text:span> is described in [Johnson 1987]. </text:p>
      <text:p text:style-name="P1">First, we need to divide <text:span text:style-name="T1">x</text:span> by a certain power of <text:span text:style-name="T1">2</text:span> to reduce <text:span text:style-name="T1">x</text:span> to <text:span text:style-name="T1">y</text:span> in the interval <text:span text:style-name="T1">1&lt;=y&lt;2</text:span>. We can use the bit count <text:span text:style-name="T1">m=BitCount(x)</text:span> to find an integer <text:span text:style-name="T1">m</text:span> such that <text:span text:style-name="T1">1/2&lt;=x*2^(-m)&lt;1</text:span> and take <text:span text:style-name="T1">y=x*2^(1-m)</text:span>. Then <text:span text:style-name="T1">Ln(x)/Ln(2)=Ln(y)/Ln(2)+m-1</text:span>. </text:p>
      <text:p text:style-name="P1">Now we shall find the bits in the binary representation of <text:span text:style-name="T1">Ln(y)/Ln(2)</text:span>, one by one. Given a real <text:span text:style-name="T1">y</text:span> such that <text:span text:style-name="T1">1&lt;=y&lt;2</text:span>, the value <text:span text:style-name="T1">Ln(y)/Ln(2)</text:span> is between 0 and 1. Now, </text:p>
      <text:p text:style-name="P2">Ln(y)/Ln(2)=2^(-1)*Ln(y^2)/Ln(2).</text:p>
      <text:p text:style-name="P1">The leading bit of this value is <text:span text:style-name="T1">1</text:span> if <text:span text:style-name="T1">y^2&gt;=2</text:span> and 0 otherwise. Therefore we need to compute <text:span text:style-name="T1">y'=y^2</text:span> using a long <text:span text:style-name="T1">P</text:span>-digit multiplication and compare it with <text:span text:style-name="T1">2</text:span>. If <text:span text:style-name="T1">y'&gt;=2</text:span> we set <text:span text:style-name="T1">y=y'/2</text:span>, otherwise we set <text:span text:style-name="T1">y=y'</text:span>; then we obtain <text:span text:style-name="T1">1&lt;=y&lt;2</text:span> again and repeat the process to extract the next bit of <text:span text:style-name="T1">Ln(y)/Ln(2)</text:span>. </text:p>
      <text:p text:style-name="P1">The process is finished either when the required number of bits of <text:span text:style-name="T1">Ln(y)/Ln(2)</text:span> is found, or when the precision of the argument is exhausted, whichever occurs first. Note that each iteration requires a long multiplication (squaring) of a number, and each squaring loses 1 bit of relative precision, so after <text:span text:style-name="T1">k</text:span> iterations the number of precise bits of <text:span text:style-name="T1">y</text:span> would be <text:span text:style-name="T1">P-k</text:span>. Therefore we cannot have more iterations than <text:span text:style-name="T1">P</text:span> (the number of precise bits in the original value of <text:span text:style-name="T1">x</text:span>). The total cost is <text:span text:style-name="T1">O(P*M(P))</text:span>. </text:p>
      <text:p text:style-name="P1">The squaring at each iteration needs to be performed not with all digits, but with the number of precise digits left in the current value of <text:span text:style-name="T1">y</text:span>. This does not reduce the asymptotic complexity; it remains <text:span text:style-name="T1">O(P*M(P))</text:span>. </text:p>
      <text:p text:style-name="P1">Comparing this method with the Taylor series, we find that the only advantage of this method is simplicity. The Taylor series requires about <text:span text:style-name="T1">P</text:span> terms, with one long multiplication and one short division per term, while the bisection method does not need any short divisions. However, the rectangular method of Taylor summation cuts the time down to <text:span text:style-name="T1">O(Sqrt(P))</text:span> long multiplications, at a cost of some storage and bookkeeping overhead. Therefore, the bisection method may give an advantage only at very low precisions. (This is why it is sometimes used in microprocessors.) The similar method for the exponential function requires a square root at every iteration and is never competitive with the Taylor series. </text:p>
      <text:p text:style-name="P5"/>
      <text:h text:style-name="P15" text:outline-level="3">Which method to use </text:h>
      <text:p text:style-name="P1">This remains to be seen. </text:p>
      <text:p text:style-name="P5"><text:bookmark text:name="c5s4"/></text:p>
      <text:h text:style-name="P11" text:outline-level="2">5.4 Exponential </text:h>
      <text:p text:style-name="P1">There are many methods to compute the exponential of a real number. Here we collect these methods and analyze them. </text:p>
      <text:p text:style-name="P1">The exponential function satisfies <text:span text:style-name="T1">Exp(-x)=1/Exp(x)</text:span>. Therefore we need to consider only <text:span text:style-name="T1">x&gt;0</text:span>. </text:p>
      <text:p text:style-name="P1"><text:bookmark text:name="exponential function &lt;b&gt; Exp(x)&lt;/b&gt;!precision"/>Note that the <text:span text:style-name="T2">absolute</text:span> precision for <text:span text:style-name="T1">x</text:span> translates into <text:span text:style-name="T2">relative</text:span> precision for <text:span text:style-name="T1">Exp(x)</text:span>. <text:soft-page-break/>This is because <text:span text:style-name="T1">Exp(x+epsilon)&lt;=&gt;Exp(x)*(1+epsilon)</text:span> for small <text:span text:style-name="T1">epsilon</text:span>. Therefore, to obtain <text:span text:style-name="T1">P</text:span> decimal digits of <text:span text:style-name="T1">Exp(x)</text:span> we need to know <text:span text:style-name="T1">x</text:span> with absolute precision of at least <text:span text:style-name="T1">10^(-P)</text:span>, that is, we need to know <text:span text:style-name="T1">P+Ln(Abs(x))/Ln(10)</text:span> digits of <text:span text:style-name="T1">x</text:span>. Thus, the relative precision becomes worse after taking the exponential if <text:span text:style-name="T1">x&gt;1</text:span> but improves if <text:span text:style-name="T1">x</text:span> is very small. </text:p>
      <text:p text:style-name="P5"/>
      <text:h text:style-name="P15" text:outline-level="3">Method 1: Taylor series </text:h>
      <text:p text:style-name="P1"><text:bookmark text:name="exponential function &lt;b&gt; Exp(x)&lt;/b&gt;!by Taylor series"/>The exponential function is computed using its Taylor series, </text:p>
      <text:p text:style-name="P2">Exp(x)=1+x+x^2/2! +... </text:p>
      <text:p text:style-name="P1">This series converges for all (complex) <text:span text:style-name="T1">x</text:span>, but if <text:span text:style-name="T1">Abs(x)</text:span> is large, or if <text:span text:style-name="T1">x</text:span> is negative, then the series converges slowly and/or gives a large round-off error. So one should use this Taylor series only when <text:span text:style-name="T1">x</text:span> is small. </text:p>
      <text:p text:style-name="P1">If <text:span text:style-name="T1">x</text:span> is sufficiently small, e.g. <text:span text:style-name="T1">Abs(x)&lt;10^(-M)</text:span> and <text:span text:style-name="T1">M&gt;Ln(P)/Ln(10)</text:span>, then it is enough to take about <text:span text:style-name="T1">P/M</text:span> terms in the Taylor series. If <text:span text:style-name="T1">x</text:span> is of order 1, one needs about <text:span text:style-name="T1">P*Ln(10)/Ln(P)</text:span> terms. </text:p>
      <text:p text:style-name="P1">If <text:span text:style-name="T1">x=p/q</text:span> is a small rational number, and if a fast multiplication is available, then the binary splitting technique should be used to evaluate the Taylor series. The computational cost of that is <text:span text:style-name="T1">O(M(P*Ln(P))*Ln(P))</text:span>. </text:p>
      <text:p text:style-name="P5"/>
      <text:h text:style-name="P15" text:outline-level="3">Method 2: squaring + Taylor series </text:h>
      <text:p text:style-name="P1"><text:bookmark text:name="exponential function &lt;b&gt;Exp(x)&lt;/b&gt;!squaring speed-up"/>A speed-up trick used for large <text:span text:style-name="T1">x</text:span> is to divide the argument by some power of 2 and then square the result several times, i.e. </text:p>
      <text:p text:style-name="P2">Exp(x)=Exp(2^(-k)*x)^2^k,</text:p>
      <text:p text:style-name="Text_20_body"><text:span text:style-name="T3">where </text:span><text:span text:style-name="T4">k</text:span><text:span text:style-name="T3"> is chosen sufficiently large so that the Taylor series converges quickly at </text:span><text:span text:style-name="T4">2^(-k)*x</text:span><text:span text:style-name="T3"> [Smith 1985]. The threshold value for </text:span><text:span text:style-name="T4">x</text:span><text:span text:style-name="T3"> can be obtained through </text:span><text:span text:style-name="Teletype"><text:span text:style-name="T4">ExpNThreshold()</text:span></text:span><text:span text:style-name="T3">, and set through </text:span><text:span text:style-name="Teletype"><text:span text:style-name="T4">SetExpNThreshold(threshold)</text:span></text:span><text:span text:style-name="T3"> in </text:span><text:span text:style-name="Teletype"><text:span text:style-name="T4">stdfuncs</text:span></text:span><text:span text:style-name="T3">. </text:span></text:p>
      <text:p text:style-name="P1">A modification of the squaring reduction allows to significantly reduce the round-off error [Brent 1978]. Instead of <text:span text:style-name="T1">Exp(x)=Exp(x/2)^2</text:span>, we use the identity </text:p>
      <text:p text:style-name="P2">Exp(x)-1=(Exp(x/2)-1)*(Exp(x/2)+1) </text:p>
      <text:p text:style-name="P1">and reduce <text:span text:style-name="T1">Exp(x)-1</text:span> directly to <text:span text:style-name="T1">Exp(x/2)-1</text:span>. If <text:span text:style-name="T1">y=Exp(x/2)-1</text:span>, then <text:span text:style-name="T1">Exp(x)-1=2*y+y^2</text:span>. </text:p>
      <text:p text:style-name="P5"/>
      <text:h text:style-name="P15" text:outline-level="3">Method 3: inverse logarithm </text:h>
      <text:p text:style-name="P1"><text:bookmark text:name="exponential function &lt;b&gt; Exp(x)&lt;/b&gt;!by inverse logarithm"/>An alternative way to compute <text:span text:style-name="T1">x=Exp(a)</text:span> if a fast logarithm routine is available would be to solve the equation <text:span text:style-name="T1">Ln(x)=a</text:span>. (This might be better at very large precision where the AGM method for the logarithm is asymptotically the fastest.) </text:p>
      <text:p text:style-name="P1">Newton's method gives the iteration </text:p>
      <text:p text:style-name="P2">x'=x*(a+1-Ln(x)).</text:p>
      <text:p text:style-name="P1"><text:soft-page-break/>The iteration converges quadratically to <text:span text:style-name="T1">Exp(a)</text:span> if the initial value of <text:span text:style-name="T1">x</text:span> is <text:span text:style-name="T1">0&lt;x&lt;Exp(a+1)</text:span>. </text:p>
      <text:p text:style-name="P1">A cubically convergent formula is obtained if we replace <text:span text:style-name="T1">Ln(x)=a</text:span> by an equivalent equation </text:p>
      <text:p text:style-name="P2">(Ln(x)-a)/(Ln(x)-a-2)=0.</text:p>
      <text:p text:style-name="P1">For this equation, Newton's method gives the iteration </text:p>
      <text:p text:style-name="P2">x'=x*(1+(a+1-Ln(x))^2)/2.</text:p>
      <text:p text:style-name="P1">This iteration converges for initial values <text:span text:style-name="T1">0&lt;x&lt;Exp(a+2)</text:span> with a cubic convergence rate and requires only one more multiplication, compared with Newton's method for <text:span text:style-name="T1">Ln(x)=a</text:span>. A good initial guess can be found by raising 2 to the integer part of <text:span text:style-name="T1">a/Ln(2)</text:span> (the value <text:span text:style-name="T1">Ln(2)</text:span> can be approximated from above by a suitable rational number, e.g. <text:span text:style-name="T1">7050/10171</text:span>). </text:p>
      <text:p text:style-name="P1">This cubically convergent iteration seems to follow from a good equivalent equation that we guessed. But it turns out that it can be generalized to higher orders. Let <text:span text:style-name="T1">y:=a-Ln(x[0])</text:span> where <text:span text:style-name="T1">x[0]</text:span> is an approximation to <text:span text:style-name="T1">Exp(a)</text:span>; if it is a good approximation, then <text:span text:style-name="T1">y</text:span> is small. Then <text:span text:style-name="T1">Exp(a)=x[0]*Exp(y)</text:span>. Expanding in <text:span text:style-name="T1">y</text:span>, we obtain </text:p>
      <text:p text:style-name="P2">Exp(a)=x[0]*(1+y+y^2/2! +y^3/3! +...),</text:p>
      <text:p text:style-name="P1">and if we truncate the series after <text:span text:style-name="T1">k</text:span>-th term, the new approximation will have <text:span text:style-name="T1">k</text:span> times the number of correct digits in <text:span text:style-name="T1">x[0]</text:span>. It is easy to see that the above cubic iteration is a particular case with <text:span text:style-name="T1">k=3</text:span>. </text:p>
      <text:p text:style-name="P1">The optimal number of terms to take depends on the speed of the implementation of <text:span text:style-name="T1">Ln(x)</text:span>. </text:p>
      <text:p text:style-name="P5"/>
      <text:h text:style-name="P15" text:outline-level="3">Method 4: linear reduction + Taylor series </text:h>
      <text:p text:style-name="P1"><text:bookmark text:name="exponential function &lt;b&gt;Exp(x)&lt;/b&gt;!by linear reduction"/>In this method we reduce the argument <text:span text:style-name="T1">x</text:span> by subtracting an integer. Suppose <text:span text:style-name="T1">x&gt;1</text:span>, then take <text:span text:style-name="T1">n=Floor(x)</text:span> where <text:span text:style-name="T1">n</text:span> is an integer, so that <text:span text:style-name="T1">0&lt;=x-n&lt;1</text:span>. Then we can compute <text:span text:style-name="T1">Exp(x)=Exp(n)*Exp(x-n)</text:span> by using the Taylor series on the small number <text:span text:style-name="T1">x-n</text:span>. The integer power <text:span text:style-name="T1">e^n</text:span> is found from a precomputed value of <text:span text:style-name="T1">e</text:span>. </text:p>
      <text:p text:style-name="P1">A refinement of this method is to subtract not only the integer part of <text:span text:style-name="T1">x</text:span>, but also the first few binary digits. We fix an integer <text:span text:style-name="T1">k&gt;=1</text:span> and precompute <text:span text:style-name="T1">b:=Exp(2^(-k))</text:span>. Then we find the integer <text:span text:style-name="T1">m</text:span> such that <text:span text:style-name="T1">0&lt;=x-m*2^(-k)&lt;2^(-k)</text:span>. (The rational number <text:span text:style-name="T1">m*2^(-k)</text:span> contains the integer part of <text:span text:style-name="T1">x</text:span> and the first <text:span text:style-name="T1">k</text:span> bits of <text:span text:style-name="T1">x</text:span> after the binary point.) Then we compute <text:span text:style-name="T1">Exp(x-m*2^(-k))</text:span> using the Taylor series and <text:span text:style-name="T1">Exp(m*2^(-k))=b^m</text:span> by the integer powering algorithm from the precomputed value of <text:span text:style-name="T1">b</text:span>. </text:p>
      <text:p text:style-name="P1">The parameter <text:span text:style-name="T1">k</text:span> should be chosen to minimize the computational effort. </text:p>
      <text:p text:style-name="P5"/>
      <text:h text:style-name="P15" text:outline-level="3">Method 5: binary rediction </text:h>
      <text:p text:style-name="P1"><text:bookmark text:name="exponential function &lt;b&gt; Exp(x)&lt;/b&gt;!by binary reduction"/>This method is based on the binary splitting technique and is described in [Haible <text:span text:style-name="T2">et al.</text:span> 1998] with a reference to [Brent 1976]. The idea is to reduce the computation of <text:span text:style-name="T1">Exp(x)</text:span> to the computation of <text:span text:style-name="T1">Exp(r[k])</text:span> for some rational numbers <text:span text:style-name="T1">r[0]</text:span>, <text:span text:style-name="T1">r[1]</text:span>, <text:span text:style-name="T1">r[2]</text:span>, ... </text:p>
      <text:p text:style-name="P1"><text:soft-page-break/>Take the binary decomposition of <text:span text:style-name="T1">x</text:span> of the following form, </text:p>
      <text:p text:style-name="P2">x=x[0]+Sum(k,0,N,u[k]*2^(-2^k)),</text:p>
      <text:p text:style-name="P1">where <text:span text:style-name="T1">x[0]</text:span> and <text:span text:style-name="T1">u[k]</text:span> are integers such that <text:span text:style-name="T1">Abs(u[k])&lt;2^2^(k-1)</text:span>. Then define <text:span text:style-name="T1">r[k]=u[k]*2^(-2^k)</text:span>. Note that all <text:span text:style-name="T1">r[k]</text:span> are rational numbers such that <text:span text:style-name="T1">Abs(r[k])&lt;2^(-2^(k-1))</text:span>. The exponentials <text:span text:style-name="T1">Exp(r[k])</text:span> are computed using the binary splitting on the Taylor series. Finally, </text:p>
      <text:p text:style-name="P2">Exp(x)=Exp(x[0])*Exp(r[0])*Exp(r[1])*....</text:p>
      <text:p text:style-name="P1">The cost of this method is <text:span text:style-name="T1">O(M(P*Ln(P))*Ln(P))</text:span> operations. </text:p>
      <text:p text:style-name="P1">Essentially the same method can be used to compute the complex exponential, <text:span text:style-name="T1">Exp(a+I*b)</text:span>. This is slower but the asymptotic cost is the same. </text:p>
      <text:p text:style-name="P5"/>
      <text:h text:style-name="P15" text:outline-level="3">Method 6: continued fraction </text:h>
      <text:p text:style-name="P1"><text:bookmark text:name="continued fraction approximation!of &lt;b&gt;Exp(x)&lt;/b&gt;"/><text:bookmark text:name="exponential function &lt;b&gt;Exp(x)&lt;/b&gt;!by continued fraction"/>There is a continued fraction representation of the exponential function: </text:p>
      <text:p text:style-name="P2">Exp(-x)=1-x/(1+x/(2-x/(3+x/(2-x/(5+x/(2-...)))))).</text:p>
      <text:p text:style-name="P1">This fraction converges for all <text:span text:style-name="T1">x</text:span>, although the speed of convergence varies with the magnitude of <text:span text:style-name="T1">x</text:span>. </text:p>
      <text:p text:style-name="P1">This method does not seem to provide a computational advantage compared with the other methods. </text:p>
      <text:p text:style-name="P5"/>
      <text:h text:style-name="P15" text:outline-level="3">Which method to use </text:h>
      <text:p text:style-name="P1">This remains to be seen. </text:p>
      <text:p text:style-name="P5"><text:bookmark text:name="c5s5"/></text:p>
      <text:h text:style-name="P11" text:outline-level="2">5.5 Calculation of <text:span text:style-name="T1">Pi</text:span> </text:h>
      <text:p text:style-name="Text_20_body"><text:bookmark text:name="computation of &lt;b&gt;pi&lt;/b&gt;"/><text:span text:style-name="T3">In MathPiper, the constant </text:span><text:span text:style-name="T4">pi</text:span><text:span text:style-name="T3"> is computed by the library routine </text:span><text:span text:style-name="Teletype"><text:span text:style-name="T4">Internal'Pi()</text:span></text:span><text:span text:style-name="T3"> which uses the internal routine </text:span><text:span text:style-name="Teletype"><text:span text:style-name="T4">MathPi</text:span></text:span><text:span text:style-name="T3"> to compute the value to current precision </text:span><text:span text:style-name="Teletype"><text:span text:style-name="T4">BuiltinPrecisionSet()</text:span></text:span><text:span text:style-name="T3">. The result is stored in a global variable as a list of the form </text:span><text:span text:style-name="Teletype"><text:span text:style-name="T4">{precision, value}</text:span></text:span><text:span text:style-name="T3"> where </text:span><text:span text:style-name="Teletype"><text:span text:style-name="T4">precision</text:span></text:span><text:span text:style-name="T3"> is the number of digits of </text:span><text:span text:style-name="T4">pi</text:span><text:span text:style-name="T3"> that have already been found and </text:span><text:span text:style-name="Teletype"><text:span text:style-name="T4">value</text:span></text:span><text:span text:style-name="T3"> is the multiple-precision value. This is done to avoid recalculating </text:span><text:span text:style-name="T4">pi</text:span><text:span text:style-name="T3"> if a precise enough value for it has already been found. </text:span></text:p>
      <text:p text:style-name="P1">Efficient iterative algorithms for computing <text:span text:style-name="T1">pi</text:span> with arbitrary precision have been recently developed by Brent, Salamin, Borwein and others. However, limitations of the current multiple-precision implementation in MathPiper (compiled with the "internal" math option) make these advanced algorithms run slower because they require many more arbitrary-precision multiplications at each iteration. </text:p>
      <text:p text:style-name="Text_20_body"><text:bookmark text:name="computation of &lt;b&gt; pi&lt;/b&gt;!by Newton's method"/><text:span text:style-name="T3">The file </text:span><text:span text:style-name="Teletype"><text:span text:style-name="T4">examples/pi.pi</text:span></text:span><text:span text:style-name="T3"> implements several different algorithms that duplicate the functionality of </text:span><text:span text:style-name="Teletype"><text:span text:style-name="T4">Internal'Pi()</text:span></text:span><text:span text:style-name="T3">. See [Gourdon </text:span><text:span text:style-name="T5">et al.</text:span><text:span text:style-name="T3"> 2001] for more details of computations of </text:span><text:span text:style-name="T4">pi</text:span><text:span text:style-name="T3"> and generalizations of Newton-Raphson iteration. </text:span></text:p>
      <text:p text:style-name="P5"/>
      <text:h text:style-name="P15" text:outline-level="3"><text:soft-page-break/>Method 1: solve <text:span text:style-name="T1">Sin(x)=0</text:span> </text:h>
      <text:p text:style-name="Text_20_body"><text:span text:style-name="Teletype"><text:span text:style-name="T4">PiMethod0()</text:span></text:span><text:span text:style-name="T3">, </text:span><text:span text:style-name="Teletype"><text:span text:style-name="T4">PiMethod1()</text:span></text:span><text:span text:style-name="T3">, </text:span><text:span text:style-name="Teletype"><text:span text:style-name="T4">PiMethod2()</text:span></text:span><text:span text:style-name="T3"> are all based on a generalized Newton-Raphson method of solving equations. </text:span></text:p>
      <text:p text:style-name="Text_20_body"><text:span text:style-name="T3">Since </text:span><text:span text:style-name="T4">pi</text:span><text:span text:style-name="T3"> is a solution of </text:span><text:span text:style-name="T4">Sin(x)=0</text:span><text:span text:style-name="T3">, one may start sufficiently close, e.g. at </text:span><text:span text:style-name="T4">x0=3.14159265</text:span><text:span text:style-name="T3"> and iterate </text:span><text:span text:style-name="T4">x'=x-Tan(x)</text:span><text:span text:style-name="T3">. In fact it is faster to iterate </text:span><text:span text:style-name="T4">x'=x+Sin(x)</text:span><text:span text:style-name="T3"> which solves a different equation for </text:span><text:span text:style-name="T4">pi</text:span><text:span text:style-name="T3">. </text:span><text:span text:style-name="Teletype"><text:span text:style-name="T4">PiMethod0()</text:span></text:span><text:span text:style-name="T3"> is the straightforward implementation of the latter iteration. A significant speed improvement is achieved by doing calculations at each iteration only with the precision of the root that we expect to get from that iteration. Any imprecision introduced by round-off will be automatically corrected at the next iteration. </text:span></text:p>
      <text:p text:style-name="P1">If at some iteration <text:span text:style-name="T1">x=pi+epsilon</text:span> for small <text:span text:style-name="T1">epsilon</text:span>, then from the Taylor expansion of <text:span text:style-name="T1">Sin(x)</text:span> it follows that the value <text:span text:style-name="T1">x'</text:span> at the next iteration will differ from <text:span text:style-name="T1">pi</text:span> by <text:span text:style-name="T1">O(epsilon^3)</text:span>. Therefore, the number of correct digits triples at each iteration. If we know the number of correct digits of <text:span text:style-name="T1">pi</text:span> in the initial approximation, we can decide in advance how many iterations to compute and what precision to use at each iteration. </text:p>
      <text:p text:style-name="Text_20_body"><text:span text:style-name="T3">The final speed-up in </text:span><text:span text:style-name="Teletype"><text:span text:style-name="T4">PiMethod0()</text:span></text:span><text:span text:style-name="T3"> is to avoid computing at unnecessarily high precision. This may happen if, for example, we need to evaluate 200 digits of </text:span><text:span text:style-name="T4">pi</text:span><text:span text:style-name="T3"> starting with 20 correct digits. After 2 iterations we would be calculating with 180 digits; the next iteration would have given us 540 digits but we only need 200, so the third iteration would be wasteful. This can be avoided by first computing </text:span><text:span text:style-name="T4">pi</text:span><text:span text:style-name="T3"> to just over 1/3 of the required precision, i.e. to 67 digits, and then executing the last iteration at full 200 digits. There is still a wasteful step when we would go from 60 digits to 67, but much less time would be wasted than in the calculation with 200 digits of precision. </text:span></text:p>
      <text:p text:style-name="Text_20_body"><text:span text:style-name="T3">Newton's method is based on approximating the function </text:span><text:span text:style-name="T4">f(x)</text:span><text:span text:style-name="T3"> by a straight line. One can achieve better approximation and therefore faster convergence to the root if one approximates the function with a polynomial curve of higher order. The routine </text:span><text:span text:style-name="Teletype"><text:span text:style-name="T4">PiMethod1()</text:span></text:span><text:span text:style-name="T3"> uses the iteration </text:span></text:p>
      <text:p text:style-name="P2">x'=x+Sin(x)+1/6*Sin(x)^3+3/40*Sin(x)^5+5/112*Sin(x)^7 </text:p>
      <text:p text:style-name="Text_20_body"><text:span text:style-name="T3">which has a faster convergence, giving 9 times as many digits at every iteration. (The series is the Taylor series for </text:span><text:span text:style-name="T4">ArcSin(y)</text:span><text:span text:style-name="T3"> cut at </text:span><text:span text:style-name="T4">O(y^9)</text:span><text:span text:style-name="T3">.) The same speed-up tricks are used as in </text:span><text:span text:style-name="Teletype"><text:span text:style-name="T4">PiMethod0()</text:span></text:span><text:span text:style-name="T3">. In addition, the last iteration, which must be done at full precision, is performed with the simpler iteration </text:span><text:span text:style-name="T4">x'=x+Sin(x)</text:span><text:span text:style-name="T3"> to reduce the number of high-precision multiplications. </text:span></text:p>
      <text:p text:style-name="Text_20_body"><text:span text:style-name="T3">Both </text:span><text:span text:style-name="Teletype"><text:span text:style-name="T4">PiMethod0()</text:span></text:span><text:span text:style-name="T3"> and </text:span><text:span text:style-name="Teletype"><text:span text:style-name="T4">PiMethod1()</text:span></text:span><text:span text:style-name="T3"> require a computation of </text:span><text:span text:style-name="T4">Sin(x)</text:span><text:span text:style-name="T3"> at every iteration. An industrial-strength arbitrary precision library such as </text:span><text:span text:style-name="Teletype"><text:span text:style-name="T4">gmp</text:span></text:span><text:span text:style-name="T3"> can multiply numbers much faster than it can evaluate a trigonometric function. Therefore, it would be good to have a method which does not require trigonometrics. </text:span><text:span text:style-name="Teletype"><text:span text:style-name="T4">PiMethod2()</text:span></text:span><text:span text:style-name="T3"> is a simple attempt to remedy the problem. It computes the Taylor series for </text:span><text:span text:style-name="T4">ArcTan(x)</text:span><text:span text:style-name="T3">, </text:span></text:p>
      <text:p text:style-name="P2">ArcTan(x)=x-x^3/3+x^5/5-x^7/7+...,</text:p>
      <text:p text:style-name="P1">for the value of <text:span text:style-name="T1">x</text:span> obtained as the tangent of the initial guess for <text:span text:style-name="T1">pi</text:span>; in other words, if <text:span text:style-name="T1">x=pi+epsilon</text:span> where <text:span text:style-name="T1">epsilon</text:span> is small, then <text:span text:style-name="T1">Tan(x)=Tan(epsilon)</text:span>, therefore <text:span text:style-name="T1">epsilon=ArcTan(Tan(x))</text:span> and <text:span text:style-name="T1">pi</text:span> is found as <text:span text:style-name="T1">pi=x-epsilon</text:span>. If the initial guess is good (i.e. <text:span text:style-name="T1">epsilon</text:span> is very small), then the Taylor series for <text:span text:style-name="T1">ArcTan(x)</text:span> converges very quickly (although linearly, i.e. it gives a fixed number of digits of <text:span text:style-name="T1">pi</text:span> per term). Only a <text:soft-page-break/>single full-precision evaluation of <text:span text:style-name="T1">Tan(x)</text:span> is necessary at the beginning of the algorithm. The complexity of this algorithm is proportional to the number of digits and to the time of a long multiplication. </text:p>
      <text:p text:style-name="P5"/>
      <text:h text:style-name="P15" text:outline-level="3">Method 2: Borwein's iteration </text:h>
      <text:p text:style-name="Text_20_body"><text:span text:style-name="T3">The routines </text:span><text:span text:style-name="Teletype"><text:span text:style-name="T4">PiBrentSalamin()</text:span></text:span><text:span text:style-name="T3"> and </text:span><text:span text:style-name="Teletype"><text:span text:style-name="T4">PiBorwein()</text:span></text:span><text:span text:style-name="T3"> are based on much more advanced mathematics. (See papers by P. Borwein for review and explanations of the methods.) These methods do not require evaluations of trigonometric functions, but they do require taking a few square roots at each iteration, and all calculations must be done using full precision. Using modern algorithms, one can compute a square root roughly in the same time as a division; but MathPiper's internal math is not yet up to it. Therefore, these two routines perform poorly compared to the more simple-minded </text:span><text:span text:style-name="Teletype"><text:span text:style-name="T4">PiMethod0()</text:span></text:span><text:span text:style-name="T3">. </text:span></text:p>
      <text:p text:style-name="P5"/>
      <text:h text:style-name="P15" text:outline-level="3">Method 3: AGM sequence (Brent-Salamin) </text:h>
      <text:p text:style-name="P1"><text:bookmark text:name="computation of &lt;b&gt;pi&lt;/b&gt;!by Brent-Salamin method"/>The algorithm of Brent and Salamin uses the AGM sequence. The calculation can be summarized as follows: </text:p>
      <text:p text:style-name="P2">[a=1;b=1/Sqrt(2);c=1/2;k=1;] </text:p>
      <table:table table:name="Table44" table:style-name="Table44">
        <table:table-column table:style-name="Table44.A"/>
        <table:table-row>
          <table:table-cell table:style-name="Table44.A1" office:value-type="string">
            <text:p text:style-name="P7">While(Not enough precision) [</text:p>
          </table:table-cell>
        </table:table-row>
      </table:table>
      <text:p text:style-name="P2">{a,b}={(a+b)/2,Sqrt(a*b)} </text:p>
      <text:p text:style-name="P2">c=c-2^k*(a^2-b^2) </text:p>
      <text:p text:style-name="P2">pi=2*a^2/c </text:p>
      <text:p text:style-name="P2">k=k+1 </text:p>
      <table:table table:name="Table45" table:style-name="Table45">
        <table:table-column table:style-name="Table45.A"/>
        <table:table-row>
          <table:table-cell table:style-name="Table45.A1" office:value-type="string">
            <text:p text:style-name="P7">];</text:p>
          </table:table-cell>
        </table:table-row>
      </table:table>
      <text:p text:style-name="P1">At each iteration, the variable <text:span text:style-name="T1">pi</text:span> will have twice as many correct digits as it had at the previous iteration. </text:p>
      <text:p text:style-name="P5"/>
      <text:h text:style-name="P15" text:outline-level="3">Method 4: Ramanujan's series </text:h>
      <text:p text:style-name="P1"><text:bookmark text:name="computation of &lt;b&gt; pi&lt;/b&gt;!by Ramanujan's series"/>Another method for fast computation of <text:span text:style-name="T1">Pi</text:span> is based on the following mysterious series, </text:p>
      <text:p text:style-name="P2">1/Pi=12/(C*Sqrt(C))*Sum(n,0,Infinity,(-1)^n*(6*n)! *(A+n*B)/((3*n)! *(n!)^3*C^(3*n))),</text:p>
      <text:p text:style-name="P1">where <text:span text:style-name="T1">A=13591409</text:span>, <text:span text:style-name="T1">B=545140134</text:span>, and <text:span text:style-name="T1">C=640320</text:span>. This formula was found by the Chudnovsky brothers, but it traces back to Ramanujan's notebooks. </text:p>
      <text:p text:style-name="P1">To obtain the value of <text:span text:style-name="T1">Pi</text:span> with <text:span text:style-name="T1">P</text:span> decimal digits, one needs to take </text:p>
      <text:p text:style-name="P2">n&lt;=&gt;P*Ln(10)/(3*Ln(C/12))&lt;479/6793*P </text:p>
      <text:p text:style-name="P1"><text:soft-page-break/>terms of the series. </text:p>
      <text:p text:style-name="Text_20_body"><text:span text:style-name="T3">If this series is evaluated using Horner's scheme (the routine </text:span><text:span text:style-name="Teletype"><text:span text:style-name="T4">PiChudnovsky</text:span></text:span><text:span text:style-name="T3">), then about </text:span><text:span text:style-name="T4">Ln(n)/Ln(10)</text:span><text:span text:style-name="T3"> extra digits are needed to compensate for round-off error while adding </text:span><text:span text:style-name="T4">n</text:span><text:span text:style-name="T3"> terms. This method does not require any long multiplications and costs </text:span><text:span text:style-name="T4">O(P^2)</text:span><text:span text:style-name="T3"> operations. </text:span></text:p>
      <text:p text:style-name="P1">A potentially much faster way to evaluate this series at high precision is by using the binary splitting technique. This would give the asymptotic cost <text:span text:style-name="T1">O(M(P*Ln(P))*Ln(P))</text:span>. </text:p>
      <text:p text:style-name="P5"/>
      <text:h text:style-name="P15" text:outline-level="3">Which method to use </text:h>
      <text:p text:style-name="P1">This remains to be seen. </text:p>
      <text:p text:style-name="P5"><text:bookmark text:name="c5s6"/></text:p>
      <text:h text:style-name="P11" text:outline-level="2">5.6 Trigonometric functions </text:h>
      <text:p text:style-name="P1">Trigonometric functions <text:span text:style-name="T1">Sin(x)</text:span>, <text:span text:style-name="T1">Cos(x)</text:span> are computed by subtracting <text:span text:style-name="T1">2*Pi</text:span> from <text:span text:style-name="T1">x</text:span> until it is in the range <text:span text:style-name="T1">0&lt;x&lt;2*Pi</text:span> and then using the Taylor series. (The value of <text:span text:style-name="T1">Pi</text:span> is precomputed.) </text:p>
      <text:p text:style-name="P1">Tangent is computed by dividing <text:span text:style-name="T1">Sin(x)/Cos(x)</text:span> or from <text:span text:style-name="T1">Sin(x)</text:span> using the identity </text:p>
      <text:p text:style-name="P2">Tan(x)=Sin(x)/Sqrt(1-Sin(x)^2).</text:p>
      <text:p text:style-name="P5"/>
      <text:h text:style-name="P15" text:outline-level="3">Method 1: Taylor series </text:h>
      <text:p text:style-name="P1">The Taylor series for the basic trigonometric functions are </text:p>
      <text:p text:style-name="P2">Sin(x)=x-x^3/3! +x^5/5! -x^7/7! +...,</text:p>
      <text:p text:style-name="P2">Cos(x)=1-x^2/2! +x^4/4! -x^6/6! +....</text:p>
      <text:p text:style-name="P1">These series converge for all <text:span text:style-name="T1">x</text:span> but are optimal for multiple-precision calculations only for small <text:span text:style-name="T1">x</text:span>. The convergence rate and possible optimizations are the same as those of the Taylor series for <text:span text:style-name="T1">Exp(x)</text:span>. </text:p>
      <text:p text:style-name="P5"/>
      <text:h text:style-name="P15" text:outline-level="3">Method 2: argument reduction </text:h>
      <text:p text:style-name="P1">Basic argument reduction requires a precomputed value for <text:span text:style-name="T1">Pi/2</text:span>. The identities <text:span text:style-name="T1">Sin(x+Pi/2)=Cos(x)</text:span>, <text:span text:style-name="T1">Cos(x+Pi/2)= -Sin(x)</text:span> can be used to reduce the argument to the range between <text:span text:style-name="T1">0</text:span> and <text:span text:style-name="T1">Pi/2</text:span>. Then the bisection for <text:span text:style-name="T1">Cos(x)</text:span> and the trisection for <text:span text:style-name="T1">Sin(x)</text:span> are used. </text:p>
      <text:p text:style-name="P1">For <text:span text:style-name="T1">Cos(x)</text:span>, the bisection identity can be used more efficiently if it is written as </text:p>
      <text:p text:style-name="P2">1-Cos(2*x)=4*(1-Cos(x))-2*(1-Cos(x))^2.</text:p>
      <text:p text:style-name="P1">If <text:span text:style-name="T1">1-Cos(x)</text:span> is very small, then this decomposition allows to use a shorter <text:soft-page-break/>multiplication and reduces round-off error. </text:p>
      <text:p text:style-name="P1">For <text:span text:style-name="T1">Sin(x)</text:span>, the trisection identity is </text:p>
      <text:p text:style-name="P2">Sin(3*x)=3*Sin(x)-4*Sin(x)^3.</text:p>
      <text:p text:style-name="P1">The optimal number of bisections or trisections should be estimated to reduce the total computational cost. The resulting number will depend on the magnitude of the argument <text:span text:style-name="T1">x</text:span>, on the required precision <text:span text:style-name="T1">P</text:span>, and on the speed of the available multiplication <text:span text:style-name="T1">M(P)</text:span>. </text:p>
      <text:p text:style-name="P5"/>
      <text:h text:style-name="P15" text:outline-level="3">Method 3: inverse <text:span text:style-name="T1">ArcTan(x)</text:span> </text:h>
      <text:p text:style-name="P1">The function <text:span text:style-name="T1">ArcTan(x)</text:span> can be found from its Taylor series, or from the complex AGM method, or by another method. Then the function can be inverted by Newton's iteration to obtain <text:span text:style-name="T1">Tan(x)</text:span> and from it also <text:span text:style-name="T1">Sin(x)</text:span>, <text:span text:style-name="T1">Cos(x)</text:span> using the trigonometric identities. </text:p>
      <text:p text:style-name="P1">Alternatively, <text:span text:style-name="T1">ArcSin(x)</text:span> may be found from the Taylor series and inverted to obtain <text:span text:style-name="T1">Sin(x)</text:span>. </text:p>
      <text:p text:style-name="P1">This method seems to be of marginal value since efficient direct methods for <text:span text:style-name="T1">Cos(x)</text:span>, <text:span text:style-name="T1">Sin(x)</text:span> are available. </text:p>
      <text:p text:style-name="P5"/>
      <text:h text:style-name="P15" text:outline-level="3">Which method to use </text:h>
      <text:p text:style-name="P1">This remains to be seen. </text:p>
      <text:p text:style-name="P5"><text:bookmark text:name="c5s7"/></text:p>
      <text:h text:style-name="P11" text:outline-level="2">5.7 Inverse trigonometric functions </text:h>
      <text:p text:style-name="P1"><text:bookmark text:name="continued fraction approximation!of &lt;b&gt;ArcTan(x)&lt;/b&gt;2"/><text:bookmark text:name="computation of &lt;b&gt;ArcTan(x)&lt;/b&gt;"/>Inverse trigonometric functions are computed by various methods. To compute <text:span text:style-name="T1">y=ArcSin(x)</text:span>, Newton's method is used for to invert <text:span text:style-name="T1">x=Sin(y)</text:span>. The inverse tangent <text:span text:style-name="T1">ArcTan(x)</text:span> can be computed by its Taylor series, </text:p>
      <text:p text:style-name="P2">ArcTan(x)=x-x^3/3+x^5/5-...,</text:p>
      <text:p text:style-name="P1">or by the continued fraction expansion, </text:p>
      <text:p text:style-name="P2">ArcTan(x)=x/(1+x^2/(3+(2*x)^2/(5+(3*x)^2/(7+...)))).</text:p>
      <text:p text:style-name="P1">The convergence of this expansion for large <text:span text:style-name="T1">Abs(x)</text:span> is improved by using the identities </text:p>
      <text:p text:style-name="P2">ArcTan(x)=Pi/2*Sign(x)-ArcTan(1/x),</text:p>
      <text:p text:style-name="P2">ArcTan(x)=2*ArcTan(x/(1+Sqrt(1+x^2))).</text:p>
      <text:p text:style-name="P1">Thus, any value of <text:span text:style-name="T1">x</text:span> is reduced to <text:span text:style-name="T1">Abs(x)&lt;0.42</text:span>. This is implemented in the standard library scripts. </text:p>
      <text:p text:style-name="Text_20_body"><text:span text:style-name="T3">By the identity </text:span><text:span text:style-name="T4">ArcCos(x):=Pi/2-ArcSin(x)</text:span><text:span text:style-name="T3">, the inverse cosine is reduced to the inverse sine. Newton's method for </text:span><text:span text:style-name="T4">ArcSin(x)</text:span><text:span text:style-name="T3"> consists of solving the equation </text:span><text:span text:style-name="T4">Sin(y)=x</text:span><text:span text:style-name="T3"> for </text:span><text:span text:style-name="T4">y</text:span><text:span text:style-name="T3">. Implementation is similar to the calculation of </text:span><text:span text:style-name="T4">pi</text:span><text:span text:style-name="T3"> in </text:span><text:span text:style-name="Teletype"><text:span text:style-name="T4">PiMethod0()</text:span></text:span><text:span text:style-name="T3">. </text:span></text:p>
      <text:p text:style-name="P1"><text:soft-page-break/>For <text:span text:style-name="T1">x</text:span> close to 1, Newton's method for <text:span text:style-name="T1">ArcSin(x)</text:span> converges very slowly. An identity </text:p>
      <text:p text:style-name="P2">ArcSin(x)=Sign(x)*(Pi/2-ArcSin(Sqrt(1-x^2))) </text:p>
      <text:p text:style-name="P1">can be used in this case. Another potentially useful identity is </text:p>
      <text:p text:style-name="P2">ArcSin(x)=2*ArcSin(x/(Sqrt(2)*Sqrt(1+Sqrt(1-x^2)))).</text:p>
      <text:p text:style-name="P1">Inverse tangent can also be related to inverse sine by </text:p>
      <text:p text:style-name="P2">ArcTan(x)=ArcSin(x/Sqrt(1+x^2)),</text:p>
      <text:p text:style-name="P2">ArcTan(1/x)=ArcSin(1/Sqrt(1+x^2)).</text:p>
      <text:p text:style-name="P1">Alternatively, the Taylor series can be used for the inverse sine: </text:p>
      <text:p text:style-name="P2">ArcSin(x)=x+1/2*x^3/3+(1*3)/(2*4)*x^5/5+(1*3*5)/(2*4*6)*x^7/7+....</text:p>
      <text:p text:style-name="P1"><text:bookmark text:name="continued fraction approximation!of &lt;b&gt;Tan(x)&lt;/b&gt;"/>An everywhere convergent continued fraction can be used for the tangent: </text:p>
      <text:p text:style-name="P2">Tan(x)=x/(1-x^2/(3-x^2/(5-x^2/(7-...)))).</text:p>
      <text:p text:style-name="P1">Hyperbolic and inverse hyperbolic functions are reduced to exponentials and logarithms: <text:span text:style-name="T1">Cosh(x)=1/2*(Exp(x)+Exp(-x))</text:span>, <text:span text:style-name="T1">Sinh(x)=1/2*(Exp(x)-Exp(-x))</text:span>, <text:span text:style-name="T1">Tanh(x)=Sinh(x)/Cosh(x)</text:span>, </text:p>
      <text:p text:style-name="P2">ArcCosh(x)=Ln(x+Sqrt(x^2-1)),</text:p>
      <text:p text:style-name="P2">ArcSinh(x)=Ln(x+Sqrt(x^2+1)),</text:p>
      <text:p text:style-name="P2">ArcTanh(x)=1/2*Ln((1+x)/(1-x)).</text:p>
      <text:p text:style-name="P5"/>
      <text:h text:style-name="P15" text:outline-level="3">Continued fraction for <text:span text:style-name="T1">ArcTan(x)</text:span> </text:h>
      <text:p text:style-name="Text_20_body"><text:bookmark text:name="continued fraction approximation!of &lt;b&gt;ArcTan(x)&lt;/b&gt;1"/><text:bookmark text:name="computation of &lt;b&gt;ArcTan(x)&lt;/b&gt;!by continued fraction"/><text:span text:style-name="T3">The idea to use continued fraction expansions for </text:span><text:span text:style-name="Teletype"><text:span text:style-name="T4">ArcTan</text:span></text:span><text:span text:style-name="T3"> comes from the book [Crenshaw 2000]. In that book the author explains how he got the idea to use continued fraction expansions to approximate </text:span><text:span text:style-name="T4">ArcTan(x)</text:span><text:span text:style-name="T3">, given that the Taylor series converges slowly, and having a hunch that in that case the continued fraction expansion then converges rapidly. He then proceeds to show that in the case of </text:span><text:span text:style-name="T4">ArcTan(x)</text:span><text:span text:style-name="T3">, this advantage is very significant. However, it might not be true for all slowly converging series. </text:span></text:p>
      <text:p text:style-name="P1">The convergence of the continued fraction expansion of <text:span text:style-name="T1">ArcTan(x)</text:span> is indeed better than convergence of the Taylor series. Namely, the Taylor series converges only for <text:span text:style-name="T1">Abs(x)&lt;1</text:span> while the continued fraction converges for all <text:span text:style-name="T1">x</text:span>. However, the speed of its convergence is not uniform in <text:span text:style-name="T1">x</text:span>; the larger the value of <text:span text:style-name="T1">x</text:span>, the slower the convergence. The necessary number of terms of the continued fraction is in any case proportional to the required number of digits of precision, but the constant of proportionality depends on <text:span text:style-name="T1">x</text:span>. </text:p>
      <text:p text:style-name="P1"><text:bookmark text:name="computation of &lt;b&gt; ArcTan(x)&lt;/b&gt;!by continued fraction!convergence rate"/>This can be understood by the following argument. The difference between two partial continued fractions that differ only by one extra last term can be estimated as </text:p>
      <text:p text:style-name="P2">Abs(delta):=Abs(b[0]/(a[1]+b[1]/(...+b[n-1]/a[n]))-b[0]/(a[1]+b[1]/(...+b[n]/a[n+1])))&lt;(b[0]*b[1]*...*b[n])/((a[1]*...*a[n])^2*a[n+1]).</text:p>
      <text:p text:style-name="P1">(This is a conservative estimate that could be improved with more careful analysis. See also the section on numerical continued fractions.) For the above continued fraction for <text:span text:style-name="T1">ArcTan(x)</text:span>, this directly gives the following estimate, </text:p>
      <text:p text:style-name="P2"><text:soft-page-break/>Abs(delta)&lt;(x^(2*n+1)*(n!)^2)/((2*n+1)*((2*n-1)!!)^2)&lt;=&gt;Pi*(x/2)^(2*n+1).</text:p>
      <text:p text:style-name="P1">This formula only gives a meaningful bound if <text:span text:style-name="T1">x&lt;2</text:span>, but it is clear that the precision generally becomes worse when <text:span text:style-name="T1">x</text:span> grows. If we need <text:span text:style-name="T1">P</text:span> digits of precision, then, for a given <text:span text:style-name="T1">x</text:span>, the number of terms <text:span text:style-name="T1">n</text:span> has to be large enough so that the relative precision is sufficient, i.e. </text:p>
      <text:p text:style-name="P2">delta/ArcTan(x)&lt;10^(-P).</text:p>
      <text:p text:style-name="P1">This gives <text:span text:style-name="T1">n&gt;(P*Ln(10))/(Ln(4)-2*Ln(x))</text:span> and for <text:span text:style-name="T1">x=1</text:span>, <text:span text:style-name="T1">n&gt;3/2*P</text:span>. This estimate is very close for small <text:span text:style-name="T1">x</text:span> and only slightly suboptimal for larger <text:span text:style-name="T1">x</text:span>: numerical experimentation shows that for <text:span text:style-name="T1">x&lt;=1</text:span>, the required number of terms for <text:span text:style-name="T1">P</text:span> decimal digits is only about <text:span text:style-name="T1">4/3*P</text:span>, and for <text:span text:style-name="T1">x&lt;=0.42</text:span>, <text:span text:style-name="T1">n</text:span> must be about <text:span text:style-name="T1">3/4*P</text:span>. If <text:span text:style-name="T1">x&lt;1</text:span> is very small then one needs a much smaller number of terms <text:span text:style-name="T1">n&gt;P*Ln(10)/(Ln(4)-2*Ln(x))</text:span>. Round-off errors may actually make the result less precise if we use many more terms than needed. </text:p>
      <text:p text:style-name="P1"><text:bookmark text:name="computation of &lt;b&gt;ArcTan(x)&lt;/b&gt;!by Taylor series"/>If we compare the rate of convergence of the continued fraction for <text:span text:style-name="T1">ArcTan(x)</text:span> with the Taylor series </text:p>
      <text:p text:style-name="P2">ArcTan(x)=Sum(n,0,Infinity,((-1)^n*x^(2*n+1))/(2*n+1)),</text:p>
      <text:p text:style-name="P1">we find that the number of terms of the Taylor series needed for <text:span text:style-name="T1">P</text:span> digits is about <text:span text:style-name="T1">n&gt;(P*Ln(10))/(2*Ln(x))</text:span>. Since the range of <text:span text:style-name="T1">x</text:span> can be reduced to about [0, 0.42] by trigonometric identities, the difference between this and <text:span text:style-name="T1">P*Ln(10)/(Ln(4)-2*Ln(x))</text:span> is never very large. At most twice as many terms <text:span text:style-name="T1">n</text:span> are needed in the Taylor series as in the continued fraction. However, a Taylor series can be evaluated efficiently using <text:span text:style-name="T1">O(Sqrt(n))</text:span> long multiplications, while a continued fraction with <text:span text:style-name="T1">n</text:span> terms always requires <text:span text:style-name="T1">n</text:span> divisions. Therefore, at high enough precision the continued fraction method will be much less efficient than the Taylor series. </text:p>
      <text:p text:style-name="P5"/>
      <text:h text:style-name="P15" text:outline-level="3">Which method to use </text:h>
      <text:p text:style-name="P1">This remains to be seen. </text:p>
      <text:p text:style-name="P5"><text:bookmark text:name="c5s8"/></text:p>
      <text:h text:style-name="P11" text:outline-level="2">5.8 Factorials and binomial coefficients </text:h>
      <text:p text:style-name="P1"><text:bookmark text:name="factorial"/>The factorial is defined by <text:span text:style-name="T1">n! :=n*(n-1)*...*1</text:span> for integer <text:span text:style-name="T1">n&gt;=1</text:span> and the binomial coefficient is defined by </text:p>
      <text:p text:style-name="P2">Bin(n,m):=n! /(m! *(n-m)!).</text:p>
      <text:p text:style-name="P1"><text:bookmark text:name="double factorial"/>The "double factorial" <text:span text:style-name="T1">n!! :=n*(n-2)*(n-4)*...</text:span> is also useful for some calculations. For convenience, one defines <text:span text:style-name="T1">0! :=1</text:span>, <text:span text:style-name="T1">0!! :=1</text:span>, and <text:span text:style-name="T1">(-1)!! :=1</text:span>; with these definitions, the recurrence relations </text:p>
      <text:p text:style-name="P2">n! *(n+1)=(n+1)!,</text:p>
      <text:p text:style-name="P2">n!! *(n+2)=(n+2)!! </text:p>
      <text:p text:style-name="P1">are valid also for <text:span text:style-name="T1">n=0</text:span> and <text:span text:style-name="T1">n= -1</text:span>. </text:p>
      <text:p text:style-name="Text_20_body"><text:span text:style-name="T3">There are two tasks related to the factorial: the exact integer calculation and an approximate calculation to some floating-point precision. Factorial of </text:span><text:span text:style-name="T4">n</text:span><text:span text:style-name="T3"> has </text:span><text:soft-page-break/><text:span text:style-name="T3">approximately </text:span><text:span text:style-name="T4">n*Ln(n)/Ln(10)</text:span><text:span text:style-name="T3"> decimal digits, so an exact calculation is practical only for relatively small </text:span><text:span text:style-name="T4">n</text:span><text:span text:style-name="T3">. In the current implementation, exact factorials for </text:span><text:span text:style-name="T4">n&gt;65535</text:span><text:span text:style-name="T3"> are not computed but print an error message advising the user to avoid exact computations of large factorials. For example, </text:span><text:span text:style-name="Teletype"><text:span text:style-name="T4">Internal'LnGammaNum(n+1)</text:span></text:span><text:span text:style-name="T3"> is able to compute </text:span><text:span text:style-name="T4">Ln(n!)</text:span><text:span text:style-name="T3"> for very large </text:span><text:span text:style-name="T4">n</text:span><text:span text:style-name="T3"> to any desired floating-point precision. </text:span></text:p>
      <text:p text:style-name="P5"/>
      <text:h text:style-name="P15" text:outline-level="3">Exact factorials </text:h>
      <text:p text:style-name="P1">To compute factorials exactly, we use two direct methods. The first method is to multiply the numbers <text:span text:style-name="T1">1</text:span>, <text:span text:style-name="T1">2</text:span>, ..., <text:span text:style-name="T1">n</text:span> in a loop. This method requires <text:span text:style-name="T1">n</text:span> multiplications of short numbers with <text:span text:style-name="T1">P</text:span>-digit numbers, where <text:span text:style-name="T1">P=O(n*Ln(n))</text:span> is the number of digits in <text:span text:style-name="T1">n!</text:span>. Therefore its complexity is <text:span text:style-name="T1">O(n^2*Ln(n))</text:span>. This factorial routine is implemented in the MathPiper core with a small speedup: consecutive pairs of integers are first multiplied together using platform math and then multiplied by the accumulator product. </text:p>
      <text:p text:style-name="Text_20_body"><text:bookmark text:name="factorial!by bisection method"/><text:span text:style-name="T3">A second method uses a binary tree arrangement of the numbers </text:span><text:span text:style-name="T4">1</text:span><text:span text:style-name="T3">, </text:span><text:span text:style-name="T4">2</text:span><text:span text:style-name="T3">, ..., </text:span><text:span text:style-name="T4">n</text:span><text:span text:style-name="T3"> similar to the recursive sorting routine ("merge-sort"). If we denote by </text:span><text:span text:style-name="Teletype"><text:span text:style-name="T4">a *** b</text:span></text:span><text:span text:style-name="T3"> the "partial factorial" product </text:span><text:span text:style-name="T4">a*(a+1)*...(b-1)*b</text:span><text:span text:style-name="T3">, then the tree-factorial algorithm consists of replacing </text:span><text:span text:style-name="T4">n!</text:span><text:span text:style-name="T3"> by </text:span><text:span text:style-name="T4">1***n</text:span><text:span text:style-name="T3"> and recursively evaluating </text:span><text:span text:style-name="T4">(1***m)*((m+1)***n)</text:span><text:span text:style-name="T3"> for some integer </text:span><text:span text:style-name="T4">m</text:span><text:span text:style-name="T3"> near </text:span><text:span text:style-name="T4">n/2</text:span><text:span text:style-name="T3">. The partial factorials of nearby numbers such as </text:span><text:span text:style-name="T4">m***(m+2)</text:span><text:span text:style-name="T3"> are evaluated explicitly. The binary tree algorithm requires one multiplication of </text:span><text:span text:style-name="T4">P/2</text:span><text:span text:style-name="T3"> digit integers at the last step, two </text:span><text:span text:style-name="T4">P/4</text:span><text:span text:style-name="T3"> digit multiplications at the last-but-one step and so on. There are </text:span><text:span text:style-name="T4">O(Ln(n))</text:span><text:span text:style-name="T3"> total steps of the recursion. If the cost of multiplication is </text:span><text:span text:style-name="T4">M(P)=P^(1+a)*Ln(P)^b</text:span><text:span text:style-name="T3">, then one can show that the total cost of the binary tree algorithm is </text:span><text:span text:style-name="T4">O(M(P))</text:span><text:span text:style-name="T3"> if </text:span><text:span text:style-name="T4">a&gt;0</text:span><text:span text:style-name="T3"> and </text:span><text:span text:style-name="T4">O(M(P)*Ln(n))</text:span><text:span text:style-name="T3"> if </text:span><text:span text:style-name="T4">a=0</text:span><text:span text:style-name="T3"> (which is the best asymptotic multiplication algorithm). </text:span></text:p>
      <text:p text:style-name="P1">Therefore, the tree method wins over the simple method if the cost of multiplication is lower than quadratic. </text:p>
      <text:p text:style-name="P1">The tree method can also be used to compute "double factorials" ( <text:span text:style-name="T1">n!!</text:span>). This is faster than to use the identities </text:p>
      <text:p text:style-name="P2">(2*n)!! =2^n*n! </text:p>
      <text:p text:style-name="P1">and </text:p>
      <text:p text:style-name="P2">(2*n-1)!! =(2*n)! /(2^n*n!).</text:p>
      <text:p text:style-name="P1">Double factorials are used, for instance, in the exact calculation of the Gamma function of half-integer arguments. </text:p>
      <text:p text:style-name="P1"><text:bookmark text:name="binomial coefficients"/>Binomial coefficients <text:span text:style-name="T1">Bin(n,m)</text:span> are found by first selecting the smaller of <text:span text:style-name="T1">m</text:span>, <text:span text:style-name="T1">n-m</text:span> and using the identity <text:span text:style-name="T1">Bin(n,m)=Bin(n,n-m)</text:span>. Then a partial factorial is used to compute </text:p>
      <text:p text:style-name="P2">Bin(n,m)=((n-m+1)***n)/m!.</text:p>
      <text:p text:style-name="P1">This is always much faster than computing the three factorials in the definition of <text:span text:style-name="T1">Bin(n,m)</text:span>. </text:p>
      <text:p text:style-name="P5"/>
      <text:h text:style-name="P15" text:outline-level="3"><text:soft-page-break/>Approximate factorials </text:h>
      <text:p text:style-name="P1"><text:bookmark text:name="Gamma function"/>A floating-point computation of the factorial may proceed either via Euler's Gamma function, <text:span text:style-name="T1">n! =Gamma(n+1)</text:span>, or by a direct method (multiplying the integers and maintaining a certain floating-point precision). If the required precision is much less than the number of digits in the exact factorial, then almost all multiplications will be truncated to the precision <text:span text:style-name="T1">P</text:span> and the tree method <text:span text:style-name="T1">O(n*M(P))</text:span> is always slower than the simple method <text:span text:style-name="T1">O(n*P)</text:span>. </text:p>
      <text:p text:style-name="P5"/>
      <text:h text:style-name="P15" text:outline-level="3">Which method to use </text:h>
      <text:p text:style-name="P1">This remains to be seen. </text:p>
      <text:p text:style-name="P5"><text:bookmark text:name="c5s9"/></text:p>
      <text:h text:style-name="P11" text:outline-level="2">5.9 Classical orthogonal polynomials: general case </text:h>
      <text:p text:style-name="P1"><text:bookmark text:name="orthogonal polynomials"/>A family of orthogonal polynomials is a sequence of polynomials <text:span text:style-name="T1">q _n(x)</text:span>, <text:span text:style-name="T1">n=0</text:span>, <text:span text:style-name="T1">1</text:span>, ... that satisfy the orthogonality condition on some interval [ <text:span text:style-name="T1">a</text:span>, <text:span text:style-name="T1">b</text:span>] with respect to some weight function <text:span text:style-name="T1">rho(x)</text:span>: </text:p>
      <text:p text:style-name="P2">(Integrate(x,a,b)q _m(x)*q _n(x)*rho(x))=0 </text:p>
      <text:p text:style-name="P1">for <text:span text:style-name="T1">m!=n</text:span>. The interval [ <text:span text:style-name="T1">a</text:span>, <text:span text:style-name="T1">b</text:span>] can be finite or infinite and the weight function must be real and non-negative on this interval. </text:p>
      <text:p text:style-name="P1">In principle, one could choose any (non-negative) weight function <text:span text:style-name="T1">rho(x)</text:span> and any interval [<text:span text:style-name="T1">a</text:span>, <text:span text:style-name="T1">b</text:span>] and construct the corresponding family of orthogonal polynomials <text:span text:style-name="T1">q _n(x)</text:span>. For example, take <text:span text:style-name="T1">q _0=1</text:span>, then take <text:span text:style-name="T1">q _1=x+c</text:span> with unknown <text:span text:style-name="T1">c</text:span> and find such <text:span text:style-name="T1">c</text:span> that <text:span text:style-name="T1">q _0</text:span> and <text:span text:style-name="T1">q _1</text:span> satisfy the orthogonality condition; this requires solving a linear equation. Then we can similarly find two unknown coefficients of <text:span text:style-name="T1">q _2</text:span> and so on. (This is called the Gramm-Schmidt orthogonalization procedure.) </text:p>
      <text:p text:style-name="P1">But of course not all weight functions <text:span text:style-name="T1">rho(x)</text:span> and not all intervals [<text:span text:style-name="T1">a</text:span>, <text:span text:style-name="T1">b</text:span>] are equally interesting. There are several "classical" families of orthogonal polynomials that have been of use to theoretical and applied science. The "classical" polynomials are always solutions of a simple second-order differential equation and are always a specific case of some hypergeometric function. </text:p>
      <text:p text:style-name="P1">The construction of "classical" polynomials can be described by the following scheme. The function <text:span text:style-name="T1">rho(x)</text:span> must satisfy the so-called Pearson's equation, </text:p>
      <text:p text:style-name="P2">1/rho(x)*(D(x)rho(x))=alpha(x)/beta(x),</text:p>
      <text:p text:style-name="P1">where the functions <text:span text:style-name="T1">alpha</text:span>, <text:span text:style-name="T1">beta</text:span> are of the form </text:p>
      <text:p text:style-name="P2">alpha(x)=alpha _0+alpha _1*x,</text:p>
      <text:p text:style-name="P2">beta(x)=beta _0+beta _1*x+beta _2*x^2.</text:p>
      <text:p text:style-name="P1">Also, the following boundary conditions must be satisfied at both ends <text:span text:style-name="T1">a</text:span>, <text:span text:style-name="T1">b</text:span> of the interval, </text:p>
      <text:p text:style-name="P2">rho(a)*beta(a)=rho(b)*beta(b)=0.</text:p>
      <text:p text:style-name="P1"><text:bookmark text:name="orthogonal polynomials!Rodrigues formula"/>If the function <text:span text:style-name="T1">rho(x)</text:span> and the interval [<text:span text:style-name="T1">a</text:span>, <text:span text:style-name="T1">b</text:span>] are chosen in this way, then the <text:soft-page-break/>corresponding orthogonal polynomials <text:span text:style-name="T1">q _n(x)</text:span> are solutions of the differential equation </text:p>
      <text:p text:style-name="P2">(Deriv(x)beta(x)*rho(x)*(Deriv(x)q _n(x)))-n*(alpha _1+(n+1)*beta _2)*q[n]=0.</text:p>
      <text:p text:style-name="P1">The polynomials <text:span text:style-name="T1">q _n(x)</text:span> are also given by the Rodrigues formula, </text:p>
      <text:p text:style-name="P2">q _n(x)=A[n]/rho(x)*(D(x,n)rho(x)*beta(x)^n),</text:p>
      <text:p text:style-name="P1">where <text:span text:style-name="T1">A[n]</text:span> is a normalization constant. It is usual to normalize the polynomials so that </text:p>
      <text:p text:style-name="P2">(Integrate(x,a,b)q _n(x)^2*rho(x))=1.</text:p>
      <text:p text:style-name="P1">The normalization constant <text:span text:style-name="T1">A[n]</text:span> must be chosen accordingly. </text:p>
      <text:p text:style-name="P1"><text:bookmark text:name="orthogonal polynomials!generating function"/>Finally, there is a formula for the generating function of the polynomials, </text:p>
      <text:p text:style-name="P2">G(x,w)=1/rho(x)*rho(t(x,w))/Abs(1-w*(beta _1+2*beta _2*t(x,w))),</text:p>
      <text:p text:style-name="P1">where <text:span text:style-name="T1">t(x,w)</text:span> is the root of <text:span text:style-name="T1">t-x-w*beta(t)=0</text:span> which is nearest to <text:span text:style-name="T1">t=x</text:span> at small <text:span text:style-name="T1">w</text:span>. This function <text:span text:style-name="T1">G(x,w)</text:span> gives the unnormalized polynomials, </text:p>
      <text:p text:style-name="P2">G(x,w)=Sum(n,0,Infinity,q _n(x)/n! *w^n),</text:p>
      <text:p text:style-name="P1">where </text:p>
      <text:p text:style-name="P2">q _n(x)=1/rho(x)*(D(x,n)rho(x)*beta(x)^n).</text:p>
      <text:p text:style-name="P1">The classical families of (normalized) orthogonal polynomials are obtained in this framework with the following definitions: </text:p>
      <text:list xml:id="list2169245663" text:style-name="L32">
        <text:list-item>
          <text:p text:style-name="P52"><text:bookmark text:name="orthogonal polynomials!classical polynomials"/>The Legendre polynomials <text:span text:style-name="T1">OrthoP(n,x)</text:span>: <text:span text:style-name="T1">a= -1</text:span>, <text:span text:style-name="T1">b=1</text:span>, <text:span text:style-name="T1">rho(x)=1</text:span>, <text:span text:style-name="T1">alpha(x)=0</text:span>, <text:span text:style-name="T1">beta(x)=1-x^2</text:span>, <text:span text:style-name="T1">A[n]=(-1)^n/(2^n*n!)</text:span>. </text:p>
        </text:list-item>
      </text:list>
      <text:list xml:id="list1050615008" text:style-name="L33">
        <text:list-item>
          <text:p text:style-name="P53">The Laguerre polynomials <text:span text:style-name="T1">(L^m)_n(x)</text:span>: <text:span text:style-name="T1">a=0</text:span>, <text:span text:style-name="T1">b= +Infinity</text:span>, <text:span text:style-name="T1">rho(x)=x^m*Exp(-x)</text:span>, (here <text:span text:style-name="T1">m&gt; -1</text:span> or else the weight function is not integrable on the interval), <text:span text:style-name="T1">alpha(x)=m-x</text:span>, <text:span text:style-name="T1">beta(x)=x</text:span>, <text:span text:style-name="T1">A[n]=1</text:span>. </text:p>
        </text:list-item>
      </text:list>
      <text:list xml:id="list612744034" text:style-name="L34">
        <text:list-item>
          <text:p text:style-name="P54">The Hermite polynomials <text:span text:style-name="T1">OrthoH(n,x)</text:span>: <text:span text:style-name="T1">a= -Infinity</text:span>, <text:span text:style-name="T1">b= +Infinity</text:span>, <text:span text:style-name="T1">rho(x)=Exp(-x^2)</text:span>, <text:span text:style-name="T1">alpha(x)= -2*x</text:span>, <text:span text:style-name="T1">beta(x)=1</text:span>, <text:span text:style-name="T1">A[n]=(-1)^n</text:span>. </text:p>
        </text:list-item>
      </text:list>
      <text:list xml:id="list93415938" text:style-name="L35">
        <text:list-item>
          <text:p text:style-name="P55">The Chebyshev polynomials of the first kind <text:span text:style-name="T1">OrthoT(n,x)</text:span>: <text:span text:style-name="T1">a= -1</text:span>, <text:span text:style-name="T1">b=1</text:span>, <text:span text:style-name="T1">rho(x)=1/Sqrt(1-x^2)</text:span>, <text:span text:style-name="T1">alpha(x)=x</text:span>, <text:span text:style-name="T1">beta(x)=1-x^2</text:span>, <text:span text:style-name="T1">A[n]=(-1)^n/(2*n)!!</text:span>. </text:p>
        </text:list-item>
      </text:list>
      <text:p text:style-name="P1">The Rodrigues formula or the generating function are not efficient ways to calculate the polynomials. A better way is to use linear recurrence relations connecting <text:span text:style-name="T1">q[n+1]</text:span> with <text:span text:style-name="T1">q[n]</text:span> and <text:span text:style-name="T1">q[n-1]</text:span>. (These recurrence relations can also be written out in full generality through <text:span text:style-name="T1">alpha(x)</text:span> and <text:span text:style-name="T1">beta(x)</text:span> but we shall save the space.) </text:p>
      <text:p text:style-name="P1">There are three computational tasks related to orthogonal polynomials: </text:p>
      <text:list xml:id="list924112227" text:style-name="L36">
        <text:list-item>
          <text:p text:style-name="P89">Compute all coefficients of a given polynomial <text:span text:style-name="T1">q _n(x)</text:span> exactly. The coefficients are rational numbers, but their numerators and denominators usually grow exponentially quickly with <text:span text:style-name="T1">n</text:span>, so that at least some coefficients of the <text:span text:style-name="T1">n</text:span>-th polynomial are <text:span text:style-name="T1">n</text:span>-digit numbers. The array of coefficients can be obtained using recurrence relations <text:span text:style-name="T1">n</text:span> times. The required number of operations is proportional to <text:span text:style-name="T1">n^2</text:span> (because we need <text:span text:style-name="T1">n</text:span> coefficients and we have <text:span text:style-name="T1">n</text:span> recurrence relations for each of them) and to the multiplication time of <text:span text:style-name="T1">n</text:span>-digit integers, i.e. <text:span text:style-name="T1">O(n^2*M(n))</text:span>. Sometimes an exact formula for the coefficients is available (this is the case for the four "classical" families of polynomials above; see the <text:soft-page-break/>next section). Then the computation time dramatically drops down to <text:span text:style-name="T1">O(n^2)</text:span> because no recurrences are needed. </text:p>
        </text:list-item>
        <text:list-item>
          <text:p text:style-name="P89">Compute the numerical value of a given polynomial <text:span text:style-name="T1">q _n(x)</text:span> at given <text:span text:style-name="T1">x</text:span>, either exactly (at rational <text:span text:style-name="T1">x</text:span>) or approximately in floating point. This requires <text:span text:style-name="T1">O(n*M(n))</text:span> operations for exact computation and <text:span text:style-name="T1">O(n*M(P))</text:span> operations in <text:span text:style-name="T1">P</text:span>-digit floating point. </text:p>
        </text:list-item>
        <text:list-item>
          <text:p text:style-name="P67"><text:span text:style-name="T3">Compute a series of orthogonal polynomials with given coefficients </text:span><text:span text:style-name="T4">f[n]</text:span><text:span text:style-name="T3">, i.e. </text:span><text:span text:style-name="T4">f(x):=Sum(n,0,N,f[n]*q _n(x))</text:span><text:span text:style-name="T3">, at a given </text:span><text:span text:style-name="T4">x</text:span><text:span text:style-name="T3">. This task does not actually require computing the polynomials first, if we use the so-called Clenshaw-Smith procedure which gives the value of </text:span><text:span text:style-name="T4">f(x)</text:span><text:span text:style-name="T3"> directly in </text:span><text:span text:style-name="T4">n</text:span><text:span text:style-name="T3"> iterations. (See </text:span><text:a xlink:type="simple" xlink:href="../../../plugins/mathpiper_docs_plugin/src/mathpiper_manual/Algochapter4.html#c4s10"><text:span text:style-name="T3">below </text:span></text:a><text:span text:style-name="T3">for more explanations.) The number of operations is again </text:span><text:span text:style-name="T4">O(n*M(P))</text:span><text:span text:style-name="T3">. </text:span></text:p>
        </text:list-item>
      </text:list>
      <text:p text:style-name="P1">In the next section we shall give some formulae that allow to calculate particular polynomials more efficiently. </text:p>
      <text:p text:style-name="P5"><text:bookmark text:name="c5s10"/></text:p>
      <text:h text:style-name="P11" text:outline-level="2">5.10 Classical orthogonal polynomials: special cases </text:h>
      <text:p text:style-name="P1"><text:bookmark text:name="orthogonal polynomials!by specific formulae"/>The fastest algorithm available is for Chebyshev (sometimes spelled Tschebyscheff) polynomials <text:span text:style-name="T1">OrthoT(n,x)</text:span>, <text:span text:style-name="T1">OrthoU(n,x)</text:span>. The following recurrence relations can be used: </text:p>
      <text:p text:style-name="P2">OrthoT(2*n,x)=2*OrthoT(n,x)^2-1,</text:p>
      <text:p text:style-name="P2">OrthoT(2*n+1,x)=2*OrthoT(n+1,x)*OrthoT(n,x)-x,</text:p>
      <text:p text:style-name="P2">OrthoU(2*n,x)=2*OrthoT(n,x)*OrthoU(n,x)-1,</text:p>
      <text:p text:style-name="P2">OrthoU(2*n+1,x)=2*OrthoT(n+1,x)*OrthoU(n,x).</text:p>
      <text:p text:style-name="P1">This allows to compute <text:span text:style-name="T1">OrthoT(n,x)</text:span> and <text:span text:style-name="T1">OrthoU(n,x)</text:span> in time logarithmic in <text:span text:style-name="T1">n</text:span>. </text:p>
      <text:p text:style-name="P1">There is a way to implement this method without recursion. The idea is to build the sequence of numbers <text:span text:style-name="T1">n[1]</text:span>, <text:span text:style-name="T1">n[2]</text:span>, ... that are needed to compute <text:span text:style-name="T1">OrthoT(n,x)</text:span>. </text:p>
      <text:p text:style-name="P1">For example, to compute <text:span text:style-name="T1">OrthoT(19,x)</text:span> using the second recurrence relation, we need <text:span text:style-name="T1">OrthoT(10,x)</text:span> and <text:span text:style-name="T1">OrthoT(9,x)</text:span>. We can write this chain symbolically as <text:span text:style-name="T1">19&lt;&gt;c(9,10)</text:span>. For <text:span text:style-name="T1">OrthoT(10,x)</text:span> we need only <text:span text:style-name="T1">OrthoT(5,x)</text:span>. This we can write as <text:span text:style-name="T1">10&lt;&gt;c(5)</text:span>. Similarly we find: <text:span text:style-name="T1">9&lt;&gt;c(4,5)</text:span>. Therefore, we can find both <text:span text:style-name="T1">OrthoT(9,x)</text:span> and <text:span text:style-name="T1">OrthoT(10,x)</text:span> if we know <text:span text:style-name="T1">OrthoT(4,x)</text:span> and <text:span text:style-name="T1">OrthoT(5,x)</text:span>. Eventually we find the following chain of pairs: </text:p>
      <text:p text:style-name="P2">19&lt;&gt;c(9,10)&lt;&gt;c(4,5)&lt;&gt;c(2,3)&lt;&gt;c(1,2)&lt;&gt;c(1).</text:p>
      <text:p text:style-name="P1">Therefore, we find that <text:span text:style-name="T1">OrthoT(19,x)</text:span> requires to compute <text:span text:style-name="T1">OrthoT(k,x)</text:span> sequentially for all <text:span text:style-name="T1">k</text:span> that appear in this chain (1,2,3,4,5,9,10). </text:p>
      <text:p text:style-name="P1">There are about <text:span text:style-name="T1">2*Ln(n)/Ln(2)</text:span> elements in the chain that leads to the number <text:span text:style-name="T1">n</text:span>. We can generate this chain in a straightforward way by examining the bits in the binary representation of <text:span text:style-name="T1">n</text:span>. Therefore, we find that this method requires no storage and time logarithmic in <text:span text:style-name="T1">n</text:span>. A recursive routine would also take logarithmic time but require logarithmic storage space. </text:p>
      <text:p text:style-name="P1">Note that using these recurrence relations we do not obtain any individual coefficients of the Chebyshev polynomials. This method does not seem very useful for symbolic calculations (with symbolic <text:span text:style-name="T1">x</text:span>), because the resulting expressions are rather <text:soft-page-break/>complicated combinations of nested products. It is difficult to expand such an expression into powers of <text:span text:style-name="T1">x</text:span> or manipulate it in any other way, except compute a numerical value. However, these fast recurrences are numerically unstable, so numerical values need to be evaluated with extended working precision. Currently this method is not used in MathPiper, despite its speed. </text:p>
      <text:p text:style-name="P1">An alternative method for very large <text:span text:style-name="T1">n</text:span> would be to use the identities </text:p>
      <text:p text:style-name="P2">OrthoT(n,x)=Cos(n*ArcCos(x)),</text:p>
      <text:p text:style-name="P2">OrthoU(n,x)=Sin((n+1)*ArcCos(x))/Sqrt(1-x^2).</text:p>
      <text:p text:style-name="P1">The computation will require an extended-precision evaluation of <text:span text:style-name="T1">ArcCos(x)</text:span>. </text:p>
      <text:p text:style-name="P1">Coefficients for Legendre, Hermite, Laguerre, Chebyshev polynomials can be obtained by explicit formulae. This is faster than using recurrences if we need the entire polynomial symbolically, but still slower than the recurrences for numerical calculations. </text:p>
      <text:list xml:id="list1571942578" text:style-name="L37">
        <text:list-item>
          <text:p text:style-name="P56">Chebyshev polynomials of the first and of the second kind: If <text:span text:style-name="T1">k=Floor(n/2)</text:span>, then </text:p>
          <text:p text:style-name="P42">OrthoT(n,x)=Sum(i,0,k,(-1)^i*(2*x)^(n-2*i)/(n-i)*Bin(n-i,i)),</text:p>
          <text:p text:style-name="P42">OrthoU(n,x)=Sum(i,0,k,(-1)^i*(2*x)^(n-2*i)*Bin(n-i,i)).</text:p>
          <text:p text:style-name="P56">Here it is assumed that <text:span text:style-name="T1">n&gt;0</text:span> (the case <text:span text:style-name="T1">n=0</text:span> must be done separately). The summation is over integer values of <text:span text:style-name="T1">i</text:span> such that <text:span text:style-name="T1">0&lt;=2*i&lt;=n</text:span>, regardless of whether <text:span text:style-name="T1">n</text:span> is even or odd. </text:p>
        </text:list-item>
      </text:list>
      <text:list xml:id="list308770946" text:style-name="L38">
        <text:list-item>
          <text:p text:style-name="P57">Hermite polynomials: For even <text:span text:style-name="T1">n=2*k</text:span> where <text:span text:style-name="T1">k&gt;=0</text:span>, </text:p>
          <text:p text:style-name="P43">OrthoH(n,x)=(-2)^k*(n-1)!! *Sum(i,0,k,(x^(2*i)*(-4)^i*k!)/((2*i)! *(k-i)!)),</text:p>
          <text:p text:style-name="P57">and for odd <text:span text:style-name="T1">n=2*k+1</text:span> where <text:span text:style-name="T1">k&gt;=0</text:span>, </text:p>
          <text:p text:style-name="P43">OrthoH(n,x)=2*(-2)^k*n!! *Sum(i,0,k,(x^(2*i+1)*(-4)^i*k!)/((2*i+1)! *(k-i)!)).</text:p>
        </text:list-item>
      </text:list>
      <text:list xml:id="list262221440" text:style-name="L39">
        <text:list-item>
          <text:p text:style-name="P58">Legendre polynomials: If <text:span text:style-name="T1">k=Floor(n/2)</text:span>, then </text:p>
          <text:p text:style-name="P44">OrthoP(n,x)=2^(-n)*Sum(i,0,k,(-1)^i*x^(n-2*i)*Bin(n,i)*Bin(2*n-2*i,n)).</text:p>
          <text:p text:style-name="P58">The summation is over integer values of <text:span text:style-name="T1">i</text:span> such that <text:span text:style-name="T1">0&lt;=2*i&lt;=n</text:span>, regardless of whether <text:span text:style-name="T1">n</text:span> is even or odd. </text:p>
        </text:list-item>
      </text:list>
      <text:list xml:id="list1900003487" text:style-name="L40">
        <text:list-item>
          <text:p text:style-name="P59">Laguerre polynomials: </text:p>
          <text:p text:style-name="P45">OrthoL(n,a,x)=Sum(i,0,n,(-x)^i/i! *Bin(n+a,n-i)).</text:p>
          <text:p text:style-name="P59">Here the parameter <text:span text:style-name="T1">a</text:span> might be non-integer. So the binomial coefficient must be defined for non-integer <text:span text:style-name="T1">a</text:span> through the Gamma function instead of factorials, which gives </text:p>
          <text:p text:style-name="P45">Bin(n+a,n-i)=((n+a)*...*(i+1+a))/(n-i)!.</text:p>
          <text:p text:style-name="P59">The result is a rational function of <text:span text:style-name="T1">a</text:span>. </text:p>
        </text:list-item>
      </text:list>
      <text:p text:style-name="P1">In all formulae for the coefficients, there is no need to compute factorials every time: the next coefficient can be obtained from the previous one by a few short multiplications and divisions. Therefore this computation costs <text:span text:style-name="T1">O(n^2)</text:span> short <text:soft-page-break/>operations. </text:p>
      <text:p text:style-name="P5"><text:bookmark text:name="c5s11"/></text:p>
      <text:h text:style-name="P11" text:outline-level="2">5.11 Series of orthogonal polynomials </text:h>
      <text:p text:style-name="P1"><text:bookmark text:name="orthogonal polynomials!Clenshaw-Smith recurrence"/>If we need to compute a series of orthogonal polynomials with given coefficients <text:span text:style-name="T1">f[n]</text:span>, i.e. </text:p>
      <text:p text:style-name="P2">f(x):=Sum(n,0,N,f[n]*q _n(x)) </text:p>
      <text:p text:style-name="P1">at a given <text:span text:style-name="T1">x</text:span>, we do not need to compute the orthogonal polynomials separately. The Clenshaw-Smith recurrence procedure allows to compute the value of the sum directly. </text:p>
      <text:p text:style-name="P1">Suppose a family of functions <text:span text:style-name="T1">q _n(x)</text:span>, <text:span text:style-name="T1">n=0</text:span>, 1, ... satisfies known recurrence relations of the form </text:p>
      <text:p text:style-name="P2">q[n]=A _n(x)*q[n-1]+B _n(x)*q[n-2],</text:p>
      <text:p text:style-name="P1">where <text:span text:style-name="T1">A _n(x)</text:span> and <text:span text:style-name="T1">B _n(x)</text:span> are some known functions and <text:span text:style-name="T1">q _0(x)</text:span> and <text:span text:style-name="T1">q _1(x)</text:span> are known. </text:p>
      <text:p text:style-name="P1">The procedure goes as follows [Luke 1975]. First, for convenience, we define <text:span text:style-name="T1">q[-1]:=0</text:span> and the coefficient <text:span text:style-name="T1">A _1(x)</text:span> so that <text:span text:style-name="T1">q[1]=A[1]*q[0]</text:span>. This allows us to use the above recurrence relation formally also at <text:span text:style-name="T1">n=1</text:span>. Then, we take the array of coefficients <text:span text:style-name="T1">f[n]</text:span> and define a backward recurrence relation </text:p>
      <text:p text:style-name="P2">X[N+1]=X[N+2]=0,</text:p>
      <text:p text:style-name="P2">X[n]=A[n+1]*X[n+1]+B[n+2]*X[n+2]+f[n],</text:p>
      <text:p text:style-name="P1">where <text:span text:style-name="T1">n=N</text:span>, <text:span text:style-name="T1">N-1</text:span>, ..., 0. (Note that here we have used the artificially defined coefficient <text:span text:style-name="T1">A[1]</text:span>.) Magically, the value we are looking for is given by </text:p>
      <text:p text:style-name="P2">f(x)=X[0]*q[0].</text:p>
      <text:p text:style-name="P1">This happens because we can express </text:p>
      <text:p text:style-name="P2">f[n]=X[n]-A[n+1]*X[n+1]-B[n+2]*X[n+2],</text:p>
      <text:p text:style-name="P1">for <text:span text:style-name="T1">n=0</text:span>, 1, ..., <text:span text:style-name="T1">N</text:span>, regroup the terms in the sum </text:p>
      <text:p text:style-name="P2">f(x):=Sum(n,0,N,f[n]*q _n(x)) </text:p>
      <text:p text:style-name="P1">to collect <text:span text:style-name="T1">X[n]</text:span>, obtain </text:p>
      <text:p text:style-name="P2">f(x)=Sum(n,0,N,X[n]*q[n])-Sum(n,1,N,X[n]*A[n]*q[n-1])-Sum(n,2,N,X[n]*B[n]*q[n-2]),</text:p>
      <text:p text:style-name="P1">and finally </text:p>
      <text:p text:style-name="P2">f(x)=X[0]*q[0]+X[1]*(q[1]-A[1]*q[1]) </text:p>
      <text:p text:style-name="P2">+Sum(n,2,N,X[n]*(q[n]-A[n]*q[n-1]-B[n]*q[n-2]))=X[0]*q[0].</text:p>
      <text:p text:style-name="P1">The book [Luke 1975] warns that the recurrence relation for <text:span text:style-name="T1">X[n]</text:span> is not always numerically stable. </text:p>
      <text:p text:style-name="P1">Note that in the book there seems to be some confusion as to how the coefficient <text:span text:style-name="T1">A[1]</text:span> is defined. (It is not defined explicitly there.) Our final formula differs from the formula in [Luke 1975] for this reason. </text:p>
      <text:p text:style-name="P1"><text:soft-page-break/>The Clenshaw-Smith procedure is analogous to the Horner scheme of calculating polynomials. This procedure can also be generalized for linear recurrence relations having more than two terms. The functions <text:span text:style-name="T1">q _0(x)</text:span>, <text:span text:style-name="T1">q _1(x)</text:span>, <text:span text:style-name="T1">A _n(x)</text:span>, and <text:span text:style-name="T1">B _n(x)</text:span> do not actually have to be polynomials for this to work. </text:p>
      <text:p text:style-name="P1"><text:script xlink:href="http://www.google-analytics.com/urchin.js"/>_uacct = "UA-2425144-1";<text:line-break/>urchinTracker();</text:p>
      <text:h text:style-name="P95" text:outline-level="1">6. Numerical algorithms III: special functions </text:h>
      <text:p text:style-name="P5"><text:bookmark text:name="c6s1"/></text:p>
      <text:h text:style-name="P11" text:outline-level="2">6.1 Euler's Gamma function </text:h>
      <text:p text:style-name="P1"><text:bookmark text:name="Gamma function1"/>Euler's Gamma function <text:span text:style-name="T1">Gamma(z)</text:span> is defined for complex <text:span text:style-name="T1">z</text:span> such that <text:span text:style-name="T1">Re(z)&gt;0</text:span> by the integral </text:p>
      <text:p text:style-name="P2">Gamma(z):=(Integrate(z,0,Infinity)Exp(-t)*t^(z-1)).</text:p>
      <text:p text:style-name="P1">The Gamma function satisfies several identities that can be proved by rearranging this integral; for example, <text:span text:style-name="T1">Gamma(z+1)=z*Gamma(z)</text:span>. This identity defines <text:span text:style-name="T1">Gamma(z)</text:span> for all complex <text:span text:style-name="T1">z</text:span>. The Gamma function is regular everywhere except nonpositive integers ( <text:span text:style-name="T1">0</text:span>, <text:span text:style-name="T1">-1</text:span>, <text:span text:style-name="T1">-2</text:span>, ...) where it diverges. </text:p>
      <text:p text:style-name="P5"/>
      <text:h text:style-name="P15" text:outline-level="3">Special arguments </text:h>
      <text:p text:style-name="P1">For real integers <text:span text:style-name="T1">n&gt;0</text:span>, the Gamma function is the same as the factorial, </text:p>
      <text:p text:style-name="P2">Gamma(n+1):=n!,</text:p>
      <text:p text:style-name="P1">so the factorial notation can be used for the Gamma function too. Some formulae become a little simpler when written in factorials. </text:p>
      <text:p text:style-name="Text_20_body"><text:bookmark text:name="Gamma function!half-integer arguments"/><text:span text:style-name="T3">The Gamma function is implemented as </text:span><text:span text:style-name="Teletype"><text:span text:style-name="T4">Gamma(x)</text:span></text:span><text:span text:style-name="T3">. At integer values </text:span><text:span text:style-name="Teletype"><text:span text:style-name="T4">n</text:span></text:span><text:span text:style-name="T3"> of the argument, </text:span><text:span text:style-name="Teletype"><text:span text:style-name="T4">Gamma(n)</text:span></text:span><text:span text:style-name="T3"> is computed exactly. Because of overflow, it only makes sense to compute exact integer factorials for small numbers </text:span><text:span text:style-name="T4">n</text:span><text:span text:style-name="T3">. Currently a warning message is printed if a factorial of </text:span><text:span text:style-name="T4">n&gt;65535</text:span><text:span text:style-name="T3"> is requested. </text:span></text:p>
      <text:p text:style-name="P1">For half-integer arguments <text:span text:style-name="T1">Gamma(x)</text:span> is also computed exactly, using the following identities (here <text:span text:style-name="T1">n</text:span> is a nonnegative integer and we use the factorial notation): </text:p>
      <text:p text:style-name="P2">(+(2*n+1)/2)! =Sqrt(Pi)*(2*n+1)! /(2^(2*n+1)*n!),</text:p>
      <text:p text:style-name="P2">(-(2*n+1)/2)! =(-1)^n*Sqrt(Pi)*(2^(2*n)*n!)/(2*n)!.</text:p>
      <text:p text:style-name="P1">For efficiency, "double factorials" are used in this calculation. The "double factorial" is defined as <text:span text:style-name="T1">n!! =n*(n-2)*...</text:span> and satisfies the identities </text:p>
      <text:p text:style-name="P2">(2*n-1)!! =(2*n)! /(2^n*n!),</text:p>
      <text:p text:style-name="P2">(2*n)!! =2^n*n!.</text:p>
      <text:p text:style-name="P1">For convenience, one defines <text:span text:style-name="T1">0! =1</text:span>, <text:span text:style-name="T1">0!! =1</text:span>, <text:span text:style-name="T1">(-1)!! =1</text:span>. </text:p>
      <text:p text:style-name="P1">If the factorial of a large integer or half-integer <text:span text:style-name="T1">n</text:span> needs to be computed not exactly but only with a certain floating-point precision, it is faster (for large enough <text:span text:style-name="T1">Abs(n)</text:span>) not to evaluate an exact integer product, but to use the floating-point numerical approximation. This method is currently not implemented in MathPiper. </text:p>
      <text:p text:style-name="P1"><text:bookmark text:name="Stirling's formula2"/>There is also the famous Stirling's asymptotic formula for large factorials, </text:p>
      <text:p text:style-name="P2">Ln(n!)&lt;=&gt;Ln(2*Pi*n)/2+n*Ln(n/e)+1/(12*n)-1/(360*n^3)+... </text:p>
      <text:p text:style-name="P1">An analogous formula for double factorials can be easily found. </text:p>
      <text:p text:style-name="P5"/>
      <text:h text:style-name="P15" text:outline-level="3"><text:soft-page-break/>Method 0: power series (rational arguments) </text:h>
      <text:p text:style-name="P1"><text:bookmark text:name="Gamma function!rational arguments"/>For "small" rational arguments, i.e. for numbers <text:span text:style-name="T1">s=p/q</text:span> where <text:span text:style-name="T1">p</text:span>, <text:span text:style-name="T1">q</text:span> are small integers, there is a faster method for computing <text:span text:style-name="T1">Gamma(s)</text:span>. This method was used in [Smith 2001]. [Haible <text:span text:style-name="T2">et al.</text:span> 1998] give this method in conjunction with the binary splitting technique. </text:p>
      <text:p text:style-name="P1">Repeated partial integration gives the expansion </text:p>
      <text:p text:style-name="P2">Gamma(s)=M^s*Exp(-M)*Sum(n,0,Infinity,M^n/(s*(s+1)*...*(s+n))) </text:p>
      <text:p text:style-name="P2">+(Integrate(u,M,Infinity)u^(s-1)*Exp(-u)).</text:p>
      <text:p text:style-name="P1">Suppose that <text:span text:style-name="T1">1&lt;=s&lt;=2</text:span>. Then the remainder is given by the last integral that is smaller than <text:span text:style-name="T1">M*Exp(-M)</text:span>. By choosing <text:span text:style-name="T1">M</text:span> a large enough integer, the remainder can be made small enough to discard it. Then we obtain a series of rational numbers that can be evaluated directly in <text:span text:style-name="T1">O(P^2)</text:span> time or using the binary splitting technique in <text:span text:style-name="T1">O(M(P*Ln(P))*Ln(P))</text:span> time. This method is currently not implemented in MathPiper. </text:p>
      <text:p text:style-name="P5"/>
      <text:h text:style-name="P15" text:outline-level="3">Method 1: the Lanczos-Spouge formula </text:h>
      <text:p text:style-name="Text_20_body"><text:bookmark text:name="Gamma function!by Lanczos-Spouge method"/><text:span text:style-name="T3">For arbitrary complex arguments with nonnegative real part, the function </text:span><text:span text:style-name="Teletype"><text:span text:style-name="T4">Internal'GammaNum(x)</text:span></text:span><text:span text:style-name="T3"> computes a uniform appoximation of Lanczos [Lanczos 1964] modified by Spouge [Spouge 1994]. (See also [Godfrey 2001] for some more explanations.) This function is also triggered when in numeric mode, eg. when calling </text:span><text:span text:style-name="Teletype"><text:span text:style-name="T4">N(Gamma(x))</text:span></text:span><text:span text:style-name="T3">, which is the preferred method for end users. </text:span></text:p>
      <text:p text:style-name="P1">The method gives the <text:span text:style-name="T1">Gamma</text:span>-function only for arguments with positive real part; at negative values of the real part of the argument, the <text:span text:style-name="T1">Gamma</text:span>-function is computed via the identity </text:p>
      <text:p text:style-name="P2">Gamma(x)*Gamma(1-x)=Pi/Sin(Pi*x).</text:p>
      <text:p text:style-name="P1">The Lanczos-Spouge approximation formula depends on a parameter <text:span text:style-name="T1">a</text:span>, </text:p>
      <text:p text:style-name="P2">Gamma(z)=(Sqrt(2*Pi)*(z+a)^(z-1/2))/(z*e^(z+a))*(1+e^(a-1)/Sqrt(2*Pi)*Sum(k,1,N,c[k]/(z+k))),</text:p>
      <text:p text:style-name="P1">with <text:span text:style-name="T1">N:=Ceil(a)-1</text:span>. The coefficients <text:span text:style-name="T1">c[k]</text:span> are defined by </text:p>
      <text:p text:style-name="P2">c[k]=(-1)^(k-1)*(a-k)^(k-1/2)/(e^(k-1)*(k-1)!).</text:p>
      <text:p text:style-name="P1">The parameter <text:span text:style-name="T1">a</text:span> is a free parameter of the approximation that determines also the number of terms in the sum. Some choices of <text:span text:style-name="T1">a</text:span> may lead to a slightly more precise approximation, but larger <text:span text:style-name="T1">a</text:span> is always better. The number of terms <text:span text:style-name="T1">N</text:span> must be large enough to produce the required precision. The estimate of the relative error for this formula is valid for all <text:span text:style-name="T1">z</text:span> such that <text:span text:style-name="T1">Re(z)&gt;0</text:span> and is </text:p>
      <text:p text:style-name="P2">error&lt;(2*Pi)^(-a)/Sqrt(2*Pi*a)*a/(a+z).</text:p>
      <text:p text:style-name="P1">The lowest value of <text:span text:style-name="T1">a</text:span> to produce <text:span text:style-name="T1">P</text:span> correct digits is estimated as </text:p>
      <text:p text:style-name="P2">a=(P-Ln(P)/Ln(10))*Ln(10)/Ln(2*Pi)-1/2.</text:p>
      <text:p text:style-name="Text_20_body"><text:span text:style-name="T3">In practical calculations, the integer logarithm routine </text:span><text:span text:style-name="Teletype"><text:span text:style-name="T4">IntLog</text:span></text:span><text:span text:style-name="T3"> is used and the constant </text:span><text:span text:style-name="T4">Ln(10)/Ln(2*Pi)</text:span><text:span text:style-name="T3"> is approximated from above by 659/526, so that </text:span><text:span text:style-name="T4">a</text:span><text:span text:style-name="T3"> is not underestimated. </text:span></text:p>
      <text:p text:style-name="P1"><text:soft-page-break/>The coefficients <text:span text:style-name="T1">c[k]</text:span> and the parameter <text:span text:style-name="T1">a</text:span> can be chosen to achieve a greater precision of the approximation formula. However, the recipe for the coefficients <text:span text:style-name="T1">c[k]</text:span> given in the paper by Lanczos is too complicated for practical calculations in arbitrary precision: the time it would take to compute the array of <text:span text:style-name="T1">N</text:span> coefficients <text:span text:style-name="T1">c[k]</text:span> grows as <text:span text:style-name="T1">N^3</text:span>. Therefore it is better to use less precise but much simpler formulae derived by Spouge. </text:p>
      <text:p text:style-name="P5"/>
      <text:h text:style-name="P15" text:outline-level="3">Round-off error in the Lanczos method </text:h>
      <text:p text:style-name="P1">In the calculation of the sum <text:span text:style-name="T1">S:=Sum(k,1,N,c[k]*(z+k)^(-1))</text:span>, a certain round-off error results from the changing signs in <text:span text:style-name="T1">c[k]</text:span>, and from the fact that some values <text:span text:style-name="T1">c[k]</text:span> are much larger than the final value of the sum. This leads to some cancellations and as a result to a certain loss of precision. </text:p>
      <text:p text:style-name="Text_20_body"><text:span text:style-name="T3">At version 1.2.1, </text:span><text:span text:style-name="Teletype"><text:span text:style-name="T4">MathPiper</text:span></text:span><text:span text:style-name="T3"> is limited in its internal arbitrary precision facility that does not support true floating-point computation but rather uses fixed-point logic; this hinders precise calculations with floating-point numbers. In the current version of the </text:span><text:span text:style-name="Teletype"><text:span text:style-name="T4">Internal'GammaNum()</text:span></text:span><text:span text:style-name="T3"> function, two workarounds are implemented. First, a Horner scheme is used to compute the sum; this is somewhat faster and leads to smaller round-off errors. Second, intermediate calculations are performed at 40</text:span><text:span text:style-name="Teletype"><text:span text:style-name="T4">%</text:span></text:span><text:span text:style-name="T3"> higher precision than requested. This is much slower but allows to obtain results at desired precision. </text:span></text:p>
      <text:p text:style-name="P1">If strict floating-point logic is used, the working precision necessary to compensate for the cancellations must be <text:span text:style-name="T1">1.1515*P</text:span> digits for <text:span text:style-name="T1">P</text:span> digits of the result. This can be shown as follows. </text:p>
      <text:p text:style-name="P1">The sum converges to a certain value <text:span text:style-name="T1">S</text:span> which is related to the correct value of the Gamma function at <text:span text:style-name="T1">z</text:span>. After some algebra we find that <text:span text:style-name="T1">S</text:span> is of order <text:span text:style-name="T1">Sqrt(a)</text:span> if <text:span text:style-name="T1">z&gt;a</text:span> and of order <text:span text:style-name="T1">a^(1/2-z)</text:span> if <text:span text:style-name="T1">a&gt;z</text:span>. Since <text:span text:style-name="T1">a</text:span> is never a very large number, we can consider the value of <text:span text:style-name="T1">S</text:span> to be roughly of order <text:span text:style-name="T1">1</text:span>, compared with exponentially large values of some of the terms <text:span text:style-name="T1">c[k]</text:span> of this sum. The magnitude of a coefficient <text:span text:style-name="T1">c[k]</text:span> is estimated by Stirling's formula, </text:p>
      <text:p text:style-name="P2">Ln(Abs(c[k]))&lt;=&gt;(k-1)*Ln((a-k)/(k-1)).</text:p>
      <text:p text:style-name="P1">(Here we have put approximately <text:span text:style-name="T1">k-1&lt;=&gt;k-1/2</text:span> since <text:span text:style-name="T1">k</text:span> is not small.) This function has a maximum at <text:span text:style-name="T1">k&lt;=&gt;1+0.2178*(a-1)</text:span>. Then the largest magnitude of a coefficient <text:span text:style-name="T1">c[k]</text:span> at this <text:span text:style-name="T1">k</text:span> is approximately <text:span text:style-name="T1">Exp(0.2785*(a-1))</text:span>. The constant <text:span text:style-name="T1">0.2785=W(1/e)</text:span> is the solution of <text:span text:style-name="T1">x+Ln(x)+1=0</text:span>. Here <text:span text:style-name="T1">x=(k-1)/(a-k)</text:span> and <text:span text:style-name="T1">W</text:span> is Lambert's function. Now, <text:span text:style-name="T1">a-1&lt;=&gt;P*Ln(10)/Ln(2*Pi)</text:span>, so the maximum of <text:span text:style-name="T1">c[k]</text:span> is <text:span text:style-name="T1">10^(0.1515*P)</text:span>. Therefore we have a certain cancellation in the sum <text:span text:style-name="T1">S</text:span>: adding and subtracting some numbers of order <text:span text:style-name="T1">10^(0.1515*P)</text:span> produces an answer of order <text:span text:style-name="T1">1</text:span>. Therefore we need to have at least 15% more decimal digits to obtain <text:span text:style-name="T1">P</text:span> digits of the final answer. (The constant <text:span text:style-name="T1">W(1/e)/Ln(2*Pi)&lt;=&gt;0.1515</text:span> is independent of the base 10.) </text:p>
      <text:p text:style-name="P5"/>
      <text:h text:style-name="P15" text:outline-level="3">Other methods for the Gamma function </text:h>
      <text:p text:style-name="P1">More traditional ways of calculating the Gamma function are the Stirling asymptotic series and the Sweeney-Brent method of combined series. </text:p>
      <text:p text:style-name="P5"><text:soft-page-break/></text:p>
      <text:h text:style-name="P15" text:outline-level="3">Method 2: Stirling's asymptotic series </text:h>
      <text:p text:style-name="P1"><text:bookmark text:name="Gamma function!by asymptotic series"/>The Stirling asymptotic series for the Gamma function is </text:p>
      <text:p text:style-name="P2">Ln(Gamma(x))&lt;&gt;(x-1/2)*Ln(x)-x+1/2*Ln(2*Pi) </text:p>
      <text:p text:style-name="P2">+Sum(n,1,Infinity,B[2*n]/(2*n*(2*n-1)*x^(2*n-1))).</text:p>
      <text:p text:style-name="P1">This series is valid asymptotically for large <text:span text:style-name="T1">Abs(x)</text:span>, also for complex values of <text:span text:style-name="T1">x</text:span> (but excluding the negative real values). Computation of this series up to <text:span text:style-name="T1">n=N</text:span> requires finding the Bernoulli numbers <text:span text:style-name="T1">B[n]</text:span> up to <text:span text:style-name="T1">N</text:span>. </text:p>
      <text:p text:style-name="P1">For a given (large) value of <text:span text:style-name="T1">Abs(x)</text:span>, the terms of this series decrease at first, but then start to grow. (Here <text:span text:style-name="T1">x</text:span> can be a complex number.) There exist estimates for the error term of the asymptotic series (see [Abramowitz <text:span text:style-name="T2">et al.</text:span> 1964], 6.1.42). Roughly, the error is of the order of the first discarded term. </text:p>
      <text:p text:style-name="P1">We can estimate the magnitude of the terms using the asymptotic formula for the Bernoulli numbers (see below). After some algebra, we find that the value of <text:span text:style-name="T1">n</text:span> at which the series starts to grow and diverge is <text:span text:style-name="T1">n[0]&lt;=&gt;Pi*Abs(x)+2</text:span>. Therefore at given <text:span text:style-name="T1">x</text:span> we can only use the asymptotic series up to the <text:span text:style-name="T1">n[0]</text:span>-th term. </text:p>
      <text:p text:style-name="P1">For example, if we take <text:span text:style-name="T1">x=10</text:span>, then we find that the 32-nd term of the asymptotic series has the smallest magnitude (about <text:span text:style-name="T1">10^(-28)</text:span>) but the following terms start to grow. </text:p>
      <text:p text:style-name="P1">To be on the safe side, we should drop a few more terms from the series. Define the number of terms by <text:span text:style-name="T1">n[0]:=Pi*Abs(x)</text:span>. Then the order of magnitude of the <text:span text:style-name="T1">n[0]</text:span>-th term is <text:span text:style-name="T1">Exp(-2*Pi*Abs(x))/(2*Pi^2*Abs(x))</text:span>. This should be compared with the magnitude of the sum of the series which is of order <text:span text:style-name="T1">Abs(x*Ln(x))</text:span>. We find that the relative precision of <text:span text:style-name="T1">P</text:span> decimal digits or better is achieved if </text:p>
      <text:p text:style-name="P2">(2*Pi-1)*x+(x+1)*Ln(x)+3.9&gt;P*Ln(10).</text:p>
      <text:p text:style-name="P1">If (<text:span text:style-name="T1">x</text:span>, <text:span text:style-name="T1">P</text:span>) do not satisfy this inequality, the asymptotic method does not provide enough precision. For example, with <text:span text:style-name="T1">x=10</text:span> we obtain <text:span text:style-name="T1">P&lt;=35</text:span>. So the asymptotic series gives the value of <text:span text:style-name="T1">Gamma(10)</text:span> with not more than 35 decimal digits. </text:p>
      <text:p text:style-name="P1">For very large <text:span text:style-name="T1">P</text:span>, the inequality is satisfied when roughly <text:span text:style-name="T1">x&gt;P*Ln(10)/Ln(P)</text:span>. Assuming that the Bernoulli numbers are precomputed, the complexity of this method is that of computing a Taylor series with <text:span text:style-name="T1">n[0]</text:span> terms, which is roughly <text:span text:style-name="T1">O(Sqrt(P))*M(P)</text:span>. </text:p>
      <text:p text:style-name="P1">What if <text:span text:style-name="T1">x</text:span> is not large enough? Using the identity <text:span text:style-name="T1">x*Gamma(x)=Gamma(x+1)</text:span>, we can reduce the computation of <text:span text:style-name="T1">Gamma(x)</text:span> to <text:span text:style-name="T1">Gamma(x+M)</text:span> for some integer <text:span text:style-name="T1">M</text:span>. Then we can choose <text:span text:style-name="T1">M</text:span> to be large enough so that the asymptotic series gives the required precision when evaluated at <text:span text:style-name="T1">x+M</text:span>. We shall have to divide the result <text:span text:style-name="T1">M</text:span> times by some long numbers to obtain <text:span text:style-name="T1">Gamma(x)</text:span>. Therefore, the complexity of this method for given (<text:span text:style-name="T1">x</text:span>, <text:span text:style-name="T1">P</text:span>) is increased by <text:span text:style-name="T1">M(P)*(P*Ln(10)/Ln(P)-x)</text:span>. For small <text:span text:style-name="T1">x</text:span> this will be the dominant contribution to the complexity. </text:p>
      <text:p text:style-name="P1">On the other hand, if the Bernoulli numbers are not available precomputed, then their calculation dominates the complexity of the algorithm. </text:p>
      <text:p text:style-name="P5"/>
      <text:h text:style-name="P15" text:outline-level="3"><text:soft-page-break/>Method 3: the Sweeney-Brent trick </text:h>
      <text:p text:style-name="P1"><text:bookmark text:name="Gamma function!by Sweeney-Brent method"/>The second method for the Gamma function <text:span text:style-name="T1">Gamma(x)</text:span> was used in R. P. Brent's Fortran MP package [Brent 1978]. Brent refers to [Sweeney 1963] for the origin of this method. Therefore, we called this method the "Sweeney-Brent" method. </text:p>
      <text:p text:style-name="P1">This method works well when <text:span text:style-name="T1">1&lt;=x&lt;2</text:span> (other values of <text:span text:style-name="T1">x</text:span> need to be reduced first). The idea is to represent the Gamma function as a sum of two integrals, </text:p>
      <text:p text:style-name="P2">Gamma(x)=(Integrate(u,0,M)u^(x-1)*Exp(-u))+(Integrate(u,M,Infinity)u^(x-1)*Exp(-u)).</text:p>
      <text:p text:style-name="P1">The above identity clearly holds for any <text:span text:style-name="T1">M</text:span>. Both integrals in this equation can be approximated by power series (although we may do without the second integral altogether, for a small increase of computation time). The parameter <text:span text:style-name="T1">M</text:span> and the numbers of terms in the series must be chosen appropriately, as we shall see below. </text:p>
      <text:p text:style-name="P1">The first integral in this equation can be found as a sum of the Taylor series (expanding <text:span text:style-name="T1">Exp(-u)</text:span> near <text:span text:style-name="T1">u=0</text:span>), </text:p>
      <text:p text:style-name="P2">(Integrate(u,0,M)u^(x-1)*Exp(-u))=M^x*Sum(n,0,Infinity,((-1)^n*M^n)/((n+x)*n!)).</text:p>
      <text:p text:style-name="P1">This series absolutely converges for any finite <text:span text:style-name="T1">M</text:span>. However, the series has alternating signs and incurs a certain round-off error. The second integral is smaller than <text:span text:style-name="T1">M^(x-1)*Exp(-M)</text:span> and <text:span text:style-name="T1">M</text:span> can be chosen large enough so that this is smaller than <text:span text:style-name="T1">10^(-P)</text:span>. This condition gives approximately <text:span text:style-name="T1">M&gt;P*Ln(10)+Ln(P*Ln(10))</text:span>. </text:p>
      <text:p text:style-name="P1">Now we can estimate the number of terms in the above series. We know that the value of the Gamma function is of order <text:span text:style-name="T1">1</text:span>. The condition that <text:span text:style-name="T1">n</text:span>-th term of the series is smaller than <text:span text:style-name="T1">10^(-P)</text:span> gives <text:span text:style-name="T1">n*Ln(n/e*M)&gt;P*Ln(10)</text:span>. With the above value for <text:span text:style-name="T1">M</text:span>, we obtain <text:span text:style-name="T1">n=P*Ln(10)/W(1/e)</text:span> where <text:span text:style-name="T1">W</text:span> is Lambert's function; <text:span text:style-name="T1">W(1/e)&lt;=&gt;0.2785</text:span>. </text:p>
      <text:p text:style-name="P1">The terms of the series are however not monotonic: first the terms grow and then they start to decrease, like in the Taylor series for the exponential function evaluated at a large argument. The ratio of the ( <text:span text:style-name="T1">k+1</text:span>)-th term to the <text:span text:style-name="T1">k</text:span>-th term is approximately <text:span text:style-name="T1">M/(k+1)</text:span>. Therefore the terms with <text:span text:style-name="T1">k&lt;=&gt;M</text:span> will be the largest and will have the magnitude of order <text:span text:style-name="T1">M^M/M! &lt;=&gt;Exp(M)&lt;=&gt;10^P</text:span>. In other words, we will be adding and subtracting large numbers with <text:span text:style-name="T1">P</text:span> digits before the decimal point, but we need to obtain a result with <text:span text:style-name="T1">P</text:span> digits after the decimal point. Therefore to avoid the round-off error we need to increase the working precision to <text:span text:style-name="T1">2*P</text:span> floating-point decimal digits. </text:p>
      <text:p text:style-name="P1">It is quicker to compute this series if <text:span text:style-name="T1">x</text:span> is a small rational number, because then the long multiplications can be avoided, or at high enough precision the binary splitting can be used. Calculations are also somewhat faster if <text:span text:style-name="T1">M</text:span> is chosen as an integer value. </text:p>
      <text:p text:style-name="P1">If the second integral is approximated by an asymptotic series instead of a constant <text:span text:style-name="T1">Exp(-M)</text:span>, then it turns out that the smallest error of the series is <text:span text:style-name="T1">Exp(-2*M)</text:span>. Therefore we can choose a smaller value of <text:span text:style-name="T1">M</text:span> and the round-off error gets somewhat smaller. According to [Brent 1978], we then need only <text:span text:style-name="T1">3/2*P</text:span> digits of working precision, rather than <text:span text:style-name="T1">2*P</text:span>, for computing the first series (and only <text:span text:style-name="T1">P/2</text:span> digits for computing the second series). However, this computational savings may not be significant enough to justify computing a second series. </text:p>
      <text:p text:style-name="P5"><text:bookmark text:name="c6s2"/></text:p>
      <text:h text:style-name="P11" text:outline-level="2"><text:soft-page-break/>6.2 Euler's constant <text:span text:style-name="T1">gamma</text:span> </text:h>
      <text:p text:style-name="P1"><text:bookmark text:name="Euler's constant &lt;b&gt;gamma&lt;/b&gt;"/>Euler's constant <text:span text:style-name="T1">gamma</text:span> is defined as </text:p>
      <text:p text:style-name="P2">gamma:=(Limit(n,Infinity)Sum(k,1,n,1/k)-Ln(n)).</text:p>
      <text:p text:style-name="P1">This constant is useful for various reasons, mostly when working with higher transcendental functions. For example, <text:span text:style-name="T1">gamma</text:span> is needed to obtain a Taylor series expansion of <text:span text:style-name="T1">Gamma(x)</text:span>. Another useful relation is </text:p>
      <text:p text:style-name="P2">(D(x)Gamma(x)[x=1])= -gamma.</text:p>
      <text:p text:style-name="P1">Approximately <text:span text:style-name="T1">gamma&lt;=&gt;0.577216</text:span>. </text:p>
      <text:p text:style-name="P5"/>
      <text:h text:style-name="P15" text:outline-level="3">Method 1: Brent's decomposition </text:h>
      <text:p text:style-name="P1">Computing <text:span text:style-name="T1">gamma</text:span> by the series in the definition is extremely slow. A much faster method can be used, based on some identities of Bessel functions. (See [Brent <text:span text:style-name="T2">et al.</text:span> 1980] and [Gourdon <text:span text:style-name="T2">et al.</text:span> 2001].) </text:p>
      <text:p text:style-name="P1">The basic formulae for the "fast" method (Brent's method "B1") are: </text:p>
      <text:p text:style-name="P2">gamma&lt;=&gt;S(n)/V(n)-Ln(n),</text:p>
      <text:p text:style-name="P1">where <text:span text:style-name="T1">S(n)</text:span> and <text:span text:style-name="T1">V(n)</text:span> are some auxiliary functions, and <text:span text:style-name="T1">n</text:span> is chosen to be high enough (precise estimates are given below). </text:p>
      <text:p text:style-name="P1">First, the sequence <text:span text:style-name="T1">H[n]</text:span> is defined as the partial sum of the harmonic series: </text:p>
      <text:p text:style-name="P2">H[n]:=Sum(k,1,n,1/k).</text:p>
      <text:p text:style-name="P1">We also define <text:span text:style-name="T1">H[0]:=0</text:span> for convenience. The function <text:span text:style-name="T1">V(n)</text:span> is the modified Bessel function <text:span text:style-name="T1">I0(2*n)</text:span>. It is computed as a Taylor series </text:p>
      <text:p text:style-name="P2">V(n):=Sum(k,0,Infinity,(n^k/k!)^2).</text:p>
      <text:p text:style-name="P1">The function <text:span text:style-name="T1">S(n)</text:span> is defined by a series like <text:span text:style-name="T1">V(n)</text:span> but with each term multiplied by <text:span text:style-name="T1">H[k]</text:span>: </text:p>
      <text:p text:style-name="P2">S(n):=Sum(k,0,Infinity,(n^k/k!)^2*H[k]).</text:p>
      <text:p text:style-name="P1">Note that we need to compute <text:span text:style-name="T1">S(n)</text:span> and <text:span text:style-name="T1">V(n)</text:span> with enough precision, so the sum over <text:span text:style-name="T1">k</text:span> will have to be performed up to a large enough <text:span text:style-name="T1">k</text:span>. (In practice, we do not really need to know the limit <text:span text:style-name="T1">k[max]</text:span> beforehand. Instead, we can simply add terms to the series for <text:span text:style-name="T1">V(n)</text:span> and <text:span text:style-name="T1">S(n)</text:span> until desired precision is achieved. Knowing <text:span text:style-name="T1">k[max]</text:span> in advance would help only if we needed to compare this method for computing <text:span text:style-name="T1">gamma</text:span> with some other method, or if we would use the rectangular method of evaluating the Taylor series.) </text:p>
      <text:p text:style-name="P1">According to [Brent <text:span text:style-name="T2">et al.</text:span> 1980], the error of this approximation of <text:span text:style-name="T1">gamma</text:span>, assuming that <text:span text:style-name="T1">S(n)</text:span> and <text:span text:style-name="T1">V(n)</text:span> are computed exactly, is </text:p>
      <text:p text:style-name="P2">Abs(gamma-S(n)/V(n))&lt;Pi*Exp(-4*n).</text:p>
      <text:p text:style-name="P1">Therefore the parameter <text:span text:style-name="T1">n</text:span> is proportional to the number of digits we need. If we need <text:span text:style-name="T1">P</text:span> decimal digits (of absolute, not relative, precision), then we have to choose </text:p>
      <text:p text:style-name="P2">n&gt;(P*Ln(10)+Ln(Pi))/4.</text:p>
      <text:p text:style-name="P1"><text:soft-page-break/>The required number of terms <text:span text:style-name="T1">k[max]</text:span> in the summation over <text:span text:style-name="T1">k</text:span> to get <text:span text:style-name="T1">S(n)</text:span> and <text:span text:style-name="T1">V(n)</text:span> with this precision can be approximated as usual via Stirling's formula. It turns out that <text:span text:style-name="T1">k[max]</text:span> is also proportional to the number of digits, <text:span text:style-name="T1">k[max]&lt;=&gt;2.07*P</text:span>. </text:p>
      <text:p text:style-name="P1">Therefore, this method of computing <text:span text:style-name="T1">gamma</text:span> has "linear convergence", i.e. the number of iterations is linear in the number of correct digits we need in the result. Of course, all calculations need to be performed with the working precision. The working precision must be a few digits more than <text:span text:style-name="T1">P</text:span> because we accumulate about <text:span text:style-name="T1">Ln(k[max])/Ln(10)</text:span> digits of round-off error by performing <text:span text:style-name="T1">k[max]</text:span> arithmetic operations. </text:p>
      <text:p text:style-name="P1">Brent mentions a small improvement on this method (his method "B3"). It consists of estimating the error of the approximation of <text:span text:style-name="T1">gamma</text:span> by an asymptotic series. Denote <text:span text:style-name="T1">W(n)</text:span> the function </text:p>
      <text:p text:style-name="P2">W(n):=1/(4*n)*Sum(k,0,2*n,((2*k)!)^3/(k!)^4*(16*n)^(2*k)).</text:p>
      <text:p text:style-name="P1">This function is basically the asymptotic series for <text:span text:style-name="T1">I0(2*n)*K0(2*n)</text:span>, where <text:span text:style-name="T1">I0</text:span> and <text:span text:style-name="T1">K0</text:span> are modified Bessel functions. The sum in this series has to be evaluated until about <text:span text:style-name="T1">k=2*n</text:span> to get a good precision. Then a more precise approximation for <text:span text:style-name="T1">gamma</text:span> is </text:p>
      <text:p text:style-name="P2">gamma&lt;=&gt;U(n)/V(n)-W(n)/V(n)^2.</text:p>
      <text:p text:style-name="Text_20_body"><text:span text:style-name="T3">The precision of this approximation is of order </text:span><text:span text:style-name="T4">O(Exp(-8*n))</text:span><text:span text:style-name="T3"> instead of </text:span><text:span text:style-name="T4">O(Exp(-4*n))</text:span><text:span text:style-name="T3"> in Brent's method "B1". However, this is not such a great savings in time, because almost as much additional work has to be done to compute </text:span><text:span text:style-name="T4">W(n)</text:span><text:span text:style-name="T3">. Brent estimated that the method "B3" is about 20</text:span><text:span text:style-name="Teletype"><text:span text:style-name="T4">%</text:span></text:span><text:span text:style-name="T3"> faster than "B1". </text:span></text:p>
      <text:p text:style-name="P5"/>
      <text:h text:style-name="P15" text:outline-level="3">Method 2: Brent's summation trick </text:h>
      <text:p text:style-name="P1">Computation of <text:span text:style-name="T1">S(n)</text:span> seems to need a running computation of <text:span text:style-name="T1">H[k]</text:span> and a long multiplication by <text:span text:style-name="T1">H[k]</text:span> at each term. To compute <text:span text:style-name="T1">S(n)</text:span> and <text:span text:style-name="T1">V(n)</text:span> faster and more accurately, Brent suggested the following trick that avoids this long multiplication and computes <text:span text:style-name="T1">H[k]</text:span> simultaneously with the series. Define the function <text:span text:style-name="T1">U(n):=S(n)-V(n)*Ln(n)</text:span>. Then <text:span text:style-name="T1">gamma&lt;=&gt;U(n)/V(n)</text:span>. The series for <text:span text:style-name="T1">U(n)</text:span> is <text:span text:style-name="T1">U(n):=Sum(k,0,Infinity,A[k])</text:span>, with </text:p>
      <text:p text:style-name="P2">A[k]:=(n^k/k!)^2*(H[k]-Ln(n)).</text:p>
      <text:p text:style-name="P1">If we denote </text:p>
      <text:p text:style-name="P2">B[k]:=(n^k/k!)^2 </text:p>
      <text:p text:style-name="P1">the <text:span text:style-name="T1">k</text:span>-th term of the series for <text:span text:style-name="T1">V(n)</text:span>, then we can compute <text:span text:style-name="T1">A[k]</text:span> and <text:span text:style-name="T1">B[k]</text:span> simultaneously using the recurrence relations <text:span text:style-name="T1">A[0]= -Ln(n)</text:span>, <text:span text:style-name="T1">B[0]=1</text:span>, </text:p>
      <text:p text:style-name="P2">B[k]=B[k-1]*n^2/k^2,</text:p>
      <text:p text:style-name="P2">A[k]=1/k*(A[k-1]*n^2/k+B[k]).</text:p>
      <text:p text:style-name="P1">This trick can be formulated for any sequence <text:span text:style-name="T1">A[k]</text:span> of the form <text:span text:style-name="T1">A[k]=B[k]*C[k]</text:span>, where the sequences <text:span text:style-name="T1">B[k]</text:span> and <text:span text:style-name="T1">C[k]</text:span> are given by the recurrences <text:span text:style-name="T1">B[k]=p(k)*B[k-1]</text:span> and <text:span text:style-name="T1">C[k]=q(k)+C[k-1]</text:span>. Here we assume that <text:span text:style-name="T1">p(k)</text:span> and <text:span text:style-name="T1">q(k)</text:span> are known functions of <text:span text:style-name="T1">k</text:span> that can be computed to <text:span text:style-name="T1">P</text:span> digits using <text:span text:style-name="T1">O(P)</text:span> operations, e.g. rational functions with short constant coefficients. Instead of evaluating <text:span text:style-name="T1">B[k]</text:span> and <text:span text:style-name="T1">C[k]</text:span> separately and <text:soft-page-break/>multiplying them using a long multiplication, we note that <text:span text:style-name="T1">p(k)*A[k-1]=B[k]*C[k-1]</text:span>. This allows to compute <text:span text:style-name="T1">A[k]</text:span> by using the following two recurrences: </text:p>
      <text:p text:style-name="P2">B[k]=p(k)*B[k-1],</text:p>
      <text:p text:style-name="P2">A[k]=p(k)*A[k-1]+q(k)*B[k].</text:p>
      <text:p text:style-name="P1">All multiplications and divisions in these recurrence relations are performed with short integers, so the long multiplications are avoided. The time complexity of this method is <text:span text:style-name="T1">O(P^2)</text:span> where <text:span text:style-name="T1">P</text:span> is the required number of digits. A variant of binary splitting method can be used to reduce the complexity to <text:span text:style-name="T1">O(M(P*Ln(P))*Ln(P))</text:span> which gives an asymptotic advantage at very high precision. </text:p>
      <text:p text:style-name="P1">Also, it turns out that we can use a variant of the fast "rectangular method" to evaluate the series for <text:span text:style-name="T1">U(n)</text:span> and <text:span text:style-name="T1">V(n)</text:span> simultaneously. (We can consider these series as Taylor series in <text:span text:style-name="T1">n^2</text:span>.) This however does not speed up the evaluation of <text:span text:style-name="T1">gamma</text:span>. This happens because the rectangular method requires long multiplications and leads in this case to increased round-off errors. The rectangular method for computing a power series in <text:span text:style-name="T1">x</text:span> is less efficient than a straightforward computation when <text:span text:style-name="T1">x</text:span> is a "short" rational or integer number. </text:p>
      <text:p text:style-name="P1">The "rectangular method" for computing <text:span text:style-name="T1">Sum(k,0,N,x^k*A[k])</text:span> needs to be able to convert a coefficient of the Taylor series into the next coefficient <text:span text:style-name="T1">A[k+1]</text:span> by "short" operations, more precisely, by some multiplications and divisions by integers of order <text:span text:style-name="T1">k</text:span>. The <text:span text:style-name="T1">j</text:span>-th column of the rectangle ( <text:span text:style-name="T1">j=0</text:span>, 1, ...) consists of numbers <text:span text:style-name="T1">x^(r*j)*A[r*j]</text:span>, <text:span text:style-name="T1">x^(r*j)*A[r*j+1]</text:span>, ..., <text:span text:style-name="T1">x^r*A[r*j+r-1]</text:span>. The numbers of this column are computed sequentially by short operations, starting from the <text:span text:style-name="T1">x^(r*j)*A[j*r]</text:span> which is known from the end of the previous column. The recurrence relation for <text:span text:style-name="T1">A[k]</text:span> is not just some multiplication by rational numbers, but also contains an addition of <text:span text:style-name="T1">B[k]</text:span>. However, if we also use the rectangular method for <text:span text:style-name="T1">V(n)</text:span>, the number <text:span text:style-name="T1">x^(r*j)*B[r*j]</text:span> will be known and so we will be able to use the recurrence relation to get <text:span text:style-name="T1">x^(r*j)*A[r*j+1]</text:span> and all following numbers of the column. </text:p>
      <text:p text:style-name="P5"/>
      <text:h text:style-name="P15" text:outline-level="3">Derivation of method 1 </text:h>
      <text:p text:style-name="P1">Brent's "B1" method can be derived from the Taylor series for the modified Bessel function <text:span text:style-name="T1">BesselI(nu,z)</text:span>, </text:p>
      <text:p text:style-name="P2">BesselI(nu,z)=Sum(k,0,Infinity,z^(nu+2*k)/(2^(nu+2*k)*Gamma(nu+k+1)*k!)),</text:p>
      <text:p text:style-name="P1">and the definition of the modified Bessel function <text:span text:style-name="T1">K0(z)</text:span>, </text:p>
      <text:p text:style-name="P2">K0(z):= -(D(nu)BesselI(nu,z)[nu=0]).</text:p>
      <text:p text:style-name="P1">Here the derivative wrt <text:span text:style-name="T1">nu</text:span> is taken at <text:span text:style-name="T1">nu=0</text:span>. This derivative can be evaluated using the above Taylor series for <text:span text:style-name="T1">BesselI(nu,z)</text:span> and expressed through the series for <text:span text:style-name="T1">S(n)</text:span>. To compute this, we need the derivative of the Gamma function at integer arguments <text:span text:style-name="T1">n</text:span>: </text:p>
      <text:p text:style-name="P2">(D(x)Gamma(x)[x=n+1])=n! *(H[n]-gamma).</text:p>
      <text:p text:style-name="P1">The resulting identity in the way it is used here is </text:p>
      <text:p text:style-name="P2">gamma+Ln(n)=(S0(2*n)-K0(2*n))/I0(2*n).</text:p>
      <text:p text:style-name="P1"><text:soft-page-break/>Since <text:span text:style-name="T1">K0(2*n)</text:span> decays very quickly at large <text:span text:style-name="T1">n</text:span>, we obtain the approximation </text:p>
      <text:p text:style-name="P2">gamma&lt;=&gt;S0(2*n)/I0(2*n)-Ln(n)+O(Exp(-4*n)).</text:p>
      <text:p text:style-name="P5"><text:bookmark text:name="c6s3"/></text:p>
      <text:h text:style-name="P11" text:outline-level="2">6.3 Catalan's constant <text:span text:style-name="T1">G</text:span> </text:h>
      <text:p text:style-name="P1">Catalan's constant <text:span text:style-name="T1">G</text:span> is defined by </text:p>
      <text:p text:style-name="P2">G=Sum(n,0,Infinity,(-1)^n/(2*n+1)^2).</text:p>
      <text:p text:style-name="P1">This series converges very slowly. There are several alternative methods. </text:p>
      <text:p text:style-name="P5"/>
      <text:h text:style-name="P15" text:outline-level="3">Best method so far </text:h>
      <text:p text:style-name="P1">A fast series to evaluate this constant is: </text:p>
      <text:p text:style-name="P2">G=Pi/8*Ln(2+Sqrt(3))+3/8*Sum(n,0,Infinity,(n!)^2/((2*n)! *(2*n+1)^2)) </text:p>
      <text:p text:style-name="P1">[Bailey <text:span text:style-name="T2">et al.</text:span> 1997]. </text:p>
      <text:p text:style-name="P1">To obtain <text:span text:style-name="T1">P</text:span> decimal digits of relative precision, we need to take at most <text:span text:style-name="T1">P*Ln(10)/Ln(4)</text:span> terms of the series. The sum can be efficiently evaluated using Horner's scheme, for example </text:p>
      <text:p text:style-name="P2">1+1/(2*3)*(1/3+2/(2*5)*(1/5+3/(2*7)*(1/7+...))).</text:p>
      <text:p text:style-name="P1">This takes <text:span text:style-name="T1">O(P^2)</text:span> operations because there are <text:span text:style-name="T1">O(P)</text:span> short multiplications and divisions of <text:span text:style-name="T1">P</text:span>-digit numbers by small integers. At very high precision, the binary splitting technique can be used instead of Horner's scheme to further reduce the computation time to <text:span text:style-name="T1">O(M(P)*Ln(P)^2)</text:span>. </text:p>
      <text:p text:style-name="P1">A drawback of this scheme is that it requires a separate high-precision computation of <text:span text:style-name="T1">Pi</text:span>, <text:span text:style-name="T1">Sqrt(3)</text:span> and of the logarithm. </text:p>
      <text:p text:style-name="P5"/>
      <text:h text:style-name="P15" text:outline-level="3">Other methods </text:h>
      <text:p text:style-name="P1">Another method is based on an identity by Ramanujan. The formula is </text:p>
      <text:p text:style-name="P2">G=Sum(k,0,Infinity,(k!)^2/(2*k+1)! *2^(k-1)*Sum(j,0,k,1/(2*j+1))).</text:p>
      <text:p text:style-name="P1">The <text:span text:style-name="T1">k</text:span>-th term of the outer sum is of order <text:span text:style-name="T1">2^(-k)</text:span> and so we need to take slightly more than <text:span text:style-name="T1">P*Ln(10)/Ln(2)</text:span> terms for <text:span text:style-name="T1">P</text:span> decimal digits. But each term is more complicated than in the first method's series. The running time of this formula seems to be a few times slower than the previous method. </text:p>
      <text:p text:style-name="P1">This method combined with Brent's summation trick (see the section on the Euler constant) was used in [Fee 1990]. Brent's trick allows to avoid a separate computation of the harmonic sum and all long multiplications. Catalan's constant is obtained as a limit of <text:span text:style-name="T1">G[k]</text:span> where <text:span text:style-name="T1">G[0]=B[0]=1/2</text:span> and </text:p>
      <text:p text:style-name="P2">B[k]=k/(2*k+1)*B[k-1],</text:p>
      <text:p text:style-name="P2">G[k]=1/(2*k+1)*(k*G[k-1]+B[k]).</text:p>
      <text:p text:style-name="P1"><text:soft-page-break/>The running time is <text:span text:style-name="T1">O(P^2)</text:span>. Since only rational numbers are involved, the binary splitting technique can be used at high precision. </text:p>
      <text:p text:style-name="P1">A third formula is more complicated but the convergence is much faster and there is no need to evaluate any other transcendental functions. This formula is called "Broadhurst's series". </text:p>
      <text:p text:style-name="P2">G=3/2*Sum(k,0,Infinity,1/16^k*Sum(i,0,7,a[i]/(8*k+i)^2))-1/4*Sum(k,0,Infinity,1/4096^k*Sum(i,0,7,a[i]/(8*k+i)^2)).</text:p>
      <text:p text:style-name="P1">Here the arrays of coefficients are defined as <text:span text:style-name="T1">a[i]=[0;1;-1;1/2;0;-1/4;1/4;-1/8;]</text:span> and <text:span text:style-name="T1">b[i]=[0;1;1/2;1/8;0;-1/64;-1/128;-1/512;]</text:span>. </text:p>
      <text:p text:style-name="P1">We need to take only <text:span text:style-name="T1">P*Ln(10)/Ln(16)</text:span> terms of the first series and <text:span text:style-name="T1">P*Ln(10)/Ln(4096)</text:span> terms of the second series. However, each term is about six times more complicated than one term of the first method's series. So there are no computational savings (unless <text:span text:style-name="T1">Ln(x)</text:span> is excessively slow). </text:p>
      <text:p text:style-name="P5"><text:bookmark text:name="c6s4"/></text:p>
      <text:h text:style-name="P11" text:outline-level="2">6.4 Riemann's Zeta function </text:h>
      <text:p text:style-name="P1"><text:bookmark text:name="Bernoulli numbers"/><text:bookmark text:name="Riemann's Zeta function"/>Riemann's Zeta function <text:span text:style-name="T1">Zeta(s)</text:span> is defined for complex <text:span text:style-name="T1">s</text:span> such that <text:span text:style-name="T1">Re(s)&gt;0</text:span> as a sum of inverse powers of integers: </text:p>
      <text:p text:style-name="P2">Zeta(s):=Sum(n,0,Infinity,1/n^s).</text:p>
      <text:p text:style-name="P1">This function can be analytically continued to the entire complex plane except the point <text:span text:style-name="T1">s=1</text:span> where it diverges. It satisfies several identities, for example, a formula useful for negative <text:span text:style-name="T1">Re(s)</text:span>, </text:p>
      <text:p text:style-name="P2">Zeta(1-s)=(2*Gamma(s))/(2*Pi)^s*Cos((Pi*s)/2)*Zeta(s),</text:p>
      <text:p text:style-name="P1">and a formula for even integers that helps in numerical testing, </text:p>
      <text:p text:style-name="P2">Zeta(2*n)=((-1)^(n+1)*(2*Pi)^(2*n))/(2*(2*n)!)*B[2*n],</text:p>
      <text:p text:style-name="P1">where <text:span text:style-name="T1">B[n]</text:span> are Bernoulli numbers. (The values at negative integer <text:span text:style-name="T1">n</text:span> are given by <text:span text:style-name="T1">Zeta(-n)= -B[n+1]/(n+1)</text:span>.) </text:p>
      <text:p text:style-name="P1">The classic book [Bateman <text:span text:style-name="T2">et al.</text:span> 1953], vol. 1, describes many results concerning the properties of <text:span text:style-name="T1">Zeta(s)</text:span>. </text:p>
      <text:p text:style-name="P1">For the numerical evaluation of Riemann's Zeta function with arbitrary precision to become feasible, one needs special algorithms. Recently P. Borwein [Borwein 1995] gave a simple and quick approximation algorithm for <text:span text:style-name="T1">Re(s)&gt;0</text:span>. See also [Borwein <text:span text:style-name="T2">et al.</text:span> 1999] for a review of methods. </text:p>
      <text:p text:style-name="P1"><text:bookmark text:name="Riemann's Zeta function!by Borwein's algorithm"/>It is the "third" algorithm (the simplest one) from P. Borwein's paper which is implemented in MathPiper. The approximation formula valid for <text:span text:style-name="T1">Re(s)&gt; -(n-1)</text:span> is </text:p>
      <text:p text:style-name="P2">Zeta(s)=1/(2^n*(1-2^(1-s)))*Sum(j,0,2*n-1,e[j]/(j+1)^s),</text:p>
      <text:p text:style-name="P1">where the coefficients <text:span text:style-name="T1">e[j]</text:span> for <text:span text:style-name="T1">j=0</text:span>, ..., <text:span text:style-name="T1">2*n-1</text:span> are defined by </text:p>
      <text:p text:style-name="P2">e[j]:=(-1)^(j-1)*(Sum(k,0,j-n,n! /(k! *(n-k)!))-2^n),</text:p>
      <text:p text:style-name="P1">and the empty sum (for <text:span text:style-name="T1">j&lt;n</text:span>) is taken to be zero. The parameter <text:span text:style-name="T1">n</text:span> must be chosen high enough to achieve the desired precision. The error estimate for this formula is approximately </text:p>
      <text:p text:style-name="P2"><text:soft-page-break/>error&lt;8^(-n) </text:p>
      <text:p text:style-name="P1">for the relative precision, which means that to achieve <text:span text:style-name="T1">P</text:span> correct digits we must have <text:span text:style-name="T1">n&gt;P*Ln(10)</text:span>/<text:span text:style-name="T1">Ln(8)</text:span>. </text:p>
      <text:p text:style-name="P1">This method requires to compute <text:span text:style-name="T1">n</text:span> times the exponential and the logarithm to find the power <text:span text:style-name="T1">(j+1)^(-s)</text:span>. This power can be computed in asymptotic time <text:span text:style-name="T1">O(M(P)*Ln(P))</text:span>, unless <text:span text:style-name="T1">s</text:span> is an integer, in which case this computation is <text:span text:style-name="T1">O(M(P))</text:span>, the cost of one division by an integer <text:span text:style-name="T1">(j+1)^s</text:span>. Therefore the complexity of this method is at most <text:span text:style-name="T1">O(P*M(P)*Ln(P))</text:span>. </text:p>
      <text:p text:style-name="Text_20_body"><text:span text:style-name="T3">The function </text:span><text:span text:style-name="Teletype"><text:span text:style-name="T4">Zeta(s)</text:span></text:span><text:span text:style-name="T3"> calls </text:span><text:span text:style-name="Teletype"><text:span text:style-name="T4">Internal'ZetaNum(s)</text:span></text:span><text:span text:style-name="T3"> to compute this approximation formula for </text:span><text:span text:style-name="T4">Re(s)&gt;1/2</text:span><text:span text:style-name="T3"> and uses the identity above to get the value for other </text:span><text:span text:style-name="T4">s</text:span><text:span text:style-name="T3">. </text:span></text:p>
      <text:p text:style-name="Text_20_body"><text:bookmark text:name="Riemann's Zeta function!by direct summation"/><text:span text:style-name="T3">For very large values of </text:span><text:span text:style-name="T4">s</text:span><text:span text:style-name="T3">, it is faster to use more direct methods implemented in the routines </text:span><text:span text:style-name="Teletype"><text:span text:style-name="T4">Internal'ZetaNum1(s,N)</text:span></text:span><text:span text:style-name="T3"> and </text:span><text:span text:style-name="Teletype"><text:span text:style-name="T4">Internal'ZetaNum2(s,N)</text:span></text:span><text:span text:style-name="T3">. If the required </text:span><text:span text:style-name="T3">precision is </text:span><text:span text:style-name="T4">P</text:span><text:span text:style-name="T3"> digits and </text:span><text:span text:style-name="T4">s&gt;1+Ln(10)/Ln(P)*P</text:span><text:span text:style-name="T3">, then it is more efficient to compute the defining series for </text:span><text:span text:style-name="T4">Zeta(s)</text:span><text:span text:style-name="T3">, </text:span></text:p>
      <text:p text:style-name="P2">Zeta(s)&lt;=&gt;Sum(k,1,N,1/k^s),</text:p>
      <text:p text:style-name="P1">up to a certain number of terms <text:span text:style-name="T1">N</text:span>, than to use Borwein's method. The required number of terms <text:span text:style-name="T1">N</text:span> is given by </text:p>
      <text:p text:style-name="P2">N=10^(P/(s-1)).</text:p>
      <text:p text:style-name="Text_20_body"><text:span text:style-name="T3">This is implemented in the routine </text:span><text:span text:style-name="Teletype"><text:span text:style-name="T4">Internal'ZetaNum1(s)</text:span></text:span><text:span text:style-name="T3">. For example, at 100 digits of precision it is advisable to use </text:span><text:span text:style-name="Teletype"><text:span text:style-name="T4">Internal'ZetaNum1(s)</text:span></text:span><text:span text:style-name="T3"> only for </text:span><text:span text:style-name="T4">s&gt;50</text:span><text:span text:style-name="T3">, since it would require </text:span><text:span text:style-name="T4">N&lt;110</text:span><text:span text:style-name="T3"> terms in the series, whereas the expression used in </text:span><text:span text:style-name="Teletype"><text:span text:style-name="T4">Internal'ZetaNum(s)</text:span></text:span><text:span text:style-name="T3"> uses </text:span><text:span text:style-name="T4">n=Ln(10)/Ln(8)*P</text:span><text:span text:style-name="T3"> terms (of a different series). The complexity of this method is </text:span><text:span text:style-name="T4">O(N)*M(P)</text:span><text:span text:style-name="T3">. </text:span></text:p>
      <text:p text:style-name="Text_20_body"><text:bookmark text:name="Riemann's Zeta function!by product over primes"/><text:span text:style-name="T3">Alternatively, one can use </text:span><text:span text:style-name="Teletype"><text:span text:style-name="T4">Internal'ZetaNum2(n,N)</text:span></text:span><text:span text:style-name="T3"> which computes the infinite product over prime numbers </text:span><text:span text:style-name="T4">p[i]</text:span><text:span text:style-name="T3"> </text:span></text:p>
      <text:p text:style-name="P2">1/Zeta(n)&lt;=&gt;Factorize(k,1,M,1-1/p[k]^s).</text:p>
      <text:p text:style-name="Text_20_body"><text:span text:style-name="T3">Here </text:span><text:span text:style-name="T4">M</text:span><text:span text:style-name="T3"> must be chosen such that the </text:span><text:span text:style-name="T4">M</text:span><text:span text:style-name="T3">-th prime number </text:span><text:span text:style-name="T4">p[M]&gt;N</text:span><text:span text:style-name="T3">. To obtain </text:span><text:span text:style-name="T4">P</text:span><text:span text:style-name="T3"> digits of precision, </text:span><text:span text:style-name="T4">N</text:span><text:span text:style-name="T3"> must be chosen as above, i.e. </text:span><text:span text:style-name="T4">N&gt;10^(P/(s-1))</text:span><text:span text:style-name="T3">. Since only prime numbers </text:span><text:span text:style-name="T4">p[i]</text:span><text:span text:style-name="T3"> are used, this formula is asymptotically faster than </text:span><text:span text:style-name="Teletype"><text:span text:style-name="T4">Internal'ZetaNum1</text:span></text:span><text:span text:style-name="T3">. (Prime numbers have to be obtained and tested but this is quick for numbers of size </text:span><text:span text:style-name="T4">n</text:span><text:span text:style-name="T3">, compared with other operations.) The number of primes up to </text:span><text:span text:style-name="T4">N</text:span><text:span text:style-name="T3"> is asymptotically </text:span><text:span text:style-name="T4">pi(N)&lt;&gt;N/Ln(N)</text:span><text:span text:style-name="T3"> and therefore this procedure is faster by a factor </text:span><text:span text:style-name="T4">O(Ln(N))&lt;&gt;O(Ln(n))</text:span><text:span text:style-name="T3">. However, for </text:span><text:span text:style-name="T4">n&lt;250</text:span><text:span text:style-name="T3"> it is better (with MathPiper internal math) to use the </text:span><text:span text:style-name="Teletype"><text:span text:style-name="T4">Internal'ZetaNum1</text:span></text:span><text:span text:style-name="T3"> routine because it involves fewer multiplications. </text:span></text:p>
      <text:p text:style-name="P5"/>
      <text:h text:style-name="P15" text:outline-level="3">Zeta function at special arguments </text:h>
      <text:p text:style-name="P1">Recently some identities dating back to S. Ramanujan have been studied in relation to Riemann's Zeta function. A side result was the development of fast methods for computing the Zeta function at odd integer arguments (see [Borwein <text:span text:style-name="T2">et al.</text:span> 1999] for a review) and at small rational arguments ([Kanemitsu <text:span text:style-name="T2">et al.</text:span> 2001]). </text:p>
      <text:p text:style-name="P1"><text:bookmark text:name="Riemann's Zeta function!integer arguments"/>The value <text:span text:style-name="T1">Zeta(3)</text:span>, also known as the Apery's constant, can be computed using the following geometrically convergent series: </text:p>
      <text:p text:style-name="P2"><text:soft-page-break/>Zeta(3)=5/2*Sum(k,1,Infinity,(-1)^(k-1)/(k^3*Bin(2*k,k))).</text:p>
      <text:p text:style-name="P1">For other odd integers <text:span text:style-name="T1">n</text:span> there is no general analogous formula. The corresponding expressions for <text:span text:style-name="T1">Zeta(5)</text:span> and <text:span text:style-name="T1">Zeta(7)</text:span> are </text:p>
      <text:p text:style-name="P2">Zeta(5)=2*Sum(k,1,Infinity,(-1)^(k-1)/(k^5*Bin(2*k,k)))-5/2*Sum(k,1,Infinity,(-1)^(k-1)/(k^3*Bin(2*k,k))*Sum(j,1,k-1,1/j^2));</text:p>
      <text:p text:style-name="P2">Zeta(7)=5/2*Sum(k,1,Infinity,(-1)^(k-1)/(k^7*Bin(2*k,k)))+25/2*Sum(k,1,Infinity,(-1)^(k-1)/(k^3*Bin(2*k,k))*Sum(j,1,k-1,1/j^4)).</text:p>
      <text:p text:style-name="P1">In these series the term <text:span text:style-name="T1">Bin(2*k,k)</text:span> grows approximately as <text:span text:style-name="T1">4^k</text:span> and therefore one can take no more than <text:span text:style-name="T1">P*Ln(10)/Ln(4)</text:span> terms in the series to get <text:span text:style-name="T1">P</text:span> decimal digits of relative precision. </text:p>
      <text:p text:style-name="P1">For odd integer <text:span text:style-name="T1">n</text:span> there are the following special relations: for <text:span text:style-name="T1">n:=Mod(3,4)</text:span>, </text:p>
      <text:p text:style-name="P2">Zeta(n)=(2*Pi)^n/(2*(n+1)!)*Sum(k,0,(n+1)/2,(-1)^(k-1)*Bin(n+1,2*k)*B[n+1-2*k]*B[2*k]) </text:p>
      <text:p text:style-name="P2">-2*Sum(k,1,Infinity,1/(k^n*(Exp(2*Pi*k)-1))),</text:p>
      <text:p text:style-name="P1">and for <text:span text:style-name="T1">n:=Mod(1,4)</text:span>, </text:p>
      <text:p text:style-name="P2">Zeta(n)=(2*Pi)^n/((n+1)! *(n-1)) </text:p>
      <text:p text:style-name="P2">...*Sum(k,0,(n+1)/4,(-1)^k*(n+1-4*k)*Bin(n+1,2*k)*B[n+1-2*k]*B[2*k]) </text:p>
      <text:p text:style-name="P2">-2*Sum(k,1,Infinity,(Exp(2*Pi*k)*(1+(4*Pi*k)/(k-1))-1)/(k^n*(Exp(2*Pi*k)-1)^2)).</text:p>
      <text:p text:style-name="P1">These relations contain geometrically convergent series, and it suffices to take <text:span text:style-name="T1">P*Ln(10)/(2*Pi)</text:span> terms to obtain <text:span text:style-name="T1">P</text:span> decimal digits of relative precision. </text:p>
      <text:p text:style-name="P1">Finally, [Kanemitsu <text:span text:style-name="T2">et al.</text:span> 2001] gave a curious formula for the values of Riemann's Zeta function at rational values between 0 and 2 (their "Corollary 1"). This formula is very complicated but contains a geometrically convergent series. </text:p>
      <text:p text:style-name="P1">We shall have to define several auxiliary functions to make the formula more understandable. We shall be interested in the values of <text:span text:style-name="T1">Zeta(p/N)</text:span> where <text:span text:style-name="T1">p</text:span>, <text:span text:style-name="T1">N</text:span> are integers. For integer <text:span text:style-name="T1">h</text:span>, <text:span text:style-name="T1">N</text:span> such that <text:span text:style-name="T1">0&lt;=h&lt;=N</text:span>, and for arbitrary real <text:span text:style-name="T1">x</text:span>, </text:p>
      <text:p text:style-name="P2">Zeta((2*h-1)/N)=(N*x)/Pi*((2*Pi)/x)^((2*h-1)/N)*Sin((Pi*(2*h-1))/(2*N))*L(x,N,h),</text:p>
      <text:p text:style-name="P2">Zeta((N-2*h+1)/N)=N/Gamma((N-2*h+1)/N)*x^((N-2*h+1)/N)*L(x,N,h).</text:p>
      <text:p text:style-name="P1">Here the function <text:span text:style-name="T1">L(x,N,h)</text:span> (containing the "Lambert series") is defined by </text:p>
      <text:p text:style-name="P2">L(x,N,h):=Sum(n,1,Infinity,n^(N-2*h)/(Exp(n^N*x)-1))-S(x,N,h) </text:p>
      <text:p text:style-name="P2">+1/2*Zeta(-N+2*h)-Zeta(2*h)/x,</text:p>
      <text:p text:style-name="P1">and the function <text:span text:style-name="T1">S(x,N,h)</text:span> is defined by </text:p>
      <text:p text:style-name="P2">S(x,N,h):=(-1)^(h+1)/N*((2*Pi)/x)^((N-2*h+1)/N) </text:p>
      <text:p text:style-name="P2">...*Sum(n,0,Infinity,1/n^((2*h-1)/N)*Sum(k,1,N/2,f(2*k-1,x,n,N,h))) </text:p>
      <text:p text:style-name="P1">for even <text:span text:style-name="T1">N</text:span>, and by </text:p>
      <text:p text:style-name="P2">S(x,N,h):=(-1)^(h+1)/N*((2*Pi)/x)^((N-2*h+1)/N) </text:p>
      <text:p text:style-name="P2">...*Sum(n,0,Infinity,1/n^((2*h-1)/N)*(f(0,x,n,N)+Sum(k,1,(N-<text:soft-page-break/>1)/2,f(2*k,x,n,N,h)))) </text:p>
      <text:p text:style-name="P1">for odd <text:span text:style-name="T1">N</text:span>. The auxiliary function <text:span text:style-name="T1">f(j,x,n,N,h)</text:span> is defined by </text:p>
      <text:p text:style-name="P2">f(0,x,n,N):=Exp(-A)/(2*Sinh(A)),</text:p>
      <text:p text:style-name="P2">f(j,x,n,N,h):=(Cos(2*B+C)-Exp(-2*A)*Cos(C))/(Cosh(2*A)-Cos(2*B)) </text:p>
      <text:p text:style-name="P1">for integer <text:span text:style-name="T1">j&gt;=1</text:span>, and in these expressions </text:p>
      <text:p text:style-name="P2">A:=Pi*((2*Pi*n)/x)^(1/N)*Cos((Pi*j)/(2*N)),</text:p>
      <text:p text:style-name="P2">B:=Pi*((2*Pi*n)/x)^(1/N)*Sin((Pi*j)/(2*N)),</text:p>
      <text:p text:style-name="P1">and <text:span text:style-name="T1">C:=(Pi*j)/2*(2*h-1)/N</text:span>. </text:p>
      <text:p text:style-name="P1">Practical calculations using this formula are of the same asymptotic complexity as Borwein's method above. (It is not clear whether this method has a significant computational advantage.) The value of <text:span text:style-name="T1">x</text:span> can be chosen at will, so we should find such <text:span text:style-name="T1">x</text:span> as to minimize the cost of computation. There are two series to be computed: the terms in the first one decay as <text:span text:style-name="T1">Exp(-n^N*x)</text:span> while the terms in the second one (containing <text:span text:style-name="T1">f</text:span>) decay only as </text:p>
      <text:p text:style-name="P2">Exp(-2*A)&lt;&gt;Exp(-2*Pi*((2*Pi*n)/x)^(1/N)).</text:p>
      <text:p text:style-name="P1">Also, there are about <text:span text:style-name="T1">N</text:span> copies of the second series. Clearly, a very small value should be chosen for <text:span text:style-name="T1">x</text:span> so that the second series converges somewhat faster. </text:p>
      <text:p text:style-name="P1">For a target precision of <text:span text:style-name="T1">P</text:span> decimal digits, the required numbers of terms <text:span text:style-name="T1">n[1]</text:span>, <text:span text:style-name="T1">n[2]</text:span> for the first and the second series can be estimated as <text:span text:style-name="T1">n[1]&lt;=&gt;((P*Ln(10))/x)^(1/N)</text:span>, <text:span text:style-name="T1">n[2]&lt;=&gt;x/(2*Pi)*((P*Ln(10))/(2*Pi))^N</text:span>. (Here we assume that <text:span text:style-name="T1">N</text:span>, the denominator of the fraction <text:span text:style-name="T1">p/N</text:span>, is at least <text:span text:style-name="T1">10</text:span>. This scheme is impractical for very large <text:span text:style-name="T1">N</text:span> because it requires to add <text:span text:style-name="T1">O(N)</text:span> slightly different variants of the second series.) The total cost is proportional to the time it takes to compute <text:span text:style-name="T1">Exp(x)</text:span> or <text:span text:style-name="T1">Cos(x)</text:span> and to roughly <text:span text:style-name="T1">n[1]+N*n[2]</text:span>. The value of <text:span text:style-name="T1">x</text:span> that minimizes this cost function is approximately </text:p>
      <text:p text:style-name="P2">x&lt;=&gt;(2*Pi)/N^2*((2*Pi)/(P*Ln(10)))^(N-1).</text:p>
      <text:p text:style-name="P1">With this choice, the asymptotic total cost is <text:span text:style-name="T1">O(P*M(P))</text:span>. </text:p>
      <text:p text:style-name="P5"><text:bookmark text:name="c6s5"/></text:p>
      <text:h text:style-name="P11" text:outline-level="2">6.5 Lambert's <text:span text:style-name="T1">W</text:span> function </text:h>
      <text:p text:style-name="P1">Lambert's <text:span text:style-name="T1">W</text:span> function is (a multiple-valued, complex function) defined for any (complex) <text:span text:style-name="T1">z</text:span> by <text:span text:style-name="T1">W(z)*Exp(W(z))=z</text:span>. This function is sometimes useful to represent solutions of transcendental equations or integrals. </text:p>
      <text:p text:style-name="P1"><text:bookmark text:name="Lambert's &lt;b&gt; W&lt;/b&gt; function!asymptotics"/>Asymptotics of Lambert's <text:span text:style-name="T1">W</text:span> function are </text:p>
      <text:p text:style-name="P2">W((z^2-2)/2/e)= -1+z-z^3/3+11/72*z^4-... </text:p>
      <text:p text:style-name="P1">(this is only good really close to z=0); <text:span text:style-name="T1">W(x)=x-x^2+3/2*x^3-...</text:span> (this is good very near x=0); </text:p>
      <text:p text:style-name="P2">W(x)=Ln(x)-Ln(Ln(x))+Ln(Ln(x))/Ln(x)+1/2*(Ln(Ln(x))/Ln(x))^2+... </text:p>
      <text:p text:style-name="P1">(good for very large <text:span text:style-name="T1">x</text:span> but it is not straightforward to find higher terms!). </text:p>
      <text:p text:style-name="P1">Here are some inequalities to help estimate <text:span text:style-name="T1">W(x)</text:span> at large <text:span text:style-name="T1">x</text:span> (more exactly, for <text:span text:style-name="T1">x&gt;e</text:span>): </text:p>
      <text:p text:style-name="P2"><text:soft-page-break/>Ln(x/Ln(x))&lt;W(x)&lt;Ln(x),</text:p>
      <text:p text:style-name="P2">Ln(x/(Ln(x)-1))&lt;W(x)&lt;Ln(x/(Ln(x)-1))+0.13.</text:p>
      <text:p text:style-name="P1"><text:bookmark text:name="Lambert's &lt;b&gt; W&lt;/b&gt; function!uniform approximations"/>One can also find uniform rational approximations, e.g.: </text:p>
      <text:p text:style-name="P2">W(x)&lt;=&gt;Ln(1+x)*(1-Ln(1+Ln(1+x))/(2+Ln(1+x))) </text:p>
      <text:p text:style-name="P1">(uniformly good for <text:span text:style-name="T1">x&gt;0</text:span>, relative error not more than <text:span text:style-name="T1">10^(-2)</text:span>); and </text:p>
      <text:p text:style-name="P2">W(x)&lt;=&gt;(x*e)/(1+((2*e*x+2)^(-1/2)-1/Sqrt(2)+1/(e-1))^(-1)) </text:p>
      <text:p text:style-name="P1">(uniformly good for <text:span text:style-name="T1">-1/e&lt;x&lt;0</text:span>, relative error not more than <text:span text:style-name="T1">10^(-3)</text:span>). </text:p>
      <text:p text:style-name="P1">There exists a uniform approximation of the form </text:p>
      <text:p text:style-name="P2">W(x)&lt;=&gt;(a+L)*(f-Ln(1+c*Ln(1+d*Y))+2*L)/(a+1/2+L),</text:p>
      <text:p text:style-name="P1">where <text:span text:style-name="T1">a=2.3436</text:span>, <text:span text:style-name="T1">b=0.8842</text:span>, <text:span text:style-name="T1">c=0.9294</text:span>, <text:span text:style-name="T1">d=0.5106</text:span>, <text:span text:style-name="T1">f= -1.2133</text:span> are constants, <text:span text:style-name="T1">Y:=Sqrt(2*e*x+2)</text:span> and <text:span text:style-name="T1">L:=Ln(1+b*Y)</text:span>. (The coefficients <text:span text:style-name="T1">a</text:span>, ..., <text:span text:style-name="T1">f</text:span> are found numerically by matching the asymptotics at three points <text:span text:style-name="T1">x= -1/e</text:span>, <text:span text:style-name="T1">x=0</text:span>, <text:span text:style-name="T1">x=Infinity</text:span>.) This approximation miraculously works over the whole complex plane within relative error at most <text:span text:style-name="T1">0.008</text:span>. The behavior of this formula at the branching points <text:span text:style-name="T1">x= -1/e</text:span> and <text:span text:style-name="T1">x=Infinity</text:span> correctly mimics <text:span text:style-name="T1">W(x)</text:span> if the branch cuts of the square root and of the logarithm are chosen appropriately (e.g. the common branch cut along the negative real semiaxis). </text:p>
      <text:p text:style-name="P1"><text:bookmark text:name="Lambert's &lt;b&gt;W&lt;/b&gt; function!by Halley's method"/>The numerical procedure uses Halley's method. Halley's iteration for the equation <text:span text:style-name="T1">W*Exp(W)=x</text:span> can be written as </text:p>
      <text:p text:style-name="P2">W'=W-(W-x*Exp(-W))/(W+1-(W+2)/(W+1)*(W-x*Exp(-W))/2).</text:p>
      <text:p text:style-name="P1">It has cubic convergence for any initial value <text:span text:style-name="T1">W&gt; -Exp(-1)</text:span>. </text:p>
      <text:p text:style-name="P1">The initial value is computed using one of the uniform approximation formulae. The good precision of the uniform approximation guarantees rapid convergence of the iteration scheme to the correct root of the equation, even for complex arguments <text:span text:style-name="T1">x</text:span>. </text:p>
      <text:p text:style-name="P5"><text:bookmark text:name="c6s6"/></text:p>
      <text:h text:style-name="P11" text:outline-level="2">6.6 Bessel functions </text:h>
      <text:p text:style-name="P1"><text:bookmark text:name="Bessel functions"/>Bessel functions are a family of special functions solving the equation </text:p>
      <text:p text:style-name="P2">(Deriv(x,2)w(x))+1/x*(D(x)w(x))+(1-n^2/x^2)*w(x)=0.</text:p>
      <text:p text:style-name="P1">There are two linearly independent solutions which can be taken as the pair of Hankel functions <text:span text:style-name="T1">H1(n,x)</text:span>, <text:span text:style-name="T1">H2(n,x)</text:span>, or as the pair of Bessel-Weber functions <text:span text:style-name="T1">J[n]</text:span>, <text:span text:style-name="T1">Y[n]</text:span>. These pairs are linearly related, <text:span text:style-name="T1">J[n]=1/2*(H1(n,x)+H2(n,x))</text:span>, <text:span text:style-name="T1">J[n]=1/(2*I)*(H1(n,x)-H2(n,x))</text:span>. The function <text:span text:style-name="T1">H2(n,x)</text:span> is the complex conjugate of <text:span text:style-name="T1">H1(n,x)</text:span>. This arrangement of four functions is very similar to the relation between <text:span text:style-name="T1">Sin(x)</text:span>, <text:span text:style-name="T1">Cos(x)</text:span> and <text:span text:style-name="T1">Exp(I*x)</text:span>, <text:span text:style-name="T1">Exp(-I*x)</text:span>, which are all solutions of <text:span text:style-name="T1">(Deriv(x,2)f(x))+f(x)=0</text:span>. </text:p>
      <text:p text:style-name="P1"><text:bookmark text:name="Bessel functions!asymptotics"/>For large values of <text:span text:style-name="T1">Abs(x)</text:span>, there is the following asymptotic series: </text:p>
      <text:p text:style-name="P2">H1(n,x)&lt;&gt;Sqrt(2/(Pi*x))*Exp(I*zeta)*Sum(k,0,Infinity,I^k*A(k,n)/x^k),</text:p>
      <text:p text:style-name="P1">where <text:span text:style-name="T1">zeta:=x-1/2*n*Pi-1/4*Pi</text:span> and </text:p>
      <text:p text:style-name="P2">A(k,n):=((4*n^2-1^2)*(4*n^2-3^2)*...*(4*n^2-(2*k-1)^2))/(k! *8^k).</text:p>
      <text:p text:style-name="P1">From this one can find the asymptotic series for <text:span text:style-name="T1">J[n]&lt;&gt;Sqrt(2/</text:span><text:soft-page-break/><text:span text:style-name="T1">(Pi*x))*Cos(zeta)*Sum(k,0,Infinity,(-1)^k*A(2*k,n)*x^(-2*k))-Sqrt(2/(Pi*x))*Sin(zeta)*Sum(k,0,Infinity,(-1)^k*A(2*k+1,n)*x^(-2*k-1))</text:span> and <text:span text:style-name="T1">Y[n]&lt;&gt;Sqrt(2/(Pi*x))*Sin(zeta)*Sum(k,0,Infinity,(-1)^k*A(2*k,n)*x^(-2*k))+Sqrt(2/(Pi*x))*Cos(zeta)*Sum(k,0,Infinity,(-1)^k*A(2*k+1,n)*x^(-2*k-1))</text:span>. </text:p>
      <text:p text:style-name="P1">The error of a truncated asymptotic series is not larger than the first discarded term if the number of terms is larger than <text:span text:style-name="T1">n-1/2</text:span>. (See the book [Olver 1974] for derivations. It seems that each asymptotic series requires special treatment and yet in all cases the error is about the same as the first discarded term.) </text:p>
      <text:p text:style-name="Text_20_body"><text:span text:style-name="T3">Currently MathPiper can compute </text:span><text:span text:style-name="Teletype"><text:span text:style-name="T4">BesselJ(n,x)</text:span></text:span><text:span text:style-name="T3"> for all </text:span><text:span text:style-name="T4">x</text:span><text:span text:style-name="T3"> where </text:span><text:span text:style-name="T4">n</text:span><text:span text:style-name="T3"> is an integer and for </text:span><text:span text:style-name="T4">Abs(x)&lt;=2*Gamma(n)</text:span><text:span text:style-name="T3"> when </text:span><text:span text:style-name="T4">n</text:span><text:span text:style-name="T3"> is a real number. MathPiper currently uses the Taylor series when </text:span><text:span text:style-name="T4">Abs(x)&lt;=2*Gamma(n)</text:span><text:span text:style-name="T3"> to compute the numerical value: </text:span></text:p>
      <text:p text:style-name="P2">BesselJ(n,x):=Sum(k,0,Infinity,(-1)^k*x^(2*k+n)/(2^(2*k+n)*k! *Gamma(k+n+1))).</text:p>
      <text:p text:style-name="P1"><text:bookmark text:name="Bessel functions!by recurrence relation"/>If <text:span text:style-name="T1">Abs(x)&gt;2*Gamma(n)</text:span> and <text:span text:style-name="T1">n</text:span> is an integer, then MathPiper uses the forward recurrence relation: </text:p>
      <text:p text:style-name="P2">BesselJ(n,x):=2*(n+1)/x*BesselJ(n+1,x)-BesselJ(n+2,x) </text:p>
      <text:p text:style-name="Text_20_body"><text:span text:style-name="T3">until the given </text:span><text:span text:style-name="Teletype"><text:span text:style-name="T4">BesselJ</text:span></text:span><text:span text:style-name="T3"> function is represented in terms of higher order terms which </text:span><text:span text:style-name="T3">all satisfy </text:span><text:span text:style-name="T4">Abs(x)&lt;=2*Gamma(n)</text:span><text:span text:style-name="T3">. Note that when </text:span><text:span text:style-name="T4">n</text:span><text:span text:style-name="T3"> is much smaller than </text:span><text:span text:style-name="T4">x</text:span><text:span text:style-name="T3">, this algorithm is quite slow because the number of Bessel function evaluations grows like </text:span><text:span text:style-name="T4">2^i</text:span><text:span text:style-name="T3">, where </text:span><text:span text:style-name="T4">i</text:span><text:span text:style-name="T3"> is the number of times the recurrence identity is used. </text:span></text:p>
      <text:p text:style-name="Text_20_body"><text:span text:style-name="T3">We see from the definition that when </text:span><text:span text:style-name="T4">Abs(x)&lt;=2*Gamma(n)</text:span><text:span text:style-name="T3">, the absolute value of each term is always decreasing (which is called absolutely monotonely decreasing). From this we know that if we stop after </text:span><text:span text:style-name="T4">i</text:span><text:span text:style-name="T3"> iterations, the error will be bounded by the absolute value of the next term. So given a set precision, turn this into a value </text:span><text:span text:style-name="T4">epsilon</text:span><text:span text:style-name="T3">, so that we can check if the current term will contribute to the sum at the prescribed precision. Before doing this, MathPiper currently increases the precision by 20</text:span><text:span text:style-name="Teletype"><text:span text:style-name="T4">%</text:span></text:span><text:span text:style-name="T3"> to do interim calculations. This is a heuristic that works, it is not backed by theory. The value </text:span><text:span text:style-name="T4">epsilon</text:span><text:span text:style-name="T3"> is given by </text:span><text:span text:style-name="T4">epsilon:=5*10^(-prec)</text:span><text:span text:style-name="T3">, where </text:span><text:span text:style-name="T4">prec</text:span><text:span text:style-name="T3"> was the previous precision. This is directly from the definition of floating point number which is correct to </text:span><text:span text:style-name="T4">prec</text:span><text:span text:style-name="T3"> digits: A number correct to </text:span><text:span text:style-name="T4">prec</text:span><text:span text:style-name="T3"> digits has a rounding error no greater than </text:span><text:span text:style-name="T4">5*10^(-prec)</text:span><text:span text:style-name="T3">. Beware that some books incorrectly have </text:span><text:span text:style-name="T4">.5</text:span><text:span text:style-name="T3"> instead of </text:span><text:span text:style-name="T4">5</text:span><text:span text:style-name="T3">. </text:span></text:p>
      <text:p text:style-name="P1">Bug: Something is not right with complex numbers, but pure imaginary are OK. </text:p>
      <text:p text:style-name="P5"><text:bookmark text:name="c6s7"/></text:p>
      <text:h text:style-name="P11" text:outline-level="2">6.7 Bernoulli numbers and polynomials </text:h>
      <text:p text:style-name="P1"><text:bookmark text:name="Bernoulli polynomials!definition"/><text:bookmark text:name="Bernoulli numbers!definition"/>The Bernoulli numbers <text:span text:style-name="T1">B[n]</text:span> are rational numbers that are frequently used in applications. The first few numbers are <text:span text:style-name="T1">B[0]=1</text:span>, <text:span text:style-name="T1">B[1]= -1/2</text:span>, <text:span text:style-name="T1">B[2]=4</text:span>, <text:span text:style-name="T1">B[3]=0</text:span>, <text:span text:style-name="T1">B[4]= -1/30</text:span>. The numbers <text:span text:style-name="T1">B[n]</text:span> can be defined by the series expansion of the following generating function, </text:p>
      <text:p text:style-name="P2">z/(e^z-1)=Sum(n,0,Infinity,B[n]*z^n/n!).</text:p>
      <text:p text:style-name="P1">The Bernoulli polynomials <text:span text:style-name="T1">B(x)[n]</text:span> are defined similarly by </text:p>
      <text:p text:style-name="P2">(z*Exp(z*x))/(e^z-1)=Sum(n,0,Infinity,B(x)[n]*z^n/n!).</text:p>
      <text:p text:style-name="P1">The Bernoulli polynomials are related to Bernoulli numbers by </text:p>
      <text:p text:style-name="P2"><text:soft-page-break/>B(x)[n]=Sum(k,0,n,Bin(n,k)*x^k*B[n-k]),</text:p>
      <text:p text:style-name="P1">where <text:span text:style-name="T1">Bin(n,k)</text:span> are binomial coefficients. </text:p>
      <text:p text:style-name="P1"><text:bookmark text:name="sums of integer powers"/>Bernoulli numbers and polynomials are used in various Taylor series expansions, in the Euler-Maclauren series resummation formula, in Riemann's Zeta function and so on. For example, the sum of (integer) <text:span text:style-name="T1">p</text:span>-th powers of consecutive integers is given by </text:p>
      <text:p text:style-name="P2">Sum(k,0,n-1,k^p)=(B(n)[p+1]-B[p+1])/(p+1).</text:p>
      <text:p text:style-name="P1">The Bernoulli polynomials <text:span text:style-name="T1">B(x)[n]</text:span> can be found by first computing an array of Bernoulli numbers up to <text:span text:style-name="T1">B[n]</text:span> and then applying the above formula for the coefficients. </text:p>
      <text:p text:style-name="P1">We consider two distinct computational tasks: evaluate a Bernoulli number exactly as a rational, or find it approximately to a specified floating-point precision. There are also two possible problem settings: either we need to evaluate <text:span text:style-name="T2">all</text:span> Bernoulli numbers <text:span text:style-name="T1">B[n]</text:span> up to some <text:span text:style-name="T1">n</text:span> (this situation occurs most often in practice), or we only need one isolated value <text:span text:style-name="T1">B[n]</text:span> for some large <text:span text:style-name="T1">n</text:span>. Depending on how large <text:span text:style-name="T1">n</text:span> is, different algorithms can be chosen in these cases. </text:p>
      <text:p text:style-name="P5"/>
      <text:h text:style-name="P15" text:outline-level="3">Exact evaluation of Bernoulli numbers </text:h>
      <text:p text:style-name="Text_20_body"><text:bookmark text:name="Bernoulli numbers!by recurrence"/><text:span text:style-name="T3">In the </text:span><text:span text:style-name="Teletype"><text:span text:style-name="T4">Bernoulli()</text:span></text:span><text:span text:style-name="T3"> routine, Bernoulli numbers are evaluated exactly (as rational numbers) via one of the two algorithms. The first, simpler algorithm (</text:span><text:span text:style-name="Teletype"><text:span text:style-name="T4">BernoullliArray()</text:span></text:span><text:span text:style-name="T3">) uses the recurrence relation, </text:span></text:p>
      <text:p text:style-name="P2">B[n]= -1/(n+1)*Sum(k,0,n-1,B[k]*Bin(n+1,k)).</text:p>
      <text:p text:style-name="P1">This formula requires to know the entire set of <text:span text:style-name="T1">B[k]</text:span> with <text:span text:style-name="T1">k</text:span> up to a given <text:span text:style-name="T1">n</text:span> to compute <text:span text:style-name="T1">B[n]</text:span>. Therefore at large <text:span text:style-name="T1">n</text:span> this algorithm is a very slow way to compute <text:span text:style-name="T1">B[n]</text:span> if we do not need all other <text:span text:style-name="T1">B[k]</text:span>. </text:p>
      <text:p text:style-name="Text_20_body"><text:bookmark text:name="Bernoulli numbers!by recurrence!cost estimate"/><text:span text:style-name="T3">Here is an estimate of the cost of </text:span><text:span text:style-name="Teletype"><text:span text:style-name="T4">BernoullliArray</text:span></text:span><text:span text:style-name="T3">. Suppose </text:span><text:span text:style-name="T4">M(P)</text:span><text:span text:style-name="T3"> is the time needed to multiply </text:span><text:span text:style-name="T4">P</text:span><text:span text:style-name="T3">-digit integers. The required number of digits </text:span><text:span text:style-name="T4">P</text:span><text:span text:style-name="T3"> to store the numerator of </text:span><text:span text:style-name="T4">B[n]</text:span><text:span text:style-name="T3"> is asymptotically </text:span><text:span text:style-name="T4">P&lt;&gt;n*Ln(n)</text:span><text:span text:style-name="T3">. At each of the </text:span><text:span text:style-name="T4">n</text:span><text:span text:style-name="T3"> iterations we need to multiply </text:span><text:span text:style-name="T4">O(n)</text:span><text:span text:style-name="T3"> large rational numbers by large coefficients and take a GCD to simplify the resulting fractions. The time for GCD is logarithmic in </text:span><text:span text:style-name="T4">P</text:span><text:span text:style-name="T3">. So the complexity of this algorithm is </text:span><text:span text:style-name="T4">O(n^2*M(P)*Ln(P))</text:span><text:span text:style-name="T3"> with </text:span><text:span text:style-name="T4">P&lt;&gt;n*Ln(n)</text:span><text:span text:style-name="T3">. </text:span></text:p>
      <text:p text:style-name="P1"><text:bookmark text:name="Bernoulli numbers!from Zeta function"/>For large (even) values of the index <text:span text:style-name="T1">n</text:span>, a single Bernoulli number <text:span text:style-name="T1">B[n]</text:span> can be computed by a more efficient procedure: the integer part and the fractional part of <text:span text:style-name="T1">B[n]</text:span> are found separately (this method is also well explained in [Gourdon <text:span text:style-name="T2">et al.</text:span> 2001]). </text:p>
      <text:p text:style-name="P1"><text:bookmark text:name="Bernoulli numbers!fractional part of"/><text:bookmark text:name="Clausen -- von Staudt, theorem of"/>First, by the theorem of Clausen -- von Staudt, the fractional part of (<text:span text:style-name="T1">-B[n]</text:span>) is the same as the fractional part of the sum of all inverse prime numbers <text:span text:style-name="T1">p</text:span> such that <text:span text:style-name="T1">n</text:span> is divisible by <text:span text:style-name="T1">p-1</text:span>. To illustrate the theorem, take <text:span text:style-name="T1">n=10</text:span> with <text:span text:style-name="T1">B[10]=5/66</text:span>. The number <text:span text:style-name="T1">n=10</text:span> is divisible only by 1, 2, 5, and 10; this corresponds to <text:span text:style-name="T1">p=2</text:span>, <text:span text:style-name="T1">3</text:span>, <text:span text:style-name="T1">6</text:span> and <text:span text:style-name="T1">11</text:span>. Of these, <text:span text:style-name="T1">6</text:span> is not a prime. Therefore, we exclude 6 and take the sum <text:span text:style-name="T1">1/2+1/3+1/11=61/66</text:span>. The theorem now says that <text:span text:style-name="T1">61/66</text:span> has the same fractional part as <text:span text:style-name="T1">-B[10]</text:span>; in other words, <text:span text:style-name="T1">-B[10]=i+f</text:span> where <text:span text:style-name="T1">i</text:span> is some unknown integer and the fractional part <text:span text:style-name="T1">f</text:span> is a nonnegative rational number, <text:span text:style-name="T1">0&lt;=f&lt;1</text:span>, which is now known to be <text:span text:style-name="T1">61/66</text:span>. Indeed <text:span text:style-name="T1">-B[10]= -1+61/66</text:span>. So one can find the fractional part of the Bernoulli number relatively quickly by just checking the numbers that might divide <text:span text:style-name="T1">n</text:span>. </text:p>
      <text:p text:style-name="P1"><text:bookmark text:name="Bernoulli numbers!asymptotic"/><text:bookmark text:name="Stirling's formula11"/><text:soft-page-break/>Now one needs to obtain the integer part of <text:span text:style-name="T1">B[n]</text:span>. The number <text:span text:style-name="T1">B[n]</text:span> is positive if <text:span text:style-name="T1">Mod(n,4)=2</text:span> and negative if <text:span text:style-name="T1">Mod(n,4)=0</text:span>. One can use Riemann's Zeta function identity for even integer values of the argument and compute the value <text:span text:style-name="T1">zeta(n)</text:span> precisely enough so that the integer part of the Bernoulli number is determined. The required precision is found by estimating the Bernoulli number from the same identity in which one approximates <text:span text:style-name="T1">zeta(n)=1</text:span>, i.e. </text:p>
      <text:p text:style-name="P2">Abs(B[2*n])&lt;=&gt;2*(2*n)! /(2*Pi)^(2*n).</text:p>
      <text:p text:style-name="P1">To estimate the factorial of large numbers, we can use Stirling's asymptotic formula </text:p>
      <text:p text:style-name="P2">Ln(n!)&lt;=&gt;Ln(2*Pi*n)/2+n*Ln(n/e).</text:p>
      <text:p text:style-name="P1">The result is that for large <text:span text:style-name="T1">n</text:span>, </text:p>
      <text:p text:style-name="P2">Abs(B[2*n])&lt;&gt;2*(n/(Pi*e))^(2*n).</text:p>
      <text:p text:style-name="Text_20_body"><text:span text:style-name="T3">At such large values of the argument </text:span><text:span text:style-name="T4">n</text:span><text:span text:style-name="T3">, it is feasible to use the routines </text:span><text:span text:style-name="Teletype"><text:span text:style-name="T4">Internal'ZetaNum1(n, N)</text:span></text:span><text:span text:style-name="T3"> or </text:span><text:span text:style-name="Teletype"><text:span text:style-name="T4">Internal'ZetaNum2(n,N)</text:span></text:span><text:span text:style-name="T3"> to compute the zeta function. These routines approximate </text:span><text:span text:style-name="T4">zeta(n)</text:span><text:span text:style-name="T3"> by the defining series </text:span></text:p>
      <text:p text:style-name="P2">zeta(n)&lt;=&gt;Sum(k,1,N,1/k^n).</text:p>
      <text:p text:style-name="P1">The remainder of the sum is of order <text:span text:style-name="T1">N^(-n)</text:span>. By straightforward algebra one obtains a lower bound on <text:span text:style-name="T1">N</text:span>, </text:p>
      <text:p text:style-name="P2">N&gt;n/(2*Pi*e),</text:p>
      <text:p text:style-name="P1">for this sum to give enough precision to compute the integer part of the Bernoulli number <text:span text:style-name="T1">B[n]</text:span>. </text:p>
      <text:p text:style-name="P1"><text:bookmark text:name="Bernoulli numbers!from Zeta function!example"/>For example, let us compute <text:span text:style-name="T1">B[20]</text:span> using this method. </text:p>
      <text:list xml:id="list917290295" text:style-name="L41">
        <text:list-item>
          <text:p text:style-name="P90">We find the fractional part, using the fact that 20 is divided only by 1, 2, 4, 5, 10, and 20 and only 2, 3, 5, 11 are prime: </text:p>
        </text:list-item>
      </text:list>
      <table:table table:name="Table46" table:style-name="Table46">
        <table:table-column table:style-name="Table46.A"/>
        <table:table-row>
          <table:table-cell table:style-name="Table46.A1" office:value-type="string">
            <text:p text:style-name="P6">In&gt; 1/2 + 1/3 + 1/5 + 1/11;</text:p>
            <text:p text:style-name="P7">Out&gt; 371/330;</text:p>
          </table:table-cell>
        </table:table-row>
      </table:table>
      <text:list xml:id="list1211314628" text:continue-numbering="true" text:style-name="L41">
        <text:list-header>
          <text:p text:style-name="P90">This number has fractional part equal to 41/330 and it's the same as the fractional part of <text:span text:style-name="T1">-B[20]</text:span>. Since <text:span text:style-name="T1">B[20]</text:span> must be negative, this means that <text:span text:style-name="T1">B[20]</text:span> is of the form <text:span text:style-name="T1">-(X+41/330)</text:span> where <text:span text:style-name="T1">X</text:span> is some positive integer which we now have to find. </text:p>
        </text:list-header>
        <text:list-item>
          <text:p text:style-name="P60">We estimate the magnitude of <text:span text:style-name="T1">Abs(B[20])</text:span> to find the required precision to compute its integer part. We use the identity </text:p>
          <text:p text:style-name="P46">Abs(B[20])=(2*20!)/(2*Pi)^20*zeta(20),</text:p>
          <text:p text:style-name="P60">Stirling's formula </text:p>
          <text:p text:style-name="P46">Ln(20!)=(Ln(2*Pi)+Ln(20))/2+20*Ln(20/e)&lt;=&gt;42.3,</text:p>
          <text:p text:style-name="P60">and also the fact that <text:span text:style-name="T1">zeta(20)=1+2^(-20)+...</text:span> is approximately equal to 1. We find that the number <text:span text:style-name="T1">B[20]</text:span> has approximately </text:p>
          <text:p text:style-name="P46">1+Ln(Abs(B[20]))/Ln(10)=1+(Ln(2)+Ln(20!)-20*Ln(2*Pi))/Ln(10)&lt;=&gt;3.72 </text:p>
          <text:p text:style-name="P90">decimal digits before the decimal point; so a precision of 3 or 4 mantissa digits would surely be enough to compute its integer part. </text:p>
        </text:list-item>
        <text:list-item>
          <text:p text:style-name="P60">We now need to compute <text:span text:style-name="T1">zeta(20)</text:span> to 4 decimal digits. The series </text:p>
          <text:p text:style-name="P46"><text:soft-page-break/>zeta(20)&lt;=&gt;Sum(k,1,N,1/k^20) </text:p>
          <text:p text:style-name="P90">will have an error of order <text:span text:style-name="T1">N^(-20)</text:span>. We need this error to be less than <text:span text:style-name="T1">10^(-4)</text:span> and this is achieved with <text:span text:style-name="T1">N&gt;2</text:span>. Therefore it is enough to compute the sum up to <text:span text:style-name="T1">N=2</text:span>: </text:p>
        </text:list-item>
      </text:list>
      <table:table table:name="Table47" table:style-name="Table47">
        <table:table-column table:style-name="Table47.A"/>
        <table:table-row>
          <table:table-cell table:style-name="Table47.A1" office:value-type="string">
            <text:p text:style-name="P6">In&gt; N(1+1/2^20)</text:p>
            <text:p text:style-name="P7">Out&gt; 1.0000009536;</text:p>
          </table:table-cell>
        </table:table-row>
      </table:table>
      <text:list xml:id="list1041386425" text:continue-numbering="true" text:style-name="L41">
        <text:list-item>
          <text:p text:style-name="P90">Now we find the integer part of <text:span text:style-name="T1">Abs(B[20])</text:span>. This time we do not use Stirling's formula for the factorial but compute the exact factorial. </text:p>
        </text:list-item>
      </text:list>
      <table:table table:name="Table48" table:style-name="Table48">
        <table:table-column table:style-name="Table48.A"/>
        <table:table-row>
          <table:table-cell table:style-name="Table48.A1" office:value-type="string">
            <text:p text:style-name="P6">In&gt; N( 2*20! /(2*Pi)^20*1.0000009536 )</text:p>
            <text:p text:style-name="P7">Out&gt; 529.1242423667;</text:p>
          </table:table-cell>
        </table:table-row>
      </table:table>
      <text:list xml:id="list302258556" text:continue-numbering="true" text:style-name="L41">
        <text:list-header>
          <text:p text:style-name="P90">(Note the space after the factorial sign -- it is needed for the syntax to parse correctly.) Therefore we know that the integer part of <text:span text:style-name="T1">Abs(B[20])</text:span> is 529. </text:p>
        </text:list-header>
        <text:list-item>
          <text:p text:style-name="P90">Since <text:span text:style-name="T1">B[20]= -(X+41/330)</text:span> and we found that <text:span text:style-name="T1">X=529</text:span>, we obtain </text:p>
        </text:list-item>
      </text:list>
      <table:table table:name="Table49" table:style-name="Table49">
        <table:table-column table:style-name="Table49.A"/>
        <table:table-row>
          <table:table-cell table:style-name="Table49.A1" office:value-type="string">
            <text:p text:style-name="P6">In&gt; -(529+41/330);</text:p>
            <text:p text:style-name="P7">Out&gt; -174611/330;</text:p>
          </table:table-cell>
        </table:table-row>
      </table:table>
      <text:list xml:id="list1425013035" text:continue-numbering="true" text:style-name="L41">
        <text:list-header>
          <text:p text:style-name="P60">This is exactly the Bernoulli number <text:span text:style-name="T1">B[20]</text:span>. </text:p>
        </text:list-header>
      </text:list>
      <text:p text:style-name="Text_20_body"><text:bookmark text:name="Bernoulli1@\relax &lt;b&gt;&lt;tt&gt;Bernoulli1&lt;/tt&gt;&lt;/b&gt;"/><text:span text:style-name="T3">All these steps are implemented in the routine </text:span><text:span text:style-name="Teletype"><text:span text:style-name="T4">Bernoulli1</text:span></text:span><text:span text:style-name="T3">. The function </text:span><text:span text:style-name="Teletype"><text:span text:style-name="T4">Bernoulli1Threshold()</text:span></text:span><text:span text:style-name="T3"> returns the smallest </text:span><text:span text:style-name="T4">n</text:span><text:span text:style-name="T3"> for which </text:span><text:span text:style-name="T4">B[n]</text:span><text:span text:style-name="T3"> is to be computed via this routine instead of the recursion relation. Its current default value is 20. This value can be set with </text:span><text:span text:style-name="Teletype"><text:span text:style-name="T4">SetBernoulli1Threshold(threshold)</text:span></text:span><text:span text:style-name="T3">. </text:span></text:p>
      <text:p text:style-name="Text_20_body"><text:span text:style-name="T3">The complexity of </text:span><text:span text:style-name="Teletype"><text:span text:style-name="T4">Bernoulli1</text:span></text:span><text:span text:style-name="T3"> is estimated as the complexity of finding all primes up to </text:span><text:span text:style-name="T4">n</text:span><text:span text:style-name="T3"> plus the complexity of computing the factorial, the power and the Zeta function. Finding the prime numbers up to </text:span><text:span text:style-name="T4">n</text:span><text:span text:style-name="T3"> by checking all potential divisors up to </text:span><text:span text:style-name="T4">Sqrt(n)</text:span><text:span text:style-name="T3"> requires </text:span><text:span text:style-name="T4">O(n^(3/2)*M(Ln(n)))</text:span><text:span text:style-name="T3"> operations with precision </text:span><text:span text:style-name="T4">O(Ln(n))</text:span><text:span text:style-name="T3"> digits. For the second step we need to evaluate </text:span><text:span text:style-name="T4">n!</text:span><text:span text:style-name="T3">, </text:span><text:span text:style-name="T4">Pi^n</text:span><text:span text:style-name="T3"> and </text:span><text:span text:style-name="T4">zeta(n)</text:span><text:span text:style-name="T3"> with precision of </text:span><text:span text:style-name="T4">P=O(n*Ln(n))</text:span><text:span text:style-name="T3"> digits. The factorial is found in </text:span><text:span text:style-name="T4">n</text:span><text:span text:style-name="T3"> short multiplications with </text:span><text:span text:style-name="T4">P</text:span><text:span text:style-name="T3">-digit numbers (giving </text:span><text:span text:style-name="T4">O(n*P)</text:span><text:span text:style-name="T3">), the power of </text:span><text:span text:style-name="T4">pi</text:span><text:span text:style-name="T3"> in </text:span><text:span text:style-name="T4">Ln(n)</text:span><text:span text:style-name="T3"> long multiplications (giving </text:span><text:span text:style-name="T4">O(M(P)*Ln(n))</text:span><text:span text:style-name="T3">), and </text:span><text:span text:style-name="Teletype"><text:span text:style-name="T4">Internal'ZetaNum2(n)</text:span></text:span><text:span text:style-name="T3"> (the asymptotically faster algorithm) requires </text:span><text:span text:style-name="T4">O(n*M(P))</text:span><text:span text:style-name="T3"> operations. The Zeta function calculation dominates the total cost because </text:span><text:span text:style-name="T4">M(P)</text:span><text:span text:style-name="T3"> is slower than </text:span><text:span text:style-name="T4">O(P)</text:span><text:span text:style-name="T3">. So the total complexity of </text:span><text:span text:style-name="Teletype"><text:span text:style-name="T4">Bernoulli1</text:span></text:span><text:span text:style-name="T3"> is </text:span><text:span text:style-name="T4">O(n*M(P))</text:span><text:span text:style-name="T3"> with </text:span><text:span text:style-name="T4">P&lt;&gt;n*Ln(n)</text:span><text:span text:style-name="T3">. </text:span></text:p>
      <text:p text:style-name="Text_20_body"><text:span text:style-name="T3">Note that this is the cost of finding just one Bernoulli number, as opposed to the </text:span><text:span text:style-name="T4">O(n^2*M(P)*Ln(P))</text:span><text:span text:style-name="T3"> cost of finding all Bernoulli numbers up to </text:span><text:span text:style-name="T4">B[n]</text:span><text:span text:style-name="T3"> using the first algorithm </text:span><text:span text:style-name="Teletype"><text:span text:style-name="T4">Internal'BernoulliArray</text:span></text:span><text:span text:style-name="T3">. If we need a complete table of Bernoulli numbers, then </text:span><text:span text:style-name="Teletype"><text:span text:style-name="T4">Internal'BernoulliArray</text:span></text:span><text:span text:style-name="T3"> is only marginally (logarithmically) slower. So for finding complete Bernoulli tables, </text:span><text:span text:style-name="Teletype"><text:span text:style-name="T4">Bernoulli1</text:span></text:span><text:span text:style-name="T3"> is better only for very large </text:span><text:span text:style-name="T4">n</text:span><text:span text:style-name="T3">. </text:span></text:p>
      <text:p text:style-name="P5"/>
      <text:h text:style-name="P15" text:outline-level="3">Approximate calculation of Bernoulli numbers </text:h>
      <text:p text:style-name="P1">If Bernoulli numbers do not have to be found exactly but only to a certain floating-point precision <text:span text:style-name="T1">P</text:span> (this is usually the case for most numerical applications), then the situation is rather different. First, all calculations can be performed using floating-point numbers instead of exact rationals. This significantly speeds up the recurrence-based algorithms. </text:p>
      <text:p text:style-name="Text_20_body"><text:bookmark text:name="Bernoulli numbers!by recurrence!numerical stability"/><text:span text:style-name="T3">However, the recurrence relation used in </text:span><text:span text:style-name="Teletype"><text:span text:style-name="T4">Internal'BernoulliArray</text:span></text:span><text:span text:style-name="T3"> turns out to be </text:span><text:soft-page-break/><text:span text:style-name="T3">numerically unstable and needs to be replaced by another [Brent 1978]. Brent's algorithm computes the Bernoulli numbers divided by factorials, </text:span><text:span text:style-name="T4">C[n]:=B[2*n]/(2*n)!</text:span><text:span text:style-name="T3"> using a (numerically stable) recurrence relation </text:span></text:p>
      <text:p text:style-name="P2">2*C[k]*(1-4^(-k))=(2*k-1)/(4^k*(2*k)!)-Sum(j,1,k-1,C[k-j]/(4^j*(2*j)!)).</text:p>
      <text:p text:style-name="P1">The numerical instability of the usual recurrence relation </text:p>
      <text:p text:style-name="P2">Sum(j,0,k-1,C[k-j]/(2*j+1)!)=(k-1/2)/(2*k+1)! </text:p>
      <text:p text:style-name="P1">and the numerical stability of Brent's recurrence are not obvious. Here is one way to demonstrate them. Consider the usual recurrence (above). For large <text:span text:style-name="T1">k</text:span>, the number <text:span text:style-name="T1">C[k]</text:span> is approximately <text:span text:style-name="T1">C[k]&lt;=&gt;2*(-1)^k*(2*Pi)^(-2*k)</text:span>. Suppose we use this recurrence to compute <text:span text:style-name="T1">C[k]</text:span> from previously found values <text:span text:style-name="T1">C[k-1]</text:span>, <text:span text:style-name="T1">C[k-2]</text:span>, etc. and suppose that we have small relative errors <text:span text:style-name="T1">e[k]</text:span> of finding <text:span text:style-name="T1">C[k]</text:span>. Then instead of the correct <text:span text:style-name="T1">C[k]</text:span> we use <text:span text:style-name="T1">C[k]*(1+e[k])</text:span> in the recurrence. Now we can derive a relation for the error sequence <text:span text:style-name="T1">e[k]</text:span> using the approximate values of <text:span text:style-name="T1">C[k]</text:span>. It will be a linear recurrence of the form </text:p>
      <text:p text:style-name="P2">Sum(j,0,k-1,(-1)^(k-j)*e[k-j]*(2*Pi)^(2*j)/(2*j+1)!)=(k-1/2)/(2*k+1)! *(2*Pi)^(-2*k).</text:p>
      <text:p text:style-name="P1">Note that the coefficients for <text:span text:style-name="T1">j&gt;5</text:span> are very small but the coefficients for <text:span text:style-name="T1">0&lt;=j&lt;=5</text:span> are of order 1. This means that we have a cancellation in the first 5 or so terms that produces a very small number <text:span text:style-name="T1">C[k]</text:span> and this may lead to a loss of numerical precision. To investigate this loss, we find eigenvalues of the sequence <text:span text:style-name="T1">e[k]</text:span>, i.e. we assume that <text:span text:style-name="T1">e[k]=lambda^k</text:span> and find <text:span text:style-name="T1">lambda</text:span>. If <text:span text:style-name="T1">Abs(lambda)&gt;1</text:span>, then a small initial error <text:span text:style-name="T1">e[1]</text:span> will grow by a power of <text:span text:style-name="T1">lambda</text:span> on each iteration and it would indicate a numerical instability. </text:p>
      <text:p text:style-name="P1">The eigenvalue of the sequence <text:span text:style-name="T1">e[k]</text:span> can be found approximately for large <text:span text:style-name="T1">k</text:span> if we notice that the recurrence relation for <text:span text:style-name="T1">e[k]</text:span> is similar to the truncated Taylor series for <text:span text:style-name="T1">Sin(x)</text:span>. Substituting <text:span text:style-name="T1">e[k]=lambda^k</text:span> into it and disregarding a very small number <text:span text:style-name="T1">(2*Pi)^(-2*k)</text:span> on the right hand side, we find </text:p>
      <text:p text:style-name="P2">Sum(j,0,k-1,(-lambda)^(k-j)*(2*Pi)^(2*j)/(2*j+1)!)&lt;=&gt;lambda^k*Sin((2*Pi)/Sqrt(lambda))&lt;=&gt;0,</text:p>
      <text:p text:style-name="P1">which means that <text:span text:style-name="T1">lambda=4</text:span> is a solution. Therefore the recurrence is unstable. </text:p>
      <text:p text:style-name="P1">By a very similar calculation one finds that the inverse powers of <text:span text:style-name="T1">4</text:span> in Brent's recurrence make the largest eigenvalue of the error sequence <text:span text:style-name="T1">e[k]</text:span> almost equal to <text:span text:style-name="T1">1</text:span> and therefore the recurrence is stable. Brent gives the relative error in the computed <text:span text:style-name="T1">C[k]</text:span> as <text:span text:style-name="T1">O(k^2)</text:span> times the round-off error in the last digit of precision. </text:p>
      <text:p text:style-name="P1"><text:bookmark text:name="Bernoulli numbers!by recurrence!cost estimate1"/>The complexity of Brent's method is given as <text:span text:style-name="T1">O(n^2*P+n*M(P))</text:span> for finding all Bernoulli numbers up to <text:span text:style-name="T1">B[n]</text:span> with precision <text:span text:style-name="T1">P</text:span> digits. This computation time can be achieved if we compute the inverse factorials and powers of <text:span text:style-name="T1">4</text:span> approximately by floating-point routines that know how much precision is needed for each term in the recurrence relation. The final long multiplication by <text:span text:style-name="T1">(2*k)!</text:span> computed to precision <text:span text:style-name="T1">P</text:span> adds <text:span text:style-name="T1">M(P)</text:span> to each Bernoulli number. </text:p>
      <text:p text:style-name="Text_20_body"><text:span text:style-name="T3">The non-iterative method using the Zeta function does not perform much better if a Bernoulli number </text:span><text:span text:style-name="T4">B[n]</text:span><text:span text:style-name="T3"> has to be computed with significantly fewer digits </text:span><text:span text:style-name="T4">P</text:span><text:span text:style-name="T3"> than the full </text:span><text:span text:style-name="T4">O(n*Ln(n))</text:span><text:span text:style-name="T3"> digits needed to represent the integer part of </text:span><text:span text:style-name="T4">B[n]</text:span><text:span text:style-name="T3">. (The fractional part of </text:span><text:span text:style-name="T4">B[n]</text:span><text:span text:style-name="T3"> can always be computed relatively quickly.) The Zeta function needs </text:span><text:span text:style-name="T4">10^(P/n)</text:span><text:span text:style-name="T3"> terms, so its complexity is </text:span><text:span text:style-name="T4">O(10^(P/n)*M(P))</text:span><text:span text:style-name="T3"> (here by assumption </text:span><text:span text:style-name="T4">P</text:span><text:span text:style-name="T3"> is not very large so </text:span><text:span text:style-name="T4">10^(P/n)&lt;n/(2*Pi*e)</text:span><text:span text:style-name="T3">; if </text:span><text:span text:style-name="T4">n&gt;P</text:span><text:span text:style-name="T3"> we can disregard the power of </text:span><text:span text:style-name="T4">10</text:span><text:span text:style-name="T3"> in </text:span><text:soft-page-break/><text:span text:style-name="T3">the complexity formula). We should also add </text:span><text:span text:style-name="T4">O(Ln(n)*M(P))</text:span><text:span text:style-name="T3"> needed to compute the power of </text:span><text:span text:style-name="T4">2*Pi</text:span><text:span text:style-name="T3">. The total complexity of </text:span><text:span text:style-name="Teletype"><text:span text:style-name="T4">Bernoulli1</text:span></text:span><text:span text:style-name="T3"> is therefore </text:span><text:span text:style-name="T4">O(Ln(n)*M(P)+10^(P/n)*M(P))</text:span><text:span text:style-name="T3">. </text:span></text:p>
      <text:p text:style-name="Text_20_body"><text:span text:style-name="T3">If only one Bernoulli number is required, then </text:span><text:span text:style-name="Teletype"><text:span text:style-name="T4">Bernoulli1</text:span></text:span><text:span text:style-name="T3"> is always faster. If all Bernoulli numbers up to a given </text:span><text:span text:style-name="T4">n</text:span><text:span text:style-name="T3"> are required, then Brent's recurrence is faster for certain (small enough) </text:span><text:span text:style-name="T4">n</text:span><text:span text:style-name="T3">. </text:span></text:p>
      <text:p text:style-name="Text_20_body"><text:span text:style-name="T3">Currently Brent's recurrence is implemented as </text:span><text:span text:style-name="Teletype"><text:span text:style-name="T4">Internal'BernoulliArray1()</text:span></text:span><text:span text:style-name="T3"> but it is not used by </text:span><text:span text:style-name="Teletype"><text:span text:style-name="T4">Bernoulli</text:span></text:span><text:span text:style-name="T3"> because the internal arithmetic is not yet able to correctly compute with floating-point precision. </text:span></text:p>
      <text:p text:style-name="P5"><text:bookmark text:name="c6s8"/></text:p>
      <text:h text:style-name="P11" text:outline-level="2">6.8 Error function <text:span text:style-name="T1">Erf(x)</text:span> and related functions </text:h>
      <text:p text:style-name="P1">The error function <text:span text:style-name="T1">Erf(z)</text:span> is defined for any (complex) <text:span text:style-name="T1">z</text:span> by </text:p>
      <text:p text:style-name="P2">Erf(z):=2/Sqrt(Pi)*(Integrate(t,0,z)Exp(-t^2)).</text:p>
      <text:p text:style-name="P1">The complementary error function <text:span text:style-name="T1">Erfc(x)</text:span> is defined for real <text:span text:style-name="T1">x</text:span> as </text:p>
      <text:p text:style-name="P2">Erfc(x):=2/Sqrt(Pi)*(Integrate(t,x,Infinity)Exp(-t^2))=1-Erf(x).</text:p>
      <text:p text:style-name="P1">The imaginary error function <text:span text:style-name="T1">Erfi(x)</text:span> is defined for real <text:span text:style-name="T1">x</text:span> as </text:p>
      <text:p text:style-name="P2">Erfi(x):=2/Sqrt(Pi)*(Integrate(t,x,Infinity)Exp(t^2)).</text:p>
      <text:p text:style-name="P1">Numerical computation of the error function <text:span text:style-name="T1">Erf(z)</text:span> needs to be performed by different methods depending on the value of <text:span text:style-name="T1">z</text:span> and its position in the complex plane, and on the required precision. We follow the book [Tsimring 1988] and the paper [Thacher 1963]. (These texts, however, do not describe arbitrary-precision computations.) </text:p>
      <text:p text:style-name="P1"><text:bookmark text:name="error function &lt;b&gt; Erf(x)&lt;/b&gt;!summary of methods"/>The function <text:span text:style-name="T1">Erf(z)</text:span> has the following approximations that are useful for its numerical computation: </text:p>
      <text:list xml:id="list522463132" text:style-name="L42">
        <text:list-item>
          <text:p text:style-name="P61">The Taylor series at <text:span text:style-name="T1">z=0</text:span>, </text:p>
          <text:p text:style-name="P47">Sqrt(Pi)/(2*z)*Erf(z)=1-z^2/3+z^4/(2! *5)-...+(-z^2)^n/((2*n+1)*n!)+O(z^(2*n+1)) </text:p>
        </text:list-item>
        <text:list-item>
          <text:p text:style-name="P61">The Taylor series for a slightly modified function, </text:p>
          <text:p text:style-name="P47">Sqrt(Pi)/2*e^z^2/z*Erf(z)=1+(2*z^2)/3+...+(2*z^2)^n/(2*n+1)!! +O(z^(2*n+1)).</text:p>
        </text:list-item>
        <text:list-item>
          <text:p text:style-name="P61">Asymptotic expansion of <text:span text:style-name="T1">Erfc(z)</text:span> at <text:span text:style-name="T1">z=Infinity</text:span>: </text:p>
          <text:p text:style-name="P47">Erfc(z)=e^(-z^2)/(z*Sqrt(Pi))*(1-1/(2*z^2)+...+(2*n-1)!! /(-2*z^2)^n+...).</text:p>
        </text:list-item>
        <text:list-item>
          <text:p text:style-name="P61">Continued fraction expansion due to Laplace: </text:p>
          <text:p text:style-name="P47">Sqrt(Pi)/2*z*e^z^2*Erfc(z)=z/(z+1/2/(z+1/(z+3/2/(z+...)))) </text:p>
          <text:p text:style-name="P61">The continued fraction in the RHS of the above equation can be rewritten equivalently as </text:p>
          <text:p text:style-name="P47">1/(1+v/(1+(2*v)/(1+(3*v)/(1+...)))) </text:p>
          <text:p text:style-name="P61"><text:soft-page-break/>if we define <text:span text:style-name="T1">v:=(2*z^2)^(-1)</text:span>. </text:p>
        </text:list-item>
      </text:list>
      <text:p text:style-name="P1">Here we shall analyze the convergence and precision of these methods. We need to choose a good method to compute <text:span text:style-name="T1">Erf(z)</text:span> with (relative) precision <text:span text:style-name="T1">P</text:span> decimal digits for a given (complex) number <text:span text:style-name="T1">z</text:span>, and to obtain estimates for the necessary number of terms to take. </text:p>
      <text:p text:style-name="P1">Both Taylor series converge absolutely for all <text:span text:style-name="T1">z</text:span>, but they do not converge uniformly fast; in fact these series are not very useful for large <text:span text:style-name="T1">z</text:span> because a very large number of slowly decreasing terms gives a significant contribution to the result, and the round-off error (especially for the first series with the alternating signs) becomes too high. Both series converge well for <text:span text:style-name="T1">Abs(z)&lt;1</text:span>. </text:p>
      <text:p text:style-name="P1"><text:bookmark text:name="error function &lt;b&gt; Erf(x)&lt;/b&gt;!by Taylor series"/>Consider method 1 (the first Taylor series). We shall use the method 1 only for <text:span text:style-name="T1">Abs(z)&lt;=1</text:span>. If the absolute error of the truncated Taylor series is estimated as the first discarded term, the precision after taking all terms up to and including <text:span text:style-name="T1">z^(2*n)</text:span> is approximately <text:span text:style-name="T1">z^(2*n+2)/(n+2)!</text:span>. The factorial can be approximated by Stirling's formula, <text:span text:style-name="T1">n! &lt;=&gt;n^n*e^(-n)</text:span>. The value of <text:span text:style-name="T1">Erf(z)</text:span> at small <text:span text:style-name="T1">z</text:span> is of order 1, so we can take the absolute error to be equal to the relative error of the series that starts with <text:span text:style-name="T1">1</text:span>. Therefore, to obtain <text:span text:style-name="T1">P</text:span> decimal digits of precision, we need the number of terms <text:span text:style-name="T1">n</text:span> that satisfies the inequality </text:p>
      <text:p text:style-name="P2">Abs(e*z^2/(n+1))^(n+1)&lt;10^(-P).</text:p>
      <text:p text:style-name="P1">(We have substituted <text:span text:style-name="T1">n+1</text:span> instead of <text:span text:style-name="T1">n+2</text:span> which made the inequality stronger.) The error will be greatest when <text:span text:style-name="T1">Abs(z)=1</text:span>. For these values of <text:span text:style-name="T1">z</text:span>, the above inequality is satisfied when <text:span text:style-name="T1">n&gt;1+Exp(1+W(P*Ln(10)/e))</text:span> where <text:span text:style-name="T1">W</text:span> is Lambert's <text:span text:style-name="T1">W</text:span> function. </text:p>
      <text:p text:style-name="P1"><text:bookmark text:name="error function &lt;b&gt; Erf(x)&lt;/b&gt;!by asymptotic series"/>Consider method 3 (the asymptotic series). Due to limitations of the asymptotic series, we shall use the method 3 only for large enough values of <text:span text:style-name="T1">z</text:span> and small enough precision. </text:p>
      <text:p text:style-name="P1">There are two important cases when calculating <text:span text:style-name="T1">Erf(z)</text:span> for large (complex) <text:span text:style-name="T1">z</text:span>: the case of <text:span text:style-name="T1">z^2&gt;0</text:span> and the case of <text:span text:style-name="T1">z^2&lt;0</text:span>. In the first case (e.g. a real <text:span text:style-name="T1">z</text:span>), the function <text:span text:style-name="T1">Erf(z)</text:span> is approximately <text:span text:style-name="T1">1</text:span> for large <text:span text:style-name="T1">Abs(z)</text:span> (if <text:span text:style-name="T1">Re(z)&gt;0</text:span>, and approximately <text:span text:style-name="T1">-1</text:span> if <text:span text:style-name="T1">Re(z)&lt;0</text:span>). In the second case (e.g. pure imaginary <text:span text:style-name="T1">z=I*t</text:span>) the function <text:span text:style-name="T1">Erf(z)</text:span> rapidly grows as <text:span text:style-name="T1">Exp(-z^2)/z</text:span> at large <text:span text:style-name="T1">Abs(z)</text:span>. </text:p>
      <text:p text:style-name="P1"><text:script xlink:href="http://www.google-analytics.com/urchin.js"/>_uacct = "UA-2425144-1";<text:line-break/>urchinTracker();</text:p>
      <text:h text:style-name="P95" text:outline-level="1">7. References </text:h>
      <text:p text:style-name="P1">[Abramowitz <text:span text:style-name="T2">et al.</text:span> 1964] M. Abramowitz and I. A. Stegun, <text:span text:style-name="T2">Handbook of Mathematical Functions</text:span>, National Bureau of Standards, Washington, D.C., 1964. </text:p>
      <text:p text:style-name="P1">[Ahlgren <text:span text:style-name="T2">et al.</text:span> 2001] S. Ahlgren and K. Ono, <text:span text:style-name="T2">Addition and counting: the arithmetic of partitions</text:span>, Notices of the AMS 48 (2001), p. 978. </text:p>
      <text:p text:style-name="P1">[Bailey <text:span text:style-name="T2">et al.</text:span> 1997] D. H. Bailey, P. B. Borwein, and S. Plouffe, <text:span text:style-name="T2">On The Rapid Computation of Various Polylogarithmic Constants</text:span>, Math. Comp. 66 (1997), p. 903. </text:p>
      <text:p text:style-name="P1">[Bateman <text:span text:style-name="T2">et al.</text:span> 1953] Bateman and Erdelyi, <text:span text:style-name="T2">Higher Transcendental Functions</text:span>, McGraw-Hill, 1953. </text:p>
      <text:p text:style-name="P1">[Beeler <text:span text:style-name="T2">et al.</text:span> 1972] M. Beeler, R. W. Gosper, and R. Schroeppel, Memo No. 239, MIT AI Lab (1972), now available online (the so-called "Hacker's Memo" or "HAKMEM"). </text:p>
      <text:p text:style-name="P1">[Borwein 1995] P. Borwein, <text:span text:style-name="T2">An efficient algorithm for Riemann Zeta function</text:span> (1995), published online and in Canadian Math. Soc. Conf. Proc., 27 (2000), pp. 29-34. </text:p>
      <text:p text:style-name="P1">[Borwein <text:span text:style-name="T2">et al.</text:span> 1999] J. M. Borwein, D. M. Bradley, R. E. Crandall, <text:span text:style-name="T2">Computation strategies for the Riemann Zeta function</text:span>, online preprint CECM-98-118 (1999). </text:p>
      <text:p text:style-name="Text_20_body"><text:span text:style-name="T3">[Brent 1975] R. P. Brent, </text:span><text:span text:style-name="T5">Multiple-precision zero-finding methods and the complexity of elementary function evaluation</text:span><text:span text:style-name="T3">, in </text:span><text:span text:style-name="T5">Analytic Computational Complexity</text:span><text:span text:style-name="T3">, ed. by J. F. Traub, Academic Press, 1975, p. 151; also available online from Oxford Computing Laboratory, as the paper </text:span><text:span text:style-name="Teletype"><text:span text:style-name="T4">rpb028</text:span></text:span><text:span text:style-name="T3">. </text:span></text:p>
      <text:p text:style-name="P1">[Brent 1976] R. P. Brent, <text:span text:style-name="T2">The complexity of multiple-precision arithmetic</text:span>, Complexity of Computation Problem Solving, 1976; R. P. Brent, <text:span text:style-name="T2">Fast multiple-precision evaluation of elementary functions</text:span>, Journal of the ACM 23 (1976), p. 242. </text:p>
      <text:p text:style-name="P1">[Brent 1978] R. P. Brent, <text:span text:style-name="T2">A Fortran Multiple-Precision Arithmetic Package</text:span>, ACM TOMS 4, no. 1 (1978), p. 57. </text:p>
      <text:p text:style-name="P1">[Brent <text:span text:style-name="T2">et al.</text:span> 1980] R. P. Brent and E. M. McMillan, <text:span text:style-name="T2">Some new algorithms for high precision computation of Euler's constant</text:span>, Math. Comp. 34 (1980), p. 305. </text:p>
      <text:p text:style-name="P1">[Crenshaw 2000] J. W. Crenshaw, <text:span text:style-name="T2">MATH Toolkit for REAL-TIME Programming</text:span>, CMP Media Inc., 2000. </text:p>
      <text:p text:style-name="P1">[Damgard <text:span text:style-name="T2">et al.</text:span> 1993] I. B. Damgard, P. Landrock and C. Pomerance, <text:span text:style-name="T2">Average Case Error Estimates for the Strong Probable Prime Test</text:span>, Math. Comp. 61, (1993) pp. 177-194. </text:p>
      <text:p text:style-name="P1">[Davenport <text:span text:style-name="T2">et al.</text:span> 1989] J. H. Davenport, Y. Siret, and E. Tournier, <text:span text:style-name="T2">Computer Algebra, systems and algorithms for algebraic computation</text:span>, Academic Press, 1989. </text:p>
      <text:p text:style-name="P1">[Davenport 1992] J. H. Davenport, <text:span text:style-name="T2">Primality testing revisited</text:span>, Proc. ISSAC 1992, p. 123. </text:p>
      <text:p text:style-name="P1">[Fee 1990] G. Fee, <text:span text:style-name="T2">Computation of Catalan's constant using Ramanujan's formula</text:span>, Proc. ISSAC 1990, p. 157; ACM, 1990. </text:p>
      <text:p text:style-name="Text_20_body"><text:span text:style-name="T3">[Godfrey 2001] P. Godfrey (2001) (unpublished text): </text:span><text:a xlink:type="simple" xlink:href="http://winnie.fit.edu/~gabdo/gamma.txt"><text:span text:style-name="T3">http://winnie.fit.edu/~gabdo/gamma.txt </text:span></text:a><text:span text:style-name="T3">. </text:span></text:p>
      <text:p text:style-name="Text_20_body"><text:span text:style-name="T3">[Gourdon </text:span><text:span text:style-name="T5">et al.</text:span><text:span text:style-name="T3"> 2001] X. Gourdon and P. Sebah, </text:span><text:span text:style-name="T5">The Euler constant</text:span><text:span text:style-name="T3">; </text:span><text:span text:style-name="T5">The Bernoulli numbers</text:span><text:span text:style-name="T3">; </text:span><text:span text:style-name="T5">The Gamma Function</text:span><text:span text:style-name="T3">; </text:span><text:span text:style-name="T5">The binary splitting method</text:span><text:span text:style-name="T3">; and other essays, </text:span><text:soft-page-break/><text:span text:style-name="T3">available online at </text:span><text:a xlink:type="simple" xlink:href="http://numbers.computation.free.fr/Constants/"><text:span text:style-name="T3">http://numbers.computation.free.fr/Constants/ </text:span></text:a><text:span text:style-name="T3">(2001). </text:span></text:p>
      <text:p text:style-name="P1">[Haible <text:span text:style-name="T2">et al.</text:span> 1998] B. Haible and T. Papanikolaou, <text:span text:style-name="T2">Fast Multiprecision Evaluation of Series of Rational Numbers</text:span>, LNCS 1423 (Springer, 1998), p. 338. </text:p>
      <text:p text:style-name="P1">[Johnson 1987] K. C. Johnson, <text:span text:style-name="T2">Algorithm 650: Efficient square root implementation on the 68000</text:span>, ACM TOMS 13 (1987), p. 138. </text:p>
      <text:p text:style-name="P1">[Kanemitsu <text:span text:style-name="T2">et al.</text:span> 2001] S. Kanemitsu, Y. Tanigawa, and M. Yoshimoto, <text:span text:style-name="T2">On the values of the Riemann zeta-function at rational arguments</text:span>, The Hardy-Ramanujan Journal 24 (2001), p. 11. </text:p>
      <text:p text:style-name="P1">[Karp <text:span text:style-name="T2">et al.</text:span> 1997] A. H. Karp and P. Markstein, <text:span text:style-name="T2">High-precision division and square root</text:span>, ACM TOMS, vol. 23 (1997), p. 561. </text:p>
      <text:p text:style-name="P1">[Knuth 1973] D. E. Knuth, <text:span text:style-name="T2">The art of computer programming</text:span>, Addison-Wesley, 1973. </text:p>
      <text:p text:style-name="P1">[Lanczos 1964] C. J. Lanczos, J. SIAM of Num. Anal. Ser. B, vol. 1, p. 86 (1964). </text:p>
      <text:p text:style-name="P1">[Luke 1975] Y. L. Luke, <text:span text:style-name="T2">Mathematical functions and their approximations</text:span>, Academic Press, N. Y., 1975. </text:p>
      <text:p text:style-name="P1">[Olver 1974] F. W. J. Olver, <text:span text:style-name="T2">Asymptotics and special functions</text:span>, Academic Press, 1974. </text:p>
      <text:p text:style-name="P1">[Pollard 1978] J. Pollard, <text:span text:style-name="T2">Monte Carlo methods for index computation mod p</text:span>, Mathematics of Computation, vol. 32 (1978), pp. 918-924. </text:p>
      <text:p text:style-name="P1">[Pomerance <text:span text:style-name="T2">et al.</text:span> 1980] Pomerance et al., Math. Comp. 35 (1980), p. 1003. </text:p>
      <text:p text:style-name="P1">[Rabin 1980] M. O. Rabin, <text:span text:style-name="T2">Probabilistic algorithm for testing primality</text:span>, J. Number Theory 12 (1980), p. 128. </text:p>
      <text:p text:style-name="P1">[Smith 1989] D. M. Smith, <text:span text:style-name="T2">Efficient multiple-precision evaluation of elementary functions</text:span>, Math. Comp. 52 (1989), p. 131. </text:p>
      <text:p text:style-name="P1">[Smith 2001] D. M. Smith, <text:span text:style-name="T2">Algorithm 814: Fortran 90 software for floating-point multiple precision arithmetic, Gamma and related functions</text:span>, ACM TOMS 27 (2001), p. 377. </text:p>
      <text:p text:style-name="P1">[Spouge 1994] J. L. Spouge, J. SIAM of Num. Anal. 31 (1994), p. 931. </text:p>
      <text:p text:style-name="P1">[Sweeney 1963] D. W. Sweeney, Math. Comp. 17 (1963), p. 170. </text:p>
      <text:p text:style-name="P1">[Thacher 1963] H. C. Thacher, Jr., <text:span text:style-name="T2">Algorithm 180, Error function for large real X</text:span>, Comm. ACM 6, no. 6 (1963), p. 314. </text:p>
      <text:p text:style-name="P1">[Tsimring 1988] Sh. E. Tsimring, <text:span text:style-name="T2">Handbook of special functions and definite integrals: algorithms and programs for calculators</text:span>, Radio and communications (publisher), Moscow (1988) (in Russian). </text:p>
      <text:p text:style-name="P1">[von zur Gathen <text:span text:style-name="T2">et al.</text:span> 1999] J. von zur Gathen and J. Gerhard, <text:span text:style-name="T2">Modern Computer Algebra</text:span>, Cambridge University Press, 1999. </text:p>
      <text:p text:style-name="P1"><text:script xlink:href="http://www.google-analytics.com/urchin.js"/>_uacct = "UA-2425144-1";<text:line-break/>urchinTracker();</text:p>
      <text:h text:style-name="P95" text:outline-level="1">8. GNU Free Documentation License </text:h>
      <text:h text:style-name="P12" text:outline-level="5">Version 1.1, March 2000 </text:h>
      <text:p text:style-name="P1">Copyright (C) 2000 Free Software Foundation, Inc. </text:p>
      <table:table table:name="Table50" table:style-name="Table50">
        <table:table-column table:style-name="Table50.A"/>
        <table:table-row>
          <table:table-cell table:style-name="Table50.A1" office:value-type="string">
            <text:p text:style-name="P6">59 Temple Place, Suite 330</text:p>
            <text:p text:style-name="P6">Boston, MA, 02111-1307</text:p>
            <text:p text:style-name="P7">USA</text:p>
          </table:table-cell>
        </table:table-row>
      </table:table>
      <text:p text:style-name="P1">Everyone is permitted to copy and distribute verbatim copies of this license document, but changing it is not allowed. </text:p>
      <text:p text:style-name="P5"/>
      <text:h text:style-name="P15" text:outline-level="3">Preamble </text:h>
      <text:p text:style-name="P1">The purpose of this License is to make a manual, textbook, or other written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P1">This License is a kind of ``copyleft'', which means that derivative works of the document must themselves be free in the same sense. It complements the GNU General Public License, which is a copyleft license designed for free software. </text:p>
      <text:p text:style-name="P1">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P5"/>
      <text:h text:style-name="P15" text:outline-level="3">Applicability and Definitions </text:h>
      <text:p text:style-name="P1">This License applies to any manual or other work that contains a notice placed by the copyright holder saying it can be distributed under the terms of this License. The ``Document'', below, refers to any such manual or work. Any member of the public is a licensee, and is addressed as ``you''. </text:p>
      <text:p text:style-name="P1">A ``Modified Version'' of the Document means any work containing the Document or a portion of it, either copied verbatim, or with modifications and/or translated into another language. </text:p>
      <text:p text:style-name="P1">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For example, if the Document is in part a textbook of mathematics, a Secondary Section may not explain <text:soft-page-break/>any mathematics.) The relationship could be a matter of historical connection with the subject or with related matters, or of legal, commercial, philosophical, ethical or political position regarding them. </text:p>
      <text:p text:style-name="P1">The ``Invariant Sections'' are certain Secondary Sections whose titles are designated, as being those of Invariant Sections, in the notice that says that the Document is released under this License. </text:p>
      <text:p text:style-name="P1">The ``Cover Texts'' are certain short passages of text that are listed, as Front-Cover Texts or Back-Cover Texts, in the notice that says that the Document is released under this License. </text:p>
      <text:p text:style-name="P1">A ``Transparent'' copy of the Document means a machine-readable copy, represented in a format whose specification is available to the general public, whose contents can be viewed and edited directly and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has been designed to thwart or discourage subsequent modification by readers is not Transparent. A copy that is not ``Transparent'' is called ``Opaque''. </text:p>
      <text:p text:style-name="Text_20_body"><text:span text:style-name="T3">Examples of suitable formats for Transparent copies include plain ASCII without markup, Texinfo input format, </text:span><text:span text:style-name="Teletype"><text:span text:style-name="T4">LaTeX</text:span></text:span><text:span text:style-name="T3"> input format, SGML or XML using a publicly available DTD, and standard-conforming simple HTML designed for human modification. Opaque formats include PostScript, PDF, proprietary formats that can be read and edited only by proprietary word processors, SGML or XML for which the DTD and/or processing tools are not generally available, and the machine-generated HTML produced by some word processors for output purposes only. </text:span></text:p>
      <text:p text:style-name="P1">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P5"/>
      <text:h text:style-name="P15" text:outline-level="3">Verbatim Copying </text:h>
      <text:p text:style-name="P1">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P1">You may also lend copies, under the same conditions stated above, and you may publicly display copies. </text:p>
      <text:p text:style-name="P5"/>
      <text:h text:style-name="P15" text:outline-level="3"><text:soft-page-break/>Copying in Quantity </text:h>
      <text:p text:style-name="P1">If you publish printed copie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P1">If the required texts for either cover are too voluminous to fit legibly, you should put the first ones listed (as many as fit reasonably) on the actual cover, and continue the rest onto adjacent pages. </text:p>
      <text:p text:style-name="P1">If you publish or distribute Opaque copies of the Document numbering more than 100, you must either include a machine-readable Transparent copy along with each Opaque copy, or state in or with each Opaque copy a publicly-accessible computer-network location containing a complete Transparent copy of the Document, free of added material, which the general network-using public has access to download anonymously at no charge using public-standard network protocols.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P1">It is requested, but not required, that you contact the authors of the Document well before redistributing any large number of copies, to give them a chance to provide you with an updated version of the Document. </text:p>
      <text:p text:style-name="P5"/>
      <text:h text:style-name="P15" text:outline-level="3">Modifications </text:h>
      <text:p text:style-name="P1">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list xml:id="list2157031079" text:style-name="L43">
        <text:list-item>
          <text:p text:style-name="P91">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91">List on the Title Page, as authors, one or more persons or entities responsible for authorship of the modifications in the Modified Version, together with at least five of the principal authors of the Document (all of its principal authors, if it has less than five). </text:p>
        </text:list-item>
        <text:list-item>
          <text:p text:style-name="P91">State on the Title page the name of the publisher of the Modified Version, as the publisher. </text:p>
        </text:list-item>
        <text:list-item>
          <text:p text:style-name="P91">Preserve all the copyright notices of the Document. </text:p>
        </text:list-item>
        <text:list-item>
          <text:p text:style-name="P91">Add an appropriate copyright notice for your modifications adjacent to the <text:soft-page-break/>other copyright notices. </text:p>
        </text:list-item>
        <text:list-item>
          <text:p text:style-name="P91">Include, immediately after the copyright notices, a license notice giving the public permission to use the Modified Version under the terms of this License, in the form shown in the Addendum below. </text:p>
        </text:list-item>
        <text:list-item>
          <text:p text:style-name="P91">Preserve in that license notice the full lists of Invariant Sections and required Cover Texts given in the Document's license notice. </text:p>
        </text:list-item>
        <text:list-item>
          <text:p text:style-name="P91">Include an unaltered copy of this License. </text:p>
        </text:list-item>
        <text:list-item>
          <text:p text:style-name="P91">Preserve the section entitled ``History'', and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91">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91">In any section entitled ``Acknowledgements'' or ``Dedications'', preserve the section's title, and preserve in the section all the substance and tone of each of the contributor acknowledgements and/or dedications given therein. </text:p>
        </text:list-item>
        <text:list-item>
          <text:p text:style-name="P91">Preserve all the Invariant Sections of the Document, unaltered in their text and in their titles. Section numbers or the equivalent are not considered part of the section titles. </text:p>
        </text:list-item>
        <text:list-item>
          <text:p text:style-name="P91">Delete any section entitled ``Endorsements''. Such a section may not be included in the Modified Version. </text:p>
        </text:list-item>
        <text:list-item>
          <text:p text:style-name="P62">Do not retitle any existing section as ``Endorsements'' or to conflict in title with any Invariant Section. </text:p>
        </text:list-item>
      </text:list>
      <text:p text:style-name="P1">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P1">You may add a section entitled ``Endorsements'', provided it contains nothing but endorsements of your Modified Version by various parties -- for example, statements of peer review or that the text has been approved by an organization as the authoritative definition of a standard. </text:p>
      <text:p text:style-name="P1">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P1">The author(s) and publisher(s) of the Document do not by this License give permission to use their names for publicity for or to assert or imply endorsement of any Modified Version. </text:p>
      <text:p text:style-name="P5"><text:soft-page-break/></text:p>
      <text:h text:style-name="P15" text:outline-level="3">Combining Documents </text:h>
      <text:p text:style-name="P1">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text:p>
      <text:p text:style-name="P1">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P1">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P5"/>
      <text:h text:style-name="P15" text:outline-level="3">Collections of Documents </text:h>
      <text:p text:style-name="P1">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P1">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P5"/>
      <text:h text:style-name="P15" text:outline-level="3">Aggregation With Independent Works </text:h>
      <text:p text:style-name="P1">A compilation of the Document or its derivatives with other separate and independent documents or works, in or on a volume of a storage or distribution medium, does not as a whole count as a Modified Version of the Document, provided no compilation copyright is claimed for the compilation. Such a compilation is called an ``aggregate'', and this License does not apply to the other self-contained works thus compiled with the Document, on account of their being thus compiled, if they are not themselves derivative works of the Document. </text:p>
      <text:p text:style-name="P1">If the Cover Text requirement of section 3 is applicable to these copies of the Document, then if the Document is less than one quarter of the entire aggregate, the Document's Cover Texts may be placed on covers that surround only the Document within the aggregate. Otherwise they must appear on covers around the whole <text:soft-page-break/>aggregate. </text:p>
      <text:p text:style-name="P5"/>
      <text:h text:style-name="P15" text:outline-level="3">Translation </text:h>
      <text:p text:style-name="P1">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provided that you also include the original English version of this License. In case of a disagreement between the translation and the original English version of this License, the original English version will prevail. </text:p>
      <text:p text:style-name="P5"/>
      <text:h text:style-name="P15" text:outline-level="3">Termination </text:h>
      <text:p text:style-name="P1">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p text:style-name="P5"/>
      <text:h text:style-name="P15" text:outline-level="3">Future Revisions of This License </text:h>
      <text:p text:style-name="Text_20_body"><text:span text:style-name="T3">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www.gnu.org/copyleft/"><text:span text:style-name="T3">http://www.gnu.org/copyleft/ </text:span></text:a><text:span text:style-name="T3">. </text:span></text:p>
      <text:p text:style-name="P1">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P5"/>
      <text:h text:style-name="P15" text:outline-level="3">ADDENDUM: How to use this License for your documents </text:h>
      <text:p text:style-name="P1">To use this License in a document you have written, include a copy of the License in the document and put the following copyright and license notices just after the title page: </text:p>
      <table:table table:name="Table51" table:style-name="Table51">
        <table:table-column table:style-name="Table51.A"/>
        <table:table-row>
          <table:table-cell table:style-name="Table51.A1" office:value-type="string">
            <text:p text:style-name="P6">Copyright (C) YEAR <text:s text:c="2"/>YOUR NAME. Permission is</text:p>
            <text:p text:style-name="P6">granted to copy, distribute and/or modify this</text:p>
            <text:p text:style-name="P6">document under the terms of the GNU Free</text:p>
            <text:p text:style-name="P6"><text:soft-page-break/>Documentation License, Version 1.1 or any later</text:p>
            <text:p text:style-name="P6">version published by the Free Software Foundation;</text:p>
            <text:p text:style-name="P6">with the Invariant Sections being LIST THEIR</text:p>
            <text:p text:style-name="P6">TITLES, with the Front-Cover Texts being LIST, and</text:p>
            <text:p text:style-name="P6">with the Back-Cover Texts being LIST. A copy of</text:p>
            <text:p text:style-name="P6">the license is included in the section entitled</text:p>
            <text:p text:style-name="P7">``GNU Free Documentation License''.</text:p>
          </table:table-cell>
        </table:table-row>
      </table:table>
      <text:p text:style-name="P1">If you have no Invariant Sections, write ``with no Invariant Sections'' instead of saying which ones are invariant. If you have no Front-Cover Texts, write ``no Front-Cover Texts'' instead of ``Front-Cover Texts being LIST''; likewise for Back-Cover Texts. </text:p>
      <text:p text:style-name="P1">If your document contains nontrivial examples of program code, we recommend releasing these examples in parallel under your choice of free software license, such as the GNU General Public License, to permit their use in free softwar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Bitstream Vera Serif1" svg:font-family="'Bitstream Vera Serif'"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4b - <text:date style:data-style-name="N37" text:date-value="2010-06-06T23:27:25">06/06/10</text:date><text:tab/>Introduction To Programming With MathPiper<text:tab/><text:page-number text:select-page="current"/>/<text:page-count>142</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06T17:13:16</meta:creation-date>
    <dc:date>2010-06-06T23:27:25</dc:date>
    <meta:editing-duration>PT00H37M24S</meta:editing-duration>
    <meta:editing-cycles>2</meta:editing-cycles>
    <meta:generator>OpenOffice.org/3.1$Unix OpenOffice.org_project/310m19$Build-9420</meta:generator>
    <meta:document-statistic meta:table-count="51" meta:image-count="0" meta:object-count="0" meta:page-count="142" meta:paragraph-count="2458" meta:word-count="54105" meta:character-count="346772"/>
  </office:meta>
</office:document-meta>
</file>